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C80000000F529888918B5DADD9.png" manifest:media-type="image/png"/>
  <manifest:file-entry manifest:full-path="Pictures/100019920000125400000161E1570D1C73DC3AD9.wmf" manifest:media-type="image/x-wm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liga=0" svg:font-family="'Bookman BT S.O.Cist.:liga=0'" style:font-adornments="Roman" style:font-family-generic="roman" style:font-pitch="variable"/>
    <style:font-face style:name="Bookman BT S.O.Cist.:liga=01" svg:font-family="'Bookman BT S.O.Cist.:liga=0'" style:font-pitch="variable"/>
    <style:font-face style:name="Bookman BT S.O.Cist.:liga=02" svg:font-family="'Bookman BT S.O.Cist.:liga=0'" style:font-family-generic="roman" style:font-pitch="variable"/>
    <style:font-face style:name="Bookman BT S.O.Cist.:liga=03" svg:font-family="'Bookman BT S.O.Cist.:liga=0'" style:font-adornments="Roman" style:font-pitch="variable"/>
    <style:font-face style:name="Cloister" svg:font-family="Cloister" style:font-family-generic="roman" style:font-pitch="variable"/>
    <style:font-face style:name="Courier New" svg:font-family="'Courier New'" style:font-family-generic="system" style:font-pitch="variable"/>
    <style:font-face style:name="LTC Ornamental Initials" svg:font-family="'LTC Ornamental Initials'" style:font-adornments="Regular"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pitch="variable"/>
    <style:font-face style:name="Linux Libertine S.O.Cist." svg:font-family="'Linux Libertine S.O.Cist.'" style:font-family-generic="roman" style:font-pitch="variable"/>
    <style:font-face style:name="Linux Libertine S.O.Cist.1" svg:font-family="'Linux Libertine S.O.Cist.'"/>
    <style:font-face style:name="Linux Libertine S.O.Cist.2" svg:font-family="'Linux Libertine S.O.Cist.'" style:font-family-generic="modern" style:font-pitch="variable"/>
    <style:font-face style:name="Linux Libertine S.O.Cist.3" svg:font-family="'Linux Libertine S.O.Cist.'"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Uncialis Gothica CZ" svg:font-family="'Uncialis Gothica CZ'" style:font-adornments="Běžné" style:font-family-generic="swiss" style:font-pitch="variable"/>
  </office:font-face-decls>
  <office:automatic-styles>
    <style:style style:name="Table1" style:family="table" style:master-page-name="">
      <style:table-properties style:width="7.4424in" fo:margin-left="-0.2694in" fo:margin-top="0in" fo:margin-bottom="0in" style:page-number="auto" table:align="left" style:writing-mode="lr-tb"/>
    </style:style>
    <style:style style:name="Table1.A" style:family="table-column">
      <style:table-column-properties style:column-width="3.6896in"/>
    </style:style>
    <style:style style:name="Table1.B" style:family="table-column">
      <style:table-column-properties style:column-width="3.7528in"/>
    </style:style>
    <style:style style:name="Table1.1" style:family="table-row">
      <style:table-row-properties fo:keep-together="auto"/>
    </style:style>
    <style:style style:name="Table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Table_20_Contents">
      <style:paragraph-properties fo:text-align="center" style:justify-single-word="false"/>
      <style:text-properties fo:font-size="16pt" officeooo:paragraph-rsid="0034e2b4" style:font-size-asian="16pt" style:font-size-complex="16pt"/>
    </style:style>
    <style:style style:name="P2" style:family="paragraph" style:parent-style-name="Table_20_Contents">
      <style:paragraph-properties fo:text-align="center" style:justify-single-word="false"/>
      <style:text-properties fo:font-size="16pt" officeooo:paragraph-rsid="00387f8b" style:font-size-asian="16pt" style:font-size-complex="16pt"/>
    </style:style>
    <style:style style:name="P3" style:family="paragraph" style:parent-style-name="Table_20_Contents">
      <style:paragraph-properties fo:text-align="center" style:justify-single-word="false"/>
      <style:text-properties fo:font-size="16pt" officeooo:paragraph-rsid="008a529c" style:font-size-asian="16pt" style:font-size-complex="16pt"/>
    </style:style>
    <style:style style:name="P4" style:family="paragraph" style:parent-style-name="Table_20_Contents">
      <style:paragraph-properties fo:line-height="115%" fo:text-align="center" style:justify-single-word="false" fo:hyphenation-ladder-count="3"/>
      <style:text-properties fo:font-size="16pt" style:font-size-asian="16pt" style:font-size-complex="16pt" fo:hyphenate="true" fo:hyphenation-remain-char-count="2" fo:hyphenation-push-char-count="2" loext:hyphenation-no-caps="false"/>
    </style:style>
    <style:style style:name="P5" style:family="paragraph" style:parent-style-name="Table_20_Contents">
      <style:paragraph-properties fo:line-height="115%" fo:text-align="center" style:justify-single-word="false"/>
      <style:text-properties fo:font-size="16pt" officeooo:paragraph-rsid="0030a648" style:font-size-asian="16pt" style:font-size-complex="16pt"/>
    </style:style>
    <style:style style:name="P6" style:family="paragraph" style:parent-style-name="Table_20_Contents">
      <style:paragraph-properties fo:line-height="115%" fo:text-align="center" style:justify-single-word="false"/>
      <style:text-properties style:font-name="Linux Libertine S.O.Cist.2" fo:font-size="12pt"/>
    </style:style>
    <style:style style:name="P7" style:family="paragraph" style:parent-style-name="Table_20_Contents">
      <style:paragraph-properties fo:line-height="115%" fo:text-align="center" style:justify-single-word="false" fo:hyphenation-ladder-count="3"/>
      <style:text-properties style:font-name="Linux Libertine S.O.Cist.2" fo:font-size="12pt" fo:hyphenate="true" fo:hyphenation-remain-char-count="2" fo:hyphenation-push-char-count="2" loext:hyphenation-no-caps="false"/>
    </style:style>
    <style:style style:name="P8" style:family="paragraph" style:parent-style-name="Table_20_Contents">
      <style:paragraph-properties fo:line-height="115%" fo:text-align="center" style:justify-single-word="false"/>
      <style:text-properties style:font-name="Linux Libertine S.O.Cist.2" fo:font-size="12pt" officeooo:paragraph-rsid="0030a648"/>
    </style:style>
    <style:style style:name="P9" style:family="paragraph" style:parent-style-name="Table_20_Contents">
      <style:paragraph-properties fo:line-height="115%" fo:text-align="center" style:justify-single-word="false" style:writing-mode="lr-tb"/>
      <style:text-properties style:font-name="Linux Libertine S.O.Cist.2" fo:font-size="12pt"/>
    </style:style>
    <style:style style:name="P10" style:family="paragraph" style:parent-style-name="Table_20_Contents">
      <style:paragraph-properties fo:text-align="justify" style:justify-single-word="false"/>
      <style:text-properties style:font-name="Linux Libertine S.O.Cist.2" fo:font-size="12pt" fo:language="cs" fo:country="CZ" style:font-size-asian="12pt"/>
    </style:style>
    <style:style style:name="P11" style:family="paragraph" style:parent-style-name="Table_20_Contents">
      <style:paragraph-properties fo:text-align="justify" style:justify-single-word="false"/>
      <style:text-properties style:font-name="Linux Libertine S.O.Cist.2" fo:font-size="12pt" fo:language="cs" fo:country="CZ" officeooo:paragraph-rsid="001da89d" style:font-size-asian="12pt"/>
    </style:style>
    <style:style style:name="P12" style:family="paragraph" style:parent-style-name="Table_20_Contents">
      <style:paragraph-properties fo:text-align="justify" style:justify-single-word="false"/>
      <style:text-properties style:font-name="Linux Libertine S.O.Cist.2" fo:font-size="12pt" fo:language="cs" fo:country="CZ" officeooo:paragraph-rsid="000f0466" style:font-size-asian="12pt"/>
    </style:style>
    <style:style style:name="P13" style:family="paragraph" style:parent-style-name="Table_20_Contents">
      <style:paragraph-properties fo:text-align="justify" style:justify-single-word="false"/>
      <style:text-properties style:font-name="Linux Libertine S.O.Cist.2" fo:font-size="12pt" fo:language="cs" fo:country="CZ" officeooo:paragraph-rsid="000c2df7" style:font-size-asian="12pt"/>
    </style:style>
    <style:style style:name="P14" style:family="paragraph" style:parent-style-name="Table_20_Contents">
      <style:paragraph-properties fo:text-align="justify" style:justify-single-word="false" fo:hyphenation-ladder-count="2"/>
      <style:text-properties style:font-name="Linux Libertine S.O.Cist.2" fo:font-size="12pt" fo:language="cs" fo:country="CZ" style:font-size-asian="12pt" fo:hyphenate="true" fo:hyphenation-remain-char-count="2" fo:hyphenation-push-char-count="4" loext:hyphenation-no-caps="false"/>
    </style:style>
    <style:style style:name="P15"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f0466" style:font-size-asian="12pt" fo:hyphenate="true" fo:hyphenation-remain-char-count="2" fo:hyphenation-push-char-count="4" loext:hyphenation-no-caps="false"/>
    </style:style>
    <style:style style:name="P16" style:family="paragraph" style:parent-style-name="Table_20_Contents">
      <style:paragraph-properties fo:text-align="justify" style:justify-single-word="false"/>
      <style:text-properties style:font-name="Linux Libertine S.O.Cist.2" fo:font-size="12pt" fo:language="cs" fo:country="CZ" style:font-size-asian="12pt" style:font-size-complex="12pt"/>
    </style:style>
    <style:style style:name="P17" style:family="paragraph" style:parent-style-name="Table_20_Contents">
      <style:paragraph-properties fo:text-align="justify" style:justify-single-word="false"/>
      <style:text-properties style:font-name="Linux Libertine S.O.Cist.2" fo:font-size="12pt" fo:language="cs" fo:country="CZ" officeooo:paragraph-rsid="000f0466" style:font-size-asian="12pt" style:font-size-complex="12pt"/>
    </style:style>
    <style:style style:name="P18" style:family="paragraph" style:parent-style-name="Table_20_Contents">
      <style:paragraph-properties fo:text-align="justify" style:justify-single-word="false"/>
      <style:text-properties style:font-name="Linux Libertine S.O.Cist.2" fo:font-size="12pt" fo:language="cs" fo:country="CZ" officeooo:paragraph-rsid="000b18d0" style:font-size-asian="12pt" style:font-size-complex="12pt"/>
    </style:style>
    <style:style style:name="P19" style:family="paragraph" style:parent-style-name="Table_20_Contents">
      <style:paragraph-properties fo:text-align="justify" style:justify-single-word="false"/>
      <style:text-properties style:font-name="Linux Libertine S.O.Cist.2" fo:font-size="12pt" fo:language="cs" fo:country="CZ" officeooo:paragraph-rsid="000aed18" style:font-size-asian="12pt" style:font-size-complex="12pt"/>
    </style:style>
    <style:style style:name="P20" style:family="paragraph" style:parent-style-name="Table_20_Contents">
      <style:paragraph-properties fo:text-align="justify" style:justify-single-word="false"/>
      <style:text-properties style:font-name="Linux Libertine S.O.Cist.2" fo:font-size="12pt" fo:language="cs" fo:country="CZ" officeooo:paragraph-rsid="000c2df7" style:font-size-asian="12pt" style:font-size-complex="12pt"/>
    </style:style>
    <style:style style:name="P21" style:family="paragraph" style:parent-style-name="Table_20_Contents">
      <style:paragraph-properties fo:text-align="justify" style:justify-single-word="false"/>
      <style:text-properties style:font-name="Linux Libertine S.O.Cist.2" fo:font-size="12pt" fo:language="cs" fo:country="CZ" officeooo:paragraph-rsid="00033682" style:font-size-asian="12pt" style:font-size-complex="12pt"/>
    </style:style>
    <style:style style:name="P22" style:family="paragraph" style:parent-style-name="Table_20_Contents">
      <style:paragraph-properties fo:text-align="justify" style:justify-single-word="false"/>
      <style:text-properties style:font-name="Linux Libertine S.O.Cist.2" fo:font-size="12pt" fo:language="cs" fo:country="CZ" officeooo:paragraph-rsid="0016877b" style:font-size-asian="12pt" style:font-size-complex="12pt"/>
    </style:style>
    <style:style style:name="P23" style:family="paragraph" style:parent-style-name="Table_20_Contents">
      <style:paragraph-properties fo:text-align="justify" style:justify-single-word="false"/>
      <style:text-properties style:font-name="Linux Libertine S.O.Cist.2" fo:font-size="12pt" fo:language="cs" fo:country="CZ" officeooo:paragraph-rsid="0013823a" style:font-size-asian="12pt" style:font-size-complex="12pt"/>
    </style:style>
    <style:style style:name="P24"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f0466" style:font-size-asian="12pt" style:font-size-complex="12pt" fo:hyphenate="true" fo:hyphenation-remain-char-count="2" fo:hyphenation-push-char-count="4" loext:hyphenation-no-caps="false"/>
    </style:style>
    <style:style style:name="P25" style:family="paragraph" style:parent-style-name="Table_20_Contents">
      <loext:graphic-properties draw:fill="none"/>
      <style:paragraph-properties fo:margin-left="0in" fo:margin-right="0in" fo:margin-top="0in" fo:margin-bottom="0.0398in" style:contextual-spacing="false" fo:text-align="justify" style:justify-single-word="false" fo:orphans="2" fo:widows="2" fo:hyphenation-ladder-count="3" fo:text-indent="0.1965in" style:auto-text-indent="false" fo:background-color="transparent" text:number-lines="false" text:line-number="0" style:punctuation-wrap="hanging" style:writing-mode="lr-tb">
        <style:drop-cap/>
      </style:paragraph-properties>
      <style:text-properties style:font-name="Linux Libertine S.O.Cist.2" fo:font-size="12pt" fo:language="cs" fo:country="CZ" officeooo:paragraph-rsid="001bfa29" style:font-size-asian="12pt" style:font-size-complex="12pt" fo:hyphenate="true" fo:hyphenation-remain-char-count="2" fo:hyphenation-push-char-count="2" loext:hyphenation-no-caps="false"/>
    </style:style>
    <style:style style:name="P26" style:family="paragraph" style:parent-style-name="Table_20_Contents">
      <loext:graphic-properties draw:fill="none"/>
      <style:paragraph-properties fo:margin-left="0in" fo:margin-right="0in" fo:margin-top="0in" fo:margin-bottom="0.0398in" style:contextual-spacing="false" fo:text-align="justify" style:justify-single-word="false" fo:text-indent="0.1965in" style:auto-text-indent="false" fo:background-color="transparent" text:number-lines="false" text:line-number="0" style:writing-mode="lr-tb">
        <style:drop-cap/>
      </style:paragraph-properties>
      <style:text-properties style:font-name="Linux Libertine S.O.Cist.2" fo:font-size="12pt" fo:language="cs" fo:country="CZ" officeooo:paragraph-rsid="002205bb" style:font-size-asian="12pt" style:font-size-complex="12pt"/>
    </style:style>
    <style:style style:name="P27" style:family="paragraph" style:parent-style-name="Table_20_Contents">
      <style:paragraph-properties fo:line-height="100%" fo:text-align="justify" style:justify-single-word="false" fo:hyphenation-ladder-count="2"/>
      <style:text-properties style:font-name="Linux Libertine S.O.Cist.2" fo:font-size="12pt" fo:language="cs" fo:country="CZ" officeooo:paragraph-rsid="000f3e75" style:font-size-asian="12pt" style:font-size-complex="12pt" fo:hyphenate="true" fo:hyphenation-remain-char-count="2" fo:hyphenation-push-char-count="4" loext:hyphenation-no-caps="false"/>
    </style:style>
    <style:style style:name="P28" style:family="paragraph" style:parent-style-name="Table_20_Contents">
      <loext:graphic-properties draw:fill="none"/>
      <style:paragraph-properties fo:margin-left="0in" fo:margin-right="0in" fo:text-align="justify" style:justify-single-word="false" fo:orphans="2" fo:widows="2" fo:hyphenation-ladder-count="2" fo:text-indent="0.1965in" style:auto-text-indent="false" fo:background-color="transparent" text:number-lines="false" text:line-number="0" style:punctuation-wrap="hanging" style:writing-mode="lr-tb">
        <style:drop-cap/>
      </style:paragraph-properties>
      <style:text-properties style:font-name="Linux Libertine S.O.Cist.2" fo:font-size="12pt" fo:language="cs" fo:country="CZ" officeooo:rsid="019783c5" officeooo:paragraph-rsid="00edf827" style:font-size-asian="12pt" style:font-size-complex="12pt" fo:hyphenate="true" fo:hyphenation-remain-char-count="2" fo:hyphenation-push-char-count="4" loext:hyphenation-no-caps="false"/>
    </style:style>
    <style:style style:name="P29" style:family="paragraph" style:parent-style-name="Table_20_Contents">
      <style:paragraph-properties fo:text-align="justify" style:justify-single-word="false"/>
      <style:text-properties style:font-name="Linux Libertine S.O.Cist.2" fo:font-size="12pt" fo:language="la" fo:country="none" style:font-size-asian="12pt"/>
    </style:style>
    <style:style style:name="P30" style:family="paragraph" style:parent-style-name="Table_20_Contents">
      <style:paragraph-properties fo:text-align="justify" style:justify-single-word="false"/>
      <style:text-properties style:font-name="Linux Libertine S.O.Cist.2" fo:font-size="12pt" fo:language="la" fo:country="none" officeooo:paragraph-rsid="001da89d" style:font-size-asian="12pt"/>
    </style:style>
    <style:style style:name="P31" style:family="paragraph" style:parent-style-name="Table_20_Contents">
      <style:paragraph-properties fo:text-align="justify" style:justify-single-word="false"/>
      <style:text-properties style:font-name="Linux Libertine S.O.Cist.2" fo:font-size="12pt" fo:language="la" fo:country="none" officeooo:paragraph-rsid="000f0466" style:font-size-asian="12pt"/>
    </style:style>
    <style:style style:name="P32" style:family="paragraph" style:parent-style-name="Table_20_Contents">
      <style:paragraph-properties fo:text-align="justify" style:justify-single-word="false"/>
      <style:text-properties style:font-name="Linux Libertine S.O.Cist.2" fo:font-size="12pt" fo:language="la" fo:country="none" officeooo:paragraph-rsid="000c2df7" style:font-size-asian="12pt"/>
    </style:style>
    <style:style style:name="P33" style:family="paragraph" style:parent-style-name="Table_20_Contents">
      <style:paragraph-properties fo:text-align="justify" style:justify-single-word="false" fo:hyphenation-ladder-count="2"/>
      <style:text-properties style:font-name="Linux Libertine S.O.Cist.2" fo:font-size="12pt" fo:language="la" fo:country="none" style:font-size-asian="12pt" fo:hyphenate="true" fo:hyphenation-remain-char-count="2" fo:hyphenation-push-char-count="4" loext:hyphenation-no-caps="false"/>
    </style:style>
    <style:style style:name="P34" style:family="paragraph" style:parent-style-name="Table_20_Contents">
      <style:paragraph-properties fo:text-align="justify" style:justify-single-word="false" fo:hyphenation-ladder-count="2"/>
      <style:text-properties style:font-name="Linux Libertine S.O.Cist.2" fo:font-size="12pt" fo:language="la" fo:country="none" officeooo:paragraph-rsid="000f0466" style:font-size-asian="12pt" fo:hyphenate="true" fo:hyphenation-remain-char-count="2" fo:hyphenation-push-char-count="4" loext:hyphenation-no-caps="false"/>
    </style:style>
    <style:style style:name="P35" style:family="paragraph" style:parent-style-name="Table_20_Contents">
      <style:paragraph-properties fo:text-align="justify" style:justify-single-word="false" fo:hyphenation-ladder-count="2"/>
      <style:text-properties style:font-name="Linux Libertine S.O.Cist.2" fo:font-size="12pt" fo:language="la" fo:country="none" officeooo:paragraph-rsid="00191dc8" style:font-size-asian="12pt" fo:hyphenate="true" fo:hyphenation-remain-char-count="2" fo:hyphenation-push-char-count="4" loext:hyphenation-no-caps="false"/>
    </style:style>
    <style:style style:name="P36" style:family="paragraph" style:parent-style-name="Table_20_Contents">
      <style:paragraph-properties fo:text-align="center" style:justify-single-word="false"/>
      <style:text-properties style:font-name="Linux Libertine S.O.Cist.2" fo:font-size="12pt"/>
    </style:style>
    <style:style style:name="P37" style:family="paragraph" style:parent-style-name="Table_20_Contents">
      <style:paragraph-properties fo:text-align="center" style:justify-single-word="false"/>
      <style:text-properties style:font-name="Linux Libertine S.O.Cist.2" fo:font-size="12pt" officeooo:paragraph-rsid="0031de23"/>
    </style:style>
    <style:style style:name="P38" style:family="paragraph" style:parent-style-name="Table_20_Contents">
      <style:paragraph-properties fo:text-align="center" style:justify-single-word="false"/>
      <style:text-properties style:font-name="Linux Libertine S.O.Cist.2" fo:font-size="12pt" officeooo:paragraph-rsid="0030a648"/>
    </style:style>
    <style:style style:name="P39" style:family="paragraph" style:parent-style-name="Table_20_Contents">
      <style:paragraph-properties fo:text-align="center" style:justify-single-word="false"/>
      <style:text-properties style:font-name="Linux Libertine S.O.Cist.2" fo:font-size="12pt" officeooo:paragraph-rsid="0034e2b4"/>
    </style:style>
    <style:style style:name="P40" style:family="paragraph" style:parent-style-name="Table_20_Contents">
      <style:paragraph-properties fo:text-align="center" style:justify-single-word="false"/>
      <style:text-properties style:font-name="Linux Libertine S.O.Cist.2" fo:font-size="12pt" officeooo:paragraph-rsid="00387f8b"/>
    </style:style>
    <style:style style:name="P41" style:family="paragraph" style:parent-style-name="Table_20_Contents">
      <style:paragraph-properties fo:text-align="center" style:justify-single-word="false" fo:hyphenation-ladder-count="2"/>
      <style:text-properties style:font-name="Linux Libertine S.O.Cist.2" fo:font-size="12pt" fo:hyphenate="true" fo:hyphenation-remain-char-count="2" fo:hyphenation-push-char-count="4" loext:hyphenation-no-caps="false"/>
    </style:style>
    <style:style style:name="P42" style:family="paragraph" style:parent-style-name="Table_20_Contents">
      <style:paragraph-properties fo:text-align="center" style:justify-single-word="false" fo:hyphenation-ladder-count="2"/>
      <style:text-properties style:font-name="Linux Libertine S.O.Cist.2" fo:font-size="12pt" officeooo:paragraph-rsid="0031de23" fo:hyphenate="true" fo:hyphenation-remain-char-count="2" fo:hyphenation-push-char-count="4" loext:hyphenation-no-caps="false"/>
    </style:style>
    <style:style style:name="P43" style:family="paragraph" style:parent-style-name="Table_20_Contents">
      <style:paragraph-properties fo:text-align="justify" style:justify-single-word="false"/>
      <style:text-properties style:font-name="Linux Libertine S.O.Cist.2" fo:font-size="12pt" fo:language="la" fo:country="VA" style:font-size-asian="12pt" style:language-asian="zh" style:country-asian="CN" style:language-complex="hi" style:country-complex="IN"/>
    </style:style>
    <style:style style:name="P44" style:family="paragraph" style:parent-style-name="Table_20_Contents">
      <style:paragraph-properties fo:text-align="center" style:justify-single-word="false"/>
      <style:text-properties style:font-name="Linux Libertine S.O.Cist.2" fo:font-size="12pt" fo:font-weight="normal" officeooo:paragraph-rsid="01377b44" style:font-weight-asian="normal" style:font-weight-complex="normal"/>
    </style:style>
    <style:style style:name="P45" style:family="paragraph" style:parent-style-name="Table_20_Contents">
      <style:paragraph-properties fo:text-align="center" style:justify-single-word="false"/>
      <style:text-properties style:font-name="Linux Libertine S.O.Cist.2" fo:font-size="12pt" fo:font-weight="normal" officeooo:paragraph-rsid="01396318" style:font-weight-asian="normal" style:font-weight-complex="normal"/>
    </style:style>
    <style:style style:name="P46" style:family="paragraph" style:parent-style-name="Table_20_Contents">
      <style:paragraph-properties fo:line-height="115%" fo:text-align="center" style:justify-single-word="false"/>
      <style:text-properties style:font-name="Linux Libertine S.O.Cist.2" officeooo:paragraph-rsid="00191dc8"/>
    </style:style>
    <style:style style:name="P47"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style:style>
    <style:style style:name="P48"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16877b" style:font-size-asian="12pt" style:language-asian="zh" style:country-asian="CN" style:font-weight-asian="normal" style:font-size-complex="12pt" style:language-complex="hi" style:country-complex="IN" style:font-weight-complex="normal"/>
    </style:style>
    <style:style style:name="P49"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style:style>
    <style:style style:name="P50"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style:style>
    <style:style style:name="P51"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style:style>
    <style:style style:name="P52"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21771c" style:font-size-asian="12pt" style:language-asian="zh" style:country-asian="CN" style:font-weight-asian="normal" style:font-size-complex="12pt" style:language-complex="hi" style:country-complex="IN" style:font-weight-complex="normal"/>
    </style:style>
    <style:style style:name="P53"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style:style>
    <style:style style:name="P54" style:family="paragraph" style:parent-style-name="Table_20_Contents">
      <style:paragraph-properties fo:text-align="center" style:justify-single-word="false" fo:hyphenation-ladder-count="2"/>
      <style:text-properties fo:color="#00000a" loext:opacity="100%" style:font-name="Bookman BT S.O.Cist.:liga=02"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55"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137a9f7" style:font-size-asian="12pt" style:language-asian="zh" style:country-asian="CN" style:font-weight-asian="normal" style:font-size-complex="12pt" style:language-complex="hi" style:country-complex="IN" style:font-weight-complex="normal"/>
    </style:style>
    <style:style style:name="P56"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1396318" style:font-size-asian="12pt" style:language-asian="zh" style:country-asian="CN" style:font-weight-asian="normal" style:font-size-complex="12pt" style:language-complex="hi" style:country-complex="IN" style:font-weight-complex="normal"/>
    </style:style>
    <style:style style:name="P57" style:family="paragraph" style:parent-style-name="Table_20_Contents">
      <style:paragraph-properties fo:text-align="center" style:justify-single-word="false"/>
      <style:text-properties fo:color="#00000a" loext:opacity="100%" style:font-name="Bookman BT S.O.Cist.:liga=02" fo:font-size="12pt" fo:language="la" fo:country="VA" fo:font-weight="normal" officeooo:paragraph-rsid="0150b418" style:font-size-asian="12pt" style:language-asian="zh" style:country-asian="CN" style:font-weight-asian="normal" style:font-size-complex="12pt" style:language-complex="hi" style:country-complex="IN" style:font-weight-complex="normal"/>
    </style:style>
    <style:style style:name="P58" style:family="paragraph" style:parent-style-name="Table_20_Contents">
      <style:paragraph-properties fo:line-height="100%" fo:text-align="center" style:justify-single-word="false" fo:hyphenation-ladder-count="2"/>
      <style:text-properties fo:color="#00000a" loext:opacity="100%" style:font-name="Bookman BT S.O.Cist.:liga=02"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59" style:family="paragraph" style:parent-style-name="Table_20_Contents">
      <style:paragraph-properties fo:line-height="100%" fo:text-align="center" style:justify-single-word="false" fo:hyphenation-ladder-count="2"/>
      <style:text-properties fo:color="#00000a" loext:opacity="100%" style:font-name="Bookman BT S.O.Cist.:liga=02" fo:font-size="12pt" fo:language="la" fo:country="VA"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60" style:family="paragraph" style:parent-style-name="Table_20_Contents">
      <style:paragraph-properties fo:text-align="center" style:justify-single-word="false"/>
      <style:text-properties fo:color="#00000a" loext:opacity="100%" style:font-name="Bookman BT S.O.Cist.:liga=0" fo:font-size="12pt" fo:language="la" fo:country="VA" fo:font-style="normal" fo:font-weight="normal" officeooo:paragraph-rsid="00cdb2b7" style:font-size-asian="12pt" style:language-asian="zh" style:country-asian="CN" style:font-weight-asian="bold" style:font-size-complex="12pt" style:language-complex="hi" style:country-complex="IN" style:font-weight-complex="bold"/>
    </style:style>
    <style:style style:name="P61" style:family="paragraph" style:parent-style-name="Table_20_Contents">
      <style:paragraph-properties fo:text-align="center" style:justify-single-word="false"/>
      <style:text-properties fo:color="#00000a" loext:opacity="100%" style:font-name="Bookman BT S.O.Cist.:liga=0" fo:font-size="12pt" fo:language="la" fo:country="VA" fo:font-style="normal" fo:font-weight="normal" officeooo:paragraph-rsid="00ce41ac" style:font-size-asian="12pt" style:language-asian="zh" style:country-asian="CN" style:font-weight-asian="bold" style:font-size-complex="12pt" style:language-complex="hi" style:country-complex="IN" style:font-weight-complex="bold"/>
    </style:style>
    <style:style style:name="P62" style:family="paragraph" style:parent-style-name="Table_20_Contents">
      <style:paragraph-properties fo:text-align="center" style:justify-single-word="false"/>
      <style:text-properties fo:color="#00000a" loext:opacity="100%" style:font-name="Bookman BT S.O.Cist.:liga=0" fo:font-size="12pt" fo:language="la" fo:country="VA" fo:font-style="normal" fo:font-weight="normal" officeooo:paragraph-rsid="00dad1c9" style:font-size-asian="12pt" style:language-asian="zh" style:country-asian="CN" style:font-weight-asian="bold" style:font-size-complex="12pt" style:language-complex="hi" style:country-complex="IN" style:font-weight-complex="bold"/>
    </style:style>
    <style:style style:name="P63" style:family="paragraph" style:parent-style-name="Table_20_Contents">
      <style:paragraph-properties fo:text-align="center" style:justify-single-word="false"/>
      <style:text-properties fo:color="#00000a" loext:opacity="100%" style:font-name="Bookman BT S.O.Cist.:liga=0" fo:font-size="12pt" fo:language="la" fo:country="VA" fo:font-style="normal" fo:font-weight="normal" officeooo:paragraph-rsid="013fa227" style:font-size-asian="12pt" style:language-asian="zh" style:country-asian="CN" style:font-weight-asian="bold" style:font-size-complex="12pt" style:language-complex="hi" style:country-complex="IN" style:font-weight-complex="bold"/>
    </style:style>
    <style:style style:name="P64" style:family="paragraph" style:parent-style-name="Table_20_Contents">
      <style:paragraph-properties fo:text-align="center" style:justify-single-word="false"/>
      <style:text-properties fo:color="#00000a" loext:opacity="100%" style:font-name="Bookman BT S.O.Cist.:liga=01" fo:font-size="12pt" fo:language="la" fo:country="VA" fo:font-weight="normal" officeooo:paragraph-rsid="00afb0c5" style:font-size-asian="12pt" style:language-asian="zh" style:country-asian="CN" style:font-weight-asian="normal" style:font-size-complex="12pt" style:language-complex="hi" style:country-complex="IN" style:font-weight-complex="normal"/>
    </style:style>
    <style:style style:name="P65"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afb0c5" style:font-size-asian="12pt" style:language-asian="zh" style:country-asian="CN" style:font-weight-asian="normal" style:font-size-complex="12pt" style:language-complex="hi" style:country-complex="IN" style:font-weight-complex="normal"/>
    </style:style>
    <style:style style:name="P66"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style:style>
    <style:style style:name="P67"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style:style>
    <style:style style:name="P68"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style:style>
    <style:style style:name="P69"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style:style>
    <style:style style:name="P70"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style:style>
    <style:style style:name="P71"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16877b" style:font-size-asian="12pt" style:language-asian="zh" style:country-asian="CN" style:font-weight-asian="normal" style:font-size-complex="12pt" style:language-complex="hi" style:country-complex="IN" style:font-weight-complex="normal"/>
    </style:style>
    <style:style style:name="P72"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style:style>
    <style:style style:name="P73"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013823a" style:font-size-asian="12pt" style:language-asian="zh" style:country-asian="CN" style:font-weight-asian="normal" style:font-size-complex="12pt" style:language-complex="hi" style:country-complex="IN" style:font-weight-complex="normal"/>
    </style:style>
    <style:style style:name="P74"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75"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13d16b1" style:font-size-asian="12pt" style:language-asian="zh" style:country-asian="CN" style:font-weight-asian="normal" style:font-size-complex="12pt" style:language-complex="hi" style:country-complex="IN" style:font-weight-complex="normal"/>
    </style:style>
    <style:style style:name="P76"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141bec8" style:font-size-asian="12pt" style:language-asian="zh" style:country-asian="CN" style:font-weight-asian="normal" style:font-size-complex="12pt" style:language-complex="hi" style:country-complex="IN" style:font-weight-complex="normal"/>
    </style:style>
    <style:style style:name="P77"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145162d" style:font-size-asian="12pt" style:language-asian="zh" style:country-asian="CN" style:font-weight-asian="normal" style:font-size-complex="12pt" style:language-complex="hi" style:country-complex="IN" style:font-weight-complex="normal"/>
    </style:style>
    <style:style style:name="P78"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rsid="0062535e" officeooo:paragraph-rsid="01455f1d" style:font-size-asian="12pt" style:language-asian="zh" style:country-asian="CN" style:font-weight-asian="normal" style:font-size-complex="12pt" style:language-complex="hi" style:country-complex="IN" style:font-weight-complex="normal"/>
    </style:style>
    <style:style style:name="P79"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e0bd42" officeooo:paragraph-rsid="00e0bd42"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80"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paragraph-rsid="01377b44" style:font-size-asian="12pt" style:language-asian="zh" style:country-asian="CN" style:font-weight-asian="normal" style:font-size-complex="12pt" style:language-complex="hi" style:country-complex="IN" style:font-weight-complex="normal"/>
    </style:style>
    <style:style style:name="P81" style:family="paragraph" style:parent-style-name="Table_20_Contents">
      <style:paragraph-properties fo:text-align="center" style:justify-single-word="false"/>
      <style:text-properties fo:color="#00000a" loext:opacity="100%" style:font-name="Linux Libertine S.O.Cist.2" fo:font-size="12pt" fo:language="la" fo:country="VA" fo:font-weight="normal" officeooo:paragraph-rsid="01396318" style:font-size-asian="12pt" style:language-asian="zh" style:country-asian="CN" style:font-weight-asian="normal" style:font-size-complex="12pt" style:language-complex="hi" style:country-complex="IN" style:font-weight-complex="normal"/>
    </style:style>
    <style:style style:name="P82" style:family="paragraph" style:parent-style-name="Table_20_Contents">
      <style:paragraph-properties fo:text-align="center" style:justify-single-word="false"/>
      <style:text-properties fo:color="#00000a" loext:opacity="100%" style:font-name="Linux Libertine S.O.Cist.2" fo:font-size="12pt" fo:language="cs" fo:country="CZ" fo:font-weight="normal" officeooo:rsid="0062535e" officeooo:paragraph-rsid="01455f1d" style:font-size-asian="12pt" style:language-asian="zh" style:country-asian="CN" style:font-weight-asian="normal" style:font-size-complex="12pt" style:language-complex="hi" style:country-complex="IN" style:font-weight-complex="normal"/>
    </style:style>
    <style:style style:name="P83" style:family="paragraph" style:parent-style-name="Table_20_Contents">
      <style:paragraph-properties fo:text-align="center" style:justify-single-word="false"/>
      <style:text-properties fo:color="#00000a" loext:opacity="100%" style:font-name="Linux Libertine S.O.Cist.2" fo:font-size="12pt" fo:language="cs" fo:country="CZ" fo:font-weight="normal" officeooo:rsid="0023b61f" officeooo:paragraph-rsid="01455f1d" style:font-size-asian="12pt" style:language-asian="zh" style:country-asian="CN" style:font-weight-asian="normal" style:font-size-complex="12pt" style:language-complex="hi" style:country-complex="IN" style:font-weight-complex="normal"/>
    </style:style>
    <style:style style:name="P84" style:family="paragraph" style:parent-style-name="Table_20_Contents">
      <style:paragraph-properties fo:line-height="115%" fo:text-align="center" style:justify-single-word="false" style:writing-mode="lr-tb"/>
      <style:text-properties fo:color="#00000a" loext:opacity="100%" style:font-name="Linux Libertine S.O.Cist.2"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P85" style:family="paragraph" style:parent-style-name="Table_20_Contents">
      <style:paragraph-properties fo:text-align="center" style:justify-single-word="false"/>
      <style:text-properties fo:color="#00000a" loext:opacity="100%"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style:style>
    <style:style style:name="P86" style:family="paragraph" style:parent-style-name="Table_20_Contents">
      <style:paragraph-properties fo:text-align="center" style:justify-single-word="false"/>
      <style:text-properties fo:color="#00000a" loext:opacity="100%" style:font-name="Bookman BT S.O.Cist.:liga=03" fo:font-size="12pt" fo:language="la" fo:country="VA" fo:font-weight="350" officeooo:paragraph-rsid="000b18d0" style:font-size-asian="13pt" style:language-asian="zh" style:country-asian="CN" style:font-weight-asian="normal" style:font-size-complex="13pt" style:language-complex="hi" style:country-complex="IN" style:font-weight-complex="normal"/>
    </style:style>
    <style:style style:name="P87" style:family="paragraph" style:parent-style-name="Table_20_Contents">
      <style:paragraph-properties fo:text-align="center" style:justify-single-word="false"/>
      <style:text-properties fo:color="#00000a" loext:opacity="100%" style:font-name="Bookman BT S.O.Cist." fo:font-size="12pt" fo:language="la" fo:country="VA" fo:font-weight="normal" officeooo:rsid="013ac05a" officeooo:paragraph-rsid="00191dc8" style:font-size-asian="12pt" style:language-asian="zh" style:country-asian="CN" style:font-weight-asian="normal" style:font-size-complex="12pt" style:language-complex="hi" style:country-complex="IN" style:font-weight-complex="normal"/>
    </style:style>
    <style:style style:name="P88" style:family="paragraph" style:parent-style-name="Table_20_Contents">
      <style:paragraph-properties fo:text-align="center" style:justify-single-word="false"/>
      <style:text-properties fo:color="#00000a" loext:opacity="100%" style:font-name="Bookman BT S.O.Cist." fo:font-size="12pt" fo:language="la" fo:country="VA" fo:font-weight="normal" officeooo:rsid="013ac05a" officeooo:paragraph-rsid="0021771c" style:font-size-asian="12pt" style:language-asian="zh" style:country-asian="CN" style:font-weight-asian="normal" style:font-size-complex="12pt" style:language-complex="hi" style:country-complex="IN" style:font-weight-complex="normal"/>
    </style:style>
    <style:style style:name="P89" style:family="paragraph" style:parent-style-name="Table_20_Contents">
      <style:paragraph-properties fo:text-align="center" style:justify-single-word="false"/>
      <style:text-properties fo:color="#ff0000" loext:opacity="100%" style:font-name="Linux Libertine S.O.Cist.2" fo:font-size="12pt" fo:language="la" fo:country="VA" style:font-size-asian="12pt" style:font-size-complex="12pt"/>
    </style:style>
    <style:style style:name="P90"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afb0c5" style:font-size-asian="12pt" style:font-size-complex="12pt"/>
    </style:style>
    <style:style style:name="P91"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f0466" style:font-size-asian="12pt" style:font-size-complex="12pt"/>
    </style:style>
    <style:style style:name="P92"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b18d0" style:font-size-asian="12pt" style:font-size-complex="12pt"/>
    </style:style>
    <style:style style:name="P93"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aed18" style:font-size-asian="12pt" style:font-size-complex="12pt"/>
    </style:style>
    <style:style style:name="P94"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c2df7" style:font-size-asian="12pt" style:font-size-complex="12pt"/>
    </style:style>
    <style:style style:name="P95"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033682" style:font-size-asian="12pt" style:font-size-complex="12pt"/>
    </style:style>
    <style:style style:name="P96"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16877b" style:font-size-asian="12pt" style:font-size-complex="12pt"/>
    </style:style>
    <style:style style:name="P97"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62114f" style:font-size-asian="12pt" style:font-size-complex="12pt"/>
    </style:style>
    <style:style style:name="P98"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13823a" style:font-size-asian="12pt" style:font-size-complex="12pt"/>
    </style:style>
    <style:style style:name="P99" style:family="paragraph" style:parent-style-name="Table_20_Contents">
      <style:paragraph-properties fo:text-align="center" style:justify-single-word="false"/>
      <style:text-properties fo:color="#ff0000" loext:opacity="100%" style:font-name="Linux Libertine S.O.Cist.2" fo:font-size="12pt" fo:language="la" fo:country="VA" officeooo:paragraph-rsid="00191dc8" style:font-size-asian="12pt" style:font-size-complex="12pt"/>
    </style:style>
    <style:style style:name="P100"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style:font-size-asian="12pt" style:font-size-complex="12pt" fo:hyphenate="true" fo:hyphenation-remain-char-count="2" fo:hyphenation-push-char-count="4" loext:hyphenation-no-caps="false"/>
    </style:style>
    <style:style style:name="P101"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0f0466" style:font-size-asian="12pt" style:font-size-complex="12pt" fo:hyphenate="true" fo:hyphenation-remain-char-count="2" fo:hyphenation-push-char-count="4" loext:hyphenation-no-caps="false"/>
    </style:style>
    <style:style style:name="P102"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91dc8" style:font-size-asian="12pt" style:font-size-complex="12pt" fo:hyphenate="true" fo:hyphenation-remain-char-count="2" fo:hyphenation-push-char-count="4" loext:hyphenation-no-caps="false"/>
    </style:style>
    <style:style style:name="P103" style:family="paragraph" style:parent-style-name="Table_20_Contents">
      <style:paragraph-properties fo:text-align="center" style:justify-single-word="false"/>
      <style:text-properties fo:color="#ff0000" loext:opacity="100%" style:font-name="Linux Libertine S.O.Cist.2" fo:font-size="12pt" fo:language="la" fo:country="VA" style:font-size-asian="12pt" style:language-asian="zh" style:country-asian="CN" style:font-size-complex="12pt" style:language-complex="hi" style:country-complex="IN"/>
    </style:style>
    <style:style style:name="P104"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style:font-size-asian="12pt" style:language-asian="zh" style:country-asian="CN" style:font-size-complex="12pt" style:language-complex="hi" style:country-complex="IN" fo:hyphenate="true" fo:hyphenation-remain-char-count="2" fo:hyphenation-push-char-count="4" loext:hyphenation-no-caps="false"/>
    </style:style>
    <style:style style:name="P105"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106" style:family="paragraph" style:parent-style-name="Table_20_Contents">
      <loext:graphic-properties draw:fill="none"/>
      <style:paragraph-properties fo:margin-left="0in" fo:margin-right="0in" fo:margin-top="0in" fo:margin-bottom="0.0398in" style:contextual-spacing="false" fo:line-height="100%" fo:text-align="justify" style:justify-single-word="false" fo:hyphenation-ladder-count="2" fo:text-indent="0.1965in" style:auto-text-indent="false" fo:background-color="transparent" text:number-lines="false" text:line-number="0"/>
      <style:text-properties fo:color="#ff0000" loext:opacity="10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107"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fo:color="#ff0000" loext:opacity="10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108" style:family="paragraph" style:parent-style-name="Table_20_Contents">
      <style:paragraph-properties fo:text-align="center" style:justify-single-word="false"/>
      <style:text-properties fo:color="#ff0000" loext:opacity="100%" style:font-name="Linux Libertine S.O.Cist.2"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style:style>
    <style:style style:name="P109"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4" loext:hyphenation-no-caps="false"/>
    </style:style>
    <style:style style:name="P110" style:family="paragraph" style:parent-style-name="Table_20_Contents">
      <loext:graphic-properties draw:fill="none"/>
      <style:paragraph-properties fo:margin-left="0in" fo:margin-right="0in" fo:line-height="100%" fo:text-align="justify" style:justify-single-word="false" fo:text-indent="0.1965in" style:auto-text-indent="false" fo:background-color="transparent" text:number-lines="false" text:line-number="0"/>
      <style:text-properties fo:color="#ff0000" loext:opacity="100%" style:font-name="Linux Libertine S.O.Cist.2"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11" style:family="paragraph" style:parent-style-name="Table_20_Contents">
      <loext:graphic-properties draw:fill="none"/>
      <style:paragraph-properties fo:margin-left="0in" fo:margin-right="0in" fo:margin-top="0in" fo:margin-bottom="0in" style:contextual-spacing="false" fo:line-height="100%" fo:text-align="justify" style:justify-single-word="false" fo:text-indent="0.1965in" style:auto-text-indent="false" fo:background-color="transparent" text:number-lines="false" text:line-number="0"/>
      <style:text-properties fo:color="#ff0000" loext:opacity="100%" style:font-name="Linux Libertine S.O.Cist.2"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12" style:family="paragraph" style:parent-style-name="Table_20_Contents">
      <style:paragraph-properties fo:text-align="center" style:justify-single-word="false"/>
      <style:text-properties fo:color="#ff0000" loext:opacity="100%" style:font-name="Linux Libertine S.O.Cist.2" fo:font-size="12pt" fo:letter-spacing="normal" fo:language="la" fo:country="VA" fo:font-style="normal" fo:font-weight="normal" officeooo:rsid="0063c07a" officeooo:paragraph-rsid="00387f8b"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13" style:family="paragraph" style:parent-style-name="Table_20_Contents">
      <style:paragraph-properties fo:text-align="center" style:justify-single-word="false"/>
      <style:text-properties fo:color="#ff0000" loext:opacity="100%" style:font-name="Linux Libertine S.O.Cist.2"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14" style:family="paragraph" style:parent-style-name="Table_20_Contents">
      <style:paragraph-properties fo:line-height="115%" fo:text-align="center" style:justify-single-word="false"/>
      <style:text-properties fo:color="#ff0000" loext:opacity="100%" style:font-name="Linux Libertine S.O.Cist.2" fo:font-size="12pt" fo:letter-spacing="normal" fo:language="la" fo:country="VA" fo:font-style="normal" fo:font-weight="normal" officeooo:rsid="00b5f798" officeooo:paragraph-rsid="00191dc8"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15" style:family="paragraph" style:parent-style-name="Table_20_Contents">
      <style:paragraph-properties fo:text-align="center" style:justify-single-word="false"/>
      <style:text-properties fo:color="#ff0000" loext:opacity="100%" style:font-name="Linux Libertine S.O.Cist.2" fo:font-size="12pt" fo:letter-spacing="normal" fo:language="la" fo:country="VA" fo:font-style="normal" fo:font-weight="normal" officeooo:rsid="00e1e0bb" officeooo:paragraph-rsid="00e1e0bb"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16" style:family="paragraph" style:parent-style-name="Table_20_Contents">
      <style:paragraph-properties fo:text-align="center" style:justify-single-word="false" style:writing-mode="lr-tb"/>
      <style:text-properties fo:color="#ff0000" loext:opacity="100%" style:font-name="Linux Libertine S.O.Cist.2"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style:style>
    <style:style style:name="P117" style:family="paragraph" style:parent-style-name="Table_20_Contents">
      <style:paragraph-properties fo:text-align="center" style:justify-single-word="false" style:writing-mode="lr-tb"/>
      <style:text-properties fo:color="#ff0000" loext:opacity="100%" style:font-name="Linux Libertine S.O.Cist.2" fo:font-size="12pt" fo:letter-spacing="normal" fo:language="la" fo:country="VA" fo:font-weight="normal" officeooo:paragraph-rsid="00387f8b" style:font-size-asian="12pt" style:language-asian="zh" style:country-asian="CN" style:font-weight-asian="normal" style:font-size-complex="12pt" style:language-complex="hi" style:country-complex="IN" style:font-weight-complex="normal"/>
    </style:style>
    <style:style style:name="P118" style:family="paragraph" style:parent-style-name="Table_20_Contents">
      <style:paragraph-properties fo:line-height="115%" fo:text-align="center" style:justify-single-word="false" style:writing-mode="lr-tb"/>
      <style:text-properties fo:color="#ff0000" loext:opacity="100%" style:font-name="Linux Libertine S.O.Cist.2" fo:font-size="12pt" fo:letter-spacing="normal" fo:language="la" fo:country="VA" fo:font-weight="normal" officeooo:rsid="013ac05a" officeooo:paragraph-rsid="00191dc8" style:font-size-asian="12pt" style:language-asian="zh" style:country-asian="CN" style:font-weight-asian="normal" style:font-size-complex="12pt" style:language-complex="hi" style:country-complex="IN" style:font-weight-complex="normal"/>
    </style:style>
    <style:style style:name="P119" style:family="paragraph" style:parent-style-name="Table_20_Contents">
      <style:paragraph-properties fo:line-height="115%" fo:text-align="center" style:justify-single-word="false" fo:hyphenation-ladder-count="3" style:writing-mode="lr-tb"/>
      <style:text-properties fo:color="#ff0000" loext:opacity="100%" style:font-name="Linux Libertine S.O.Cist.2"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0" style:family="paragraph" style:parent-style-name="Table_20_Contents">
      <style:paragraph-properties fo:line-height="115%" fo:text-align="center" style:justify-single-word="false" style:writing-mode="lr-tb"/>
      <style:text-properties fo:color="#ff0000" loext:opacity="100%" style:font-name="Linux Libertine S.O.Cist.2"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21"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122" style:family="paragraph" style:parent-style-name="Table_20_Contents">
      <loext:graphic-properties draw:fill="none"/>
      <style:paragraph-properties fo:margin-left="0in" fo:margin-right="0in" fo:margin-top="0in" fo:margin-bottom="0.0398in" style:contextual-spacing="false" fo:line-height="100%" fo:text-align="justify" style:justify-single-word="false" fo:hyphenation-ladder-count="2" fo:text-indent="0.1965in" style:auto-text-indent="false" fo:background-color="transparent" text:number-lines="false" text:line-number="0"/>
      <style:text-properties fo:color="#ff0000" loext:opacity="10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123"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fo:color="#ff0000" loext:opacity="10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124" style:family="paragraph" style:parent-style-name="Table_20_Contents">
      <loext:graphic-properties draw:fill="none"/>
      <style:paragraph-properties fo:margin-left="0in" fo:margin-right="0in" fo:line-height="100%" fo:text-align="justify" style:justify-single-word="false" fo:text-indent="0.1965in" style:auto-text-indent="false" fo:background-color="transparent" text:number-lines="false" text:line-number="0"/>
      <style:text-properties fo:color="#ff0000" loext:opacity="100%" style:font-name="Linux Libertine S.O.Cist.2"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25" style:family="paragraph" style:parent-style-name="Table_20_Contents">
      <loext:graphic-properties draw:fill="none"/>
      <style:paragraph-properties fo:margin-left="0in" fo:margin-right="0in" fo:margin-top="0in" fo:margin-bottom="0in" style:contextual-spacing="false" fo:line-height="100%" fo:text-align="justify" style:justify-single-word="false" fo:text-indent="0.1965in" style:auto-text-indent="false" fo:background-color="transparent" text:number-lines="false" text:line-number="0"/>
      <style:text-properties fo:color="#ff0000" loext:opacity="100%" style:font-name="Linux Libertine S.O.Cist.2"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26" style:family="paragraph" style:parent-style-name="Table_20_Contents">
      <loext:graphic-properties draw:fill="none"/>
      <style:paragraph-properties fo:margin-left="0in" fo:margin-right="0in" fo:margin-top="0in" fo:margin-bottom="0in" style:contextual-spacing="false" fo:line-height="100%" fo:text-align="center" style:justify-single-word="false" fo:hyphenation-ladder-count="2" fo:text-indent="0.1965in" style:auto-text-indent="false" fo:background-color="transparent" text:number-lines="false" text:line-number="0"/>
      <style:text-properties fo:color="#ff0000" loext:opacity="100%" style:font-name="Linux Libertine S.O.Cist.2" fo:font-size="12pt" fo:language="cs" fo:country="CZ" fo:font-weight="normal" officeooo:paragraph-rsid="0036f5c3" style:font-size-asian="12pt" style:language-asian="zh" style:country-asian="CN" style:font-weight-asian="normal" style:font-size-complex="12pt" style:language-complex="hi" style:country-complex="IN" style:font-weight-complex="normal" fo:hyphenate="true" fo:hyphenation-remain-char-count="2" fo:hyphenation-push-char-count="4" loext:hyphenation-no-caps="false"/>
    </style:style>
    <style:style style:name="P127" style:family="paragraph" style:parent-style-name="Table_20_Contents">
      <loext:graphic-properties draw:fill="none"/>
      <style:paragraph-properties fo:margin-left="0in" fo:margin-right="0in" fo:margin-top="0in" fo:margin-bottom="0in" style:contextual-spacing="false" fo:line-height="100%" fo:text-align="center" style:justify-single-word="false" fo:orphans="2" fo:widows="2" fo:hyphenation-ladder-count="3" fo:text-indent="0in" style:auto-text-indent="false" fo:background-color="transparent" text:number-lines="false" text:line-number="0" style:punctuation-wrap="hanging" style:writing-mode="lr-tb"/>
      <style:text-properties fo:color="#ff0000" loext:opacity="100%" style:font-name="Linux Libertine S.O.Cist.2"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8" style:family="paragraph" style:parent-style-name="Table_20_Contents">
      <loext:graphic-properties draw:fill="none"/>
      <style:paragraph-properties fo:margin-left="0in" fo:margin-right="0in" fo:margin-top="0in" fo:margin-bottom="0.0398in" style:contextual-spacing="false" fo:text-align="justify" style:justify-single-word="false" fo:text-indent="0.1965in" style:auto-text-indent="false" fo:background-color="transparent" text:number-lines="false" text:line-number="0"/>
      <style:text-properties fo:color="#ff0000" loext:opacity="100%" style:font-name="Linux Libertine S.O.Cist.:liga=0" fo:font-size="12pt" fo:language="la" fo:country="VA" fo:font-weight="normal" officeooo:paragraph-rsid="00191dc8" style:font-size-asian="12pt" style:language-asian="zh" style:country-asian="CN" style:font-weight-asian="normal" style:font-size-complex="12pt" style:language-complex="hi" style:country-complex="IN" style:font-weight-complex="normal"/>
    </style:style>
    <style:style style:name="P129" style:family="paragraph" style:parent-style-name="Table_20_Contents">
      <loext:graphic-properties draw:fill="none"/>
      <style:paragraph-properties fo:margin-left="0in" fo:margin-right="0in" fo:margin-top="0in" fo:margin-bottom="0.0398in" style:contextual-spacing="false" fo:text-align="justify" style:justify-single-word="false" fo:text-indent="0.1965in" style:auto-text-indent="false" fo:background-color="transparent" text:number-lines="false" text:line-number="0"/>
      <style:text-properties fo:color="#ff0000" loext:opacity="100%" style:font-name="Linux Libertine S.O.Cist.:liga=0"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30" style:family="paragraph" style:parent-style-name="Table_20_Contents">
      <style:paragraph-properties fo:text-align="justify" style:justify-single-word="false"/>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31" style:family="paragraph" style:parent-style-name="Table_20_Contents">
      <style:paragraph-properties fo:text-align="justify" style:justify-single-word="false"/>
      <style:text-properties fo:font-variant="normal" fo:text-transform="none" fo:color="#000000" loext:opacity="100%" style:font-name="Linux Libertine S.O.Cist.2"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32" style:family="paragraph" style:parent-style-name="Table_20_Contents">
      <style:paragraph-properties fo:text-align="justify" style:justify-single-word="false"/>
      <style:text-properties fo:font-variant="normal" fo:text-transform="none" fo:color="#000000" loext:opacity="100%" style:font-name="Linux Libertine S.O.Cist.2"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133"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134"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135"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191dc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4" loext:hyphenation-no-caps="false"/>
    </style:style>
    <style:style style:name="P136" style:family="paragraph" style:parent-style-name="Table_20_Contents">
      <loext:graphic-properties draw:fill="none"/>
      <style:paragraph-properties fo:margin-left="0in" fo:margin-right="0in" fo:margin-top="0in" fo:margin-bottom="0.0398in" style: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37" style:family="paragraph" style:parent-style-name="Table_20_Contents">
      <loext:graphic-properties draw:fill="none"/>
      <style:paragraph-properties fo:margin-left="0in" fo:margin-right="0in" fo:margin-top="0in" fo:margin-bottom="0in" style: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38" style:family="paragraph" style:parent-style-name="Table_20_Contents">
      <style:paragraph-properties fo:text-align="center"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4" loext:hyphenation-no-caps="false"/>
    </style:style>
    <style:style style:name="P139" style:family="paragraph" style:parent-style-name="Table_20_Contents">
      <loext:graphic-properties draw:fill="none"/>
      <style:paragraph-properties fo:margin-left="0in" fo:margin-right="0in" fo:margin-top="0in" fo:margin-bottom="0in" style:contextual-spacing="false" fo:text-align="justify" style:justify-single-word="false"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cs" fo:country="CZ" fo:font-style="normal" fo:font-weight="normal" officeooo:rsid="0034e2b4" officeooo:paragraph-rsid="002205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40" style:family="paragraph" style:parent-style-name="Table_20_Contents">
      <style:paragraph-properties fo:text-align="center" style:justify-single-word="false" fo:hyphenation-ladder-count="2"/>
      <style:text-properties fo:font-variant="normal" fo:text-transform="none" fo:color="#ff0000" loext:opacity="100%" style:font-name="Linux Libertine S.O.Cist.2" fo:font-size="12pt" fo:letter-spacing="normal" fo:language="la" fo:country="VA" fo:font-style="normal" fo:font-weight="normal" officeooo:rsid="0030a648"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4" loext:hyphenation-no-caps="false"/>
    </style:style>
    <style:style style:name="P141" style:family="paragraph" style:parent-style-name="Table_20_Contents">
      <style:paragraph-properties fo:text-align="center" style:justify-single-word="false" style:writing-mode="lr-tb">
        <style:drop-cap/>
      </style:paragraph-properties>
      <style:text-properties fo:font-variant="normal" fo:text-transform="none" fo:color="#ff0000" loext:opacity="100%" style:font-name="Linux Libertine S.O.Cist.2" fo:font-size="12pt" fo:letter-spacing="normal" fo:language="la" fo:country="VA" fo:font-style="normal" fo:font-weight="normal" officeooo:rsid="0034e2b4" officeooo:paragraph-rsid="00e2e9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42" style:family="paragraph" style:parent-style-name="Table_20_Contents">
      <style:paragraph-properties fo:text-align="center" style:justify-single-word="false" style:writing-mode="lr-tb">
        <style:drop-cap/>
      </style:paragraph-properties>
      <style:text-properties fo:font-variant="normal" fo:text-transform="none" fo:color="#ff0000" loext:opacity="100%" style:font-name="Linux Libertine S.O.Cist.2" fo:font-size="12pt" fo:letter-spacing="normal" fo:language="la" fo:country="VA" fo:font-style="normal" fo:font-weight="normal" officeooo:rsid="0034e2b4" officeooo:paragraph-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43" style:family="paragraph" style:parent-style-name="Table_20_Contents">
      <style:paragraph-properties fo:text-align="justify" style:justify-single-word="false"/>
      <style:text-properties fo:color="#000000" loext:opacity="100%" style:font-name="Linux Libertine S.O.Cist.2" fo:font-size="12pt" fo:language="la" fo:country="VA" style:font-size-asian="12pt" style:language-asian="zh" style:country-asian="CN" style:language-complex="hi" style:country-complex="IN"/>
    </style:style>
    <style:style style:name="P144" style:family="paragraph" style:parent-style-name="Table_20_Contents">
      <style:paragraph-properties fo:text-align="justify" style:justify-single-word="false" fo:hyphenation-ladder-count="2"/>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4" loext:hyphenation-no-caps="false"/>
    </style:style>
    <style:style style:name="P145"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46"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47"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48"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1dede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49"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cs" fo:country="CZ" fo:font-style="normal" fo:font-weight="normal" officeooo:rsid="0034e2b4" officeooo:paragraph-rsid="002ccf1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50"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cs" fo:country="CZ" fo:font-style="normal" fo:font-weight="normal" officeooo:rsid="0034e2b4" officeooo:paragraph-rsid="002e772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51"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5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53"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0338b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54" style:family="paragraph" style:parent-style-name="Table_20_Contents">
      <style:paragraph-properties fo:text-align="center" style:justify-single-word="false"/>
      <style:text-properties style:font-name="Bookman BT S.O.Cist.:liga=0"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155" style:family="paragraph" style:parent-style-name="Table_20_Contents">
      <style:paragraph-properties fo:text-align="center" style:justify-single-word="false" fo:hyphenation-ladder-count="2"/>
      <style:text-properties style:font-name="Bookman BT S.O.Cist.:liga=0"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4" loext:hyphenation-no-caps="false"/>
    </style:style>
    <style:style style:name="P156" style:family="paragraph" style:parent-style-name="Table_20_Contents">
      <style:paragraph-properties fo:line-height="115%" fo:text-align="center" style:justify-single-word="false"/>
      <style:text-properties fo:font-size="18pt" officeooo:paragraph-rsid="0015947e" style:font-size-asian="18pt" style:font-size-complex="18pt"/>
    </style:style>
    <style:style style:name="P157" style:family="paragraph" style:parent-style-name="Table_20_Contents">
      <style:paragraph-properties fo:text-align="center" style:justify-single-word="false"/>
      <style:text-properties style:font-name="Bookman BT S.O.Cist.:liga=02"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158" style:family="paragraph" style:parent-style-name="Table_20_Contents">
      <style:paragraph-properties fo:text-align="center" style:justify-single-word="false"/>
      <style:text-properties style:use-window-font-color="true" loext:opacity="0%" style:font-name="Linux Libertine S.O.Cist.2" fo:font-size="12pt" fo:language="la" fo:country="VA" officeooo:paragraph-rsid="000f0466" style:font-size-asian="12pt" style:font-size-complex="12pt"/>
    </style:style>
    <style:style style:name="P159" style:family="paragraph" style:parent-style-name="Table_20_Contents">
      <style:paragraph-properties fo:text-align="center" style:justify-single-word="false"/>
      <style:text-properties style:use-window-font-color="true" loext:opacity="0%" style:font-name="Linux Libertine S.O.Cist.2" fo:font-size="12pt" fo:language="la" fo:country="VA" officeooo:paragraph-rsid="00e2e9f2" style:font-size-asian="12pt" style:font-size-complex="12pt"/>
    </style:style>
    <style:style style:name="P160" style:family="paragraph" style:parent-style-name="Table_20_Contents">
      <style:paragraph-properties fo:text-align="center" style:justify-single-word="false"/>
      <style:text-properties style:use-window-font-color="true" loext:opacity="0%" style:font-name="Linux Libertine S.O.Cist.2" fo:font-size="12pt" fo:language="la" fo:country="VA" officeooo:paragraph-rsid="00e4d2bd" style:font-size-asian="12pt" style:font-size-complex="12pt"/>
    </style:style>
    <style:style style:name="P161" style:family="paragraph" style:parent-style-name="Table_20_Contents">
      <loext:graphic-properties draw:fill="none"/>
      <style:paragraph-properties fo:margin-left="0in" fo:margin-right="0in" fo:margin-top="0in" fo:margin-bottom="0.0398in" style:contextual-spacing="false" fo:line-height="100%" fo:text-align="justify" style:justify-single-word="false" fo:hyphenation-ladder-count="2"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162" style:family="paragraph" style:parent-style-name="Table_20_Contents">
      <loext:graphic-properties draw:fill="none"/>
      <style:paragraph-properties fo:margin-left="0in" fo:margin-right="0in" fo:margin-top="0in" fo:margin-bottom="0.0398in" style:contextual-spacing="false" fo:line-height="100%" fo:text-align="justify" style:justify-single-word="false" fo:hyphenation-ladder-count="2"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163"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style:use-window-font-color="true" loext:opacity="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164" style:family="paragraph" style:parent-style-name="Table_20_Contents">
      <loext:graphic-properties draw:fill="none"/>
      <style:paragraph-properties fo:margin-left="0in" fo:margin-right="0in" fo:margin-top="0in" fo:margin-bottom="0in" style:contextual-spacing="false" fo:line-height="100%" fo:text-align="justify" style:justify-single-word="false" fo:text-indent="0.1965in" style:auto-text-indent="false" fo:background-color="transparent" text:number-lines="false" text:line-number="0"/>
      <style:text-properties style:use-window-font-color="true" loext:opacity="0%" style:font-name="Linux Libertine S.O.Cist.2" fo:font-size="12pt" fo:language="la" fo:country="VA" fo:font-weight="normal" officeooo:paragraph-rsid="001fa68d" style:font-size-asian="12pt" style:language-asian="zh" style:country-asian="CN" style:font-weight-asian="normal" style:font-size-complex="12pt" style:language-complex="hi" style:country-complex="IN" style:font-weight-complex="normal"/>
    </style:style>
    <style:style style:name="P165" style:family="paragraph" style:parent-style-name="Table_20_Contents">
      <style:paragraph-properties fo:text-align="center" style:justify-single-word="false" style:writing-mode="lr-tb"/>
      <style:text-properties style:use-window-font-color="true" loext:opacity="0%" style:font-name="Linux Libertine S.O.Cist.2"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66" style:family="paragraph" style:parent-style-name="Table_20_Contents">
      <style:paragraph-properties fo:line-height="115%" fo:text-align="center" style:justify-single-word="false" style:writing-mode="lr-tb"/>
      <style:text-properties style:use-window-font-color="true" loext:opacity="0%" style:font-name="Linux Libertine S.O.Cist.2" fo:font-size="12pt" fo:letter-spacing="normal" fo:language="la" fo:country="VA" fo:font-weight="normal" officeooo:paragraph-rsid="0030a648" style:font-size-asian="12pt" style:language-asian="zh" style:country-asian="CN" style:font-weight-asian="normal" style:font-size-complex="12pt" style:language-complex="hi" style:country-complex="IN" style:font-weight-complex="normal"/>
    </style:style>
    <style:style style:name="P167" style:family="paragraph" style:parent-style-name="Table_20_Contents">
      <loext:graphic-properties draw:fill="none"/>
      <style:paragraph-properties fo:margin-left="0in" fo:margin-right="0in" fo:line-height="100%" fo:text-align="justify" style:justify-single-word="false" fo:hyphenation-ladder-count="2" fo:text-indent="0.1965in" style:auto-text-indent="false" fo:background-color="transparent" text:number-lines="false" text:line-number="0"/>
      <style:text-properties style:use-window-font-color="true" loext:opacity="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168" style:family="paragraph" style:parent-style-name="Table_20_Contents">
      <loext:graphic-properties draw:fill="none"/>
      <style:paragraph-properties fo:margin-left="0in" fo:margin-right="0in" fo:margin-top="0in" fo:margin-bottom="0in" style:contextual-spacing="false" fo:line-height="100%" fo:text-align="justify" style:justify-single-word="false" fo:text-indent="0.1965in" style:auto-text-indent="false" fo:background-color="transparent" text:number-lines="false" text:line-number="0"/>
      <style:text-properties style:use-window-font-color="true" loext:opacity="0%" style:font-name="Linux Libertine S.O.Cist.2" fo:font-size="12pt" fo:language="cs" fo:country="CZ" fo:font-weight="normal" officeooo:paragraph-rsid="0021771c" style:font-size-asian="12pt" style:language-asian="zh" style:country-asian="CN" style:font-weight-asian="normal" style:font-size-complex="12pt" style:language-complex="hi" style:country-complex="IN" style:font-weight-complex="normal"/>
    </style:style>
    <style:style style:name="P169" style:family="paragraph" style:parent-style-name="Table_20_Contents">
      <style:paragraph-properties fo:text-align="justify" style:justify-single-word="false"/>
      <style:text-properties style:font-name="Linux Libertine S.O.Cist.3" fo:font-size="12pt" fo:language="cs" fo:country="CZ" style:font-size-asian="12pt" style:language-asian="zh" style:country-asian="CN" style:language-complex="hi" style:country-complex="IN"/>
    </style:style>
    <style:style style:name="P170" style:family="paragraph" style:parent-style-name="Table_20_Contents">
      <style:paragraph-properties fo:text-align="center" style:justify-single-word="false" fo:hyphenation-ladder-count="2"/>
      <style:text-properties officeooo:paragraph-rsid="0031de23" fo:hyphenate="true" fo:hyphenation-remain-char-count="2" fo:hyphenation-push-char-count="4" loext:hyphenation-no-caps="false"/>
    </style:style>
    <style:style style:name="P171" style:family="paragraph" style:parent-style-name="Table_20_Contents">
      <style:paragraph-properties fo:margin-top="0in" fo:margin-bottom="0.0201in" style:contextual-spacing="false" fo:line-height="115%" fo:text-align="center" style:justify-single-word="false" style:writing-mode="lr-tb"/>
      <style:text-properties fo:font-size="15pt" officeooo:paragraph-rsid="0015947e" style:font-size-asian="15pt" style:font-size-complex="15pt"/>
    </style:style>
    <style:style style:name="P172" style:family="paragraph" style:parent-style-name="Table_20_Contents">
      <style:paragraph-properties fo:margin-top="0.0398in" fo:margin-bottom="0.0398in" style:contextual-spacing="false" fo:line-height="115%" fo:text-align="center" style:justify-single-word="false"/>
      <style:text-properties style:font-name="Cloister" fo:font-size="18pt" officeooo:paragraph-rsid="00191dc8" style:font-size-asian="18pt" style:font-size-complex="18pt"/>
    </style:style>
    <style:style style:name="P173"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0191dc8" fo:hyphenate="true" fo:hyphenation-remain-char-count="2" fo:hyphenation-push-char-count="4" loext:hyphenation-no-caps="false"/>
    </style:style>
    <style:style style:name="P174" style:family="paragraph" style:parent-style-name="Table_20_Contents">
      <loext:graphic-properties draw:fill="none"/>
      <style:paragraph-properties fo:margin-left="0in" fo:margin-right="0in" fo:margin-top="0in" fo:margin-bottom="0.0201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0338b01" fo:hyphenate="true" fo:hyphenation-remain-char-count="2" fo:hyphenation-push-char-count="4" loext:hyphenation-no-caps="false"/>
    </style:style>
    <style:style style:name="P175" style:family="paragraph" style:parent-style-name="Table_20_Contents">
      <loext:graphic-properties draw:fill="none"/>
      <style:paragraph-properties fo:margin-left="0in" fo:margin-right="0in" fo:text-align="start" style:justify-single-word="false" fo:orphans="2" fo:widows="2" fo:hyphenation-ladder-count="3" fo:text-indent="0.1252in" style:auto-text-indent="false" fo:background-color="transparent" text:number-lines="false" text:line-number="0" style:punctuation-wrap="hanging" style:writing-mode="lr-tb"/>
      <style:text-properties fo:hyphenate="true" fo:hyphenation-remain-char-count="2" fo:hyphenation-push-char-count="2" loext:hyphenation-no-caps="false"/>
    </style:style>
    <style:style style:name="P176"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hanging" style:writing-mode="lr-tb">
        <style:drop-cap/>
      </style:paragraph-properties>
      <style:text-properties officeooo:rsid="0150b418" officeooo:paragraph-rsid="0150b418" fo:hyphenate="true" fo:hyphenation-remain-char-count="2" fo:hyphenation-push-char-count="2" loext:hyphenation-no-caps="false"/>
    </style:style>
    <style:style style:name="P177"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8"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79"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0"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82" style:family="paragraph" style:parent-style-name="Table_20_Contents">
      <style:paragraph-properties fo:margin-top="0in" fo:margin-bottom="0in" style:contextual-spacing="false"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83"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4"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86"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61d1a8" officeooo:paragraph-rsid="0061d1a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7"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648945" officeooo:paragraph-rsid="0064894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88"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648945" officeooo:paragraph-rsid="008e41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19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e41e9" officeooo:paragraph-rsid="008e41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91" style:family="paragraph" style:parent-style-name="Table_20_Contents">
      <style:paragraph-properties fo:text-align="center" style:justify-single-word="false"/>
      <style:text-properties fo:color="#000000" loext:opacity="100%" style:font-name="Linux Libertine S.O.Cist.2"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192"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anguage="la" fo:country="VA" style:font-size-asian="12pt" style:language-asian="zh" style:country-asian="CN" style:font-size-complex="12pt" style:language-complex="hi" style:country-complex="IN"/>
    </style:style>
    <style:style style:name="P193"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anguage="la" fo:country="VA" officeooo:paragraph-rsid="0031de23" style:font-size-asian="12pt" style:language-asian="zh" style:country-asian="CN" style:font-size-complex="12pt" style:language-complex="hi" style:country-complex="IN"/>
    </style:style>
    <style:style style:name="P194"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31de23" style:font-size-asian="12pt" style:language-asian="zh" style:country-asian="CN" style:font-size-complex="12pt" style:language-complex="hi" style:country-complex="IN" fo:hyphenate="true" fo:hyphenation-remain-char-count="2" fo:hyphenation-push-char-count="4" loext:hyphenation-no-caps="false"/>
    </style:style>
    <style:style style:name="P19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336121" style:font-size-asian="12pt" style:language-asian="zh" style:country-asian="CN" style:font-size-complex="12pt" style:language-complex="hi" style:country-complex="IN" fo:hyphenate="true" fo:hyphenation-remain-char-count="2" fo:hyphenation-push-char-count="4" loext:hyphenation-no-caps="false"/>
    </style:style>
    <style:style style:name="P196"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style:style>
    <style:style style:name="P197"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style:style>
    <style:style style:name="P19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4" loext:hyphenation-no-caps="false"/>
    </style:style>
    <style:style style:name="P19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4" loext:hyphenation-no-caps="false"/>
    </style:style>
    <style:style style:name="P200"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2" fo:font-size="12pt" fo:language="la" fo:country="VA" officeooo:rsid="0034a540" officeooo:paragraph-rsid="0034a540" style:font-size-asian="12pt" style:language-asian="zh" style:country-asian="CN" style:font-size-complex="12pt" style:language-complex="hi" style:country-complex="IN"/>
    </style:style>
    <style:style style:name="P20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4" loext:hyphenation-no-caps="false"/>
    </style:style>
    <style:style style:name="P202"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2" fo:font-size="12pt" fo:language="la" fo:country="VA" officeooo:rsid="0030a648" officeooo:paragraph-rsid="0030a648" style:font-name-asian="Andale Sans UI" style:font-size-asian="12pt" style:language-asian="zh" style:country-asian="CN" style:font-name-complex="Tahoma" style:font-size-complex="12pt" style:language-complex="hi" style:country-complex="IN"/>
    </style:style>
    <style:style style:name="P20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9783c5" officeooo:paragraph-rsid="001da89d" style:font-size-asian="12pt" style:font-size-complex="12pt"/>
    </style:style>
    <style:style style:name="P20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9783c5" officeooo:paragraph-rsid="00b4e6e6" style:font-size-asian="12pt" style:font-size-complex="12pt"/>
    </style:style>
    <style:style style:name="P20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9783c5" officeooo:paragraph-rsid="013b052c" style:font-size-asian="12pt" style:font-size-complex="12pt"/>
    </style:style>
    <style:style style:name="P20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0edf827" style:font-size-asian="12pt" style:font-size-complex="12pt" fo:hyphenate="true" fo:hyphenation-remain-char-count="2" fo:hyphenation-push-char-count="4" loext:hyphenation-no-caps="false"/>
    </style:style>
    <style:style style:name="P207"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rsid="0067414b" officeooo:paragraph-rsid="00b24ae0" style:font-size-asian="12pt" style:font-size-complex="12pt"/>
    </style:style>
    <style:style style:name="P208"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rsid="0067414b" officeooo:paragraph-rsid="000c2df7" style:font-size-asian="12pt" style:font-size-complex="12pt"/>
    </style:style>
    <style:style style:name="P209"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rsid="0067414b" officeooo:paragraph-rsid="00033682" style:font-size-asian="12pt" style:font-size-complex="12pt"/>
    </style:style>
    <style:style style:name="P210"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rsid="0067414b" officeooo:paragraph-rsid="00a272f0" style:font-size-asian="12pt" style:font-size-complex="12pt"/>
    </style:style>
    <style:style style:name="P211"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rsid="0067414b" officeooo:paragraph-rsid="003e2b79" style:font-size-asian="12pt" style:font-size-complex="12pt"/>
    </style:style>
    <style:style style:name="P21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0a272f0" style:font-size-asian="12pt" style:font-size-complex="12pt" fo:hyphenate="true" fo:hyphenation-remain-char-count="2" fo:hyphenation-push-char-count="4" loext:hyphenation-no-caps="false"/>
    </style:style>
    <style:style style:name="P21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8e7b1a" officeooo:paragraph-rsid="00b3d3ea" style:font-size-asian="12pt" style:font-size-complex="12pt"/>
    </style:style>
    <style:style style:name="P21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8e7b1a" officeooo:paragraph-rsid="00a272f0" style:font-size-asian="12pt" style:font-size-complex="12pt"/>
    </style:style>
    <style:style style:name="P21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18e7b1a" officeooo:paragraph-rsid="010a1af7" style:font-size-asian="12pt" style:font-size-complex="12pt"/>
    </style:style>
    <style:style style:name="P216" style:family="paragraph" style:parent-style-name="Table_20_Contents">
      <style:paragraph-properties fo:text-align="justify" style:justify-single-word="false" fo:hyphenation-ladder-count="no-limit" style:writing-mode="lr-tb">
        <style:drop-cap style:lines="2" style:style-name="Drop_20_Caps"/>
      </style:paragraph-properties>
      <style:text-properties style:font-name="Linux Libertine S.O.Cist.2" fo:font-size="12pt" fo:language="cs" fo:country="CZ" officeooo:rsid="018e7b1a" officeooo:paragraph-rsid="00a272f0" style:font-size-asian="12pt" style:font-size-complex="12pt" fo:hyphenate="true" fo:hyphenation-remain-char-count="2" fo:hyphenation-push-char-count="4" loext:hyphenation-no-caps="false"/>
    </style:style>
    <style:style style:name="P21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a272f0" style:font-size-asian="12pt" style:font-size-complex="12pt" fo:hyphenate="true" fo:hyphenation-remain-char-count="2" fo:hyphenation-push-char-count="4" loext:hyphenation-no-caps="false"/>
    </style:style>
    <style:style style:name="P21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0cdd77" style:font-size-asian="12pt" style:font-size-complex="12pt" fo:hyphenate="true" fo:hyphenation-remain-char-count="2" fo:hyphenation-push-char-count="4" loext:hyphenation-no-caps="false"/>
    </style:style>
    <style:style style:name="P219" style:family="paragraph" style:parent-style-name="Table_20_Contents">
      <style:paragraph-properties fo:text-align="justify" style:justify-single-word="false" style:writing-mode="lr-tb">
        <style:drop-cap style:lines="3" style:style-name="Iniciály_20_velké"/>
      </style:paragraph-properties>
      <style:text-properties style:font-name="Linux Libertine S.O.Cist.2" fo:font-size="12pt" fo:language="cs" fo:country="CZ" officeooo:rsid="002ac743" style:font-size-asian="12pt" style:font-size-complex="12pt"/>
    </style:style>
    <style:style style:name="P220"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paragraph-rsid="01065da5" style:font-size-asian="12pt" style:font-size-complex="12pt"/>
    </style:style>
    <style:style style:name="P221"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paragraph-rsid="010b6cfb" style:font-size-asian="12pt" style:font-size-complex="12pt"/>
    </style:style>
    <style:style style:name="P222" style:family="paragraph" style:parent-style-name="Table_20_Contents">
      <style:paragraph-properties fo:text-align="justify" style:justify-single-word="false">
        <style:drop-cap style:lines="3" style:style-name="Iniciály_20_velké"/>
      </style:paragraph-properties>
      <style:text-properties style:font-name="Linux Libertine S.O.Cist.2" fo:font-size="12pt" fo:language="cs" fo:country="CZ" officeooo:paragraph-rsid="00ae1939" style:font-size-asian="12pt" style:font-size-complex="12pt"/>
    </style:style>
    <style:style style:name="P223" style:family="paragraph" style:parent-style-name="Table_20_Contents">
      <style:paragraph-properties fo:text-align="justify" style:justify-single-word="false">
        <style:drop-cap style:lines="2" style:style-name="Drop_20_Caps"/>
      </style:paragraph-properties>
      <style:text-properties style:font-name="Linux Libertine S.O.Cist.2" fo:font-size="12pt" fo:language="cs" fo:country="CZ" officeooo:paragraph-rsid="0013823a" style:font-size-asian="12pt" style:font-size-complex="12pt"/>
    </style:style>
    <style:style style:name="P22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4492b0" officeooo:paragraph-rsid="004492b0" style:font-size-asian="12pt" style:font-size-complex="12pt"/>
    </style:style>
    <style:style style:name="P22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30a648" officeooo:paragraph-rsid="0030a648" style:font-size-asian="12pt" style:font-size-complex="12pt"/>
    </style:style>
    <style:style style:name="P226"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4dc52b" officeooo:paragraph-rsid="004dc52b" style:font-size-asian="12pt" style:font-size-complex="12pt"/>
    </style:style>
    <style:style style:name="P22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d8dd7c" officeooo:paragraph-rsid="000c2df7" style:font-size-asian="12pt" style:font-size-complex="12pt"/>
    </style:style>
    <style:style style:name="P22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5a0240" officeooo:paragraph-rsid="005a0240" style:font-size-asian="12pt" style:font-size-complex="12pt"/>
    </style:style>
    <style:style style:name="P22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5a5fa3" officeooo:paragraph-rsid="005a5fa3" style:font-size-asian="12pt" style:font-size-complex="12pt"/>
    </style:style>
    <style:style style:name="P23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6897dd" officeooo:paragraph-rsid="006897dd" style:font-size-asian="12pt" style:font-size-complex="12pt"/>
    </style:style>
    <style:style style:name="P23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7b93c8" officeooo:paragraph-rsid="007b93c8" style:font-size-asian="12pt" style:font-size-complex="12pt"/>
    </style:style>
    <style:style style:name="P23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8408de" officeooo:paragraph-rsid="008408de" style:font-size-asian="12pt" style:font-size-complex="12pt"/>
    </style:style>
    <style:style style:name="P23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rsid="00d7cf8e" officeooo:paragraph-rsid="00d91702" style:font-size-asian="12pt" style:font-size-complex="12pt"/>
    </style:style>
    <style:style style:name="P23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947081" officeooo:paragraph-rsid="00947081" style:font-size-asian="12pt" style:font-size-complex="12pt" fo:hyphenate="true" fo:hyphenation-remain-char-count="2" fo:hyphenation-push-char-count="4" loext:hyphenation-no-caps="false"/>
    </style:style>
    <style:style style:name="P23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956a0e" officeooo:paragraph-rsid="00956a0e" style:font-size-asian="12pt" style:font-size-complex="12pt" fo:hyphenate="true" fo:hyphenation-remain-char-count="2" fo:hyphenation-push-char-count="4" loext:hyphenation-no-caps="false"/>
    </style:style>
    <style:style style:name="P23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97d567" officeooo:paragraph-rsid="005a5fa3" style:font-size-asian="12pt" style:font-size-complex="12pt" fo:hyphenate="true" fo:hyphenation-remain-char-count="2" fo:hyphenation-push-char-count="4" loext:hyphenation-no-caps="false"/>
    </style:style>
    <style:style style:name="P23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6751c9" officeooo:paragraph-rsid="006897dd" style:font-size-asian="12pt" style:font-size-complex="12pt" fo:hyphenate="true" fo:hyphenation-remain-char-count="2" fo:hyphenation-push-char-count="4" loext:hyphenation-no-caps="false"/>
    </style:style>
    <style:style style:name="P23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896b47" officeooo:paragraph-rsid="003ed4d2" style:font-size-asian="12pt" style:font-size-complex="12pt" fo:hyphenate="true" fo:hyphenation-remain-char-count="2" fo:hyphenation-push-char-count="4" loext:hyphenation-no-caps="false"/>
    </style:style>
    <style:style style:name="P23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924205" officeooo:paragraph-rsid="00924205" style:font-size-asian="12pt" style:font-size-complex="12pt" fo:hyphenate="true" fo:hyphenation-remain-char-count="2" fo:hyphenation-push-char-count="4" loext:hyphenation-no-caps="false"/>
    </style:style>
    <style:style style:name="P24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a09608" officeooo:paragraph-rsid="00a09608" style:font-size-asian="12pt" style:font-size-complex="12pt" fo:hyphenate="true" fo:hyphenation-remain-char-count="2" fo:hyphenation-push-char-count="4" loext:hyphenation-no-caps="false"/>
    </style:style>
    <style:style style:name="P241" style:family="paragraph" style:parent-style-name="Table_20_Contents">
      <style:paragraph-properties fo:margin-top="0in" fo:margin-bottom="0.0201in" style:contextual-spacing="false"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2bebe7" officeooo:paragraph-rsid="00fc7a6e" style:font-size-asian="12pt" style:font-size-complex="12pt" fo:hyphenate="true" fo:hyphenation-remain-char-count="2" fo:hyphenation-push-char-count="4" loext:hyphenation-no-caps="false"/>
    </style:style>
    <style:style style:name="P242" style:family="paragraph" style:parent-style-name="Table_20_Contents">
      <style:paragraph-properties fo:margin-top="0in" fo:margin-bottom="0.0402in" style:contextual-spacing="false"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2e7725" officeooo:paragraph-rsid="00191dc8" style:font-size-asian="12pt" style:font-size-complex="12pt" fo:hyphenate="true" fo:hyphenation-remain-char-count="2" fo:hyphenation-push-char-count="4" loext:hyphenation-no-caps="false"/>
    </style:style>
    <style:style style:name="P24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paragraph-rsid="0042a85c" style:font-size-asian="12pt"/>
    </style:style>
    <style:style style:name="P24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officeooo:paragraph-rsid="0081b6f4" style:font-size-asian="12pt"/>
    </style:style>
    <style:style style:name="P24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fo:font-style="normal" officeooo:rsid="006897dd" officeooo:paragraph-rsid="006897dd" style:font-size-asian="12pt" style:font-style-asian="normal" style:font-size-complex="12pt" style:font-style-complex="normal"/>
    </style:style>
    <style:style style:name="P24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6897dd" officeooo:paragraph-rsid="006897dd" style:font-size-asian="12pt" style:font-style-asian="normal" style:font-size-complex="12pt" style:font-style-complex="normal" fo:hyphenate="true" fo:hyphenation-remain-char-count="2" fo:hyphenation-push-char-count="4" loext:hyphenation-no-caps="false"/>
    </style:style>
    <style:style style:name="P24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cs" fo:country="CZ" fo:font-style="normal" officeooo:rsid="0069367c" officeooo:paragraph-rsid="0069367c" style:font-size-asian="12pt" style:font-style-asian="normal" style:font-size-complex="12pt" style:font-style-complex="normal"/>
    </style:style>
    <style:style style:name="P24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4" loext:hyphenation-no-caps="false"/>
    </style:style>
    <style:style style:name="P249" style:family="paragraph" style:parent-style-name="Table_20_Contents">
      <style:paragraph-properties fo:margin-top="0in" fo:margin-bottom="0in" style:contextual-spacing="false"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f68862" officeooo:paragraph-rsid="00191dc8" style:font-size-asian="12pt" style:font-style-asian="normal" style:font-size-complex="12pt" style:font-style-complex="normal" fo:hyphenate="true" fo:hyphenation-remain-char-count="2" fo:hyphenation-push-char-count="4" loext:hyphenation-no-caps="false"/>
    </style:style>
    <style:style style:name="P25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style:style>
    <style:style style:name="P25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paragraph-rsid="00336121"/>
    </style:style>
    <style:style style:name="P252" style:family="paragraph" style:parent-style-name="Table_20_Contents">
      <style:paragraph-properties fo:text-align="justify" style:justify-single-word="false" style:writing-mode="lr-tb">
        <style:drop-cap style:lines="3" style:style-name="Iniciály_20_velké"/>
      </style:paragraph-properties>
      <style:text-properties style:font-name="Linux Libertine S.O.Cist.2" fo:font-size="12pt"/>
    </style:style>
    <style:style style:name="P25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hyphenate="true" fo:hyphenation-remain-char-count="2" fo:hyphenation-push-char-count="4" loext:hyphenation-no-caps="false"/>
    </style:style>
    <style:style style:name="P25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officeooo:paragraph-rsid="00336121" fo:hyphenate="true" fo:hyphenation-remain-char-count="2" fo:hyphenation-push-char-count="4" loext:hyphenation-no-caps="false"/>
    </style:style>
    <style:style style:name="P25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0a648" officeooo:paragraph-rsid="003b62a4"/>
    </style:style>
    <style:style style:name="P256"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0a648" officeooo:paragraph-rsid="0030a648"/>
    </style:style>
    <style:style style:name="P25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0a648" officeooo:paragraph-rsid="0034e2b4"/>
    </style:style>
    <style:style style:name="P258" style:family="paragraph" style:parent-style-name="Table_20_Contents">
      <style:paragraph-properties fo:text-align="justify" style:justify-single-word="false" fo:hyphenation-ladder-count="4" style:writing-mode="lr-tb">
        <style:drop-cap style:lines="2" style:style-name="Drop_20_Caps"/>
      </style:paragraph-properties>
      <style:text-properties style:font-name="Linux Libertine S.O.Cist.2" fo:font-size="12pt" officeooo:rsid="0030a648" officeooo:paragraph-rsid="0034e2b4" fo:hyphenate="true" fo:hyphenation-remain-char-count="2" fo:hyphenation-push-char-count="2" loext:hyphenation-no-caps="false"/>
    </style:style>
    <style:style style:name="P25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87f8b" officeooo:paragraph-rsid="00387f8b"/>
    </style:style>
    <style:style style:name="P26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87f8b" officeooo:paragraph-rsid="0061d1a8"/>
    </style:style>
    <style:style style:name="P26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officeooo:rsid="00387f8b" officeooo:paragraph-rsid="0063c07a"/>
    </style:style>
    <style:style style:name="P262" style:family="paragraph" style:parent-style-name="Table_20_Contents">
      <style:paragraph-properties fo:text-align="justify" style:justify-single-word="false" fo:hyphenation-ladder-count="4" style:writing-mode="lr-tb">
        <style:drop-cap style:lines="2" style:style-name="Drop_20_Caps"/>
      </style:paragraph-properties>
      <style:text-properties style:font-name="Linux Libertine S.O.Cist.2" fo:font-size="12pt" officeooo:rsid="00387f8b" officeooo:paragraph-rsid="005e3fde"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la" fo:country="VA" officeooo:paragraph-rsid="008cec1b" style:language-asian="zh" style:country-asian="CN" style:language-complex="hi" style:country-complex="IN"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la" fo:country="VA" officeooo:rsid="008cec1b" officeooo:paragraph-rsid="008cec1b" style:language-asian="zh" style:country-asian="CN" style:language-complex="hi" style:country-complex="IN" fo:hyphenate="true" fo:hyphenation-remain-char-count="2" fo:hyphenation-push-char-count="2" loext:hyphenation-no-caps="false"/>
    </style:style>
    <style:style style:name="P26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font-size="12pt" fo:language="la" fo:country="VA" officeooo:rsid="008cec1b" officeooo:paragraph-rsid="008cec1b" style:language-asian="zh" style:country-asian="CN" style:language-complex="hi" style:country-complex="IN"/>
    </style:style>
    <style:style style:name="P26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la" fo:country="VA" officeooo:rsid="008cec1b" officeooo:paragraph-rsid="008cec1b" style:language-asian="zh" style:country-asian="CN" style:language-complex="hi" style:country-complex="IN"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2" fo:font-size="12pt" fo:language="la" fo:country="VA" officeooo:paragraph-rsid="0030a648" style:font-size-asian="12pt" style:language-asian="zh" style:country-asian="CN" style:language-complex="hi" style:country-complex="IN" fo:hyphenate="true" fo:hyphenation-remain-char-count="2" fo:hyphenation-push-char-count="4" loext:hyphenation-no-caps="false"/>
    </style:style>
    <style:style style:name="P268" style:family="paragraph" style:parent-style-name="Table_20_Contents">
      <style:paragraph-properties fo:text-align="justify" style:justify-single-word="false" fo:hyphenation-ladder-count="4">
        <style:drop-cap style:lines="3" style:style-name="Iniciály_20_velké"/>
      </style:paragraph-properties>
      <style:text-properties style:font-name="Linux Libertine S.O.Cist.2" fo:hyphenate="true" fo:hyphenation-remain-char-count="2" fo:hyphenation-push-char-count="2" loext:hyphenation-no-caps="false"/>
    </style:style>
    <style:style style:name="P269" style:family="paragraph" style:parent-style-name="Table_20_Contents">
      <style:paragraph-properties fo:text-align="justify" style:justify-single-word="false">
        <style:drop-cap style:lines="2" style:style-name="Drop_20_Caps"/>
      </style:paragraph-properties>
      <style:text-properties style:font-name="Linux Libertine S.O.Cist.2"/>
    </style:style>
    <style:style style:name="P270"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2" fo:language="la" fo:country="VA" officeooo:paragraph-rsid="003b62a4" style:language-asian="zh" style:country-asian="CN" style:language-complex="hi" style:country-complex="IN"/>
    </style:style>
    <style:style style:name="P271" style:family="paragraph" style:parent-style-name="Table_20_Contents">
      <style:paragraph-properties fo:text-align="justify" style:justify-single-word="false" style:writing-mode="lr-tb">
        <style:drop-cap style:lines="2" style:style-name="Drop_20_Caps"/>
      </style:paragraph-properties>
      <style:text-properties officeooo:paragraph-rsid="01468d87"/>
    </style:style>
    <style:style style:name="P272" style:family="paragraph" style:parent-style-name="Table_20_Contents">
      <style:paragraph-properties fo:text-align="justify" style:justify-single-word="false">
        <style:drop-cap style:lines="2" style:style-name="Drop_20_Caps"/>
      </style:paragraph-properties>
    </style:style>
    <style:style style:name="P273" style:family="paragraph" style:parent-style-name="Table_20_Contents">
      <style:paragraph-properties fo:text-align="justify" style:justify-single-word="false" style:writing-mode="lr-tb">
        <style:drop-cap style:lines="2" style:style-name="Drop_20_Caps"/>
      </style:paragraph-properties>
    </style:style>
    <style:style style:name="P274" style:family="paragraph" style:parent-style-name="Table_20_Contents">
      <style:paragraph-properties fo:text-align="justify" style:justify-single-word="false" style:writing-mode="lr-tb">
        <style:drop-cap style:lines="2" style:style-name="Drop_20_Caps"/>
      </style:paragraph-properties>
      <style:text-properties officeooo:paragraph-rsid="01499381"/>
    </style:style>
    <style:style style:name="P275" style:family="paragraph" style:parent-style-name="Table_20_Contents">
      <style:paragraph-properties fo:text-align="justify" style:justify-single-word="false" style:writing-mode="lr-tb">
        <style:drop-cap style:lines="2" style:style-name="Drop_20_Caps"/>
      </style:paragraph-properties>
      <style:text-properties officeooo:paragraph-rsid="00279ba6"/>
    </style:style>
    <style:style style:name="P276" style:family="paragraph" style:parent-style-name="Table_20_Contents">
      <style:paragraph-properties fo:text-align="justify" style:justify-single-word="false" style:writing-mode="lr-tb">
        <style:drop-cap style:lines="2" style:style-name="Drop_20_Caps"/>
      </style:paragraph-properties>
      <style:text-properties officeooo:paragraph-rsid="002ad8a3"/>
    </style:style>
    <style:style style:name="P277" style:family="paragraph" style:parent-style-name="Table_20_Contents">
      <style:paragraph-properties fo:text-align="justify" style:justify-single-word="false" style:writing-mode="lr-tb">
        <style:drop-cap style:lines="2" style:style-name="Drop_20_Caps"/>
      </style:paragraph-properties>
      <style:text-properties officeooo:paragraph-rsid="002f1da0"/>
    </style:style>
    <style:style style:name="P278" style:family="paragraph" style:parent-style-name="Table_20_Contents">
      <style:paragraph-properties fo:text-align="justify" style:justify-single-word="false" style:writing-mode="lr-tb">
        <style:drop-cap style:lines="2" style:style-name="Drop_20_Caps"/>
      </style:paragraph-properties>
      <style:text-properties officeooo:paragraph-rsid="006b0027"/>
    </style:style>
    <style:style style:name="P279" style:family="paragraph" style:parent-style-name="Table_20_Contents">
      <style:paragraph-properties fo:text-align="justify" style:justify-single-word="false" style:writing-mode="lr-tb">
        <style:drop-cap style:lines="2" style:style-name="Drop_20_Caps"/>
      </style:paragraph-properties>
      <style:text-properties officeooo:paragraph-rsid="0071a129"/>
    </style:style>
    <style:style style:name="P280" style:family="paragraph" style:parent-style-name="Table_20_Contents">
      <style:paragraph-properties fo:text-align="justify" style:justify-single-word="false" style:writing-mode="lr-tb">
        <style:drop-cap style:lines="2" style:style-name="Drop_20_Caps"/>
      </style:paragraph-properties>
      <style:text-properties officeooo:paragraph-rsid="00790342"/>
    </style:style>
    <style:style style:name="P281" style:family="paragraph" style:parent-style-name="Table_20_Contents">
      <style:paragraph-properties fo:text-align="justify" style:justify-single-word="false" style:writing-mode="lr-tb">
        <style:drop-cap style:lines="2" style:style-name="Drop_20_Caps"/>
      </style:paragraph-properties>
      <style:text-properties officeooo:paragraph-rsid="00874aed"/>
    </style:style>
    <style:style style:name="P282" style:family="paragraph" style:parent-style-name="Table_20_Contents">
      <style:paragraph-properties fo:text-align="justify" style:justify-single-word="false" style:writing-mode="lr-tb">
        <style:drop-cap style:lines="2" style:style-name="Drop_20_Caps"/>
      </style:paragraph-properties>
      <style:text-properties officeooo:paragraph-rsid="0088f37b"/>
    </style:style>
    <style:style style:name="P283" style:family="paragraph" style:parent-style-name="Table_20_Contents">
      <style:paragraph-properties fo:text-align="justify" style:justify-single-word="false" style:writing-mode="lr-tb">
        <style:drop-cap style:lines="2" style:style-name="Drop_20_Caps"/>
      </style:paragraph-properties>
      <style:text-properties officeooo:paragraph-rsid="005e3fde"/>
    </style:style>
    <style:style style:name="P284" style:family="paragraph" style:parent-style-name="Table_20_Contents">
      <style:paragraph-properties fo:text-align="justify" style:justify-single-word="false" style:writing-mode="lr-tb">
        <style:drop-cap style:lines="2" style:style-name="Drop_20_Caps"/>
      </style:paragraph-properties>
      <style:text-properties officeooo:paragraph-rsid="009397be"/>
    </style:style>
    <style:style style:name="P285" style:family="paragraph" style:parent-style-name="Table_20_Contents">
      <style:paragraph-properties fo:text-align="justify" style:justify-single-word="false">
        <style:drop-cap style:lines="3" style:style-name="Iniciály_20_velké"/>
      </style:paragraph-properties>
    </style:style>
    <style:style style:name="P286" style:family="paragraph" style:parent-style-name="Table_20_Contents">
      <style:paragraph-properties fo:text-align="justify" style:justify-single-word="false">
        <style:drop-cap style:lines="3" style:style-name="Iniciály_20_velké"/>
      </style:paragraph-properties>
      <style:text-properties officeooo:paragraph-rsid="000aed18"/>
    </style:style>
    <style:style style:name="P287"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501dde"/>
    </style:style>
    <style:style style:name="P288"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6897dd"/>
    </style:style>
    <style:style style:name="P289"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16877b"/>
    </style:style>
    <style:style style:name="P290" style:family="paragraph" style:parent-style-name="Table_20_Contents">
      <style:paragraph-properties fo:text-align="justify" style:justify-single-word="false">
        <style:drop-cap style:lines="3" style:style-name="Iniciály_20_velké"/>
      </style:paragraph-properties>
      <style:text-properties officeooo:paragraph-rsid="0013823a"/>
    </style:style>
    <style:style style:name="P291" style:family="paragraph" style:parent-style-name="Table_20_Contents">
      <style:paragraph-properties fo:text-align="justify" style:justify-single-word="false">
        <style:drop-cap style:lines="3" style:style-name="Iniciály_20_velké"/>
      </style:paragraph-properties>
      <style:text-properties officeooo:paragraph-rsid="011a3822"/>
    </style:style>
    <style:style style:name="P292" style:family="paragraph" style:parent-style-name="Table_20_Contents">
      <style:paragraph-properties fo:text-align="justify" style:justify-single-word="false">
        <style:drop-cap style:lines="3" style:style-name="Iniciály_20_velké"/>
      </style:paragraph-properties>
      <style:text-properties officeooo:paragraph-rsid="001bfa29"/>
    </style:style>
    <style:style style:name="P29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5e3fde" fo:hyphenate="true" fo:hyphenation-remain-char-count="2" fo:hyphenation-push-char-count="2" loext:hyphenation-no-caps="false"/>
    </style:style>
    <style:style style:name="P294"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13e809"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211e05"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2d21b9"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de72e" fo:hyphenate="true" fo:hyphenation-remain-char-count="2" fo:hyphenation-push-char-count="4" loext:hyphenation-no-caps="false"/>
    </style:style>
    <style:style style:name="P29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9b256a" fo:hyphenate="true" fo:hyphenation-remain-char-count="2" fo:hyphenation-push-char-count="4" loext:hyphenation-no-caps="false"/>
    </style:style>
    <style:style style:name="P29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9b4e86" fo:hyphenate="true" fo:hyphenation-remain-char-count="2" fo:hyphenation-push-char-count="4" loext:hyphenation-no-caps="false"/>
    </style:style>
    <style:style style:name="P30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69367c" fo:hyphenate="true" fo:hyphenation-remain-char-count="2" fo:hyphenation-push-char-count="4" loext:hyphenation-no-caps="false"/>
    </style:style>
    <style:style style:name="P30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a272f0" fo:hyphenate="true" fo:hyphenation-remain-char-count="2" fo:hyphenation-push-char-count="4" loext:hyphenation-no-caps="false"/>
    </style:style>
    <style:style style:name="P302" style:family="paragraph" style:parent-style-name="Table_20_Contents">
      <style:paragraph-properties fo:margin-top="0in" fo:margin-bottom="0.0398in" style:contextual-spacing="false" fo:text-align="justify" style:justify-single-word="false" fo:hyphenation-ladder-count="2" style:writing-mode="lr-tb">
        <style:drop-cap style:lines="2" style:style-name="Drop_20_Caps"/>
      </style:paragraph-properties>
      <style:text-properties officeooo:paragraph-rsid="00191dc8" fo:hyphenate="true" fo:hyphenation-remain-char-count="2" fo:hyphenation-push-char-count="4" loext:hyphenation-no-caps="false"/>
    </style:style>
    <style:style style:name="P30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501dde" fo:hyphenate="true" fo:hyphenation-remain-char-count="2" fo:hyphenation-push-char-count="4" loext:hyphenation-no-caps="false"/>
    </style:style>
    <style:style style:name="P30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e4d2bd" fo:hyphenate="true" fo:hyphenation-remain-char-count="2" fo:hyphenation-push-char-count="4" loext:hyphenation-no-caps="false"/>
    </style:style>
    <style:style style:name="P30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9df912" fo:hyphenate="true" fo:hyphenation-remain-char-count="2" fo:hyphenation-push-char-count="4" loext:hyphenation-no-caps="false"/>
    </style:style>
    <style:style style:name="P30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officeooo:paragraph-rsid="0034a540" fo:hyphenate="true" fo:hyphenation-remain-char-count="2" fo:hyphenation-push-char-count="4" loext:hyphenation-no-caps="false"/>
    </style:style>
    <style:style style:name="P307"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08"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09"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0"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1"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2"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6877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3"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4"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5" style:family="paragraph" style:parent-style-name="Table_20_Contents">
      <style:paragraph-properties fo:margin-top="0in" fo:margin-bottom="0.0398in" style:contextual-spacing="false"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a573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6"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91dc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1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4" loext:hyphenation-no-caps="false"/>
    </style:style>
    <style:style style:name="P31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9" style:family="paragraph" style:parent-style-name="Table_20_Contents">
      <style:paragraph-properties fo:text-align="justify" style:justify-single-word="false" style:writing-mode="lr-tb">
        <style:drop-cap style:lines="2" style:style-name="Drop_20_Caps"/>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382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style:use-window-font-color="true" loext:opacity="0%" style:font-name="Linux Libertine S.O.Cist.2" fo:font-size="12pt" fo:letter-spacing="normal" fo:language="la" fo:country="VA" fo:font-style="normal" fo:font-weight="normal" officeooo:rsid="0034e2b4" officeooo:paragraph-rsid="00e2e9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874986" officeooo:paragraph-rsid="00905610" style:font-size-asian="12pt" style:font-size-complex="12pt" fo:hyphenate="true" fo:hyphenation-remain-char-count="2" fo:hyphenation-push-char-count="4" loext:hyphenation-no-caps="false"/>
    </style:style>
    <style:style style:name="P32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0f3e75" fo:hyphenate="true" fo:hyphenation-remain-char-count="2" fo:hyphenation-push-char-count="4" loext:hyphenation-no-caps="false"/>
    </style:style>
    <style:style style:name="P323" style:family="paragraph" style:parent-style-name="Table_20_Contents">
      <style:paragraph-properties fo:line-height="100%" fo:text-align="justify" style:justify-single-word="false" fo:hyphenation-ladder-count="2">
        <style:drop-cap style:lines="2" style:style-name="Drop_20_Caps"/>
      </style:paragraph-properties>
      <style:text-properties style:use-window-font-color="true" loext:opacity="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324" style:family="paragraph" style:parent-style-name="Table_20_Contents">
      <style:paragraph-properties fo:line-height="100%" fo:text-align="justify" style:justify-single-word="false" fo:hyphenation-ladder-count="2">
        <style:drop-cap style:lines="3" style:style-name="Iniciály_20_velké"/>
      </style:paragraph-properties>
      <style:text-properties style:use-window-font-color="true" loext:opacity="0%" style:font-name="Linux Libertine S.O.Cist.2" fo:font-size="12pt" fo:language="la" fo:country="VA" officeooo:paragraph-rsid="00191dc8" style:font-size-asian="12pt" style:language-asian="zh" style:country-asian="CN" style:font-size-complex="12pt" style:language-complex="hi" style:country-complex="IN" fo:hyphenate="true" fo:hyphenation-remain-char-count="2" fo:hyphenation-push-char-count="4" loext:hyphenation-no-caps="false"/>
    </style:style>
    <style:style style:name="P325" style:family="paragraph" style:parent-style-name="Table_20_Contents">
      <style:paragraph-properties fo:line-height="100%" fo:text-align="justify" style:justify-single-word="false" fo:hyphenation-ladder-count="2">
        <style:drop-cap style:lines="2" style:style-name="Drop_20_Caps"/>
      </style:paragraph-properties>
      <style:text-properties style:use-window-font-color="true" loext:opacity="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P326" style:family="paragraph" style:parent-style-name="Table_20_Contents">
      <style:paragraph-properties fo:margin-top="0in" fo:margin-bottom="0.0201in" style:contextual-spacing="false" fo:line-height="100%" fo:text-align="justify" style:justify-single-word="false" fo:hyphenation-ladder-count="2">
        <style:drop-cap style:lines="3" style:style-name="Iniciály_20_velké"/>
      </style:paragraph-properties>
      <style:text-properties style:use-window-font-color="true" loext:opacity="0%" style:font-name="Linux Libertine S.O.Cist.2" fo:font-size="12pt" fo:language="cs" fo:country="CZ" officeooo:paragraph-rsid="0036f5c3" style:font-size-asian="12pt" style:language-asian="zh" style:country-asian="CN" style:font-size-complex="12pt" style:language-complex="hi" style:country-complex="IN" fo:hyphenate="true" fo:hyphenation-remain-char-count="2" fo:hyphenation-push-char-count="4" loext:hyphenation-no-caps="false"/>
    </style:style>
    <style:style style:name="T1" style:family="text">
      <style:text-properties fo:color="#ff0000" loext:opacity="100%"/>
    </style:style>
    <style:style style:name="T2"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3" style:family="text">
      <style:text-properties fo:color="#ff0000" loext:opacity="100%" style:font-name="Cloister" fo:font-size="18pt" fo:language="la" fo:country="VA" fo:font-weight="normal" officeooo:rsid="0014fca4" style:language-asian="zh" style:country-asian="CN" style:font-weight-asian="normal" style:language-complex="hi" style:country-complex="IN" style:font-weight-complex="normal"/>
    </style:style>
    <style:style style:name="T4" style:family="text">
      <style:text-properties fo:color="#ff0000" loext:opacity="100%" style:font-name="Cloister" fo:font-size="18pt" fo:language="la" fo:country="VA" fo:font-weight="normal" officeooo:rsid="0015947e" style:language-asian="zh" style:country-asian="CN" style:font-weight-asian="normal" style:language-complex="hi" style:country-complex="IN" style:font-weight-complex="normal"/>
    </style:style>
    <style:style style:name="T5" style:family="text">
      <style:text-properties fo:color="#ff0000" loext:opacity="100%" style:font-name="Cloister" fo:font-size="18pt" fo:language="la" fo:country="VA" fo:font-weight="normal" officeooo:rsid="0030a648" style:language-asian="zh" style:country-asian="CN" style:font-weight-asian="normal" style:language-complex="hi" style:country-complex="IN" style:font-weight-complex="normal"/>
    </style:style>
    <style:style style:name="T6" style:family="text">
      <style:text-properties fo:color="#ff0000" loext:opacity="100%" style:font-name="Cloister" fo:font-size="18pt" fo:language="la" fo:country="VA" fo:font-weight="normal" officeooo:rsid="0034e2b4" style:language-asian="zh" style:country-asian="CN" style:font-weight-asian="normal" style:language-complex="hi" style:country-complex="IN" style:font-weight-complex="normal"/>
    </style:style>
    <style:style style:name="T7" style:family="text">
      <style:text-properties fo:color="#ff0000" loext:opacity="100%" style:font-name="Cloister" fo:font-size="18pt" fo:language="la" fo:country="VA" fo:font-weight="normal" officeooo:rsid="00387f8b" style:language-asian="zh" style:country-asian="CN" style:font-weight-asian="normal" style:language-complex="hi" style:country-complex="IN" style:font-weight-complex="normal"/>
    </style:style>
    <style:style style:name="T8" style:family="text">
      <style:text-properties fo:color="#ff0000" loext:opacity="100%" style:font-name="Cloister" fo:font-size="18pt" fo:language="la" fo:country="VA" fo:font-weight="normal" officeooo:rsid="005d1774" style:language-asian="zh" style:country-asian="CN" style:font-weight-asian="normal" style:language-complex="hi" style:country-complex="IN" style:font-weight-complex="normal"/>
    </style:style>
    <style:style style:name="T9" style:family="text">
      <style:text-properties fo:color="#ff0000" loext:opacity="100%" style:font-name="Cloister" fo:font-size="18pt" fo:language="la" fo:country="VA" fo:font-weight="normal" officeooo:rsid="0061d1a8" style:language-asian="zh" style:country-asian="CN" style:font-weight-asian="normal" style:language-complex="hi" style:country-complex="IN" style:font-weight-complex="normal"/>
    </style:style>
    <style:style style:name="T10" style:family="text">
      <style:text-properties fo:color="#ff0000" loext:opacity="100%" style:font-name="Cloister" fo:font-size="18pt" fo:language="la" fo:country="VA" fo:font-weight="normal" officeooo:rsid="0063c07a" style:language-asian="zh" style:country-asian="CN" style:font-weight-asian="normal" style:language-complex="hi" style:country-complex="IN" style:font-weight-complex="normal"/>
    </style:style>
    <style:style style:name="T11" style:family="text">
      <style:text-properties fo:color="#ff0000" loext:opacity="100%" style:font-name="Cloister" fo:font-size="18pt" fo:language="la" fo:country="VA" fo:font-weight="normal" officeooo:rsid="008a529c" style:language-asian="zh" style:country-asian="CN" style:font-weight-asian="normal" style:language-complex="hi" style:country-complex="IN" style:font-weight-complex="normal"/>
    </style:style>
    <style:style style:name="T12" style:family="text">
      <style:text-properties fo:color="#ff0000" loext:opacity="100%" style:font-name="Cloister" fo:font-size="18pt" fo:language="la" fo:country="VA" fo:font-weight="normal" officeooo:rsid="00a97fa3" style:language-asian="zh" style:country-asian="CN" style:font-weight-asian="normal" style:language-complex="hi" style:country-complex="IN" style:font-weight-complex="normal"/>
    </style:style>
    <style:style style:name="T13" style:family="text">
      <style:text-properties fo:color="#ff0000" loext:opacity="100%" style:font-name="Cloister" fo:font-size="18pt" fo:language="la" fo:country="VA" fo:font-weight="normal" officeooo:rsid="009212f9" style:language-asian="zh" style:country-asian="CN" style:font-weight-asian="normal" style:language-complex="hi" style:country-complex="IN" style:font-weight-complex="normal"/>
    </style:style>
    <style:style style:name="T14" style:family="text">
      <style:text-properties fo:color="#ff0000" loext:opacity="100%" style:font-name="Cloister" fo:font-size="18pt" fo:language="la" fo:country="VA" fo:font-weight="normal" officeooo:rsid="00e1e0bb" style:language-asian="zh" style:country-asian="CN" style:font-weight-asian="normal" style:language-complex="hi" style:country-complex="IN" style:font-weight-complex="normal"/>
    </style:style>
    <style:style style:name="T15" style:family="text">
      <style:text-properties fo:color="#ff0000" loext:opacity="100%" style:font-name="Cloister" fo:font-size="18pt" fo:language="la" fo:country="VA" fo:font-weight="normal" officeooo:rsid="00a97fa3" style:letter-kerning="false" style:font-name-asian="Arial Unicode MS" style:language-asian="zh" style:country-asian="CN" style:font-weight-asian="normal" style:font-name-complex="Arial Unicode MS" style:language-complex="hi" style:country-complex="IN" style:font-weight-complex="normal"/>
    </style:style>
    <style:style style:name="T16" style:family="text">
      <style:text-properties fo:color="#ff0000" loext:opacity="100%" style:font-name="Cloister" fo:font-size="18pt" fo:language="la" fo:country="VA" fo:font-weight="normal" officeooo:rsid="00e1e0bb" style:letter-kerning="false" style:font-name-asian="Arial Unicode MS" style:language-asian="zh" style:country-asian="CN" style:font-weight-asian="normal" style:font-name-complex="Arial Unicode MS" style:language-complex="hi" style:country-complex="IN" style:font-weight-complex="normal"/>
    </style:style>
    <style:style style:name="T17" style:family="text">
      <style:text-properties fo:color="#ff0000" loext:opacity="100%" style:font-name="Cloister" fo:language="la" fo:country="VA" fo:font-weight="normal" style:language-asian="zh" style:country-asian="CN" style:font-weight-asian="normal" style:language-complex="hi" style:country-complex="IN" style:font-weight-complex="normal"/>
    </style:style>
    <style:style style:name="T18" style:family="text">
      <style:text-properties fo:color="#ff0000" loext:opacity="100%" style:font-name="Cloister" fo:language="la" fo:country="VA" fo:font-weight="normal" officeooo:rsid="0015947e" style:language-asian="zh" style:country-asian="CN" style:font-weight-asian="normal" style:language-complex="hi" style:country-complex="IN" style:font-weight-complex="normal"/>
    </style:style>
    <style:style style:name="T19" style:family="text">
      <style:text-properties fo:color="#ff0000" loext:opacity="100%" fo:language="la" fo:country="VA" fo:font-weight="normal"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language="la" fo:country="VA" fo:font-weight="normal" officeooo:rsid="0014fca4"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language="la" fo:country="VA" fo:font-weight="normal" officeooo:rsid="0015947e"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language="la" fo:country="VA" fo:font-weight="normal" officeooo:rsid="0030a648"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language="la" fo:country="VA" fo:font-weight="normal" officeooo:rsid="0034e2b4"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language="la" fo:country="VA" fo:font-weight="normal" officeooo:rsid="00418fd2" style:font-size-asian="12pt" style:language-asian="zh" style:country-asian="CN" style:font-weight-asian="normal" style:font-size-complex="12pt" style:language-complex="hi" style:country-complex="IN" style:font-weight-complex="normal"/>
    </style:style>
    <style:style style:name="T25" style:family="text">
      <style:text-properties fo:color="#ff0000" loext:opacity="100%" fo:language="la" fo:country="VA" fo:font-weight="normal" officeooo:rsid="00387f8b" style:font-size-asian="12pt" style:language-asian="zh" style:country-asian="CN" style:font-weight-asian="normal" style:font-size-complex="12pt" style:language-complex="hi" style:country-complex="IN" style:font-weight-complex="normal"/>
    </style:style>
    <style:style style:name="T26" style:family="text">
      <style:text-properties fo:color="#ff0000" loext:opacity="100%" fo:language="la" fo:country="VA" fo:font-weight="normal" officeooo:rsid="005d1774" style:font-size-asian="12pt" style:language-asian="zh" style:country-asian="CN" style:font-weight-asian="normal" style:font-size-complex="12pt" style:language-complex="hi" style:country-complex="IN" style:font-weight-complex="normal"/>
    </style:style>
    <style:style style:name="T27" style:family="text">
      <style:text-properties fo:color="#ff0000" loext:opacity="100%" fo:language="la" fo:country="VA" fo:font-weight="normal" officeooo:rsid="0061d1a8" style:font-size-asian="12pt" style:language-asian="zh" style:country-asian="CN" style:font-weight-asian="normal" style:font-size-complex="12pt" style:language-complex="hi" style:country-complex="IN" style:font-weight-complex="normal"/>
    </style:style>
    <style:style style:name="T28" style:family="text">
      <style:text-properties fo:color="#ff0000" loext:opacity="100%" fo:language="la" fo:country="VA" fo:font-weight="normal" officeooo:rsid="0063c07a" style:font-size-asian="12pt" style:language-asian="zh" style:country-asian="CN" style:font-weight-asian="normal" style:font-size-complex="12pt" style:language-complex="hi" style:country-complex="IN" style:font-weight-complex="normal"/>
    </style:style>
    <style:style style:name="T29" style:family="text">
      <style:text-properties fo:color="#ff0000" loext:opacity="100%" fo:language="la" fo:country="VA" fo:font-weight="normal" officeooo:rsid="008a529c" style:font-size-asian="12pt" style:language-asian="zh" style:country-asian="CN" style:font-weight-asian="normal" style:font-size-complex="12pt" style:language-complex="hi" style:country-complex="IN" style:font-weight-complex="normal"/>
    </style:style>
    <style:style style:name="T30" style:family="text">
      <style:text-properties fo:color="#ff0000" loext:opacity="100%" fo:language="la" fo:country="VA" fo:font-weight="normal" officeooo:rsid="00a97fa3" style:font-size-asian="12pt" style:language-asian="zh" style:country-asian="CN" style:font-weight-asian="normal" style:font-size-complex="12pt" style:language-complex="hi" style:country-complex="IN" style:font-weight-complex="normal"/>
    </style:style>
    <style:style style:name="T31" style:family="text">
      <style:text-properties fo:color="#ff0000" loext:opacity="100%" fo:language="la" fo:country="VA" fo:font-weight="normal" officeooo:rsid="00920e46" style:font-size-asian="12pt" style:language-asian="zh" style:country-asian="CN" style:font-weight-asian="normal" style:font-size-complex="12pt" style:language-complex="hi" style:country-complex="IN" style:font-weight-complex="normal"/>
    </style:style>
    <style:style style:name="T32" style:family="text">
      <style:text-properties fo:color="#ff0000" loext:opacity="100%" fo:language="la" fo:country="VA" fo:font-weight="normal" officeooo:rsid="00e1e0bb" style:font-size-asian="12pt" style:language-asian="zh" style:country-asian="CN" style:font-weight-asian="normal" style:font-size-complex="12pt" style:language-complex="hi" style:country-complex="IN" style:font-weight-complex="normal"/>
    </style:style>
    <style:style style:name="T33"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34"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35" style:family="text">
      <style:text-properties fo:color="#ff0000" loext:opacity="100%" fo:language="la" fo:country="VA" fo:font-weight="normal" officeooo:rsid="00f0cd1c" style:language-asian="zh" style:country-asian="CN" style:font-weight-asian="normal" style:language-complex="hi" style:country-complex="IN" style:font-weight-complex="normal"/>
    </style:style>
    <style:style style:name="T36" style:family="text">
      <style:text-properties fo:color="#ff0000" loext:opacity="100%" fo:language="la" fo:country="VA" style:font-size-asian="12pt" style:language-asian="zh" style:country-asian="CN" style:font-size-complex="12pt" style:language-complex="hi" style:country-complex="IN"/>
    </style:style>
    <style:style style:name="T37" style:family="text">
      <style:text-properties fo:color="#ff0000" loext:opacity="100%" fo:language="la" fo:country="VA" officeooo:rsid="0016d416" style:font-size-asian="12pt" style:language-asian="zh" style:country-asian="CN" style:font-size-complex="12pt" style:language-complex="hi" style:country-complex="IN"/>
    </style:style>
    <style:style style:name="T38" style:family="text">
      <style:text-properties fo:color="#ff0000" loext:opacity="100%" fo:language="la" fo:country="VA" officeooo:rsid="0030a648" style:font-size-asian="12pt" style:language-asian="zh" style:country-asian="CN" style:font-size-complex="12pt" style:language-complex="hi" style:country-complex="IN"/>
    </style:style>
    <style:style style:name="T39" style:family="text">
      <style:text-properties fo:color="#ff0000" loext:opacity="100%" fo:language="la" fo:country="VA" officeooo:rsid="00920e46" style:font-size-asian="12pt" style:language-asian="zh" style:country-asian="CN" style:font-size-complex="12pt" style:language-complex="hi" style:country-complex="IN"/>
    </style:style>
    <style:style style:name="T40" style:family="text">
      <style:text-properties fo:color="#ff0000" loext:opacity="100%" fo:language="la" fo:country="VA" officeooo:rsid="00924205" style:font-size-asian="12pt" style:language-asian="zh" style:country-asian="CN" style:font-size-complex="12pt" style:language-complex="hi" style:country-complex="IN"/>
    </style:style>
    <style:style style:name="T41" style:family="text">
      <style:text-properties fo:color="#ff0000" loext:opacity="100%" fo:language="la" fo:country="VA" fo:font-style="normal" style:font-size-asian="12pt" style:language-asian="zh" style:country-asian="CN" style:font-style-asian="normal" style:font-size-complex="12pt" style:language-complex="hi" style:country-complex="IN" style:font-style-complex="normal"/>
    </style:style>
    <style:style style:name="T42" style:family="text">
      <style:text-properties fo:color="#ff0000" loext:opacity="100%"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43" style:family="text">
      <style:text-properties fo:color="#ff0000" loext:opacity="100%"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 style:family="text">
      <style:text-properties fo:color="#ff0000" loext:opacity="100%" fo:letter-spacing="normal" fo:language="la" fo:country="VA" fo:font-style="normal" fo:font-weight="normal" officeooo:rsid="0014fca4"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5" style:family="text">
      <style:text-properties fo:color="#ff0000" loext:opacity="100%" fo:letter-spacing="normal" fo:language="la" fo:country="VA" fo:font-style="normal" fo:font-weight="normal" officeooo:rsid="0030a648"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6" style:family="text">
      <style:text-properties fo:color="#ff0000" loext:opacity="100%" fo:letter-spacing="normal" fo:language="la" fo:country="VA" fo:font-style="normal" fo:font-weight="normal" officeooo:rsid="00387f8b"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 style:family="text">
      <style:text-properties fo:color="#ff0000" loext:opacity="100%" fo:letter-spacing="normal" fo:language="la" fo:country="VA" fo:font-style="normal" fo:font-weight="normal" officeooo:rsid="0061d1a8"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 style:family="text">
      <style:text-properties fo:color="#ff0000" loext:opacity="100%" fo:letter-spacing="normal" fo:language="la" fo:country="VA" fo:font-style="normal" fo:font-weight="normal" officeooo:rsid="008a529c"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 style:family="text">
      <style:text-properties fo:color="#ff0000" loext:opacity="100%" fo:letter-spacing="normal" fo:language="la" fo:country="VA" fo:font-style="normal" fo:font-weight="normal" officeooo:rsid="009212f9"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51" style:family="text">
      <style:text-properties fo:color="#ff0000" loext:opacity="100%" fo:font-size="12pt" fo:language="la" fo:country="VA" fo:font-weight="normal" officeooo:rsid="0019cafa" style:font-size-asian="12pt" style:language-asian="zh" style:country-asian="CN" style:font-weight-asian="normal" style:font-size-complex="12pt" style:language-complex="hi" style:country-complex="IN" style:font-weight-complex="normal"/>
    </style:style>
    <style:style style:name="T52"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53" style:family="text">
      <style:text-properties fo:color="#ff0000" loext:opacity="100%" fo:font-size="12pt" fo:language="la" fo:country="VA" fo:font-weight="normal" officeooo:rsid="00f0cd1c" style:font-size-asian="12pt" style:language-asian="zh" style:country-asian="CN" style:font-weight-asian="normal" style:font-size-complex="12pt" style:language-complex="hi" style:country-complex="IN" style:font-weight-complex="normal"/>
    </style:style>
    <style:style style:name="T54" style:family="text">
      <style:text-properties fo:color="#ff0000" loext:opacity="100%" fo:font-size="12pt" fo:language="la" fo:country="VA" fo:font-weight="normal" officeooo:rsid="010118d2" style:font-size-asian="12pt" style:language-asian="zh" style:country-asian="CN" style:font-weight-asian="normal" style:font-size-complex="12pt" style:language-complex="hi" style:country-complex="IN" style:font-weight-complex="normal"/>
    </style:style>
    <style:style style:name="T55" style:family="text">
      <style:text-properties fo:color="#ff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6" style:family="text">
      <style:text-properties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7"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58" style:family="text">
      <style:text-properties fo:color="#00000a" loext:opacity="100%" style:font-name="Cloister" fo:font-size="18pt" fo:language="la" fo:country="VA" fo:font-weight="normal" officeooo:rsid="0015947e" style:language-asian="zh" style:country-asian="CN" style:font-weight-asian="normal" style:language-complex="hi" style:country-complex="IN" style:font-weight-complex="normal"/>
    </style:style>
    <style:style style:name="T59" style:family="text">
      <style:text-properties fo:color="#00000a" loext:opacity="100%" style:font-name="Cloister" fo:font-size="18pt" fo:language="la" fo:country="VA" fo:font-weight="normal" officeooo:rsid="00e1e0bb" style:language-asian="zh" style:country-asian="CN" style:font-weight-asian="normal" style:language-complex="hi" style:country-complex="IN" style:font-weight-complex="normal"/>
    </style:style>
    <style:style style:name="T60" style:family="text">
      <style:text-properties fo:color="#00000a" loext:opacity="100%" style:font-name="Cloister" fo:language="la" fo:country="VA" fo:font-weight="normal" style:language-asian="zh" style:country-asian="CN" style:font-weight-asian="normal" style:language-complex="hi" style:country-complex="IN" style:font-weight-complex="normal"/>
    </style:style>
    <style:style style:name="T61" style:family="text">
      <style:text-properties fo:color="#00000a" loext:opacity="100%" style:font-name="Cloister" fo:language="la" fo:country="VA" fo:font-weight="normal" officeooo:rsid="0015947e" style:language-asian="zh" style:country-asian="CN" style:font-weight-asian="normal" style:language-complex="hi" style:country-complex="IN" style:font-weight-complex="normal"/>
    </style:style>
    <style:style style:name="T62" style:family="text">
      <style:text-properties fo:color="#00000a" loext:opacity="100%" fo:language="la" fo:country="VA" style:font-size-asian="12pt" style:language-asian="zh" style:country-asian="CN" style:font-size-complex="12pt" style:language-complex="hi" style:country-complex="IN"/>
    </style:style>
    <style:style style:name="T63" style:family="text">
      <style:text-properties fo:color="#00000a" loext:opacity="100%" fo:language="la" fo:country="VA" officeooo:rsid="0014fca4" style:font-size-asian="12pt" style:language-asian="zh" style:country-asian="CN" style:font-size-complex="12pt" style:language-complex="hi" style:country-complex="IN"/>
    </style:style>
    <style:style style:name="T64"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65" style:family="text">
      <style:text-properties fo:color="#00000a" loext:opacity="100%"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66" style:family="text">
      <style:text-properties fo:color="#00000a" loext:opacity="100%" fo:letter-spacing="normal" fo:language="la" fo:country="VA" fo:font-weight="normal" officeooo:rsid="0015947e" style:font-size-asian="12pt" style:language-asian="zh" style:country-asian="CN" style:font-weight-asian="normal" style:font-size-complex="12pt" style:language-complex="hi" style:country-complex="IN" style:font-weight-complex="normal"/>
    </style:style>
    <style:style style:name="T67" style:family="text">
      <style:text-properties fo:color="#00000a" loext:opacity="100%" fo:letter-spacing="normal" fo:language="la" fo:country="VA" fo:font-weight="normal" officeooo:rsid="001f2dc0" style:font-size-asian="12pt" style:language-asian="zh" style:country-asian="CN" style:font-weight-asian="normal" style:font-size-complex="12pt" style:language-complex="hi" style:country-complex="IN" style:font-weight-complex="normal"/>
    </style:style>
    <style:style style:name="T68" style:family="text">
      <style:text-properties fo:color="#00000a" loext:opacity="100%" style:font-name="Linux Libertine S.O.Cist.2" fo:font-size="12pt" fo:language="cs" fo:country="CZ" officeooo:rsid="0103f65e" style:letter-kerning="false" style:font-name-asian="Arial Unicode MS" style:font-size-asian="12pt" style:language-asian="zh" style:country-asian="CN" style:font-name-complex="Arial Unicode MS" style:font-size-complex="12pt" style:language-complex="hi" style:country-complex="IN"/>
    </style:style>
    <style:style style:name="T69" style:family="text">
      <style:text-properties fo:color="#00000a" loext:opacity="100%" style:font-name="Linux Libertine S.O.Cist.2" fo:font-size="12pt" fo:language="cs" fo:country="CZ" officeooo:rsid="0055745b" style:letter-kerning="false" style:font-name-asian="Arial Unicode MS" style:font-size-asian="12pt" style:language-asian="zh" style:country-asian="CN" style:font-name-complex="Arial Unicode MS" style:font-size-complex="12pt" style:language-complex="hi" style:country-complex="IN"/>
    </style:style>
    <style:style style:name="T70" style:family="text">
      <style:text-properties fo:color="#00000a" loext:opacity="100%" style:font-name="Linux Libertine S.O.Cist.2" fo:font-size="12pt" fo:language="cs" fo:country="CZ" officeooo:rsid="0016d416" style:letter-kerning="false" style:font-name-asian="Arial Unicode MS" style:font-size-asian="12pt" style:language-asian="zh" style:country-asian="CN" style:font-name-complex="Arial Unicode MS" style:font-size-complex="12pt" style:language-complex="hi" style:country-complex="IN"/>
    </style:style>
    <style:style style:name="T71" style:family="text">
      <style:text-properties fo:color="#00000a" loext:opacity="100%" style:font-name="Linux Libertine S.O.Cist.2" fo:font-size="12pt" fo:language="cs" fo:country="CZ" officeooo:rsid="00c716dc" style:letter-kerning="false" style:font-name-asian="Arial Unicode MS" style:font-size-asian="12pt" style:language-asian="zh" style:country-asian="CN" style:font-name-complex="Arial Unicode MS" style:font-size-complex="12pt" style:language-complex="hi" style:country-complex="IN"/>
    </style:style>
    <style:style style:name="T72" style:family="text">
      <style:text-properties fo:color="#00000a" loext:opacity="100%" style:font-name="Linux Libertine S.O.Cist.2" fo:font-size="12pt" fo:language="cs" fo:country="CZ" officeooo:rsid="01073421" style:letter-kerning="false" style:font-name-asian="Arial Unicode MS" style:font-size-asian="12pt" style:language-asian="zh" style:country-asian="CN" style:font-name-complex="Arial Unicode MS" style:font-size-complex="12pt" style:language-complex="hi" style:country-complex="IN"/>
    </style:style>
    <style:style style:name="T73" style:family="text">
      <style:text-properties fo:color="#00000a" loext:opacity="100%" style:font-name="Linux Libertine S.O.Cist.2" fo:font-size="12pt" fo:language="cs" fo:country="CZ" officeooo:rsid="00c1935b" style:letter-kerning="false" style:font-name-asian="Arial Unicode MS" style:font-size-asian="12pt" style:language-asian="zh" style:country-asian="CN" style:font-name-complex="Arial Unicode MS" style:font-size-complex="12pt" style:language-complex="hi" style:country-complex="IN"/>
    </style:style>
    <style:style style:name="T74" style:family="text">
      <style:text-properties fo:color="#00000a" loext:opacity="100%" style:font-name="Linux Libertine S.O.Cist.2" fo:font-size="12pt" fo:language="cs" fo:country="CZ" officeooo:rsid="006b1a92" style:letter-kerning="false" style:font-name-asian="Arial Unicode MS" style:font-size-asian="12pt" style:language-asian="zh" style:country-asian="CN" style:font-name-complex="Arial Unicode MS" style:font-size-complex="12pt" style:language-complex="hi" style:country-complex="IN"/>
    </style:style>
    <style:style style:name="T75" style:family="text">
      <style:text-properties fo:color="#00000a" loext:opacity="100%" style:font-name="Linux Libertine S.O.Cist.2"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76" style:family="text">
      <style:text-properties fo:color="#00000a" loext:opacity="100%" style:font-name="Linux Libertine S.O.Cist.2" fo:font-size="12pt" fo:language="cs" fo:country="CZ" officeooo:rsid="006c946d" style:letter-kerning="false" style:font-name-asian="Arial Unicode MS" style:font-size-asian="12pt" style:language-asian="zh" style:country-asian="CN" style:font-name-complex="Arial Unicode MS" style:font-size-complex="12pt" style:language-complex="hi" style:country-complex="IN"/>
    </style:style>
    <style:style style:name="T77" style:family="text">
      <style:text-properties fo:color="#00000a" loext:opacity="100%" style:font-name="Linux Libertine S.O.Cist.2" fo:font-size="12pt" fo:language="cs" fo:country="CZ" officeooo:rsid="00743539" style:letter-kerning="false" style:font-name-asian="Arial Unicode MS" style:font-size-asian="12pt" style:language-asian="zh" style:country-asian="CN" style:font-name-complex="Arial Unicode MS" style:font-size-complex="12pt" style:language-complex="hi" style:country-complex="IN"/>
    </style:style>
    <style:style style:name="T78" style:family="text">
      <style:text-properties fo:color="#00000a" loext:opacity="100%" style:font-name="Linux Libertine S.O.Cist.2" fo:font-size="12pt" fo:language="cs" fo:country="CZ" officeooo:rsid="010b1bc0" style:letter-kerning="false" style:font-name-asian="Arial Unicode MS" style:font-size-asian="12pt" style:language-asian="zh" style:country-asian="CN" style:font-name-complex="Arial Unicode MS" style:font-size-complex="12pt" style:language-complex="hi" style:country-complex="IN"/>
    </style:style>
    <style:style style:name="T79" style:family="text">
      <style:text-properties fo:color="#00000a" loext:opacity="100%" style:font-name="Linux Libertine S.O.Cist.2" fo:font-size="12pt" fo:language="cs" fo:country="CZ" officeooo:rsid="007b93c8" style:letter-kerning="false" style:font-name-asian="Arial Unicode MS" style:font-size-asian="12pt" style:language-asian="zh" style:country-asian="CN" style:font-name-complex="Arial Unicode MS" style:font-size-complex="12pt" style:language-complex="hi" style:country-complex="IN"/>
    </style:style>
    <style:style style:name="T80" style:family="text">
      <style:text-properties fo:color="#00000a" loext:opacity="100%" style:font-name="Linux Libertine S.O.Cist.2" fo:font-size="12pt" fo:language="cs" fo:country="CZ" officeooo:rsid="010b6cfb" style:letter-kerning="false" style:font-name-asian="Arial Unicode MS" style:font-size-asian="12pt" style:language-asian="zh" style:country-asian="CN" style:font-name-complex="Arial Unicode MS" style:font-size-complex="12pt" style:language-complex="hi" style:country-complex="IN"/>
    </style:style>
    <style:style style:name="T81" style:family="text">
      <style:text-properties fo:color="#00000a" loext:opacity="100%" style:font-name="Linux Libertine S.O.Cist.2" fo:font-size="12pt" fo:language="cs" fo:country="CZ" officeooo:rsid="00874aed" style:letter-kerning="false" style:font-name-asian="Arial Unicode MS" style:font-size-asian="12pt" style:language-asian="zh" style:country-asian="CN" style:font-name-complex="Arial Unicode MS" style:font-size-complex="12pt" style:language-complex="hi" style:country-complex="IN"/>
    </style:style>
    <style:style style:name="T82" style:family="text">
      <style:text-properties fo:color="#00000a" loext:opacity="100%" style:font-name="Linux Libertine S.O.Cist.2" fo:font-size="12pt" fo:language="cs" fo:country="CZ" officeooo:rsid="008e048c" style:letter-kerning="false" style:font-name-asian="Arial Unicode MS" style:font-size-asian="12pt" style:language-asian="zh" style:country-asian="CN" style:font-name-complex="Arial Unicode MS" style:font-size-complex="12pt" style:language-complex="hi" style:country-complex="IN"/>
    </style:style>
    <style:style style:name="T83" style:family="text">
      <style:text-properties fo:color="#00000a" loext:opacity="100%" style:font-name="Linux Libertine S.O.Cist.2" fo:font-size="12pt" fo:language="cs" fo:country="CZ" officeooo:rsid="010e28d8" style:letter-kerning="false" style:font-name-asian="Arial Unicode MS" style:font-size-asian="12pt" style:language-asian="zh" style:country-asian="CN" style:font-name-complex="Arial Unicode MS" style:font-size-complex="12pt" style:language-complex="hi" style:country-complex="IN"/>
    </style:style>
    <style:style style:name="T84" style:family="text">
      <style:text-properties fo:color="#00000a" loext:opacity="100%" style:font-name="Linux Libertine S.O.Cist.2" fo:font-size="12pt" fo:language="cs" fo:country="CZ" officeooo:rsid="0093fb8a" style:letter-kerning="false" style:font-name-asian="Arial Unicode MS" style:font-size-asian="12pt" style:language-asian="zh" style:country-asian="CN" style:font-name-complex="Arial Unicode MS" style:font-size-complex="12pt" style:language-complex="hi" style:country-complex="IN"/>
    </style:style>
    <style:style style:name="T85" style:family="text">
      <style:text-properties fo:color="#00000a" loext:opacity="100%" style:font-name="Linux Libertine S.O.Cist.2" fo:font-size="12pt" fo:language="cs" fo:country="CZ" officeooo:rsid="00d0cfff" style:letter-kerning="false" style:font-name-asian="Arial Unicode MS" style:font-size-asian="12pt" style:language-asian="zh" style:country-asian="CN" style:font-name-complex="Arial Unicode MS" style:font-size-complex="12pt" style:language-complex="hi" style:country-complex="IN"/>
    </style:style>
    <style:style style:name="T86" style:family="text">
      <style:text-properties fo:color="#00000a" loext:opacity="100%" style:font-name="Linux Libertine S.O.Cist.2" fo:font-size="12pt" fo:language="cs" fo:country="CZ" officeooo:rsid="005e3fde" style:letter-kerning="false" style:font-name-asian="Arial Unicode MS" style:font-size-asian="12pt" style:language-asian="zh" style:country-asian="CN" style:font-name-complex="Arial Unicode MS" style:font-size-complex="12pt" style:language-complex="hi" style:country-complex="IN"/>
    </style:style>
    <style:style style:name="T87" style:family="text">
      <style:text-properties fo:color="#00000a" loext:opacity="100%" style:font-name="Linux Libertine S.O.Cist.2" fo:font-size="12pt" fo:language="cs" fo:country="CZ" officeooo:rsid="0113a213" style:letter-kerning="false" style:font-name-asian="Arial Unicode MS" style:font-size-asian="12pt" style:language-asian="zh" style:country-asian="CN" style:font-name-complex="Arial Unicode MS" style:font-size-complex="12pt" style:language-complex="hi" style:country-complex="IN"/>
    </style:style>
    <style:style style:name="T88" style:family="text">
      <style:text-properties fo:color="#00000a" loext:opacity="100%" style:font-name="Linux Libertine S.O.Cist.2" fo:font-size="12pt" fo:language="cs" fo:country="CZ" officeooo:rsid="011839d2" style:letter-kerning="false" style:font-name-asian="Arial Unicode MS" style:font-size-asian="12pt" style:language-asian="zh" style:country-asian="CN" style:font-name-complex="Arial Unicode MS" style:font-size-complex="12pt" style:language-complex="hi" style:country-complex="IN"/>
    </style:style>
    <style:style style:name="T89" style:family="text">
      <style:text-properties fo:color="#00000a" loext:opacity="100%" style:font-name="Linux Libertine S.O.Cist.2" fo:font-size="12pt" fo:language="cs" fo:country="CZ" officeooo:rsid="008ed789" style:letter-kerning="false" style:font-name-asian="Arial Unicode MS" style:font-size-asian="12pt" style:language-asian="zh" style:country-asian="CN" style:font-name-complex="Arial Unicode MS" style:font-size-complex="12pt" style:language-complex="hi" style:country-complex="IN"/>
    </style:style>
    <style:style style:name="T90" style:family="text">
      <style:text-properties fo:color="#00000a" loext:opacity="100%" style:font-name="Linux Libertine S.O.Cist.2" fo:font-size="12pt" fo:language="cs" fo:country="CZ" officeooo:rsid="011c2993" style:letter-kerning="false" style:font-name-asian="Arial Unicode MS" style:font-size-asian="12pt" style:language-asian="zh" style:country-asian="CN" style:font-name-complex="Arial Unicode MS" style:font-size-complex="12pt" style:language-complex="hi" style:country-complex="IN"/>
    </style:style>
    <style:style style:name="T91" style:family="text">
      <style:text-properties fo:color="#00000a" loext:opacity="100%" style:font-name="Linux Libertine S.O.Cist.2" fo:font-size="12pt" fo:language="cs" fo:country="CZ" officeooo:rsid="011e0555"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00000a" loext:opacity="100%" style:font-name="Linux Libertine S.O.Cist.2" fo:font-size="12pt" fo:language="cs" fo:country="CZ" officeooo:rsid="01201a51" style:letter-kerning="false" style:font-name-asian="Arial Unicode MS" style:font-size-asian="12pt" style:language-asian="zh" style:country-asian="CN" style:font-name-complex="Arial Unicode MS" style:font-size-complex="12pt" style:language-complex="hi" style:country-complex="IN"/>
    </style:style>
    <style:style style:name="T93" style:family="text">
      <style:text-properties fo:color="#00000a" loext:opacity="100%" style:font-name="Linux Libertine S.O.Cist.2" fo:font-size="12pt" fo:language="cs" fo:country="CZ" officeooo:rsid="01211e05" style:letter-kerning="false" style:font-name-asian="Arial Unicode MS" style:font-size-asian="12pt" style:language-asian="zh" style:country-asian="CN" style:font-name-complex="Arial Unicode MS" style:font-size-complex="12pt" style:language-complex="hi" style:country-complex="IN"/>
    </style:style>
    <style:style style:name="T94" style:family="text">
      <style:text-properties fo:color="#00000a" loext:opacity="100%" style:font-name="Linux Libertine S.O.Cist.2" fo:font-size="12pt" fo:language="cs" fo:country="CZ" officeooo:rsid="00164e1e" style:letter-kerning="false" style:font-name-asian="Arial Unicode MS" style:font-size-asian="12pt" style:language-asian="zh" style:country-asian="CN" style:font-name-complex="Arial Unicode MS" style:font-size-complex="12pt" style:language-complex="hi" style:country-complex="IN"/>
    </style:style>
    <style:style style:name="T95" style:family="text">
      <style:text-properties fo:color="#00000a" loext:opacity="100%" style:font-name="Linux Libertine S.O.Cist.2" fo:font-size="12pt" fo:language="cs" fo:country="CZ" officeooo:rsid="012279ea" style:letter-kerning="false" style:font-name-asian="Arial Unicode MS" style:font-size-asian="12pt" style:language-asian="zh" style:country-asian="CN" style:font-name-complex="Arial Unicode MS" style:font-size-complex="12pt" style:language-complex="hi" style:country-complex="IN"/>
    </style:style>
    <style:style style:name="T96" style:family="text">
      <style:text-properties fo:color="#00000a" loext:opacity="100%" style:font-name="Linux Libertine S.O.Cist.2" fo:font-size="12pt" fo:language="cs" fo:country="CZ" officeooo:rsid="01250162" style:letter-kerning="false" style:font-name-asian="Arial Unicode MS" style:font-size-asian="12pt" style:language-asian="zh" style:country-asian="CN" style:font-name-complex="Arial Unicode MS" style:font-size-complex="12pt" style:language-complex="hi" style:country-complex="IN"/>
    </style:style>
    <style:style style:name="T97" style:family="text">
      <style:text-properties fo:color="#00000a" loext:opacity="100%" style:font-name="Linux Libertine S.O.Cist.2" fo:font-size="12pt" fo:language="cs" fo:country="CZ" officeooo:rsid="012935ef" style:letter-kerning="false" style:font-name-asian="Arial Unicode MS" style:font-size-asian="12pt" style:language-asian="zh" style:country-asian="CN" style:font-name-complex="Arial Unicode MS" style:font-size-complex="12pt" style:language-complex="hi" style:country-complex="IN"/>
    </style:style>
    <style:style style:name="T98" style:family="text">
      <style:text-properties fo:color="#00000a" loext:opacity="100%" style:font-name="Linux Libertine S.O.Cist.2" fo:font-size="12pt" fo:language="cs" fo:country="CZ" officeooo:rsid="012be19d" style:letter-kerning="false" style:font-name-asian="Arial Unicode MS" style:font-size-asian="12pt" style:language-asian="zh" style:country-asian="CN" style:font-name-complex="Arial Unicode MS" style:font-size-complex="12pt" style:language-complex="hi" style:country-complex="IN"/>
    </style:style>
    <style:style style:name="T99" style:family="text">
      <style:text-properties fo:color="#00000a" loext:opacity="100%" style:font-name="Linux Libertine S.O.Cist.2" fo:font-size="12pt" fo:language="cs" fo:country="CZ" officeooo:rsid="012d21b9" style:letter-kerning="false" style:font-name-asian="Arial Unicode MS" style:font-size-asian="12pt" style:language-asian="zh" style:country-asian="CN" style:font-name-complex="Arial Unicode MS" style:font-size-complex="12pt" style:language-complex="hi" style:country-complex="IN"/>
    </style:style>
    <style:style style:name="T100" style:family="text">
      <style:text-properties fo:color="#00000a" loext:opacity="100%" style:font-name="Linux Libertine S.O.Cist.2" fo:font-size="12pt" fo:language="cs" fo:country="CZ" officeooo:rsid="012f2efc" style:letter-kerning="false" style:font-name-asian="Arial Unicode MS" style:font-size-asian="12pt" style:language-asian="zh" style:country-asian="CN" style:font-name-complex="Arial Unicode MS" style:font-size-complex="12pt" style:language-complex="hi" style:country-complex="IN"/>
    </style:style>
    <style:style style:name="T101" style:family="text">
      <style:text-properties fo:color="#00000a" loext:opacity="100%" style:font-name="Linux Libertine S.O.Cist.2" fo:font-size="12pt" fo:language="cs" fo:country="CZ" officeooo:rsid="009df912"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a" loext:opacity="100%" style:font-name="Linux Libertine S.O.Cist.2" fo:font-size="12pt" fo:language="cs" fo:country="CZ" officeooo:rsid="01326721"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00000a" loext:opacity="100%" style:font-name="Linux Libertine S.O.Cist.2" fo:font-size="12pt" fo:language="cs" fo:country="CZ" officeooo:rsid="0137f9b2" style:letter-kerning="false" style:font-name-asian="Arial Unicode MS" style:font-size-asian="12pt" style:language-asian="zh" style:country-asian="CN" style:font-name-complex="Arial Unicode MS" style:font-size-complex="12pt" style:language-complex="hi" style:country-complex="IN"/>
    </style:style>
    <style:style style:name="T104" style:family="text">
      <style:text-properties fo:color="#00000a" loext:opacity="100%" style:font-name="Linux Libertine S.O.Cist.2" fo:font-size="12pt" fo:language="cs" fo:country="CZ" officeooo:rsid="013cba5a" style:letter-kerning="false" style:font-name-asian="Arial Unicode MS" style:font-size-asian="12pt" style:language-asian="zh" style:country-asian="CN" style:font-name-complex="Arial Unicode MS" style:font-size-complex="12pt" style:language-complex="hi" style:country-complex="IN"/>
    </style:style>
    <style:style style:name="T105" style:family="text">
      <style:text-properties fo:color="#00000a" loext:opacity="100%" style:font-name="Linux Libertine S.O.Cist.2" fo:font-size="12pt" fo:language="cs" fo:country="CZ"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06" style:family="text">
      <style:text-properties fo:color="#00000a" loext:opacity="100%" style:font-name="Linux Libertine S.O.Cist.2" fo:font-size="12pt" fo:language="cs" fo:country="CZ" officeooo:rsid="0145162d" style:letter-kerning="false" style:font-name-asian="Arial Unicode MS" style:font-size-asian="12pt" style:language-asian="zh" style:country-asian="CN" style:font-name-complex="Arial Unicode MS" style:font-size-complex="12pt" style:language-complex="hi" style:country-complex="IN"/>
    </style:style>
    <style:style style:name="T107" style:family="text">
      <style:text-properties fo:color="#00000a" loext:opacity="100%" style:font-name="Linux Libertine S.O.Cist.2" fo:font-size="12pt" fo:language="cs" fo:country="CZ" officeooo:rsid="01455f1d" style:letter-kerning="false" style:font-name-asian="Arial Unicode MS" style:font-size-asian="12pt" style:language-asian="zh" style:country-asian="CN" style:font-name-complex="Arial Unicode MS" style:font-size-complex="12pt" style:language-complex="hi" style:country-complex="IN"/>
    </style:style>
    <style:style style:name="T108" style:family="text">
      <style:text-properties fo:color="#00000a" loext:opacity="100%" style:font-name="Linux Libertine S.O.Cist.2" fo:font-size="12pt" fo:language="cs" fo:country="CZ" officeooo:rsid="00afb0c5" style:letter-kerning="false" style:font-name-asian="Arial Unicode MS" style:font-size-asian="12pt" style:language-asian="zh" style:country-asian="CN" style:font-name-complex="Arial Unicode MS" style:font-size-complex="12pt" style:language-complex="hi" style:country-complex="IN"/>
    </style:style>
    <style:style style:name="T109" style:family="text">
      <style:text-properties fo:color="#00000a" loext:opacity="100%" style:font-name="Linux Libertine S.O.Cist.2" fo:font-size="12pt" fo:language="cs" fo:country="CZ" officeooo:rsid="01468d87" style:letter-kerning="false" style:font-name-asian="Arial Unicode MS" style:font-size-asian="12pt" style:language-asian="zh" style:country-asian="CN" style:font-name-complex="Arial Unicode MS" style:font-size-complex="12pt" style:language-complex="hi" style:country-complex="IN"/>
    </style:style>
    <style:style style:name="T110" style:family="text">
      <style:text-properties fo:color="#00000a" loext:opacity="100%" style:font-name="Linux Libertine S.O.Cist.2" fo:font-size="12pt" fo:language="cs" fo:country="CZ" officeooo:rsid="01478e95" style:letter-kerning="false" style:font-name-asian="Arial Unicode MS" style:font-size-asian="12pt" style:language-asian="zh" style:country-asian="CN" style:font-name-complex="Arial Unicode MS" style:font-size-complex="12pt" style:language-complex="hi" style:country-complex="IN"/>
    </style:style>
    <style:style style:name="T111" style:family="text">
      <style:text-properties fo:color="#00000a" loext:opacity="100%" style:font-name="Linux Libertine S.O.Cist.2" fo:font-size="12pt" fo:language="cs" fo:country="CZ" officeooo:rsid="0148fe09" style:letter-kerning="false" style:font-name-asian="Arial Unicode MS" style:font-size-asian="12pt" style:language-asian="zh" style:country-asian="CN" style:font-name-complex="Arial Unicode MS" style:font-size-complex="12pt" style:language-complex="hi" style:country-complex="IN"/>
    </style:style>
    <style:style style:name="T112" style:family="text">
      <style:text-properties fo:color="#00000a" loext:opacity="100%" style:font-name="Linux Libertine S.O.Cist.2" fo:font-size="12pt" fo:language="cs" fo:country="CZ" officeooo:rsid="00279ba6" style:letter-kerning="false" style:font-name-asian="Arial Unicode MS" style:font-size-asian="12pt" style:language-asian="zh" style:country-asian="CN" style:font-name-complex="Arial Unicode MS" style:font-size-complex="12pt" style:language-complex="hi" style:country-complex="IN"/>
    </style:style>
    <style:style style:name="T113" style:family="text">
      <style:text-properties fo:color="#00000a" loext:opacity="100%" style:font-name="Linux Libertine S.O.Cist.2" fo:font-size="12pt" fo:language="cs" fo:country="CZ" officeooo:rsid="01499381" style:letter-kerning="false" style:font-name-asian="Arial Unicode MS" style:font-size-asian="12pt" style:language-asian="zh" style:country-asian="CN" style:font-name-complex="Arial Unicode MS" style:font-size-complex="12pt" style:language-complex="hi" style:country-complex="IN"/>
    </style:style>
    <style:style style:name="T114" style:family="text">
      <style:text-properties fo:color="#00000a" loext:opacity="100%" style:font-name="Linux Libertine S.O.Cist.2" fo:font-size="12pt" fo:language="cs" fo:country="CZ" officeooo:rsid="002d24ab" style:letter-kerning="false" style:font-name-asian="Arial Unicode MS" style:font-size-asian="12pt" style:language-asian="zh" style:country-asian="CN" style:font-name-complex="Arial Unicode MS" style:font-size-complex="12pt" style:language-complex="hi" style:country-complex="IN"/>
    </style:style>
    <style:style style:name="T115" style:family="text">
      <style:text-properties fo:color="#00000a" loext:opacity="100%" style:font-name="Linux Libertine S.O.Cist.2" fo:font-size="12pt" fo:language="cs" fo:country="CZ" officeooo:rsid="014df8a3" style:letter-kerning="false" style:font-name-asian="Arial Unicode MS" style:font-size-asian="12pt" style:language-asian="zh" style:country-asian="CN" style:font-name-complex="Arial Unicode MS" style:font-size-complex="12pt" style:language-complex="hi" style:country-complex="IN"/>
    </style:style>
    <style:style style:name="T116" style:family="text">
      <style:text-properties fo:color="#00000a" loext:opacity="100%" style:font-name="Linux Libertine S.O.Cist.2" fo:font-size="12pt" fo:language="cs" fo:country="CZ" officeooo:rsid="014f8880" style:letter-kerning="false" style:font-name-asian="Arial Unicode MS" style:font-size-asian="12pt" style:language-asian="zh" style:country-asian="CN" style:font-name-complex="Arial Unicode MS" style:font-size-complex="12pt" style:language-complex="hi" style:country-complex="IN"/>
    </style:style>
    <style:style style:name="T117" style:family="text">
      <style:text-properties fo:color="#00000a" loext:opacity="100%" style:font-name="Linux Libertine S.O.Cist.2" fo:font-size="12pt" fo:language="cs" fo:country="CZ" officeooo:rsid="0150b418" style:letter-kerning="false" style:font-name-asian="Arial Unicode MS" style:font-size-asian="12pt" style:language-asian="zh" style:country-asian="CN" style:font-name-complex="Arial Unicode MS" style:font-size-complex="12pt" style:language-complex="hi" style:country-complex="IN"/>
    </style:style>
    <style:style style:name="T118" style:family="text">
      <style:text-properties fo:color="#00000a" loext:opacity="100%" style:font-name="Linux Libertine S.O.Cist.2" fo:font-size="12pt" fo:language="cs" fo:country="CZ" officeooo:rsid="013f2917" style:letter-kerning="false" style:font-name-asian="Arial Unicode MS" style:font-size-asian="12pt" style:language-asian="zh" style:country-asian="CN" style:font-name-complex="Arial Unicode MS" style:font-size-complex="12pt" style:language-complex="hi" style:country-complex="IN"/>
    </style:style>
    <style:style style:name="T119" style:family="text">
      <style:text-properties fo:color="#00000a" loext:opacity="100%" style:font-name="Linux Libertine S.O.Cist.2" fo:font-size="12pt" fo:language="cs" fo:country="CZ" officeooo:rsid="0154c807" style:letter-kerning="false" style:font-name-asian="Arial Unicode MS" style:font-size-asian="12pt" style:language-asian="zh" style:country-asian="CN" style:font-name-complex="Arial Unicode MS" style:font-size-complex="12pt" style:language-complex="hi" style:country-complex="IN"/>
    </style:style>
    <style:style style:name="T120" style:family="text">
      <style:text-properties fo:color="#00000a" loext:opacity="100%" style:font-name="Linux Libertine S.O.Cist.2" fo:font-size="12pt" fo:language="cs" fo:country="CZ" fo:font-style="normal" officeooo:rsid="0103f65e"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1" style:family="text">
      <style:text-properties fo:color="#00000a" loext:opacity="100%" style:font-name="Linux Libertine S.O.Cist.2" fo:font-size="12pt" fo:language="cs" fo:country="CZ" fo:font-style="normal" officeooo:rsid="002b707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2" style:family="text">
      <style:text-properties fo:color="#00000a" loext:opacity="100%" style:font-name="Linux Libertine S.O.Cist.2" fo:font-size="12pt" fo:language="cs" fo:country="CZ" fo:font-style="normal" officeooo:rsid="0113a21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3" style:family="text">
      <style:text-properties fo:color="#00000a" loext:opacity="100%" style:font-name="Linux Libertine S.O.Cist.2" fo:font-size="12pt" fo:language="cs" fo:country="CZ" fo:font-style="normal" officeooo:rsid="0113e80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4" style:family="text">
      <style:text-properties fo:color="#00000a" loext:opacity="100%" style:font-name="Linux Libertine S.O.Cist.2" fo:font-size="12pt" fo:language="cs" fo:country="CZ" fo:font-style="normal" officeooo:rsid="012279e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5" style:family="text">
      <style:text-properties fo:color="#00000a" loext:opacity="100%" style:font-name="Linux Libertine S.O.Cist.2" fo:font-size="12pt" fo:language="cs" fo:country="CZ" fo:font-style="normal" officeooo:rsid="01240c8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6" style:family="text">
      <style:text-properties fo:color="#00000a" loext:opacity="100%" style:font-name="Linux Libertine S.O.Cist.2" fo:font-size="12pt" fo:language="cs" fo:country="CZ" fo:font-style="normal" officeooo:rsid="0124d77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7" style:family="text">
      <style:text-properties fo:color="#00000a" loext:opacity="100%" style:font-name="Linux Libertine S.O.Cist.2" fo:font-size="12pt" fo:language="cs" fo:country="CZ" fo:font-style="normal" officeooo:rsid="0125016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8" style:family="text">
      <style:text-properties fo:color="#00000a" loext:opacity="100%" style:font-name="Linux Libertine S.O.Cist.2" fo:font-size="12pt" fo:language="cs" fo:country="CZ" fo:font-style="normal" officeooo:rsid="012f2ef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29" style:family="text">
      <style:text-properties fo:color="#00000a" loext:opacity="100%" style:font-name="Linux Libertine S.O.Cist.2" fo:font-size="12pt" fo:language="cs" fo:country="CZ" fo:font-style="normal" officeooo:rsid="0137f9b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0" style:family="text">
      <style:text-properties fo:color="#00000a" loext:opacity="100%" style:font-name="Linux Libertine S.O.Cist.2" fo:font-size="12pt" fo:language="cs" fo:country="CZ" fo:font-style="normal" officeooo:rsid="0145162d"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1" style:family="text">
      <style:text-properties fo:color="#00000a" loext:opacity="100%" style:font-name="Linux Libertine S.O.Cist.2" fo:font-size="12pt" fo:language="cs" fo:country="CZ" fo:font-style="normal" officeooo:rsid="0148fe0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2" style:family="text">
      <style:text-properties fo:color="#00000a" loext:opacity="100%" style:font-name="Linux Libertine S.O.Cist.2" fo:font-size="12pt" fo:language="cs" fo:country="CZ" fo:font-style="normal" officeooo:rsid="0029915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3" style:family="text">
      <style:text-properties fo:color="#00000a" loext:opacity="100%" style:font-name="Linux Libertine S.O.Cist.2" fo:font-size="12pt" fo:language="cs" fo:country="CZ" fo:font-style="normal" officeooo:rsid="0149938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4" style:family="text">
      <style:text-properties fo:color="#00000a" loext:opacity="100%" style:font-name="Linux Libertine S.O.Cist.2" fo:font-size="12pt" fo:language="cs" fo:country="CZ" fo:font-style="normal" officeooo:rsid="002ad8a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5" style:family="text">
      <style:text-properties fo:color="#00000a" loext:opacity="100%" style:font-name="Linux Libertine S.O.Cist.2" fo:font-size="12pt" fo:language="cs" fo:country="CZ" fo:font-style="normal" officeooo:rsid="014c544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6" style:family="text">
      <style:text-properties fo:color="#00000a" loext:opacity="100%" style:font-name="Linux Libertine S.O.Cist.2" fo:font-size="12pt" fo:language="cs" fo:country="CZ" fo:font-style="normal" officeooo:rsid="002f1da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7" style:family="text">
      <style:text-properties fo:color="#00000a" loext:opacity="100%" style:font-name="Linux Libertine S.O.Cist.2" fo:font-size="12pt" fo:language="cs" fo:country="CZ" fo:font-style="normal" officeooo:rsid="014df8a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8" style:family="text">
      <style:text-properties fo:color="#00000a" loext:opacity="100%" style:font-name="Linux Libertine S.O.Cist.2" fo:font-size="12pt" fo:language="cs" fo:country="CZ" fo:font-style="normal" officeooo:rsid="0152204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39" style:family="text">
      <style:text-properties fo:color="#00000a" loext:opacity="100%" style:font-name="Linux Libertine S.O.Cist.2" fo:font-size="12pt" fo:language="cs" fo:country="CZ" fo:font-style="italic" officeooo:rsid="0064366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0" style:family="text">
      <style:text-properties fo:color="#00000a" loext:opacity="100%" style:font-name="Linux Libertine S.O.Cist.2" fo:font-size="12pt" fo:language="cs" fo:country="CZ" fo:font-style="italic" officeooo:rsid="012279e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1" style:family="text">
      <style:text-properties fo:color="#00000a" loext:opacity="100%" style:font-name="Linux Libertine S.O.Cist.2" fo:font-size="12pt" fo:language="cs" fo:country="CZ" fo:font-style="italic" officeooo:rsid="0124d772"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2" style:family="text">
      <style:text-properties fo:color="#00000a" loext:opacity="100%" style:font-name="Linux Libertine S.O.Cist.2" fo:font-size="12pt" fo:language="cs" fo:country="CZ" fo:font-style="italic" officeooo:rsid="01250162"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3" style:family="text">
      <style:text-properties fo:color="#00000a" loext:opacity="100%" style:font-name="Linux Libertine S.O.Cist.2" fo:font-size="12pt" fo:language="cs" fo:country="CZ" fo:font-style="italic" officeooo:rsid="01455f1d"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144" style:family="text">
      <style:text-properties fo:color="#00000a" loext:opacity="100%" style:font-name="Linux Libertine S.O.Cist.2" fo:font-size="12pt" fo:language="la" fo:country="VA"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45" style:family="text">
      <style:text-properties fo:color="#00000a" loext:opacity="100%" style:font-name="Linux Libertine S.O.Cist.3" fo:font-size="12pt" fo:language="cs" fo:country="CZ" officeooo:rsid="005183b1" style:letter-kerning="false" style:font-name-asian="Arial Unicode MS" style:font-size-asian="12pt" style:language-asian="zh" style:country-asian="CN" style:font-name-complex="Arial Unicode MS" style:font-size-complex="12pt" style:language-complex="hi" style:country-complex="IN"/>
    </style:style>
    <style:style style:name="T146" style:family="text">
      <style:text-properties fo:color="#00000a" loext:opacity="100%" style:font-name="Linux Libertine S.O.Cist.3"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147" style:family="text">
      <style:text-properties fo:color="#00000a" loext:opacity="100%" style:font-name="Linux Libertine S.O.Cist.3" fo:font-size="12pt" fo:language="cs" fo:country="CZ" officeooo:rsid="0113e809" style:letter-kerning="false" style:font-name-asian="Arial Unicode MS" style:font-size-asian="12pt" style:language-asian="zh" style:country-asian="CN" style:font-name-complex="Arial Unicode MS" style:font-size-complex="12pt" style:language-complex="hi" style:country-complex="IN"/>
    </style:style>
    <style:style style:name="T148" style:family="text">
      <style:text-properties fo:color="#00000a" loext:opacity="100%" style:font-name="Linux Libertine S.O.Cist.3" fo:font-size="12pt" fo:language="cs" fo:country="CZ" officeooo:rsid="0115e2a4" style:letter-kerning="false" style:font-name-asian="Arial Unicode MS" style:font-size-asian="12pt" style:language-asian="zh" style:country-asian="CN" style:font-name-complex="Arial Unicode MS" style:font-size-complex="12pt" style:language-complex="hi" style:country-complex="IN"/>
    </style:style>
    <style:style style:name="T149" style:family="text">
      <style:text-properties fo:color="#00000a" loext:opacity="100%" style:font-name="Linux Libertine S.O.Cist." fo:font-size="12pt" fo:language="cs" fo:country="CZ" fo:font-style="normal" officeooo:rsid="009053b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50" style:family="text">
      <style:text-properties fo:color="#00000a" loext:opacity="100%" style:font-name="Linux Libertine S.O.Cist." fo:font-size="12pt" fo:language="cs" fo:country="CZ" fo:font-style="normal" officeooo:rsid="0132672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51" style:family="text">
      <style:text-properties fo:color="#00000a" loext:opacity="100%" officeooo:rsid="0137a9f7" style:letter-kerning="false" style:font-name-asian="Arial Unicode MS" style:language-asian="zh" style:country-asian="CN" style:font-name-complex="Arial Unicode MS" style:language-complex="hi" style:country-complex="IN"/>
    </style:style>
    <style:style style:name="T152" style:family="text">
      <style:text-properties fo:color="#00000a" loext:opacity="100%" officeooo:rsid="01383c7b" style:letter-kerning="false" style:font-name-asian="Arial Unicode MS" style:language-asian="zh" style:country-asian="CN" style:font-name-complex="Arial Unicode MS" style:language-complex="hi" style:country-complex="IN"/>
    </style:style>
    <style:style style:name="T153" style:family="text">
      <style:text-properties fo:color="#00000a" loext:opacity="100%" officeooo:rsid="013ee1b9" style:letter-kerning="false" style:font-name-asian="Arial Unicode MS" style:language-asian="zh" style:country-asian="CN" style:font-name-complex="Arial Unicode MS" style:language-complex="hi" style:country-complex="IN"/>
    </style:style>
    <style:style style:name="T154" style:family="text">
      <style:text-properties fo:color="#00000a" loext:opacity="100%" officeooo:rsid="01556860" style:letter-kerning="false" style:font-name-asian="Arial Unicode MS" style:language-asian="zh" style:country-asian="CN" style:font-name-complex="Arial Unicode MS" style:language-complex="hi" style:country-complex="IN"/>
    </style:style>
    <style:style style:name="T155" style:family="text">
      <style:text-properties fo:color="#00000a" loext:opacity="100%" officeooo:rsid="01383c7b" style:letter-kerning="false" style:font-name-asian="Arial Unicode MS" style:language-asian="zh" style:country-asian="CN" style:font-name-complex="Arial Unicode MS" style:font-size-complex="12pt" style:language-complex="hi" style:country-complex="IN"/>
    </style:style>
    <style:style style:name="T156" style:family="text">
      <style:text-properties fo:color="#00000a" loext:opacity="100%" fo:language="cs" fo:country="CZ" officeooo:rsid="0137a9f7" style:letter-kerning="false" style:font-name-asian="Arial Unicode MS" style:font-size-asian="12pt" style:language-asian="zh" style:country-asian="CN" style:font-name-complex="Arial Unicode MS" style:font-size-complex="12pt" style:language-complex="hi" style:country-complex="IN"/>
    </style:style>
    <style:style style:name="T157" style:family="text">
      <style:text-properties fo:color="#00000a" loext:opacity="100%" fo:font-style="italic" officeooo:rsid="013b052c" style:letter-kerning="false" style:font-name-asian="Arial Unicode MS" style:language-asian="zh" style:country-asian="CN" style:font-style-asian="italic" style:font-name-complex="Arial Unicode MS" style:language-complex="hi" style:country-complex="IN" style:font-style-complex="italic"/>
    </style:style>
    <style:style style:name="T158" style:family="text">
      <style:text-properties fo:color="#00000a" loext:opacity="100%" fo:font-style="italic" officeooo:rsid="01556860" style:letter-kerning="false" style:font-name-asian="Arial Unicode MS" style:language-asian="zh" style:country-asian="CN" style:font-style-asian="italic" style:font-name-complex="Arial Unicode MS" style:language-complex="hi" style:country-complex="IN" style:font-style-complex="italic"/>
    </style:style>
    <style:style style:name="T159" style:family="text">
      <style:text-propertie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0" style:family="text">
      <style:text-propertie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61" style:family="text">
      <style:text-properties fo:color="#000000" loext:opacity="100%" fo:font-size="12pt" fo:language="la" fo:country="VA" officeooo:rsid="01478e95" style:font-name-asian="Andale Sans UI" style:font-size-asian="12pt" style:language-asian="zh" style:country-asian="CN" style:font-name-complex="Tahoma" style:font-size-complex="12pt" style:language-complex="hi" style:country-complex="IN"/>
    </style:style>
    <style:style style:name="T162" style:family="text">
      <style:text-properties fo:color="#000000" loext:opacity="100%"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3" style:family="text">
      <style:text-properties fo:color="#000000" loext:opacity="100%" fo:letter-spacing="normal" fo:language="la" fo:country="VA" fo:font-style="normal" fo:font-weight="normal" officeooo:rsid="0014fca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4" style:family="text">
      <style:text-properties fo:color="#000000" loext:opacity="100%" fo:letter-spacing="normal" fo:language="la" fo:country="VA" fo:font-style="normal" fo:font-weight="normal" officeooo:rsid="00398b3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5" style:family="text">
      <style:text-properties fo:color="#000000" loext:opacity="100%" fo:letter-spacing="normal" fo:language="la" fo:country="VA" fo:font-style="normal" fo:font-weight="normal" officeooo:rsid="003b62a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6" style:family="text">
      <style:text-properties fo:color="#000000" loext:opacity="100%"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7" style:family="text">
      <style:text-properties fo:color="#000000" loext:opacity="100%" fo:letter-spacing="normal" fo:language="la" fo:country="VA" fo:font-style="normal" fo:font-weight="normal" officeooo:rsid="003f902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8" style:family="text">
      <style:text-properties fo:color="#000000" loext:opacity="100%" fo:letter-spacing="normal" fo:language="la" fo:country="VA" fo:font-style="normal" fo:font-weight="normal" officeooo:rsid="003685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69" style:family="text">
      <style:text-properties fo:color="#000000" loext:opacity="100%" fo:letter-spacing="normal" fo:language="la" fo:country="VA" fo:font-style="normal" fo:font-weight="normal" officeooo:rsid="01065d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0" style:family="text">
      <style:text-properties fo:color="#000000" loext:opacity="100%" fo:letter-spacing="normal" fo:language="la" fo:country="VA" fo:font-style="normal" fo:font-weight="normal" officeooo:rsid="0034e2b4"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1" style:family="text">
      <style:text-properties fo:color="#000000" loext:opacity="100%" fo:letter-spacing="normal" fo:language="la" fo:country="VA" fo:font-style="normal" fo:font-weight="normal" officeooo:rsid="00418fd2"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2" style:family="text">
      <style:text-properties fo:color="#000000" loext:opacity="100%" fo:letter-spacing="normal" fo:language="la" fo:country="VA" fo:font-style="normal" fo:font-weight="normal" officeooo:rsid="01383c7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73" style:family="text">
      <style:text-properties fo:color="#000000" loext:opacity="100%" fo:language="la" fo:country="VA" style:font-size-asian="12pt" style:language-asian="zh" style:country-asian="CN" style:font-size-complex="12pt" style:language-complex="hi" style:country-complex="IN"/>
    </style:style>
    <style:style style:name="T174" style:family="text">
      <style:text-properties fo:color="#000000" loext:opacity="100%" fo:language="la" fo:country="VA" officeooo:rsid="0016d416" style:font-size-asian="12pt" style:language-asian="zh" style:country-asian="CN" style:font-size-complex="12pt" style:language-complex="hi" style:country-complex="IN"/>
    </style:style>
    <style:style style:name="T175" style:family="text">
      <style:text-properties fo:color="#000000" loext:opacity="100%" fo:language="la" fo:country="VA" officeooo:rsid="0031de23" style:font-size-asian="12pt" style:language-asian="zh" style:country-asian="CN" style:font-size-complex="12pt" style:language-complex="hi" style:country-complex="IN"/>
    </style:style>
    <style:style style:name="T176" style:family="text">
      <style:text-properties fo:color="#000000" loext:opacity="100%" fo:language="la" fo:country="VA" officeooo:rsid="001abc9f" style:font-size-asian="12pt" style:language-asian="zh" style:country-asian="CN" style:font-size-complex="12pt" style:language-complex="hi" style:country-complex="IN"/>
    </style:style>
    <style:style style:name="T177" style:family="text">
      <style:text-properties fo:color="#000000" loext:opacity="100%" fo:language="la" fo:country="VA" officeooo:rsid="0030a648" style:font-size-asian="12pt" style:language-asian="zh" style:country-asian="CN" style:font-size-complex="12pt" style:language-complex="hi" style:country-complex="IN"/>
    </style:style>
    <style:style style:name="T178" style:family="text">
      <style:text-properties fo:color="#000000" loext:opacity="100%" fo:language="la" fo:country="VA" officeooo:rsid="00336121" style:font-size-asian="12pt" style:language-asian="zh" style:country-asian="CN" style:font-size-complex="12pt" style:language-complex="hi" style:country-complex="IN"/>
    </style:style>
    <style:style style:name="T179" style:family="text">
      <style:text-properties fo:color="#000000" loext:opacity="100%" fo:language="la" fo:country="VA" officeooo:rsid="0093aecd" style:font-size-asian="12pt" style:language-asian="zh" style:country-asian="CN" style:font-size-complex="12pt" style:language-complex="hi" style:country-complex="IN"/>
    </style:style>
    <style:style style:name="T180" style:family="text">
      <style:text-properties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1" style:family="text">
      <style:text-properties fo:color="#00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2" style:family="text">
      <style:text-properties fo:color="#000000" loext:opacity="100%" style:font-name="Linux Libertine S.O.Cist.2" fo:font-size="12pt" fo:letter-spacing="normal" fo:language="la" fo:country="VA"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3" style:family="text">
      <style:text-properties fo:color="#000000" loext:opacity="100%" style:font-name="Linux Libertine S.O.Cist.2" fo:font-size="12pt" fo:letter-spacing="normal" fo:language="la" fo:country="VA" fo:font-style="normal" fo:font-weight="normal" officeooo:rsid="012ef94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4" style:family="text">
      <style:text-properties fo:color="#000000" loext:opacity="100%" style:font-name="Linux Libertine S.O.Cist.2" fo:font-size="12pt" fo:letter-spacing="normal" fo:language="la" fo:country="VA" fo:font-style="normal" fo:font-weight="normal" officeooo:rsid="0149938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5" style:family="text">
      <style:text-properties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6" style:family="text">
      <style:text-properties fo:color="#000000" loext:opacity="100%" style:font-name="Linux Libertine S.O.Cist.2" fo:font-size="12pt" fo:letter-spacing="normal" fo:language="cs" fo:country="CZ" fo:font-style="normal" fo:font-weight="normal" officeooo:rsid="00344f9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7" style:family="text">
      <style:text-properties fo:color="#000000" loext:opacity="100%" style:font-name="Linux Libertine S.O.Cist.2" fo:font-size="12pt" fo:letter-spacing="normal" fo:language="cs" fo:country="CZ" fo:font-style="normal" fo:font-weight="normal" officeooo:rsid="0035fb4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8" style:family="text">
      <style:text-properties fo:color="#000000" loext:opacity="100%" style:font-name="Linux Libertine S.O.Cist.2" fo:font-size="12pt" fo:letter-spacing="normal" fo:language="cs" fo:country="CZ" fo:font-style="normal" fo:font-weight="normal" officeooo:rsid="00344f9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9" style:family="text">
      <style:text-properties fo:color="#000000" loext:opacity="100%" style:font-name="Linux Libertine S.O.Cist.2" fo:font-size="12pt" fo:letter-spacing="normal" fo:language="cs" fo:country="CZ" fo:font-style="normal" fo:font-weight="normal" officeooo:rsid="012ef94b"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90" style:family="text">
      <style:text-properties fo:color="#000000" loext:opacity="100%" style:font-name="Linux Libertine S.O.Cist.2" fo:font-size="12pt" fo:language="la" fo:country="VA" style:font-size-asian="12pt" style:language-asian="zh" style:country-asian="CN" style:font-size-complex="12pt" style:language-complex="hi" style:country-complex="IN"/>
    </style:style>
    <style:style style:name="T191" style:family="text">
      <style:text-propertie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192" style:family="text">
      <style:text-properties fo:color="#000000" loext:opacity="100%" style:font-name="Linux Libertine S.O.Cist.2" fo:font-size="12pt" fo:language="la" fo:country="VA" officeooo:rsid="00920e46" style:font-size-asian="12pt" style:language-asian="zh" style:country-asian="CN" style:font-size-complex="12pt" style:language-complex="hi" style:country-complex="IN"/>
    </style:style>
    <style:style style:name="T193" style:family="text">
      <style:text-properties fo:color="#000000" loext:opacity="100%" style:font-name="Linux Libertine S.O.Cist.2" fo:font-size="12pt" fo:language="la" fo:country="VA" officeooo:rsid="014455bf" style:letter-kerning="false" style:font-name-asian="Arial Unicode MS" style:font-size-asian="12pt" style:language-asian="zh" style:country-asian="CN" style:font-name-complex="Arial Unicode MS" style:font-size-complex="12pt" style:language-complex="hi" style:country-complex="IN"/>
    </style:style>
    <style:style style:name="T194" style:family="text">
      <style:text-properties fo:color="#000000" loext:opacity="100%" style:font-name="Linux Libertine S.O.Cist.2" fo:font-size="12pt" fo:language="la" fo:country="VA" officeooo:rsid="014aa826" style:letter-kerning="false" style:font-name-asian="Arial Unicode MS" style:font-size-asian="12pt" style:language-asian="zh" style:country-asian="CN" style:font-name-complex="Arial Unicode MS" style:font-size-complex="12pt" style:language-complex="hi" style:country-complex="IN"/>
    </style:style>
    <style:style style:name="T195" style:family="text">
      <style:text-properties fo:font-style="italic" style:font-style-asian="italic" style:font-style-complex="italic"/>
    </style:style>
    <style:style style:name="T196" style:family="text">
      <style:text-properties fo:font-style="italic" officeooo:rsid="004aa441" style:font-style-asian="italic" style:font-style-complex="italic"/>
    </style:style>
    <style:style style:name="T197" style:family="text">
      <style:text-properties fo:font-style="italic" officeooo:rsid="006b56f5" style:font-style-asian="italic" style:font-style-complex="italic"/>
    </style:style>
    <style:style style:name="T198" style:family="text">
      <style:text-properties fo:font-style="italic" officeooo:rsid="0086ee88" style:font-style-asian="italic" style:font-style-complex="italic"/>
    </style:style>
    <style:style style:name="T199" style:family="text">
      <style:text-properties fo:font-style="italic" officeooo:rsid="00a12171" style:font-style-asian="italic" style:font-style-complex="italic"/>
    </style:style>
    <style:style style:name="T200" style:family="text">
      <style:text-properties fo:font-style="italic" officeooo:rsid="00a5a7ed" style:font-style-asian="italic" style:font-style-complex="italic"/>
    </style:style>
    <style:style style:name="T201" style:family="text">
      <style:text-properties fo:font-style="italic" officeooo:rsid="00b21ddb" style:font-style-asian="italic" style:font-style-complex="italic"/>
    </style:style>
    <style:style style:name="T202" style:family="text">
      <style:text-properties fo:font-style="italic" officeooo:rsid="0064366a" style:font-style-asian="italic" style:font-style-complex="italic"/>
    </style:style>
    <style:style style:name="T203" style:family="text">
      <style:text-properties fo:font-style="italic" officeooo:rsid="0065ca5c" style:font-style-asian="italic" style:font-style-complex="italic"/>
    </style:style>
    <style:style style:name="T204" style:family="text">
      <style:text-properties fo:font-style="italic" officeooo:rsid="00dba782" style:font-style-asian="italic" style:font-style-complex="italic"/>
    </style:style>
    <style:style style:name="T205" style:family="text">
      <style:text-properties fo:font-style="italic" officeooo:rsid="004f4a0c" style:font-style-asian="italic" style:font-style-complex="italic"/>
    </style:style>
    <style:style style:name="T206" style:family="text">
      <style:text-properties fo:font-style="italic" officeooo:rsid="00d7d8ee" style:font-style-asian="italic" style:font-style-complex="italic"/>
    </style:style>
    <style:style style:name="T207" style:family="text">
      <style:text-properties fo:font-style="italic" officeooo:rsid="00e71841" style:font-style-asian="italic" style:font-style-complex="italic"/>
    </style:style>
    <style:style style:name="T208" style:family="text">
      <style:text-properties fo:font-style="italic" officeooo:rsid="00e8b4ab" style:font-style-asian="italic" style:font-style-complex="italic"/>
    </style:style>
    <style:style style:name="T209" style:family="text">
      <style:text-properties fo:font-style="italic" officeooo:rsid="00e9f7eb" style:font-style-asian="italic" style:font-style-complex="italic"/>
    </style:style>
    <style:style style:name="T210" style:family="text">
      <style:text-properties fo:font-style="italic" officeooo:rsid="00ecf791" style:font-style-asian="italic" style:font-style-complex="italic"/>
    </style:style>
    <style:style style:name="T211" style:family="text">
      <style:text-properties fo:font-style="italic" officeooo:rsid="0038ffea" style:font-style-asian="italic" style:font-style-complex="italic"/>
    </style:style>
    <style:style style:name="T212" style:family="text">
      <style:text-properties fo:font-style="italic" officeooo:rsid="0036f5c3" style:font-style-asian="italic" style:font-style-complex="italic"/>
    </style:style>
    <style:style style:name="T213" style:family="text">
      <style:text-properties fo:font-style="italic" officeooo:rsid="00f41f6b" style:font-style-asian="italic" style:font-style-complex="italic"/>
    </style:style>
    <style:style style:name="T214" style:family="text">
      <style:text-properties fo:font-style="italic" officeooo:rsid="00f68862" style:font-style-asian="italic" style:font-style-complex="italic"/>
    </style:style>
    <style:style style:name="T215" style:family="text">
      <style:text-properties fo:font-style="italic" officeooo:rsid="00fbce23" style:font-style-asian="italic" style:font-style-complex="italic"/>
    </style:style>
    <style:style style:name="T216" style:family="text">
      <style:text-properties fo:font-style="italic" officeooo:rsid="0137a9f7" style:font-style-asian="italic" style:font-style-complex="italic"/>
    </style:style>
    <style:style style:name="T217" style:family="text">
      <style:text-properties fo:font-style="italic" officeooo:rsid="013e3df9" style:font-style-asian="italic" style:font-style-complex="italic"/>
    </style:style>
    <style:style style:name="T218" style:family="text">
      <style:text-properties fo:font-style="italic" officeooo:rsid="014455bf" style:font-style-asian="italic" style:font-style-complex="italic"/>
    </style:style>
    <style:style style:name="T219" style:family="text">
      <style:text-properties fo:font-style="italic" officeooo:rsid="014f1cd1" style:font-style-asian="italic" style:font-style-complex="italic"/>
    </style:style>
    <style:style style:name="T220" style:family="text">
      <style:text-properties fo:font-style="italic" officeooo:rsid="01556860" style:font-style-asian="italic" style:font-style-complex="italic"/>
    </style:style>
    <style:style style:name="T221" style:family="text">
      <style:text-properties fo:font-style="italic" officeooo:rsid="0042a85c" style:font-style-asian="italic" style:font-size-complex="12pt" style:font-style-complex="italic"/>
    </style:style>
    <style:style style:name="T222" style:family="text">
      <style:text-properties fo:font-style="italic" officeooo:rsid="00436a1c" style:font-style-asian="italic" style:font-size-complex="12pt" style:font-style-complex="italic"/>
    </style:style>
    <style:style style:name="T223" style:family="text">
      <style:text-properties fo:font-style="italic" officeooo:rsid="01383c7b" style:font-style-asian="italic" style:font-size-complex="12pt" style:font-style-complex="italic"/>
    </style:style>
    <style:style style:name="T224" style:family="text">
      <style:text-properties fo:font-style="normal" officeooo:rsid="00a45de9" style:font-style-asian="normal" style:font-style-complex="normal"/>
    </style:style>
    <style:style style:name="T225" style:family="text">
      <style:text-properties fo:font-style="normal" officeooo:rsid="00d67af5" style:font-style-asian="normal" style:font-style-complex="normal"/>
    </style:style>
    <style:style style:name="T226" style:family="text">
      <style:text-properties fo:font-style="normal" officeooo:rsid="0038ffea" style:font-style-asian="normal" style:font-style-complex="normal"/>
    </style:style>
    <style:style style:name="T227" style:family="text">
      <style:text-properties fo:font-style="normal" officeooo:rsid="00f41f6b" style:font-style-asian="normal" style:font-style-complex="normal"/>
    </style:style>
    <style:style style:name="T228" style:family="text">
      <style:text-properties fo:font-style="normal" officeooo:rsid="00f4c6da" style:font-style-asian="normal" style:font-style-complex="normal"/>
    </style:style>
    <style:style style:name="T229" style:family="text">
      <style:text-properties fo:font-style="normal" officeooo:rsid="00f68862" style:font-style-asian="normal" style:font-style-complex="normal"/>
    </style:style>
    <style:style style:name="T230" style:family="text">
      <style:text-properties fo:font-style="normal" officeooo:rsid="00fe6b1f" style:font-style-asian="normal" style:font-style-complex="normal"/>
    </style:style>
    <style:style style:name="T231" style:family="text">
      <style:text-properties fo:font-style="normal" fo:font-weight="normal" style:language-asian="zh" style:country-asian="CN" style:font-weight-asian="bold" style:language-complex="hi" style:country-complex="IN" style:font-weight-complex="bold"/>
    </style:style>
    <style:style style:name="T232" style:family="text">
      <style:text-properties fo:font-style="normal" fo:font-weight="normal" officeooo:rsid="0062114f" style:language-asian="zh" style:country-asian="CN" style:font-weight-asian="bold" style:language-complex="hi" style:country-complex="IN" style:font-weight-complex="bold"/>
    </style:style>
    <style:style style:name="T233" style:family="text">
      <style:text-properties officeooo:rsid="0030a648"/>
    </style:style>
    <style:style style:name="T234" style:family="text">
      <style:text-properties style:use-window-font-color="true" loext:opacity="0%"/>
    </style:style>
    <style:style style:name="T235" style:family="text">
      <style:text-properties style:use-window-font-color="true" loext:opacity="0%" style:font-name="Cloister" fo:font-size="18pt" fo:language="la" fo:country="VA" fo:font-weight="normal" officeooo:rsid="0030a648" style:language-asian="zh" style:country-asian="CN" style:font-weight-asian="normal" style:language-complex="hi" style:country-complex="IN" style:font-weight-complex="normal"/>
    </style:style>
    <style:style style:name="T236" style:family="text">
      <style:text-properties style:use-window-font-color="true" loext:opacity="0%" style:font-name="Cloister" fo:font-size="18pt" fo:language="la" fo:country="VA" fo:font-weight="normal" officeooo:rsid="0034e2b4" style:language-asian="zh" style:country-asian="CN" style:font-weight-asian="normal" style:language-complex="hi" style:country-complex="IN" style:font-weight-complex="normal"/>
    </style:style>
    <style:style style:name="T237" style:family="text">
      <style:text-properties style:use-window-font-color="true" loext:opacity="0%" style:font-name="Cloister" fo:font-size="18pt" fo:language="la" fo:country="VA" fo:font-weight="normal" officeooo:rsid="008a529c" style:language-asian="zh" style:country-asian="CN" style:font-weight-asian="normal" style:language-complex="hi" style:country-complex="IN" style:font-weight-complex="normal"/>
    </style:style>
    <style:style style:name="T238" style:family="text">
      <style:text-properties style:use-window-font-color="true" loext:opacity="0%" style:font-name="Cloister" fo:font-size="18pt" fo:language="la" fo:country="VA" fo:font-weight="normal" officeooo:rsid="009212f9" style:language-asian="zh" style:country-asian="CN" style:font-weight-asian="normal" style:language-complex="hi" style:country-complex="IN" style:font-weight-complex="normal"/>
    </style:style>
    <style:style style:name="T239" style:family="text">
      <style:text-properties style:use-window-font-color="true" loext:opacity="0%" fo:language="la" fo:country="VA"/>
    </style:style>
    <style:style style:name="T240" style:family="text">
      <style:text-properties style:use-window-font-color="true" loext:opacity="0%" fo:language="la" fo:country="VA" fo:font-weight="normal" officeooo:rsid="00191dc8" style:language-asian="zh" style:country-asian="CN" style:font-weight-asian="normal" style:language-complex="hi" style:country-complex="IN" style:font-weight-complex="normal"/>
    </style:style>
    <style:style style:name="T241"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242" style:family="text">
      <style:text-properties style:use-window-font-color="true" loext:opacity="0%" fo:language="la" fo:country="VA" fo:font-weight="normal" officeooo:rsid="00f0cd1c" style:language-asian="zh" style:country-asian="CN" style:font-weight-asian="normal" style:language-complex="hi" style:country-complex="IN" style:font-weight-complex="normal"/>
    </style:style>
    <style:style style:name="T243" style:family="text">
      <style:text-properties style:use-window-font-color="true" loext:opacity="0%" officeooo:rsid="0025a629"/>
    </style:style>
    <style:style style:name="T244" style:family="text">
      <style:text-properties style:use-window-font-color="true" loext:opacity="0%" officeooo:rsid="0024961e"/>
    </style:style>
    <style:style style:name="T245" style:family="text">
      <style:text-properties officeooo:rsid="0031de23"/>
    </style:style>
    <style:style style:name="T246" style:family="text">
      <style:text-properties officeooo:rsid="0037775e"/>
    </style:style>
    <style:style style:name="T247" style:family="text">
      <style:text-properties officeooo:rsid="003c8df5"/>
    </style:style>
    <style:style style:name="T248" style:family="text">
      <style:text-properties officeooo:rsid="004132b4"/>
    </style:style>
    <style:style style:name="T249" style:family="text">
      <style:text-properties officeooo:rsid="00424179"/>
    </style:style>
    <style:style style:name="T250" style:family="text">
      <style:text-properties officeooo:rsid="0044cd50"/>
    </style:style>
    <style:style style:name="T251" style:family="text">
      <style:text-properties officeooo:rsid="00481ba4"/>
    </style:style>
    <style:style style:name="T252" style:family="text">
      <style:text-properties officeooo:rsid="004c54dc"/>
    </style:style>
    <style:style style:name="T253" style:family="text">
      <style:text-properties officeooo:rsid="004fb5c8"/>
    </style:style>
    <style:style style:name="T254" style:family="text">
      <style:text-properties officeooo:rsid="00501dde"/>
    </style:style>
    <style:style style:name="T255" style:family="text">
      <style:text-properties officeooo:rsid="005a5fa3"/>
    </style:style>
    <style:style style:name="T256" style:family="text">
      <style:text-properties officeooo:rsid="005b6c54"/>
    </style:style>
    <style:style style:name="T257" style:family="text">
      <style:text-properties fo:language="la" fo:country="VA" style:language-asian="zh" style:country-asian="CN" style:language-complex="hi" style:country-complex="IN"/>
    </style:style>
    <style:style style:name="T258" style:family="text">
      <style:text-properties fo:language="la" fo:country="VA" officeooo:rsid="005d1774" style:language-asian="zh" style:country-asian="CN" style:language-complex="hi" style:country-complex="IN"/>
    </style:style>
    <style:style style:name="T259" style:family="text">
      <style:text-properties fo:language="la" fo:country="VA" officeooo:rsid="005e3fde" style:language-asian="zh" style:country-asian="CN" style:language-complex="hi" style:country-complex="IN"/>
    </style:style>
    <style:style style:name="T260" style:family="text">
      <style:text-properties fo:language="la" fo:country="VA" officeooo:rsid="0061d1a8" style:language-asian="zh" style:country-asian="CN" style:language-complex="hi" style:country-complex="IN"/>
    </style:style>
    <style:style style:name="T261" style:family="text">
      <style:text-properties fo:language="la" fo:country="VA" officeooo:rsid="0063c07a" style:language-asian="zh" style:country-asian="CN" style:language-complex="hi" style:country-complex="IN"/>
    </style:style>
    <style:style style:name="T262" style:family="text">
      <style:text-properties fo:language="la" fo:country="VA" officeooo:rsid="00cf180f" style:language-asian="zh" style:country-asian="CN" style:language-complex="hi" style:country-complex="IN"/>
    </style:style>
    <style:style style:name="T263" style:family="text">
      <style:text-properties fo:language="la" fo:country="VA" officeooo:rsid="00d53f9e" style:language-asian="zh" style:country-asian="CN" style:language-complex="hi" style:country-complex="IN"/>
    </style:style>
    <style:style style:name="T264" style:family="text">
      <style:text-properties fo:language="la" fo:country="VA" style:font-size-asian="12pt" style:language-asian="zh" style:country-asian="CN" style:font-size-complex="12pt" style:language-complex="hi" style:country-complex="IN"/>
    </style:style>
    <style:style style:name="T265" style:family="text">
      <style:text-properties fo:language="la" fo:country="VA" officeooo:rsid="0031de23" style:font-size-asian="12pt" style:language-asian="zh" style:country-asian="CN" style:font-size-complex="12pt" style:language-complex="hi" style:country-complex="IN"/>
    </style:style>
    <style:style style:name="T266" style:family="text">
      <style:text-properties officeooo:rsid="0060074f"/>
    </style:style>
    <style:style style:name="T267" style:family="text">
      <style:text-properties officeooo:rsid="0069367c"/>
    </style:style>
    <style:style style:name="T268" style:family="text">
      <style:text-properties officeooo:rsid="006b0027"/>
    </style:style>
    <style:style style:name="T269" style:family="text">
      <style:text-properties officeooo:rsid="006b1a92"/>
    </style:style>
    <style:style style:name="T270" style:family="text">
      <style:text-properties officeooo:rsid="006b56f5"/>
    </style:style>
    <style:style style:name="T271" style:family="text">
      <style:text-properties officeooo:rsid="007c8b15"/>
    </style:style>
    <style:style style:name="T272" style:family="text">
      <style:text-properties officeooo:rsid="008048e0"/>
    </style:style>
    <style:style style:name="T273" style:family="text">
      <style:text-properties officeooo:rsid="00850657"/>
    </style:style>
    <style:style style:name="T274" style:family="text">
      <style:text-properties officeooo:rsid="0086ee88"/>
    </style:style>
    <style:style style:name="T275" style:family="text">
      <style:text-properties fo:font-variant="normal" fo:text-transform="none"/>
    </style:style>
    <style:style style:name="T276" style:family="text">
      <style:text-properties fo:font-variant="normal" fo:text-transform="none" fo:color="#00000a" loext:opacity="100%" style:font-name="Linux Libertine S.O.Cist.2" fo:font-size="12pt" fo:letter-spacing="normal" fo:language="cs" fo:country="CZ" fo:font-style="normal" fo:font-weight="normal" officeooo:rsid="0086eec8" style:letter-kerning="false" style:font-name-asian="Arial Unicode MS" style:font-size-asian="12pt" style:language-asian="zh" style:country-asian="CN" style:font-name-complex="Arial Unicode MS" style:font-size-complex="12pt" style:language-complex="hi" style:country-complex="IN"/>
    </style:style>
    <style:style style:name="T277" style:family="text">
      <style:text-properties fo:font-variant="normal" fo:text-transform="none" fo:color="#00000a" loext:opacity="100%" style:font-name="Linux Libertine S.O.Cist.2" fo:font-size="12pt" fo:letter-spacing="normal" fo:language="cs" fo:country="CZ" fo:font-style="normal" fo:font-weight="normal" officeooo:rsid="0088f37b" style:letter-kerning="false" style:font-name-asian="Arial Unicode MS" style:font-size-asian="12pt" style:language-asian="zh" style:country-asian="CN" style:font-name-complex="Arial Unicode MS" style:font-size-complex="12pt" style:language-complex="hi" style:country-complex="IN"/>
    </style:style>
    <style:style style:name="T278" style:family="text">
      <style:text-properties fo:font-variant="normal" fo:text-transform="none" fo:color="#00000a" loext:opacity="100%" style:font-name="Linux Libertine S.O.Cist.2" fo:font-size="12pt" fo:letter-spacing="normal" fo:language="cs" fo:country="CZ" fo:font-style="normal" fo:font-weight="normal" officeooo:rsid="009fb4aa" style:letter-kerning="false" style:font-name-asian="Arial Unicode MS" style:font-size-asian="12pt" style:language-asian="zh" style:country-asian="CN" style:font-name-complex="Arial Unicode MS" style:font-size-complex="12pt" style:language-complex="hi" style:country-complex="IN"/>
    </style:style>
    <style:style style:name="T279" style:family="text">
      <style:text-properties fo:font-variant="normal" fo:text-transform="none" fo:color="#00000a" loext:opacity="100%" style:font-name="Linux Libertine S.O.Cist.2" fo:font-size="12pt" fo:letter-spacing="normal" fo:language="cs" fo:country="CZ" fo:font-style="normal" fo:font-weight="normal" officeooo:rsid="00894563" style:letter-kerning="false" style:font-name-asian="Arial Unicode MS" style:font-size-asian="12pt" style:language-asian="zh" style:country-asian="CN" style:font-name-complex="Arial Unicode MS" style:font-size-complex="12pt" style:language-complex="hi" style:country-complex="IN"/>
    </style:style>
    <style:style style:name="T280" style:family="text">
      <style:text-properties fo:font-variant="normal" fo:text-transform="none" fo:color="#00000a" loext:opacity="100%" style:font-name="Linux Libertine S.O.Cist.2" fo:font-size="12pt" fo:letter-spacing="normal" fo:language="cs" fo:country="CZ" fo:font-style="normal" fo:font-weight="normal" officeooo:rsid="00874aed" style:letter-kerning="false" style:font-name-asian="Arial Unicode MS" style:font-size-asian="12pt" style:language-asian="zh" style:country-asian="CN" style:font-name-complex="Arial Unicode MS" style:font-size-complex="12pt" style:language-complex="hi" style:country-complex="IN"/>
    </style:style>
    <style:style style:name="T281" style:family="text">
      <style:text-properties fo:font-variant="normal" fo:text-transform="none" officeooo:rsid="0025a629"/>
    </style:style>
    <style:style style:name="T282" style:family="text">
      <style:text-properties fo:font-variant="normal" fo:text-transform="none" style:use-window-font-color="true" loext:opacity="0%" style:font-name="Linux Libertine S.O.Cist.2" fo:font-size="12pt" fo:letter-spacing="normal" fo:language="cs" fo:country="CZ" fo:font-style="normal" fo:font-weight="normal" officeooo: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3" style:family="text">
      <style:text-properties fo:font-variant="normal" fo:text-transform="none" style:use-window-font-color="true" loext:opacity="0%" style:font-name="Linux Libertine S.O.Cist.2" fo:font-size="12pt" fo:letter-spacing="normal" fo:language="cs" fo:country="CZ" fo:font-style="normal" fo:font-weight="normal" officeooo:rsid="0127498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4" style:family="text">
      <style:text-properties fo:font-variant="normal" fo:text-transform="none" style:use-window-font-color="true" loext:opacity="0%" style:font-name="Linux Libertine S.O.Cist.2" fo:font-size="12pt" fo:letter-spacing="normal" fo:language="cs" fo:country="CZ" fo:font-style="normal" fo:font-weight="normal" officeooo:rsid="0128b8a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5" style:family="text">
      <style:text-properties fo:font-variant="normal" fo:text-transform="none" style:use-window-font-color="true" loext:opacity="0%" style:font-name="Linux Libertine S.O.Cist.2" fo:font-size="12pt" fo:letter-spacing="normal" fo:language="cs" fo:country="CZ" fo:font-style="normal" fo:font-weight="normal" officeooo:rsid="012a8fe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6" style:family="text">
      <style:text-properties fo:font-variant="normal" fo:text-transform="none" style:use-window-font-color="true" loext:opacity="0%" style:font-name="Linux Libertine S.O.Cist.2" fo:font-size="12pt" fo:letter-spacing="normal" fo:language="cs" fo:country="CZ" fo:font-style="normal" fo:font-weight="normal" officeooo:rsid="012b6b0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7" style:family="text">
      <style:text-properties fo:font-variant="normal" fo:text-transform="none" style:use-window-font-color="true" loext:opacity="0%" style:font-name="Linux Libertine S.O.Cist.2" fo:font-size="12pt" fo:letter-spacing="normal" fo:language="cs" fo:country="CZ" fo:font-style="normal" fo:font-weight="normal" officeooo:rsid="0145162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8" style:family="text">
      <style:text-properties fo:font-variant="normal" fo:text-transform="none" style:use-window-font-color="true" loext:opacity="0%" style:font-name="Linux Libertine S.O.Cist.2" fo:font-size="12pt" fo:letter-spacing="normal" fo:language="cs" fo:country="CZ" fo:font-style="normal" fo:font-weight="normal" officeooo:rsid="0154c80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9" style:family="text">
      <style:text-properties fo:font-variant="normal" fo:text-transform="none" style:use-window-font-color="true" loext:opacity="0%" style:font-name="Linux Libertine S.O.Cist.2" fo:font-size="12pt" fo:letter-spacing="normal" fo:language="cs" fo:country="CZ" fo:font-style="normal" fo:font-weight="normal" officeooo:rsid="00e4d2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0" style:family="text">
      <style:text-properties fo:font-variant="normal" fo:text-transform="none" style:use-window-font-color="true" loext:opacity="0%" style:font-name="Linux Libertine S.O.Cist.2" fo:font-size="12pt" fo:letter-spacing="normal" fo:language="cs" fo:country="CZ" fo:font-style="normal" fo:font-weight="normal" officeooo:rsid="0127498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1" style:family="text">
      <style:text-properties fo:font-variant="normal" fo:text-transform="none" style:use-window-font-color="true" loext:opacity="0%" style:font-name="Linux Libertine S.O.Cist.2" fo:font-size="12pt" fo:letter-spacing="normal" fo:language="cs" fo:country="CZ" fo:font-style="normal" fo:font-weight="normal" officeooo:rsid="0128b8a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2" style:family="text">
      <style:text-properties fo:font-variant="normal" fo:text-transform="none" style:use-window-font-color="true" loext:opacity="0%" style:font-name="Linux Libertine S.O.Cist.2" fo:font-size="12pt" fo:letter-spacing="normal" fo:language="cs" fo:country="CZ" fo:font-style="normal" fo:font-weight="normal" officeooo:rsid="012988e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3" style:family="text">
      <style:text-properties fo:font-variant="normal" fo:text-transform="none" style:use-window-font-color="true" loext:opacity="0%" style:font-name="Linux Libertine S.O.Cist.2" fo:font-size="12pt" fo:letter-spacing="normal" fo:language="cs" fo:country="CZ" fo:font-style="normal" fo:font-weight="normal" officeooo:rsid="012a8fe2"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4" style:family="text">
      <style:text-properties fo:font-variant="normal" fo:text-transform="none" style:use-window-font-color="true" loext:opacity="0%" style:font-name="Linux Libertine S.O.Cist.2" fo:font-size="12pt" fo:letter-spacing="normal" fo:language="cs" fo:country="CZ" fo:font-style="normal" fo:font-weight="normal" officeooo:rsid="012b6b0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5" style:family="text">
      <style:text-properties fo:font-variant="normal" fo:text-transform="none" style:use-window-font-color="true" loext:opacity="0%" style:font-name="Linux Libertine S.O.Cist.2" fo:font-size="12pt" fo:letter-spacing="normal" fo:language="cs" fo:country="CZ" fo:font-style="normal" fo:font-weight="normal" officeooo:rsid="012d21b9"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6" style:family="text">
      <style:text-properties fo:font-variant="normal" fo:text-transform="none" style:use-window-font-color="true" loext:opacity="0%" style:font-name="Linux Libertine S.O.Cist.2" fo:font-size="12pt" fo:letter-spacing="normal" fo:language="cs" fo:country="CZ" fo:font-style="normal" fo:font-weight="normal" officeooo:rsid="012e202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7" style:family="text">
      <style:text-properties fo:font-variant="normal" fo:text-transform="none" style:use-window-font-color="true" loext:opacity="0%" style:font-name="Linux Libertine S.O.Cist.2" fo:font-size="12pt" fo:letter-spacing="normal" fo:language="cs" fo:country="CZ" fo:font-style="normal" fo:font-weight="normal" officeooo:rsid="0132672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8" style:family="text">
      <style:text-properties fo:font-variant="normal" fo:text-transform="none" style:use-window-font-color="true" loext:opacity="0%" style:font-name="Linux Libertine S.O.Cist.2" fo:font-size="12pt" fo:letter-spacing="normal" fo:language="cs" fo:country="CZ" fo:font-style="normal" fo:font-weight="normal" officeooo:rsid="0154c807"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9" style:family="text">
      <style:text-properties fo:font-variant="normal" fo:text-transform="none" style:use-window-font-color="true" loext:opacity="0%" style:font-name="Linux Libertine S.O.Cist.2" fo:font-size="12pt" fo:letter-spacing="normal" fo:language="cs" fo:country="CZ" fo:font-style="italic" fo:font-weight="normal" officeooo:rsid="00e4d2bd"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300" style:family="text">
      <style:text-properties fo:font-variant="normal" fo:text-transform="none" style:use-window-font-color="true" loext:opacity="0%" style:font-name="Linux Libertine S.O.Cist.2" fo:font-size="12pt" fo:letter-spacing="normal" fo:language="cs" fo:country="CZ" fo:font-style="italic" fo:font-weight="normal" officeooo:rsid="0154c807"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301" style:family="text">
      <style:text-properties fo:font-variant="normal" fo:text-transform="none" style:use-window-font-color="true" loext:opacity="0%" style:font-name="Linux Libertine S.O.Cist.2" fo:font-size="12pt" fo:letter-spacing="normal" fo:language="cs" fo:country="CZ" fo:font-style="italic" fo:font-weight="normal" officeooo:rsid="012e2024" style:letter-kerning="false"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302" style:family="text">
      <style:text-properties fo:font-variant="normal" fo:text-transform="none" fo:color="#ff0000" loext:opacity="100%"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3" style:family="text">
      <style:text-properties fo:font-variant="normal" fo:text-transform="none" fo:color="#000000" loext:opacity="100%"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4" style:family="text">
      <style:text-properties fo:font-variant="normal" fo:text-transform="none" fo:color="#000000" loext:opacity="100%" fo:letter-spacing="normal" fo:font-style="normal" fo:font-weight="normal" officeooo:rsid="0025a629"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05" style:family="text">
      <style:text-properties officeooo:rsid="008a529c"/>
    </style:style>
    <style:style style:name="T306" style:family="text">
      <style:text-properties officeooo:rsid="008cec1b"/>
    </style:style>
    <style:style style:name="T307" style:family="text">
      <style:text-properties officeooo:rsid="008e41e9"/>
    </style:style>
    <style:style style:name="T308" style:family="text">
      <style:text-properties officeooo:rsid="008f99bd"/>
    </style:style>
    <style:style style:name="T309" style:family="text">
      <style:text-properties officeooo:rsid="00920e46"/>
    </style:style>
    <style:style style:name="T310" style:family="text">
      <style:text-properties officeooo:rsid="009212f9"/>
    </style:style>
    <style:style style:name="T311" style:family="text">
      <style:text-properties officeooo:rsid="00922f62"/>
    </style:style>
    <style:style style:name="T312" style:family="text">
      <style:text-properties officeooo:rsid="00924205"/>
    </style:style>
    <style:style style:name="T313" style:family="text">
      <style:text-properties officeooo:rsid="0093aecd"/>
    </style:style>
    <style:style style:name="T314" style:family="text">
      <style:text-properties officeooo:rsid="00956a0e"/>
    </style:style>
    <style:style style:name="T315" style:family="text">
      <style:text-properties officeooo:rsid="0095fefa"/>
    </style:style>
    <style:style style:name="T316" style:family="text">
      <style:text-properties officeooo:rsid="0097d567"/>
    </style:style>
    <style:style style:name="T317" style:family="text">
      <style:text-properties officeooo:rsid="009893a5"/>
    </style:style>
    <style:style style:name="T318" style:family="text">
      <style:text-properties officeooo:rsid="00996d7d"/>
    </style:style>
    <style:style style:name="T319" style:family="text">
      <style:text-properties officeooo:rsid="009e1b37"/>
    </style:style>
    <style:style style:name="T320" style:family="text">
      <style:text-properties officeooo:rsid="00a12171"/>
    </style:style>
    <style:style style:name="T321" style:family="text">
      <style:text-properties officeooo:rsid="00a2987d"/>
    </style:style>
    <style:style style:name="T322" style:family="text">
      <style:text-properties officeooo:rsid="00a32d2f"/>
    </style:style>
    <style:style style:name="T323" style:family="text">
      <style:text-properties officeooo:rsid="00a5a7ed"/>
    </style:style>
    <style:style style:name="T324" style:family="text">
      <style:text-properties officeooo:rsid="00a9f8b3"/>
    </style:style>
    <style:style style:name="T325" style:family="text">
      <style:text-properties officeooo:rsid="00ab0930"/>
    </style:style>
    <style:style style:name="T326" style:family="text">
      <style:text-properties style:font-name="Cloister" fo:font-size="18pt" fo:language="la" fo:country="VA" fo:font-weight="normal" style:language-asian="zh" style:country-asian="CN" style:font-weight-asian="normal" style:language-complex="hi" style:country-complex="IN" style:font-weight-complex="normal"/>
    </style:style>
    <style:style style:name="T327" style:family="text">
      <style:text-properties style:font-name="Cloister" fo:font-size="18pt" fo:language="la" fo:country="VA" fo:font-weight="normal" officeooo:rsid="0014fca4" style:language-asian="zh" style:country-asian="CN" style:font-weight-asian="normal" style:language-complex="hi" style:country-complex="IN" style:font-weight-complex="normal"/>
    </style:style>
    <style:style style:name="T328" style:family="text">
      <style:text-properties style:font-name="Cloister" fo:font-size="18pt" fo:language="la" fo:country="VA" fo:font-weight="normal" officeooo:rsid="0030a648" style:language-asian="zh" style:country-asian="CN" style:font-weight-asian="normal" style:language-complex="hi" style:country-complex="IN" style:font-weight-complex="normal"/>
    </style:style>
    <style:style style:name="T329" style:family="text">
      <style:text-properties style:font-name="Cloister" fo:font-size="18pt" fo:language="la" fo:country="VA" fo:font-weight="normal" officeooo:rsid="00387f8b" style:language-asian="zh" style:country-asian="CN" style:font-weight-asian="normal" style:language-complex="hi" style:country-complex="IN" style:font-weight-complex="normal"/>
    </style:style>
    <style:style style:name="T330" style:family="text">
      <style:text-properties style:font-name="Cloister" fo:font-size="18pt" fo:language="la" fo:country="VA" fo:font-weight="normal" officeooo:rsid="005d1774" style:language-asian="zh" style:country-asian="CN" style:font-weight-asian="normal" style:language-complex="hi" style:country-complex="IN" style:font-weight-complex="normal"/>
    </style:style>
    <style:style style:name="T331" style:family="text">
      <style:text-properties style:font-name="Cloister" fo:font-size="18pt" fo:language="la" fo:country="VA" fo:font-weight="normal" officeooo:rsid="0061d1a8" style:language-asian="zh" style:country-asian="CN" style:font-weight-asian="normal" style:language-complex="hi" style:country-complex="IN" style:font-weight-complex="normal"/>
    </style:style>
    <style:style style:name="T332" style:family="text">
      <style:text-properties style:font-name="Cloister" fo:font-size="18pt" fo:language="la" fo:country="VA" fo:font-weight="normal" officeooo:rsid="0063c07a" style:language-asian="zh" style:country-asian="CN" style:font-weight-asian="normal" style:language-complex="hi" style:country-complex="IN" style:font-weight-complex="normal"/>
    </style:style>
    <style:style style:name="T333" style:family="text">
      <style:text-properties style:font-name="Cloister" fo:font-size="18pt" fo:language="la" fo:country="VA" fo:font-weight="normal" officeooo:rsid="008a529c" style:language-asian="zh" style:country-asian="CN" style:font-weight-asian="normal" style:language-complex="hi" style:country-complex="IN" style:font-weight-complex="normal"/>
    </style:style>
    <style:style style:name="T334" style:family="text">
      <style:text-properties style:font-name="Cloister" fo:font-size="18pt" fo:language="la" fo:country="VA" fo:font-weight="normal" officeooo:rsid="00a97fa3" style:language-asian="zh" style:country-asian="CN" style:font-weight-asian="normal" style:language-complex="hi" style:country-complex="IN" style:font-weight-complex="normal"/>
    </style:style>
    <style:style style:name="T335" style:family="text">
      <style:text-properties style:font-name="Cloister" fo:font-size="18pt" fo:language="la" fo:country="VA" fo:font-weight="normal" officeooo:rsid="00e1e0bb" style:language-asian="zh" style:country-asian="CN" style:font-weight-asian="normal" style:language-complex="hi" style:country-complex="IN" style:font-weight-complex="normal"/>
    </style:style>
    <style:style style:name="T336" style:family="text">
      <style:text-properties fo:language="cs" fo:country="CZ" style:font-size-asian="12pt" style:font-size-complex="12pt"/>
    </style:style>
    <style:style style:name="T337" style:family="text">
      <style:text-properties fo:language="cs" fo:country="CZ" officeooo:rsid="0015947e" style:font-size-asian="12pt" style:font-size-complex="12pt"/>
    </style:style>
    <style:style style:name="T338" style:family="text">
      <style:text-properties fo:language="cs" fo:country="CZ" officeooo:rsid="00164e1e" style:font-size-asian="12pt" style:font-size-complex="12pt"/>
    </style:style>
    <style:style style:name="T339" style:family="text">
      <style:text-properties fo:language="cs" fo:country="CZ" officeooo:rsid="001f6420" style:font-size-asian="12pt" style:font-size-complex="12pt"/>
    </style:style>
    <style:style style:name="T340" style:family="text">
      <style:text-properties fo:language="cs" fo:country="CZ" officeooo:rsid="001dc4b7" style:font-size-asian="12pt" style:font-size-complex="12pt"/>
    </style:style>
    <style:style style:name="T341" style:family="text">
      <style:text-properties fo:language="cs" fo:country="CZ" officeooo:rsid="001f2dc0" style:font-size-asian="12pt" style:font-size-complex="12pt"/>
    </style:style>
    <style:style style:name="T342" style:family="text">
      <style:text-properties fo:language="cs" fo:country="CZ" officeooo:rsid="0016d416" style:font-size-asian="12pt" style:font-size-complex="12pt"/>
    </style:style>
    <style:style style:name="T343" style:family="text">
      <style:text-properties fo:language="cs" fo:country="CZ" officeooo:rsid="0031de23" style:font-size-asian="12pt" style:font-size-complex="12pt"/>
    </style:style>
    <style:style style:name="T344" style:family="text">
      <style:text-properties fo:language="cs" fo:country="CZ" officeooo:rsid="00920e46" style:font-size-asian="12pt" style:font-size-complex="12pt"/>
    </style:style>
    <style:style style:name="T345" style:family="text">
      <style:text-properties fo:language="cs" fo:country="CZ" officeooo:rsid="00924205" style:font-size-asian="12pt" style:font-size-complex="12pt"/>
    </style:style>
    <style:style style:name="T346" style:family="text">
      <style:text-properties fo:language="cs" fo:country="CZ" officeooo:rsid="00afb0c5" style:font-size-asian="12pt" style:font-size-complex="12pt"/>
    </style:style>
    <style:style style:name="T347" style:family="text">
      <style:text-properties fo:language="cs" fo:country="CZ" officeooo:rsid="00c1935b" style:font-size-asian="12pt" style:font-size-complex="12pt"/>
    </style:style>
    <style:style style:name="T348" style:family="text">
      <style:text-properties fo:language="cs" fo:country="CZ" officeooo:rsid="01326721" style:font-size-asian="12pt" style:font-size-complex="12pt"/>
    </style:style>
    <style:style style:name="T349" style:family="text">
      <style:text-properties fo:language="cs" fo:country="CZ" officeooo:rsid="0137a9f7" style:font-size-asian="12pt" style:font-size-complex="12pt"/>
    </style:style>
    <style:style style:name="T350" style:family="text">
      <style:text-properties fo:language="cs" fo:country="CZ" fo:font-style="italic" style:font-style-asian="italic" style:font-style-complex="italic"/>
    </style:style>
    <style:style style:name="T351" style:family="text">
      <style:text-properties style:font-name="Linux Libertine S.O.Cist.2" fo:font-size="12pt" fo:language="cs" fo:country="CZ" style:font-size-asian="12pt" style:font-size-complex="12pt"/>
    </style:style>
    <style:style style:name="T352" style:family="text">
      <style:text-properties style:font-name="Linux Libertine S.O.Cist.2" fo:font-size="12pt" fo:language="cs" fo:country="CZ" officeooo:rsid="00b58bee" style:font-size-asian="12pt" style:font-size-complex="12pt"/>
    </style:style>
    <style:style style:name="T353" style:family="text">
      <style:text-properties style:font-name="Linux Libertine S.O.Cist.2" fo:font-size="12pt" fo:language="cs" fo:country="CZ" officeooo:rsid="00279ba6" style:font-size-asian="12pt" style:font-size-complex="12pt"/>
    </style:style>
    <style:style style:name="T354" style:family="text">
      <style:text-properties style:font-name="Linux Libertine S.O.Cist.2" fo:font-size="12pt" fo:language="cs" fo:country="CZ" officeooo:rsid="0103f65e" style:font-size-asian="12pt" style:font-size-complex="12pt"/>
    </style:style>
    <style:style style:name="T355" style:family="text">
      <style:text-properties style:font-name="Linux Libertine S.O.Cist.2" fo:font-size="12pt" fo:language="cs" fo:country="CZ" officeooo:rsid="0055745b" style:font-size-asian="12pt" style:font-size-complex="12pt"/>
    </style:style>
    <style:style style:name="T356" style:family="text">
      <style:text-properties style:font-name="Linux Libertine S.O.Cist.2" fo:font-size="12pt" fo:language="cs" fo:country="CZ" officeooo:rsid="00299150" style:font-size-asian="12pt" style:font-size-complex="12pt"/>
    </style:style>
    <style:style style:name="T357" style:family="text">
      <style:text-properties style:font-name="Linux Libertine S.O.Cist.2" fo:font-size="12pt" fo:language="cs" fo:country="CZ" officeooo:rsid="00b5c100" style:font-size-asian="12pt" style:font-size-complex="12pt"/>
    </style:style>
    <style:style style:name="T358" style:family="text">
      <style:text-properties style:font-name="Linux Libertine S.O.Cist.2" fo:font-size="12pt" fo:language="cs" fo:country="CZ" officeooo:rsid="00284c4b" style:font-size-asian="12pt" style:font-size-complex="12pt"/>
    </style:style>
    <style:style style:name="T359" style:family="text">
      <style:text-properties style:font-name="Linux Libertine S.O.Cist.2" fo:font-size="12pt" fo:language="cs" fo:country="CZ" officeooo:rsid="0016d416" style:font-size-asian="12pt" style:font-size-complex="12pt"/>
    </style:style>
    <style:style style:name="T360" style:family="text">
      <style:text-properties style:font-name="Linux Libertine S.O.Cist.2" fo:font-size="12pt" fo:language="cs" fo:country="CZ" officeooo:rsid="00177d94" style:font-size-asian="12pt" style:font-size-complex="12pt"/>
    </style:style>
    <style:style style:name="T361" style:family="text">
      <style:text-properties style:font-name="Linux Libertine S.O.Cist.2" fo:font-size="12pt" fo:language="cs" fo:country="CZ" officeooo:rsid="0064366a" style:font-size-asian="12pt" style:font-size-complex="12pt"/>
    </style:style>
    <style:style style:name="T362" style:family="text">
      <style:text-properties style:font-name="Linux Libertine S.O.Cist.2" fo:font-size="12pt" fo:language="cs" fo:country="CZ" officeooo:rsid="0067414b" style:font-size-asian="12pt" style:font-size-complex="12pt"/>
    </style:style>
    <style:style style:name="T363" style:family="text">
      <style:text-properties style:font-name="Linux Libertine S.O.Cist.2" fo:font-size="12pt" fo:language="cs" fo:country="CZ" officeooo:rsid="01073421" style:font-size-asian="12pt" style:font-size-complex="12pt"/>
    </style:style>
    <style:style style:name="T364" style:family="text">
      <style:text-properties style:font-name="Linux Libertine S.O.Cist.2" fo:font-size="12pt" fo:language="cs" fo:country="CZ" officeooo:rsid="00c716dc" style:font-size-asian="12pt" style:font-size-complex="12pt"/>
    </style:style>
    <style:style style:name="T365" style:family="text">
      <style:text-properties style:font-name="Linux Libertine S.O.Cist.2" fo:font-size="12pt" fo:language="cs" fo:country="CZ" officeooo:rsid="00c1935b" style:font-size-asian="12pt" style:font-size-complex="12pt"/>
    </style:style>
    <style:style style:name="T366" style:family="text">
      <style:text-properties style:font-name="Linux Libertine S.O.Cist.2" fo:font-size="12pt" fo:language="cs" fo:country="CZ" officeooo:rsid="006751c9" style:font-size-asian="12pt" style:font-size-complex="12pt"/>
    </style:style>
    <style:style style:name="T367" style:family="text">
      <style:text-properties style:font-name="Linux Libertine S.O.Cist.2" fo:font-size="12pt" fo:language="cs" fo:country="CZ" officeooo:rsid="006b1a92" style:font-size-asian="12pt" style:font-size-complex="12pt"/>
    </style:style>
    <style:style style:name="T368" style:family="text">
      <style:text-properties style:font-name="Linux Libertine S.O.Cist.2" fo:font-size="12pt" fo:language="cs" fo:country="CZ" officeooo:rsid="00c360d0" style:font-size-asian="12pt" style:font-size-complex="12pt"/>
    </style:style>
    <style:style style:name="T369" style:family="text">
      <style:text-properties style:font-name="Linux Libertine S.O.Cist.2" fo:font-size="12pt" fo:language="cs" fo:country="CZ" officeooo:rsid="006897dd" style:font-size-asian="12pt" style:font-size-complex="12pt"/>
    </style:style>
    <style:style style:name="T370" style:family="text">
      <style:text-properties style:font-name="Linux Libertine S.O.Cist.2" fo:font-size="12pt" fo:language="cs" fo:country="CZ" officeooo:rsid="006b0027" style:font-size-asian="12pt" style:font-size-complex="12pt"/>
    </style:style>
    <style:style style:name="T371" style:family="text">
      <style:text-properties style:font-name="Linux Libertine S.O.Cist.2" fo:font-size="12pt" fo:language="cs" fo:country="CZ" officeooo:rsid="006c946d" style:font-size-asian="12pt" style:font-size-complex="12pt"/>
    </style:style>
    <style:style style:name="T372" style:family="text">
      <style:text-properties style:font-name="Linux Libertine S.O.Cist.2" fo:font-size="12pt" fo:language="cs" fo:country="CZ" officeooo:rsid="010b1bc0" style:font-size-asian="12pt" style:font-size-complex="12pt"/>
    </style:style>
    <style:style style:name="T373" style:family="text">
      <style:text-properties style:font-name="Linux Libertine S.O.Cist.2" fo:font-size="12pt" fo:language="cs" fo:country="CZ" officeooo:rsid="0071a129" style:font-size-asian="12pt" style:font-size-complex="12pt"/>
    </style:style>
    <style:style style:name="T374" style:family="text">
      <style:text-properties style:font-name="Linux Libertine S.O.Cist.2" fo:font-size="12pt" fo:language="cs" fo:country="CZ" officeooo:rsid="00743539" style:font-size-asian="12pt" style:font-size-complex="12pt"/>
    </style:style>
    <style:style style:name="T375" style:family="text">
      <style:text-properties style:font-name="Linux Libertine S.O.Cist.2" fo:font-size="12pt" fo:language="cs" fo:country="CZ" officeooo:rsid="00790342" style:font-size-asian="12pt" style:font-size-complex="12pt"/>
    </style:style>
    <style:style style:name="T376" style:family="text">
      <style:text-properties style:font-name="Linux Libertine S.O.Cist.2" fo:font-size="12pt" fo:language="cs" fo:country="CZ" officeooo:rsid="007f5688" style:font-size-asian="12pt" style:font-size-complex="12pt"/>
    </style:style>
    <style:style style:name="T377" style:family="text">
      <style:text-properties style:font-name="Linux Libertine S.O.Cist.2" fo:font-size="12pt" fo:language="cs" fo:country="CZ" officeooo:rsid="007b93c8" style:font-size-asian="12pt" style:font-size-complex="12pt"/>
    </style:style>
    <style:style style:name="T378" style:family="text">
      <style:text-properties style:font-name="Linux Libertine S.O.Cist.2" fo:font-size="12pt" fo:language="cs" fo:country="CZ" officeooo:rsid="00874aed" style:font-size-asian="12pt" style:font-size-complex="12pt"/>
    </style:style>
    <style:style style:name="T379" style:family="text">
      <style:text-properties style:font-name="Linux Libertine S.O.Cist.2" fo:font-size="12pt" fo:language="cs" fo:country="CZ" officeooo:rsid="010cba89" style:font-size-asian="12pt" style:font-size-complex="12pt"/>
    </style:style>
    <style:style style:name="T380" style:family="text">
      <style:text-properties style:font-name="Linux Libertine S.O.Cist.2" fo:font-size="12pt" fo:language="cs" fo:country="CZ" officeooo:rsid="009fb4aa" style:font-size-asian="12pt" style:font-size-complex="12pt"/>
    </style:style>
    <style:style style:name="T381" style:family="text">
      <style:text-properties style:font-name="Linux Libertine S.O.Cist.2" fo:font-size="12pt" fo:language="cs" fo:country="CZ" officeooo:rsid="0088f37b" style:font-size-asian="12pt" style:font-size-complex="12pt"/>
    </style:style>
    <style:style style:name="T382" style:family="text">
      <style:text-properties style:font-name="Linux Libertine S.O.Cist.2" fo:font-size="12pt" fo:language="cs" fo:country="CZ" officeooo:rsid="008e048c" style:font-size-asian="12pt" style:font-size-complex="12pt"/>
    </style:style>
    <style:style style:name="T383" style:family="text">
      <style:text-properties style:font-name="Linux Libertine S.O.Cist.2" fo:font-size="12pt" fo:language="cs" fo:country="CZ" officeooo:rsid="009b66f2" style:font-size-asian="12pt" style:font-size-complex="12pt"/>
    </style:style>
    <style:style style:name="T384" style:family="text">
      <style:text-properties style:font-name="Linux Libertine S.O.Cist.2" fo:font-size="12pt" fo:language="cs" fo:country="CZ" officeooo:rsid="010e28d8" style:font-size-asian="12pt" style:font-size-complex="12pt"/>
    </style:style>
    <style:style style:name="T385" style:family="text">
      <style:text-properties style:font-name="Linux Libertine S.O.Cist.2" fo:font-size="12pt" fo:language="cs" fo:country="CZ" officeooo:rsid="010e0276" style:font-size-asian="12pt" style:font-size-complex="12pt"/>
    </style:style>
    <style:style style:name="T386" style:family="text">
      <style:text-properties style:font-name="Linux Libertine S.O.Cist.2" fo:font-size="12pt" fo:language="cs" fo:country="CZ" officeooo:rsid="009bb709" style:font-size-asian="12pt" style:font-size-complex="12pt"/>
    </style:style>
    <style:style style:name="T387" style:family="text">
      <style:text-properties style:font-name="Linux Libertine S.O.Cist.2" fo:font-size="12pt" fo:language="cs" fo:country="CZ" officeooo:rsid="009397be" style:font-size-asian="12pt" style:font-size-complex="12pt"/>
    </style:style>
    <style:style style:name="T388" style:family="text">
      <style:text-properties style:font-name="Linux Libertine S.O.Cist.2" fo:font-size="12pt" fo:language="cs" fo:country="CZ" officeooo:rsid="0093fb8a" style:font-size-asian="12pt" style:font-size-complex="12pt"/>
    </style:style>
    <style:style style:name="T389" style:family="text">
      <style:text-properties style:font-name="Linux Libertine S.O.Cist.2" fo:font-size="12pt" fo:language="cs" fo:country="CZ" officeooo:rsid="005e3fde" style:font-size-asian="12pt" style:font-size-complex="12pt"/>
    </style:style>
    <style:style style:name="T390" style:family="text">
      <style:text-properties style:font-name="Linux Libertine S.O.Cist.2" fo:font-size="12pt" fo:language="cs" fo:country="CZ" officeooo:rsid="00d0cfff" style:font-size-asian="12pt" style:font-size-complex="12pt"/>
    </style:style>
    <style:style style:name="T391" style:family="text">
      <style:text-properties style:font-name="Linux Libertine S.O.Cist.2" fo:font-size="12pt" fo:language="cs" fo:country="CZ" officeooo:rsid="010e4f75" style:font-size-asian="12pt" style:font-size-complex="12pt"/>
    </style:style>
    <style:style style:name="T392" style:family="text">
      <style:text-properties style:font-name="Linux Libertine S.O.Cist.2" fo:font-size="12pt" fo:language="cs" fo:country="CZ" officeooo:rsid="010f50bf" style:font-size-asian="12pt" style:font-size-complex="12pt"/>
    </style:style>
    <style:style style:name="T393" style:family="text">
      <style:text-properties style:font-name="Linux Libertine S.O.Cist.2" fo:font-size="12pt" fo:language="cs" fo:country="CZ" officeooo:rsid="008ed789" style:font-size-asian="12pt" style:font-size-complex="12pt"/>
    </style:style>
    <style:style style:name="T394" style:family="text">
      <style:text-properties style:font-name="Linux Libertine S.O.Cist.2" fo:font-size="12pt" fo:language="cs" fo:country="CZ" officeooo:rsid="0113a213" style:font-size-asian="12pt" style:font-size-complex="12pt"/>
    </style:style>
    <style:style style:name="T395" style:family="text">
      <style:text-properties style:font-name="Linux Libertine S.O.Cist.2" fo:font-size="12pt" fo:language="cs" fo:country="CZ" officeooo:rsid="011839d2" style:font-size-asian="12pt" style:font-size-complex="12pt"/>
    </style:style>
    <style:style style:name="T396" style:family="text">
      <style:text-properties style:font-name="Linux Libertine S.O.Cist.2" fo:font-size="12pt" fo:language="cs" fo:country="CZ" officeooo:rsid="011a3822" style:font-size-asian="12pt" style:font-size-complex="12pt"/>
    </style:style>
    <style:style style:name="T397" style:family="text">
      <style:text-properties style:font-name="Linux Libertine S.O.Cist.2" fo:font-size="12pt" fo:language="cs" fo:country="CZ" officeooo:rsid="011c2993" style:font-size-asian="12pt" style:font-size-complex="12pt"/>
    </style:style>
    <style:style style:name="T398" style:family="text">
      <style:text-properties style:font-name="Linux Libertine S.O.Cist.2" fo:font-size="12pt" fo:language="cs" fo:country="CZ" officeooo:rsid="01250162" style:font-size-asian="12pt" style:font-size-complex="12pt"/>
    </style:style>
    <style:style style:name="T399" style:family="text">
      <style:text-properties style:font-name="Linux Libertine S.O.Cist.2" fo:font-size="12pt" fo:language="cs" fo:country="CZ" officeooo:rsid="009447b6" style:font-size-asian="12pt" style:font-size-complex="12pt"/>
    </style:style>
    <style:style style:name="T400" style:family="text">
      <style:text-properties style:font-name="Linux Libertine S.O.Cist.2" fo:font-size="12pt" fo:language="cs" fo:country="CZ" officeooo:rsid="00501dde" style:font-size-asian="12pt" style:font-size-complex="12pt"/>
    </style:style>
    <style:style style:name="T401" style:family="text">
      <style:text-properties style:font-name="Linux Libertine S.O.Cist.2" fo:font-size="12pt" fo:language="cs" fo:country="CZ" officeooo:rsid="009b4e86" style:font-size-asian="12pt" style:font-size-complex="12pt"/>
    </style:style>
    <style:style style:name="T402" style:family="text">
      <style:text-properties style:font-name="Linux Libertine S.O.Cist.2" fo:font-size="12pt" fo:language="cs" fo:country="CZ" officeooo:rsid="00de18e2" style:font-size-asian="12pt" style:font-size-complex="12pt"/>
    </style:style>
    <style:style style:name="T403" style:family="text">
      <style:text-properties style:font-name="Linux Libertine S.O.Cist.2" fo:font-size="12pt" fo:language="cs" fo:country="CZ" officeooo:rsid="009df912" style:font-size-asian="12pt" style:font-size-complex="12pt"/>
    </style:style>
    <style:style style:name="T404" style:family="text">
      <style:text-properties style:font-name="Linux Libertine S.O.Cist.2" fo:font-size="12pt" fo:language="cs" fo:country="CZ" officeooo:rsid="00a3b90f" style:font-size-asian="12pt" style:font-size-complex="12pt"/>
    </style:style>
    <style:style style:name="T405" style:family="text">
      <style:text-properties style:font-name="Linux Libertine S.O.Cist.2" fo:font-size="12pt" fo:language="cs" fo:country="CZ" officeooo:rsid="00a5a7ed" style:font-size-asian="12pt" style:font-size-complex="12pt"/>
    </style:style>
    <style:style style:name="T406" style:family="text">
      <style:text-properties style:font-name="Linux Libertine S.O.Cist.2" fo:font-size="12pt" fo:language="cs" fo:country="CZ" officeooo:rsid="013cba5a" style:font-size-asian="12pt" style:font-size-complex="12pt"/>
    </style:style>
    <style:style style:name="T407" style:family="text">
      <style:text-properties style:font-name="Linux Libertine S.O.Cist.2" fo:font-size="12pt" fo:language="cs" fo:country="CZ" officeooo:rsid="013f2917" style:font-size-asian="12pt" style:font-size-complex="12pt"/>
    </style:style>
    <style:style style:name="T408" style:family="text">
      <style:text-properties style:font-name="Linux Libertine S.O.Cist.2" fo:font-size="12pt" fo:language="cs" fo:country="CZ" officeooo:rsid="013fa227" style:font-size-asian="12pt" style:font-size-complex="12pt"/>
    </style:style>
    <style:style style:name="T409" style:family="text">
      <style:text-properties style:font-name="Linux Libertine S.O.Cist.2" fo:font-size="12pt" fo:language="cs" fo:country="CZ" officeooo:rsid="019783c5" style:font-size-asian="12pt" style:font-size-complex="12pt"/>
    </style:style>
    <style:style style:name="T410" style:family="text">
      <style:text-properties style:font-name="Linux Libertine S.O.Cist.2" fo:font-size="12pt" fo:language="cs" fo:country="CZ" officeooo:rsid="000de72e" style:font-size-asian="12pt" style:font-size-complex="12pt"/>
    </style:style>
    <style:style style:name="T411" style:family="text">
      <style:text-properties style:font-name="Linux Libertine S.O.Cist.2" fo:font-size="12pt" fo:language="cs" fo:country="CZ" officeooo:rsid="014455bf" style:font-size-asian="12pt" style:font-size-complex="12pt"/>
    </style:style>
    <style:style style:name="T412" style:family="text">
      <style:text-properties style:font-name="Linux Libertine S.O.Cist.2" fo:font-size="12pt" fo:language="cs" fo:country="CZ" officeooo:rsid="00a45de9" style:font-size-asian="12pt" style:font-size-complex="12pt"/>
    </style:style>
    <style:style style:name="T413" style:family="text">
      <style:text-properties style:font-name="Linux Libertine S.O.Cist.2" fo:font-size="12pt" fo:language="cs" fo:country="CZ" officeooo:rsid="0145162d" style:font-size-asian="12pt" style:font-size-complex="12pt"/>
    </style:style>
    <style:style style:name="T414" style:family="text">
      <style:text-properties style:font-name="Linux Libertine S.O.Cist.2" fo:font-size="12pt" fo:language="cs" fo:country="CZ" officeooo:rsid="018e7b1a" style:font-size-asian="12pt" style:font-size-complex="12pt"/>
    </style:style>
    <style:style style:name="T415" style:family="text">
      <style:text-properties style:font-name="Linux Libertine S.O.Cist.2" fo:font-size="12pt" fo:language="cs" fo:country="CZ" officeooo:rsid="00e659b5" style:font-size-asian="12pt" style:font-size-complex="12pt"/>
    </style:style>
    <style:style style:name="T416" style:family="text">
      <style:text-properties style:font-name="Linux Libertine S.O.Cist.2" fo:font-size="12pt" fo:language="cs" fo:country="CZ" officeooo:rsid="00a075b5" style:font-size-asian="12pt" style:font-size-complex="12pt"/>
    </style:style>
    <style:style style:name="T417" style:family="text">
      <style:text-properties style:font-name="Linux Libertine S.O.Cist.2" fo:font-size="12pt" fo:language="cs" fo:country="CZ" officeooo:rsid="00164e1e" style:font-size-asian="12pt" style:font-size-complex="12pt"/>
    </style:style>
    <style:style style:name="T418" style:family="text">
      <style:text-properties style:font-name="Linux Libertine S.O.Cist.2" fo:font-size="12pt" fo:language="cs" fo:country="CZ" officeooo:rsid="00afb0c5" style:font-size-asian="12pt" style:font-size-complex="12pt"/>
    </style:style>
    <style:style style:name="T419" style:family="text">
      <style:text-properties style:font-name="Linux Libertine S.O.Cist.2" fo:font-size="12pt" fo:language="cs" fo:country="CZ" officeooo:rsid="001f6420" style:font-size-asian="12pt" style:font-size-complex="12pt"/>
    </style:style>
    <style:style style:name="T420" style:family="text">
      <style:text-properties style:font-name="Linux Libertine S.O.Cist.2" fo:font-size="12pt" fo:language="cs" fo:country="CZ" officeooo:rsid="01468d87" style:font-size-asian="12pt" style:font-size-complex="12pt"/>
    </style:style>
    <style:style style:name="T421" style:family="text">
      <style:text-properties style:font-name="Linux Libertine S.O.Cist.2" fo:font-size="12pt" fo:language="cs" fo:country="CZ" officeooo:rsid="01478e95" style:font-size-asian="12pt" style:font-size-complex="12pt"/>
    </style:style>
    <style:style style:name="T422" style:family="text">
      <style:text-properties style:font-name="Linux Libertine S.O.Cist.2" fo:font-size="12pt" fo:language="cs" fo:country="CZ" officeooo:rsid="0148fe09" style:font-size-asian="12pt" style:font-size-complex="12pt"/>
    </style:style>
    <style:style style:name="T423" style:family="text">
      <style:text-properties style:font-name="Linux Libertine S.O.Cist.2" fo:font-size="12pt" fo:language="cs" fo:country="CZ" officeooo:rsid="01499381" style:font-size-asian="12pt" style:font-size-complex="12pt"/>
    </style:style>
    <style:style style:name="T424" style:family="text">
      <style:text-properties style:font-name="Linux Libertine S.O.Cist.2" fo:font-size="12pt" fo:language="cs" fo:country="CZ" officeooo:rsid="002d24ab" style:font-size-asian="12pt" style:font-size-complex="12pt"/>
    </style:style>
    <style:style style:name="T425" style:family="text">
      <style:text-properties style:font-name="Linux Libertine S.O.Cist.2" fo:font-size="12pt" fo:language="cs" fo:country="CZ" officeooo:rsid="014df8a3" style:font-size-asian="12pt" style:font-size-complex="12pt"/>
    </style:style>
    <style:style style:name="T426" style:family="text">
      <style:text-properties style:font-name="Linux Libertine S.O.Cist.2" fo:font-size="12pt" fo:language="cs" fo:country="CZ" officeooo:rsid="0150b418" style:font-size-asian="12pt" style:font-size-complex="12pt"/>
    </style:style>
    <style:style style:name="T427" style:family="text">
      <style:text-properties style:font-name="Linux Libertine S.O.Cist.2" fo:font-size="12pt" fo:language="cs" fo:country="CZ" officeooo:rsid="00cbf7d4" style:font-size-asian="12pt" style:font-size-complex="12pt"/>
    </style:style>
    <style:style style:name="T428" style:family="text">
      <style:text-properties style:font-name="Linux Libertine S.O.Cist.2" fo:font-size="12pt" fo:language="cs" fo:country="CZ" officeooo:rsid="0086eec8" style:font-size-asian="12pt" style:font-size-complex="12pt"/>
    </style:style>
    <style:style style:name="T429" style:family="text">
      <style:text-properties style:font-name="Linux Libertine S.O.Cist.2" fo:font-size="12pt" fo:language="cs" fo:country="CZ" fo:font-style="italic" style:font-size-asian="12pt" style:font-style-asian="italic" style:font-size-complex="12pt" style:font-style-complex="italic"/>
    </style:style>
    <style:style style:name="T430" style:family="text">
      <style:text-properties style:font-name="Linux Libertine S.O.Cist.2" fo:font-size="12pt" fo:language="cs" fo:country="CZ" fo:font-style="italic" officeooo:rsid="00b58bee" style:font-size-asian="12pt" style:font-style-asian="italic" style:font-size-complex="12pt" style:font-style-complex="italic"/>
    </style:style>
    <style:style style:name="T431" style:family="text">
      <style:text-properties style:font-name="Linux Libertine S.O.Cist.2" fo:font-size="12pt" fo:language="cs" fo:country="CZ" fo:font-style="italic" officeooo:rsid="00279ba6" style:font-size-asian="12pt" style:font-style-asian="italic" style:font-size-complex="12pt" style:font-style-complex="italic"/>
    </style:style>
    <style:style style:name="T432" style:family="text">
      <style:text-properties style:font-name="Linux Libertine S.O.Cist.2" fo:font-size="12pt" fo:language="cs" fo:country="CZ" fo:font-style="italic" officeooo:rsid="0103f65e" style:font-size-asian="12pt" style:font-style-asian="italic" style:font-size-complex="12pt" style:font-style-complex="italic"/>
    </style:style>
    <style:style style:name="T433" style:family="text">
      <style:text-properties style:font-name="Linux Libertine S.O.Cist.2" fo:font-size="12pt" fo:language="cs" fo:country="CZ" fo:font-style="italic" officeooo:rsid="00575429" style:font-size-asian="12pt" style:font-style-asian="italic" style:font-size-complex="12pt" style:font-style-complex="italic"/>
    </style:style>
    <style:style style:name="T434" style:family="text">
      <style:text-properties style:font-name="Linux Libertine S.O.Cist.2" fo:font-size="12pt" fo:language="cs" fo:country="CZ" fo:font-style="italic" officeooo:rsid="00303394" style:font-size-asian="12pt" style:font-style-asian="italic" style:font-size-complex="12pt" style:font-style-complex="italic"/>
    </style:style>
    <style:style style:name="T435" style:family="text">
      <style:text-properties style:font-name="Linux Libertine S.O.Cist.2" fo:font-size="12pt" fo:language="cs" fo:country="CZ" fo:font-style="italic" officeooo:rsid="0064366a" style:font-size-asian="12pt" style:font-style-asian="italic" style:font-size-complex="12pt" style:font-style-complex="italic"/>
    </style:style>
    <style:style style:name="T436" style:family="text">
      <style:text-properties style:font-name="Linux Libertine S.O.Cist.2" fo:font-size="12pt" fo:language="cs" fo:country="CZ" fo:font-style="italic" officeooo:rsid="00362dab" style:font-size-asian="12pt" style:font-style-asian="italic" style:font-size-complex="12pt" style:font-style-complex="italic"/>
    </style:style>
    <style:style style:name="T437" style:family="text">
      <style:text-properties style:font-name="Linux Libertine S.O.Cist.2" fo:font-size="12pt" fo:language="cs" fo:country="CZ" fo:font-style="italic" officeooo:rsid="006b1a92" style:font-size-asian="12pt" style:font-style-asian="italic" style:font-size-complex="12pt" style:font-style-complex="italic"/>
    </style:style>
    <style:style style:name="T438" style:family="text">
      <style:text-properties style:font-name="Linux Libertine S.O.Cist.2" fo:font-size="12pt" fo:language="cs" fo:country="CZ" fo:font-style="italic" officeooo:rsid="006ec207" style:font-size-asian="12pt" style:font-style-asian="italic" style:font-size-complex="12pt" style:font-style-complex="italic"/>
    </style:style>
    <style:style style:name="T439" style:family="text">
      <style:text-properties style:font-name="Linux Libertine S.O.Cist.2" fo:font-size="12pt" fo:language="cs" fo:country="CZ" fo:font-style="italic" officeooo:rsid="0081b6f4" style:font-size-asian="12pt" style:font-style-asian="italic" style:font-size-complex="12pt" style:font-style-complex="italic"/>
    </style:style>
    <style:style style:name="T440" style:family="text">
      <style:text-properties style:font-name="Linux Libertine S.O.Cist.2" fo:font-size="12pt" fo:language="cs" fo:country="CZ" fo:font-style="italic" officeooo:rsid="00874aed" style:font-size-asian="12pt" style:font-style-asian="italic" style:font-size-complex="12pt" style:font-style-complex="italic"/>
    </style:style>
    <style:style style:name="T441" style:family="text">
      <style:text-properties style:font-name="Linux Libertine S.O.Cist.2" fo:font-size="12pt" fo:language="cs" fo:country="CZ" fo:font-style="italic" officeooo:rsid="0065ca5c" style:font-size-asian="12pt" style:font-style-asian="italic" style:font-size-complex="12pt" style:font-style-complex="italic"/>
    </style:style>
    <style:style style:name="T442" style:family="text">
      <style:text-properties style:font-name="Linux Libertine S.O.Cist.2" fo:font-size="12pt" fo:language="cs" fo:country="CZ" fo:font-style="italic" officeooo:rsid="01250162" style:font-size-asian="12pt" style:font-style-asian="italic" style:font-size-complex="12pt" style:font-style-complex="italic"/>
    </style:style>
    <style:style style:name="T443" style:family="text">
      <style:text-properties style:font-name="Linux Libertine S.O.Cist.2" fo:font-size="12pt" fo:language="cs" fo:country="CZ" fo:font-style="italic" officeooo:rsid="009b256a" style:font-size-asian="12pt" style:font-style-asian="italic" style:font-size-complex="12pt" style:font-style-complex="italic"/>
    </style:style>
    <style:style style:name="T444" style:family="text">
      <style:text-properties style:font-name="Linux Libertine S.O.Cist.2" fo:font-size="12pt" fo:language="cs" fo:country="CZ" fo:font-style="italic" officeooo:rsid="009b4e86" style:font-size-asian="12pt" style:font-style-asian="italic" style:font-size-complex="12pt" style:font-style-complex="italic"/>
    </style:style>
    <style:style style:name="T445" style:family="text">
      <style:text-properties style:font-name="Linux Libertine S.O.Cist.2" fo:font-size="12pt" fo:language="cs" fo:country="CZ" fo:font-style="italic" officeooo:rsid="0137f9b2" style:font-size-asian="12pt" style:font-style-asian="italic" style:font-size-complex="12pt" style:font-style-complex="italic"/>
    </style:style>
    <style:style style:name="T446" style:family="text">
      <style:text-properties style:font-name="Linux Libertine S.O.Cist.2" fo:font-size="12pt" fo:language="cs" fo:country="CZ" fo:font-style="italic" officeooo:rsid="013fa227" style:font-size-asian="12pt" style:font-style-asian="italic" style:font-size-complex="12pt" style:font-style-complex="italic"/>
    </style:style>
    <style:style style:name="T447" style:family="text">
      <style:text-properties style:font-name="Linux Libertine S.O.Cist.2" fo:font-size="12pt" fo:language="cs" fo:country="CZ" fo:font-style="italic" officeooo:rsid="000cdd77" style:font-size-asian="12pt" style:font-style-asian="italic" style:font-size-complex="12pt" style:font-style-complex="italic"/>
    </style:style>
    <style:style style:name="T448" style:family="text">
      <style:text-properties style:font-name="Linux Libertine S.O.Cist.2" fo:font-size="12pt" fo:language="cs" fo:country="CZ" fo:font-style="italic" officeooo:rsid="014455bf" style:font-size-asian="12pt" style:font-style-asian="italic" style:font-size-complex="12pt" style:font-style-complex="italic"/>
    </style:style>
    <style:style style:name="T449" style:family="text">
      <style:text-properties style:font-name="Linux Libertine S.O.Cist.2" fo:font-size="12pt" fo:language="cs" fo:country="CZ" fo:font-style="italic" officeooo:rsid="009447b6" style:font-size-asian="12pt" style:font-style-asian="italic" style:font-size-complex="12pt" style:font-style-complex="italic"/>
    </style:style>
    <style:style style:name="T450" style:family="text">
      <style:text-properties style:font-name="Linux Libertine S.O.Cist.2" fo:font-size="12pt" fo:language="cs" fo:country="CZ" fo:font-style="italic" officeooo:rsid="009cdb4b" style:font-size-asian="12pt" style:font-style-asian="italic" style:font-size-complex="12pt" style:font-style-complex="italic"/>
    </style:style>
    <style:style style:name="T451" style:family="text">
      <style:text-properties style:font-name="Linux Libertine S.O.Cist.2" fo:font-size="12pt" fo:language="cs" fo:country="CZ" fo:font-style="italic" officeooo:rsid="01455f1d" style:font-size-asian="12pt" style:font-style-asian="italic" style:font-size-complex="12pt" style:font-style-complex="italic"/>
    </style:style>
    <style:style style:name="T452" style:family="text">
      <style:text-properties style:font-name="Linux Libertine S.O.Cist.2" fo:font-size="12pt" fo:language="cs" fo:country="CZ" fo:font-style="italic" officeooo:rsid="00a075b5" style:font-size-asian="12pt" style:font-style-asian="italic" style:font-size-complex="12pt" style:font-style-complex="italic"/>
    </style:style>
    <style:style style:name="T453" style:family="text">
      <style:text-properties style:font-name="Linux Libertine S.O.Cist.2" fo:font-size="12pt" fo:language="cs" fo:country="CZ" fo:font-style="italic" officeooo:rsid="001f6420" style:font-size-asian="12pt" style:font-style-asian="italic" style:font-size-complex="12pt" style:font-style-complex="italic"/>
    </style:style>
    <style:style style:name="T454" style:family="text">
      <style:text-properties style:font-name="Linux Libertine S.O.Cist.2" fo:font-size="12pt" fo:language="cs" fo:country="CZ" fo:font-style="italic" officeooo:rsid="0020250f" style:font-size-asian="12pt" style:font-style-asian="italic" style:font-size-complex="12pt" style:font-style-complex="italic"/>
    </style:style>
    <style:style style:name="T455" style:family="text">
      <style:text-properties style:font-name="Linux Libertine S.O.Cist.2" fo:font-size="12pt" fo:language="cs" fo:country="CZ" fo:font-style="italic" officeooo:rsid="002351e4" style:font-size-asian="12pt" style:font-style-asian="italic" style:font-size-complex="12pt" style:font-style-complex="italic"/>
    </style:style>
    <style:style style:name="T456" style:family="text">
      <style:text-properties style:font-name="Linux Libertine S.O.Cist.2" fo:font-size="12pt" fo:language="cs" fo:country="CZ" fo:font-style="italic" officeooo:rsid="01499381" style:font-size-asian="12pt" style:font-style-asian="italic" style:font-size-complex="12pt" style:font-style-complex="italic"/>
    </style:style>
    <style:style style:name="T457" style:family="text">
      <style:text-properties style:font-name="Linux Libertine S.O.Cist.2" fo:font-size="12pt" fo:language="cs" fo:country="CZ" fo:font-style="italic" officeooo:rsid="008cce75" style:font-size-asian="12pt" style:font-style-asian="italic" style:font-size-complex="12pt" style:font-style-complex="italic"/>
    </style:style>
    <style:style style:name="T458" style:family="text">
      <style:text-properties style:font-name="Linux Libertine S.O.Cist.2" fo:font-size="12pt" fo:language="cs" fo:country="CZ" fo:font-style="normal" style:font-size-asian="12pt" style:font-style-asian="normal" style:font-size-complex="12pt" style:font-style-complex="normal"/>
    </style:style>
    <style:style style:name="T459" style:family="text">
      <style:text-properties style:font-name="Linux Libertine S.O.Cist.2" fo:font-size="12pt" fo:language="cs" fo:country="CZ" fo:font-style="normal" officeooo:rsid="00279ba6" style:font-size-asian="12pt" style:font-style-asian="normal" style:font-size-complex="12pt" style:font-style-complex="normal"/>
    </style:style>
    <style:style style:name="T460" style:family="text">
      <style:text-properties style:font-name="Linux Libertine S.O.Cist.2" fo:font-size="12pt" fo:language="cs" fo:country="CZ" fo:font-style="normal" officeooo:rsid="00299150" style:font-size-asian="12pt" style:font-style-asian="normal" style:font-size-complex="12pt" style:font-style-complex="normal"/>
    </style:style>
    <style:style style:name="T461" style:family="text">
      <style:text-properties style:font-name="Linux Libertine S.O.Cist.2" fo:font-size="12pt" fo:language="cs" fo:country="CZ" fo:font-style="normal" officeooo:rsid="002ad8a3" style:font-size-asian="12pt" style:font-style-asian="normal" style:font-size-complex="12pt" style:font-style-complex="normal"/>
    </style:style>
    <style:style style:name="T462" style:family="text">
      <style:text-properties style:font-name="Linux Libertine S.O.Cist.2" fo:font-size="12pt" fo:language="cs" fo:country="CZ" fo:font-style="normal" officeooo:rsid="00b5c100" style:font-size-asian="12pt" style:font-style-asian="normal" style:font-size-complex="12pt" style:font-style-complex="normal"/>
    </style:style>
    <style:style style:name="T463" style:family="text">
      <style:text-properties style:font-name="Linux Libertine S.O.Cist.2" fo:font-size="12pt" fo:language="cs" fo:country="CZ" fo:font-style="normal" officeooo:rsid="002b7071" style:font-size-asian="12pt" style:font-style-asian="normal" style:font-size-complex="12pt" style:font-style-complex="normal"/>
    </style:style>
    <style:style style:name="T464" style:family="text">
      <style:text-properties style:font-name="Linux Libertine S.O.Cist.2" fo:font-size="12pt" fo:language="cs" fo:country="CZ" fo:font-style="normal" officeooo:rsid="006ec207" style:font-size-asian="12pt" style:font-style-asian="normal" style:font-size-complex="12pt" style:font-style-complex="normal"/>
    </style:style>
    <style:style style:name="T465" style:family="text">
      <style:text-properties style:font-name="Linux Libertine S.O.Cist.2" fo:font-size="12pt" fo:language="cs" fo:country="CZ" fo:font-style="normal" officeooo:rsid="006fcebf" style:font-size-asian="12pt" style:font-style-asian="normal" style:font-size-complex="12pt" style:font-style-complex="normal"/>
    </style:style>
    <style:style style:name="T466" style:family="text">
      <style:text-properties style:font-name="Linux Libertine S.O.Cist.2" fo:font-size="12pt" fo:language="cs" fo:country="CZ" fo:font-style="normal" officeooo:rsid="0071a129" style:font-size-asian="12pt" style:font-style-asian="normal" style:font-size-complex="12pt" style:font-style-complex="normal"/>
    </style:style>
    <style:style style:name="T467" style:family="text">
      <style:text-properties style:font-name="Linux Libertine S.O.Cist.2" fo:font-size="12pt" fo:language="cs" fo:country="CZ" fo:font-style="normal" officeooo:rsid="007843ce" style:font-size-asian="12pt" style:font-style-asian="normal" style:font-size-complex="12pt" style:font-style-complex="normal"/>
    </style:style>
    <style:style style:name="T468" style:family="text">
      <style:text-properties style:font-name="Linux Libertine S.O.Cist.2" fo:font-size="12pt" fo:language="cs" fo:country="CZ" fo:font-style="normal" officeooo:rsid="00c6eb1c" style:font-size-asian="12pt" style:font-style-asian="normal" style:font-size-complex="12pt" style:font-style-complex="normal"/>
    </style:style>
    <style:style style:name="T469" style:family="text">
      <style:text-properties style:font-name="Linux Libertine S.O.Cist.2" fo:font-size="12pt" fo:language="cs" fo:country="CZ" fo:font-style="normal" officeooo:rsid="009b256a" style:font-size-asian="12pt" style:font-style-asian="normal" style:font-size-complex="12pt" style:font-style-complex="normal"/>
    </style:style>
    <style:style style:name="T470" style:family="text">
      <style:text-properties style:font-name="Linux Libertine S.O.Cist.2" fo:font-size="12pt" fo:language="cs" fo:country="CZ" fo:font-style="normal" officeooo:rsid="009b4e86" style:font-size-asian="12pt" style:font-style-asian="normal" style:font-size-complex="12pt" style:font-style-complex="normal"/>
    </style:style>
    <style:style style:name="T471" style:family="text">
      <style:text-properties style:font-name="Linux Libertine S.O.Cist.2" fo:font-size="12pt" fo:language="cs" fo:country="CZ" fo:font-style="normal" officeooo:rsid="00de18e2" style:font-size-asian="12pt" style:font-style-asian="normal" style:font-size-complex="12pt" style:font-style-complex="normal"/>
    </style:style>
    <style:style style:name="T472" style:family="text">
      <style:text-properties style:font-name="Linux Libertine S.O.Cist.2" fo:font-size="12pt" fo:language="cs" fo:country="CZ" fo:font-style="normal" officeooo:rsid="0137f9b2" style:font-size-asian="12pt" style:font-style-asian="normal" style:font-size-complex="12pt" style:font-style-complex="normal"/>
    </style:style>
    <style:style style:name="T473" style:family="text">
      <style:text-properties style:font-name="Linux Libertine S.O.Cist.2" fo:font-size="12pt" fo:language="cs" fo:country="CZ" fo:font-style="normal" officeooo:rsid="00a45de9" style:font-size-asian="12pt" style:font-style-asian="normal" style:font-size-complex="12pt" style:font-style-complex="normal"/>
    </style:style>
    <style:style style:name="T474" style:family="text">
      <style:text-properties style:font-name="Linux Libertine S.O.Cist.2" fo:font-size="12pt" fo:language="cs" fo:country="CZ" fo:font-style="normal" officeooo:rsid="009cdb4b" style:font-size-asian="12pt" style:font-style-asian="normal" style:font-size-complex="12pt" style:font-style-complex="normal"/>
    </style:style>
    <style:style style:name="T475" style:family="text">
      <style:text-properties style:font-name="Linux Libertine S.O.Cist.2" fo:font-size="12pt" fo:language="cs" fo:country="CZ" fo:font-style="normal" officeooo:rsid="01455f1d" style:font-size-asian="12pt" style:font-style-asian="normal" style:font-size-complex="12pt" style:font-style-complex="normal"/>
    </style:style>
    <style:style style:name="T476" style:family="text">
      <style:text-properties style:font-name="Linux Libertine S.O.Cist.2" fo:font-size="12pt" fo:language="cs" fo:country="CZ" fo:font-style="normal" officeooo:rsid="001f6420" style:font-size-asian="12pt" style:font-style-asian="normal" style:font-size-complex="12pt" style:font-style-complex="normal"/>
    </style:style>
    <style:style style:name="T477" style:family="text">
      <style:text-properties style:font-name="Linux Libertine S.O.Cist.2" fo:font-size="12pt" fo:language="cs" fo:country="CZ" fo:font-style="normal" officeooo:rsid="01499381" style:font-size-asian="12pt" style:font-style-asian="normal" style:font-size-complex="12pt" style:font-style-complex="normal"/>
    </style:style>
    <style:style style:name="T478" style:family="text">
      <style:text-properties style:font-name="Linux Libertine S.O.Cist.2" fo:font-size="12pt" fo:language="cs" fo:country="CZ" fo:font-style="normal" officeooo:rsid="014c544a" style:font-size-asian="12pt" style:font-style-asian="normal" style:font-size-complex="12pt" style:font-style-complex="normal"/>
    </style:style>
    <style:style style:name="T479" style:family="text">
      <style:text-properties style:font-name="Linux Libertine S.O.Cist.2" fo:font-size="12pt" fo:language="cs" fo:country="CZ" fo:font-style="normal" officeooo:rsid="002f1da0" style:font-size-asian="12pt" style:font-style-asian="normal" style:font-size-complex="12pt" style:font-style-complex="normal"/>
    </style:style>
    <style:style style:name="T480" style:family="text">
      <style:text-properties style:font-name="Linux Libertine S.O.Cist.2" fo:font-size="12pt" fo:language="cs" fo:country="CZ" fo:font-style="normal" officeooo:rsid="00b796c1" style:font-size-asian="12pt" style:font-style-asian="normal" style:font-size-complex="12pt" style:font-style-complex="normal"/>
    </style:style>
    <style:style style:name="T481" style:family="text">
      <style:text-properties style:font-name="Linux Libertine S.O.Cist.2" fo:font-size="12pt" fo:language="cs" fo:country="CZ" fo:font-style="normal" officeooo:rsid="00309cd1" style:font-size-asian="12pt" style:font-style-asian="normal" style:font-size-complex="12pt" style:font-style-complex="normal"/>
    </style:style>
    <style:style style:name="T482" style:family="text">
      <style:text-properties style:font-name="Linux Libertine S.O.Cist.2" fo:font-size="12pt" fo:language="la" fo:country="VA" style:font-size-asian="12pt" style:language-asian="zh" style:country-asian="CN" style:font-size-complex="12pt" style:language-complex="hi" style:country-complex="IN"/>
    </style:style>
    <style:style style:name="T483" style:family="text">
      <style:text-properties style:font-name="Linux Libertine S.O.Cist.2" fo:font-size="12pt" fo:language="la" fo:country="VA" officeooo:rsid="0031de23" style:font-size-asian="12pt" style:language-asian="zh" style:country-asian="CN" style:font-size-complex="12pt" style:language-complex="hi" style:country-complex="IN"/>
    </style:style>
    <style:style style:name="T484" style:family="text">
      <style:text-properties style:font-name="Linux Libertine S.O.Cist.2" fo:font-size="10pt" fo:language="cs" fo:country="CZ" officeooo:rsid="014455bf" style:font-size-asian="12pt" style:font-size-complex="12pt"/>
    </style:style>
    <style:style style:name="T485" style:family="text">
      <style:text-properties officeooo:rsid="0062114f"/>
    </style:style>
    <style:style style:name="T486" style:family="text">
      <style:text-properties officeooo:rsid="000f3e75"/>
    </style:style>
    <style:style style:name="T487" style:family="text">
      <style:text-properties fo:font-variant="small-caps"/>
    </style:style>
    <style:style style:name="T488" style:family="text">
      <style:text-properties fo:font-variant="small-caps" fo:color="#000000" loext:opacity="100%"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9" style:family="text">
      <style:text-properties fo:font-variant="small-caps" fo:color="#000000" loext:opacity="100%" fo:letter-spacing="normal" fo:language="la" fo:country="VA" fo:font-style="normal" fo:font-weight="normal" officeooo:rsid="00398b3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0" style:family="text">
      <style:text-properties fo:font-variant="small-caps" fo:color="#000000" loext:opacity="100%"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1" style:family="text">
      <style:text-properties fo:font-variant="small-caps" fo:color="#000000" loext:opacity="100%" fo:letter-spacing="normal" fo:language="la" fo:country="VA" fo:font-style="normal" fo:font-weight="normal" officeooo:rsid="00398b3f"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2" style:family="text">
      <style:text-properties fo:font-variant="small-caps" fo:color="#000000" loext:opacity="100%" fo:letter-spacing="normal" fo:language="la" fo:country="VA" fo:font-style="normal" fo:font-weight="normal" officeooo:rsid="0042a85c"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3" style:family="text">
      <style:text-properties fo:font-variant="small-caps" fo:color="#000000" loext:opacity="100%" fo:letter-spacing="normal" fo:language="la" fo:country="VA" fo:font-style="normal" fo:font-weight="normal" officeooo:rsid="005d1774" fo:background-color="transparent"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4" style:family="text">
      <style:text-properties fo:font-variant="small-cap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495"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6" style:family="text">
      <style:text-properties fo:font-variant="small-caps" fo:color="#000000" loext:opacity="100%" fo:language="la" fo:country="VA" style:font-size-asian="12pt" style:language-asian="zh" style:country-asian="CN" style:font-size-complex="12pt" style:language-complex="hi" style:country-complex="IN"/>
    </style:style>
    <style:style style:name="T497" style:family="text">
      <style:text-properties fo:font-variant="small-caps" fo:color="#000000" loext:opacity="100%" fo:language="la" fo:country="VA" officeooo:rsid="00336121" style:font-size-asian="12pt" style:language-asian="zh" style:country-asian="CN" style:font-size-complex="12pt" style:language-complex="hi" style:country-complex="IN"/>
    </style:style>
    <style:style style:name="T498" style:family="text">
      <style:text-properties fo:font-variant="small-caps"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9" style:family="text">
      <style:text-properties fo:font-variant="small-caps" fo:color="#00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0" style:family="text">
      <style:text-properties fo:font-variant="small-caps" fo:color="#000000" loext:opacity="100%" style:font-name="Linux Libertine S.O.Cist.2" fo:font-size="12pt" fo:language="la" fo:country="VA" style:font-size-asian="12pt" style:language-asian="zh" style:country-asian="CN" style:font-size-complex="12pt" style:language-complex="hi" style:country-complex="IN"/>
    </style:style>
    <style:style style:name="T501" style:family="text">
      <style:text-properties fo:font-variant="small-cap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502" style:family="text">
      <style:text-properties fo:font-variant="small-caps" fo:language="cs" fo:country="CZ" style:font-size-asian="12pt" style:font-size-complex="12pt"/>
    </style:style>
    <style:style style:name="T503" style:family="text">
      <style:text-properties fo:font-variant="small-caps" fo:language="cs" fo:country="CZ" officeooo:rsid="0015947e" style:font-size-asian="12pt" style:font-size-complex="12pt"/>
    </style:style>
    <style:style style:name="T504" style:family="text">
      <style:text-properties fo:font-variant="small-caps" officeooo:rsid="0044cd50"/>
    </style:style>
    <style:style style:name="T505" style:family="text">
      <style:text-properties fo:font-variant="small-caps" officeooo:rsid="00b3d3ea"/>
    </style:style>
    <style:style style:name="T506" style:family="text">
      <style:text-properties fo:font-variant="small-caps" officeooo:rsid="004c54dc"/>
    </style:style>
    <style:style style:name="T507" style:family="text">
      <style:text-properties fo:font-variant="small-caps" officeooo:rsid="00dba782"/>
    </style:style>
    <style:style style:name="T508" style:family="text">
      <style:text-properties fo:font-variant="small-caps" officeooo:rsid="004e9f7a"/>
    </style:style>
    <style:style style:name="T509" style:family="text">
      <style:text-properties fo:font-variant="small-caps" officeooo:rsid="0081b6f4" style:font-size-complex="12pt"/>
    </style:style>
    <style:style style:name="T510" style:family="text">
      <style:text-properties fo:font-variant="small-caps" style:font-name="Linux Libertine S.O.Cist.2" fo:font-size="12pt" fo:language="cs" fo:country="CZ" style:font-size-asian="12pt" style:font-size-complex="12pt"/>
    </style:style>
    <style:style style:name="T511" style:family="text">
      <style:text-properties fo:font-variant="small-caps" style:font-name="Linux Libertine S.O.Cist.2" fo:font-size="12pt" fo:language="cs" fo:country="CZ" officeooo:rsid="00279ba6" style:font-size-asian="12pt" style:font-size-complex="12pt"/>
    </style:style>
    <style:style style:name="T512" style:family="text">
      <style:text-properties fo:font-variant="small-caps" style:font-name="Linux Libertine S.O.Cist.2" fo:font-size="12pt" fo:language="cs" fo:country="CZ" officeooo:rsid="00299150" style:font-size-asian="12pt" style:font-size-complex="12pt"/>
    </style:style>
    <style:style style:name="T513" style:family="text">
      <style:text-properties fo:font-variant="small-caps" style:font-name="Linux Libertine S.O.Cist.2" fo:font-size="12pt" fo:language="cs" fo:country="CZ" officeooo:rsid="00c1935b" style:font-size-asian="12pt" style:font-size-complex="12pt"/>
    </style:style>
    <style:style style:name="T514" style:family="text">
      <style:text-properties fo:font-variant="small-caps" style:font-name="Linux Libertine S.O.Cist.2" fo:font-size="12pt" fo:language="cs" fo:country="CZ" officeooo:rsid="006b0027" style:font-size-asian="12pt" style:font-size-complex="12pt"/>
    </style:style>
    <style:style style:name="T515" style:family="text">
      <style:text-properties fo:font-variant="small-caps" style:font-name="Linux Libertine S.O.Cist.2" fo:font-size="12pt" fo:language="cs" fo:country="CZ" officeooo:rsid="0071a129" style:font-size-asian="12pt" style:font-size-complex="12pt"/>
    </style:style>
    <style:style style:name="T516" style:family="text">
      <style:text-properties fo:font-variant="small-caps" style:font-name="Linux Libertine S.O.Cist.2" fo:font-size="12pt" fo:language="cs" fo:country="CZ" officeooo:rsid="00790342" style:font-size-asian="12pt" style:font-size-complex="12pt"/>
    </style:style>
    <style:style style:name="T517" style:family="text">
      <style:text-properties fo:font-variant="small-caps" style:font-name="Linux Libertine S.O.Cist.2" fo:font-size="12pt" fo:language="cs" fo:country="CZ" officeooo:rsid="00874aed" style:font-size-asian="12pt" style:font-size-complex="12pt"/>
    </style:style>
    <style:style style:name="T518" style:family="text">
      <style:text-properties fo:font-variant="small-caps" style:font-name="Linux Libertine S.O.Cist.2" fo:font-size="12pt" fo:language="cs" fo:country="CZ" officeooo:rsid="008e048c" style:font-size-asian="12pt" style:font-size-complex="12pt"/>
    </style:style>
    <style:style style:name="T519" style:family="text">
      <style:text-properties fo:font-variant="small-caps" style:font-name="Linux Libertine S.O.Cist.2" fo:font-size="12pt" fo:language="cs" fo:country="CZ" officeooo:rsid="00cf180f" style:font-size-asian="12pt" style:font-size-complex="12pt"/>
    </style:style>
    <style:style style:name="T520" style:family="text">
      <style:text-properties fo:font-variant="small-caps" style:font-name="Linux Libertine S.O.Cist.2" fo:font-size="12pt" fo:language="cs" fo:country="CZ" officeooo:rsid="009447b6" style:font-size-asian="12pt" style:font-size-complex="12pt"/>
    </style:style>
    <style:style style:name="T521" style:family="text">
      <style:text-properties fo:font-variant="small-caps" style:font-name="Linux Libertine S.O.Cist.2" fo:font-size="12pt" fo:language="cs" fo:country="CZ" officeooo:rsid="00a5a7ed" style:font-size-asian="12pt" style:font-size-complex="12pt"/>
    </style:style>
    <style:style style:name="T522" style:family="text">
      <style:text-properties fo:font-variant="small-caps" style:font-name="Linux Libertine S.O.Cist.2" fo:font-size="12pt" fo:language="cs" fo:country="CZ" officeooo:rsid="019783c5" style:font-size-asian="12pt" style:font-size-complex="12pt"/>
    </style:style>
    <style:style style:name="T523" style:family="text">
      <style:text-properties fo:font-variant="small-caps" style:font-name="Linux Libertine S.O.Cist.2" fo:font-size="12pt" fo:language="cs" fo:country="CZ" officeooo:rsid="018e7b1a" style:font-size-asian="12pt" style:font-size-complex="12pt"/>
    </style:style>
    <style:style style:name="T524" style:family="text">
      <style:text-properties fo:font-variant="small-caps" style:font-name="Linux Libertine S.O.Cist.2" fo:font-size="12pt" fo:language="cs" fo:country="CZ" officeooo:rsid="00164e1e" style:font-size-asian="12pt" style:font-size-complex="12pt"/>
    </style:style>
    <style:style style:name="T525" style:family="text">
      <style:text-properties fo:font-variant="small-caps" style:font-name="Linux Libertine S.O.Cist.2" fo:font-size="12pt" fo:language="cs" fo:country="CZ" officeooo:rsid="005e3fde" style:font-size-asian="12pt" style:font-size-complex="12pt"/>
    </style:style>
    <style:style style:name="T526" style:family="text">
      <style:text-properties fo:font-variant="small-caps" style:font-name="Linux Libertine S.O.Cist.2" fo:font-size="12pt" fo:language="cs" fo:country="CZ" fo:font-style="normal" style:font-size-asian="12pt" style:font-style-asian="normal" style:font-size-complex="12pt" style:font-style-complex="normal"/>
    </style:style>
    <style:style style:name="T527" style:family="text">
      <style:text-properties fo:font-variant="small-caps" style:font-name="Linux Libertine S.O.Cist.2" fo:font-size="12pt" fo:language="cs" fo:country="CZ" fo:font-style="normal" officeooo:rsid="002ad8a3" style:font-size-asian="12pt" style:font-style-asian="normal" style:font-size-complex="12pt" style:font-style-complex="normal"/>
    </style:style>
    <style:style style:name="T528" style:family="text">
      <style:text-properties fo:font-variant="small-caps" style:font-name="Linux Libertine S.O.Cist.2" fo:font-size="12pt" fo:language="cs" fo:country="CZ" fo:font-style="normal" officeooo:rsid="009b256a" style:font-size-asian="12pt" style:font-style-asian="normal" style:font-size-complex="12pt" style:font-style-complex="normal"/>
    </style:style>
    <style:style style:name="T529" style:family="text">
      <style:text-properties fo:font-variant="small-caps" style:font-name="Linux Libertine S.O.Cist.2" fo:font-size="12pt" fo:language="cs" fo:country="CZ" fo:font-style="normal" officeooo:rsid="002f1da0" style:font-size-asian="12pt" style:font-style-asian="normal" style:font-size-complex="12pt" style:font-style-complex="normal"/>
    </style:style>
    <style:style style:name="T530" style:family="text">
      <style:text-properties fo:font-variant="small-caps" fo:language="la" fo:country="VA" officeooo:rsid="0061d1a8" style:language-asian="zh" style:country-asian="CN" style:language-complex="hi" style:country-complex="IN"/>
    </style:style>
    <style:style style:name="T531" style:family="text">
      <style:text-properties fo:font-variant="small-caps" fo:language="la" fo:country="VA" officeooo:rsid="0063c07a" style:language-asian="zh" style:country-asian="CN" style:language-complex="hi" style:country-complex="IN"/>
    </style:style>
    <style:style style:name="T532" style:family="text">
      <style:text-properties fo:font-variant="small-caps" officeooo:rsid="008cec1b"/>
    </style:style>
    <style:style style:name="T533" style:family="text">
      <style:text-properties fo:font-variant="small-caps" officeooo:rsid="008e41e9"/>
    </style:style>
    <style:style style:name="T534" style:family="text">
      <style:text-properties fo:font-variant="small-caps" officeooo:rsid="008f99bd"/>
    </style:style>
    <style:style style:name="T535" style:family="text">
      <style:text-properties fo:font-variant="small-caps" officeooo:rsid="0006ef5f"/>
    </style:style>
    <style:style style:name="T536" style:family="text">
      <style:text-properties fo:font-variant="small-caps" officeooo:rsid="009e1b37"/>
    </style:style>
    <style:style style:name="T537" style:family="text">
      <style:text-properties fo:font-variant="small-caps" officeooo:rsid="00a2987d"/>
    </style:style>
    <style:style style:name="T538" style:family="text">
      <style:text-properties fo:font-variant="small-caps" officeooo:rsid="0093aecd"/>
    </style:style>
    <style:style style:name="T539" style:family="text">
      <style:text-properties fo:font-variant="small-caps" officeooo:rsid="00e2e9f2"/>
    </style:style>
    <style:style style:name="T540" style:family="text">
      <style:text-properties fo:font-variant="small-caps" officeooo:rsid="00eb9f9d"/>
    </style:style>
    <style:style style:name="T541" style:family="text">
      <style:text-properties fo:font-variant="small-caps" officeooo:rsid="00f2a40a"/>
    </style:style>
    <style:style style:name="T542" style:family="text">
      <style:text-properties fo:font-variant="small-caps" officeooo:rsid="00f68862"/>
    </style:style>
    <style:style style:name="T543" style:family="text">
      <style:text-properties fo:font-variant="small-caps" officeooo:rsid="00f8bcde"/>
    </style:style>
    <style:style style:name="T544" style:family="text">
      <style:text-properties fo:font-variant="small-caps" style:font-name="Linux Libertine S.O.Cist.3" fo:language="cs" fo:country="CZ" style:language-asian="zh" style:country-asian="CN" style:language-complex="hi" style:country-complex="IN"/>
    </style:style>
    <style:style style:name="T545" style:family="text">
      <style:text-properties fo:font-variant="small-caps" fo:color="#00000a" loext:opacity="100%" style:font-name="Linux Libertine S.O.Cist.2" fo:font-size="12pt" fo:language="cs" fo:country="CZ" officeooo:rsid="005e3fde" style:letter-kerning="false" style:font-name-asian="Arial Unicode MS" style:font-size-asian="12pt" style:language-asian="zh" style:country-asian="CN" style:font-name-complex="Arial Unicode MS" style:font-size-complex="12pt" style:language-complex="hi" style:country-complex="IN"/>
    </style:style>
    <style:style style:name="T546" style:family="text">
      <style:text-properties fo:font-variant="small-caps" fo:color="#00000a" loext:opacity="100%" style:font-name="Linux Libertine S.O.Cist.2" fo:font-size="12pt" fo:language="cs" fo:country="CZ" officeooo:rsid="0113a213" style:letter-kerning="false" style:font-name-asian="Arial Unicode MS" style:font-size-asian="12pt" style:language-asian="zh" style:country-asian="CN" style:font-name-complex="Arial Unicode MS" style:font-size-complex="12pt" style:language-complex="hi" style:country-complex="IN"/>
    </style:style>
    <style:style style:name="T547" style:family="text">
      <style:text-properties fo:font-variant="small-caps" fo:color="#00000a" loext:opacity="100%" style:font-name="Linux Libertine S.O.Cist.2" fo:font-size="12pt" fo:language="cs" fo:country="CZ" officeooo:rsid="011c2993" style:letter-kerning="false" style:font-name-asian="Arial Unicode MS" style:font-size-asian="12pt" style:language-asian="zh" style:country-asian="CN" style:font-name-complex="Arial Unicode MS" style:font-size-complex="12pt" style:language-complex="hi" style:country-complex="IN"/>
    </style:style>
    <style:style style:name="T548" style:family="text">
      <style:text-properties fo:font-variant="small-caps" fo:color="#00000a" loext:opacity="100%" style:font-name="Linux Libertine S.O.Cist.2" fo:font-size="12pt" fo:language="cs" fo:country="CZ" officeooo:rsid="012935ef" style:letter-kerning="false" style:font-name-asian="Arial Unicode MS" style:font-size-asian="12pt" style:language-asian="zh" style:country-asian="CN" style:font-name-complex="Arial Unicode MS" style:font-size-complex="12pt" style:language-complex="hi" style:country-complex="IN"/>
    </style:style>
    <style:style style:name="T549" style:family="text">
      <style:text-properties fo:font-variant="small-caps" fo:color="#00000a" loext:opacity="100%" style:font-name="Linux Libertine S.O.Cist.2" fo:font-size="12pt" fo:language="cs" fo:country="CZ" officeooo:rsid="00164e1e" style:letter-kerning="false" style:font-name-asian="Arial Unicode MS" style:font-size-asian="12pt" style:language-asian="zh" style:country-asian="CN" style:font-name-complex="Arial Unicode MS" style:font-size-complex="12pt" style:language-complex="hi" style:country-complex="IN"/>
    </style:style>
    <style:style style:name="T550" style:family="text">
      <style:text-properties fo:font-variant="small-caps" fo:color="#00000a" loext:opacity="100%" style:font-name="Linux Libertine S.O.Cist.2" fo:font-size="12pt" fo:language="cs" fo:country="CZ" officeooo:rsid="012d21b9" style:letter-kerning="false" style:font-name-asian="Arial Unicode MS" style:font-size-asian="12pt" style:language-asian="zh" style:country-asian="CN" style:font-name-complex="Arial Unicode MS" style:font-size-complex="12pt" style:language-complex="hi" style:country-complex="IN"/>
    </style:style>
    <style:style style:name="T551" style:family="text">
      <style:text-properties fo:font-variant="small-caps" fo:color="#00000a" loext:opacity="100%" style:font-name="Linux Libertine S.O.Cist.2" fo:font-size="12pt" fo:language="cs" fo:country="CZ" officeooo:rsid="013fa227" style:letter-kerning="false" style:font-name-asian="Arial Unicode MS" style:font-size-asian="12pt" style:language-asian="zh" style:country-asian="CN" style:font-name-complex="Arial Unicode MS" style:font-size-complex="12pt" style:language-complex="hi" style:country-complex="IN"/>
    </style:style>
    <style:style style:name="T552" style:family="text">
      <style:text-properties fo:font-variant="small-caps" fo:color="#00000a" loext:opacity="100%" style:font-name="Linux Libertine S.O.Cist.2"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553" style:family="text">
      <style:text-properties fo:font-variant="small-caps" fo:color="#00000a" loext:opacity="100%" style:font-name="Linux Libertine S.O.Cist.2" fo:font-size="12pt" fo:language="cs" fo:country="CZ" officeooo:rsid="0150b418" style:letter-kerning="false" style:font-name-asian="Arial Unicode MS" style:font-size-asian="12pt" style:language-asian="zh" style:country-asian="CN" style:font-name-complex="Arial Unicode MS" style:font-size-complex="12pt" style:language-complex="hi" style:country-complex="IN"/>
    </style:style>
    <style:style style:name="T554" style:family="text">
      <style:text-properties fo:font-variant="small-caps" style:use-window-font-color="true" loext:opacity="0%" style:font-name="Linux Libertine S.O.Cist.2" fo:font-size="12pt" fo:letter-spacing="normal" fo:language="cs" fo:country="CZ" fo:font-style="normal" fo:font-weight="normal" officeooo:rsid="00e4d2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55" style:family="text">
      <style:text-properties fo:font-variant="small-caps" style:font-name="Linux Libertine S.O.Cist." fo:font-size="12pt" fo:language="cs" fo:country="CZ" fo:font-style="normal" officeooo:rsid="009053b5" style:font-size-asian="12pt" style:font-style-asian="normal" style:font-size-complex="12pt" style:font-style-complex="normal"/>
    </style:style>
    <style:style style:name="T556" style:family="text">
      <style:text-properties officeooo:rsid="0174787a"/>
    </style:style>
    <style:style style:name="T557" style:family="text">
      <style:text-properties officeooo:rsid="00a45de9"/>
    </style:style>
    <style:style style:name="T558" style:family="text">
      <style:text-properties officeooo:rsid="00b17a36"/>
    </style:style>
    <style:style style:name="T559" style:family="text">
      <style:text-properties officeooo:rsid="00b24ae0"/>
    </style:style>
    <style:style style:name="T560" style:family="text">
      <style:text-properties officeooo:rsid="00b3d3ea"/>
    </style:style>
    <style:style style:name="T561" style:family="text">
      <style:text-properties officeooo:rsid="00b4e6e6"/>
    </style:style>
    <style:style style:name="T562" style:family="text">
      <style:text-properties officeooo:rsid="018e7b1a"/>
    </style:style>
    <style:style style:name="T563" style:family="text">
      <style:text-properties officeooo:rsid="003c8df5" style:font-size-complex="12pt"/>
    </style:style>
    <style:style style:name="T564" style:family="text">
      <style:text-properties officeooo:rsid="0048b8a5" style:font-size-complex="12pt"/>
    </style:style>
    <style:style style:name="T565" style:family="text">
      <style:text-properties officeooo:rsid="00436a1c" style:font-size-complex="12pt"/>
    </style:style>
    <style:style style:name="T566" style:family="text">
      <style:text-properties officeooo:rsid="00bba311" style:font-size-complex="12pt"/>
    </style:style>
    <style:style style:name="T567" style:family="text">
      <style:text-properties officeooo:rsid="0081b6f4" style:font-size-complex="12pt"/>
    </style:style>
    <style:style style:name="T568" style:family="text">
      <style:text-properties officeooo:rsid="0082b6fc" style:font-size-complex="12pt"/>
    </style:style>
    <style:style style:name="T569" style:family="text">
      <style:text-properties officeooo:rsid="00c90905" style:font-size-complex="12pt"/>
    </style:style>
    <style:style style:name="T570" style:family="text">
      <style:text-properties officeooo:rsid="01065da5" style:font-size-complex="12pt"/>
    </style:style>
    <style:style style:name="T571" style:family="text">
      <style:text-properties officeooo:rsid="010c728a" style:font-size-complex="12pt"/>
    </style:style>
    <style:style style:name="T572" style:family="text">
      <style:text-properties officeooo:rsid="01383c7b" style:font-size-complex="12pt"/>
    </style:style>
    <style:style style:name="T573" style:family="text">
      <style:text-properties officeooo:rsid="002d0b2a"/>
    </style:style>
    <style:style style:name="T574" style:family="text">
      <style:text-properties officeooo:rsid="002e4738"/>
    </style:style>
    <style:style style:name="T575" style:family="text">
      <style:text-properties officeooo:rsid="003b111f"/>
    </style:style>
    <style:style style:name="T576" style:family="text">
      <style:text-properties officeooo:rsid="0064366a"/>
    </style:style>
    <style:style style:name="T577" style:family="text">
      <style:text-properties officeooo:rsid="00bc9d07"/>
    </style:style>
    <style:style style:name="T578" style:family="text">
      <style:text-properties officeooo:rsid="00be6e19"/>
    </style:style>
    <style:style style:name="T579" style:family="text">
      <style:text-properties officeooo:rsid="00d52a56"/>
    </style:style>
    <style:style style:name="T580" style:family="text">
      <style:text-properties officeooo:rsid="00d60992"/>
    </style:style>
    <style:style style:name="T581" style:family="text">
      <style:text-properties officeooo:rsid="00d6158a"/>
    </style:style>
    <style:style style:name="T582" style:family="text">
      <style:text-properties officeooo:rsid="00d67af5"/>
    </style:style>
    <style:style style:name="T583" style:family="text">
      <style:text-properties officeooo:rsid="00d74b69"/>
    </style:style>
    <style:style style:name="T584" style:family="text">
      <style:text-properties officeooo:rsid="00dba782"/>
    </style:style>
    <style:style style:name="T585" style:family="text">
      <style:text-properties officeooo:rsid="00c4bf03"/>
    </style:style>
    <style:style style:name="T586" style:family="text">
      <style:text-properties officeooo:rsid="001bf496"/>
    </style:style>
    <style:style style:name="T587" style:family="text">
      <style:text-properties officeooo:rsid="004f4a0c"/>
    </style:style>
    <style:style style:name="T588" style:family="text">
      <style:text-properties officeooo:rsid="00c8e34f"/>
    </style:style>
    <style:style style:name="T589" style:family="text">
      <style:text-properties officeooo:rsid="00ae1939"/>
    </style:style>
    <style:style style:name="T590" style:family="text">
      <style:text-properties officeooo:rsid="00af00e8"/>
    </style:style>
    <style:style style:name="T591" style:family="text">
      <style:text-properties officeooo:rsid="00d7d8ee"/>
    </style:style>
    <style:style style:name="T592" style:family="text">
      <style:text-properties officeooo:rsid="00daa039"/>
    </style:style>
    <style:style style:name="T593" style:family="text">
      <style:text-properties officeooo:rsid="000b3357"/>
    </style:style>
    <style:style style:name="T594" style:family="text">
      <style:text-properties officeooo:rsid="000cdd77"/>
    </style:style>
    <style:style style:name="T595" style:family="text">
      <style:text-properties officeooo:rsid="00dc864a"/>
    </style:style>
    <style:style style:name="T596" style:family="text">
      <style:text-properties officeooo:rsid="00dd58bf"/>
    </style:style>
    <style:style style:name="T597" style:family="text">
      <style:text-properties officeooo:rsid="00e12f96"/>
    </style:style>
    <style:style style:name="T598" style:family="text">
      <style:text-properties officeooo:rsid="00e2e9f2"/>
    </style:style>
    <style:style style:name="T599" style:family="text">
      <style:text-properties officeooo:rsid="00e64b8c"/>
    </style:style>
    <style:style style:name="T600" style:family="text">
      <style:text-properties officeooo:rsid="00e9f7eb"/>
    </style:style>
    <style:style style:name="T601" style:family="text">
      <style:text-properties officeooo:rsid="00eb9f9d"/>
    </style:style>
    <style:style style:name="T602" style:family="text">
      <style:text-properties officeooo:rsid="00ecf791"/>
    </style:style>
    <style:style style:name="T603" style:family="text">
      <style:text-properties officeooo:rsid="00edf827"/>
    </style:style>
    <style:style style:name="T604" style:family="text">
      <style:text-properties officeooo:rsid="014859a0"/>
    </style:style>
    <style:style style:name="T605" style:family="text">
      <style:text-properties officeooo:rsid="01495868"/>
    </style:style>
    <style:style style:name="T606" style:family="text">
      <style:text-properties officeooo:rsid="00ee4898"/>
    </style:style>
    <style:style style:name="T607" style:family="text">
      <style:text-properties officeooo:rsid="00efb395"/>
    </style:style>
    <style:style style:name="T608" style:family="text">
      <style:text-properties officeooo:rsid="001a2892"/>
    </style:style>
    <style:style style:name="T609" style:family="text">
      <style:text-properties officeooo:rsid="01471d94"/>
    </style:style>
    <style:style style:name="T610" style:family="text">
      <style:text-properties officeooo:rsid="014c5f88"/>
    </style:style>
    <style:style style:name="T611" style:family="text">
      <style:text-properties officeooo:rsid="001a5733"/>
    </style:style>
    <style:style style:name="T612" style:family="text">
      <style:text-properties officeooo:rsid="0153d545"/>
    </style:style>
    <style:style style:name="T613" style:family="text">
      <style:text-properties officeooo:rsid="0023b61f"/>
    </style:style>
    <style:style style:name="T614" style:family="text">
      <style:text-properties officeooo:rsid="0025a629"/>
    </style:style>
    <style:style style:name="T615" style:family="text">
      <style:text-properties officeooo:rsid="0036f5c3"/>
    </style:style>
    <style:style style:name="T616" style:family="text">
      <style:text-properties officeooo:rsid="0035fb44"/>
    </style:style>
    <style:style style:name="T617" style:family="text">
      <style:text-properties officeooo:rsid="002ccf1b"/>
    </style:style>
    <style:style style:name="T618" style:family="text">
      <style:text-properties officeooo:rsid="002e7725"/>
    </style:style>
    <style:style style:name="T619" style:family="text">
      <style:text-properties officeooo:rsid="00344f9b"/>
    </style:style>
    <style:style style:name="T620" style:family="text">
      <style:text-properties officeooo:rsid="0146bf55"/>
    </style:style>
    <style:style style:name="T621" style:family="text">
      <style:text-properties style:font-name="Linux Libertine S.O.Cist.1" officeooo:rsid="01471d94"/>
    </style:style>
    <style:style style:name="T622" style:family="text">
      <style:text-properties officeooo:rsid="00f2a40a"/>
    </style:style>
    <style:style style:name="T623" style:family="text">
      <style:text-properties officeooo:rsid="00f68862"/>
    </style:style>
    <style:style style:name="T624" style:family="text">
      <style:text-properties officeooo:rsid="00f72ded"/>
    </style:style>
    <style:style style:name="T625" style:family="text">
      <style:text-properties officeooo:rsid="00f8bcde"/>
    </style:style>
    <style:style style:name="T626" style:family="text">
      <style:text-properties officeooo:rsid="0102e7dc"/>
    </style:style>
    <style:style style:name="T627" style:family="text">
      <style:text-properties style:font-name="Linux Libertine S.O.Cist.3" fo:language="cs" fo:country="CZ" style:language-asian="zh" style:country-asian="CN" style:language-complex="hi" style:country-complex="IN"/>
    </style:style>
    <style:style style:name="T628" style:family="text">
      <style:text-properties style:font-name="Linux Libertine S.O.Cist.3" fo:language="cs" fo:country="CZ" officeooo:rsid="005183b1" style:language-asian="zh" style:country-asian="CN" style:language-complex="hi" style:country-complex="IN"/>
    </style:style>
    <style:style style:name="T629" style:family="text">
      <style:text-properties style:font-name="Linux Libertine S.O.Cist.3" fo:language="cs" fo:country="CZ" officeooo:rsid="010a1af7" style:language-asian="zh" style:country-asian="CN" style:language-complex="hi" style:country-complex="IN"/>
    </style:style>
    <style:style style:name="T630" style:family="text">
      <style:text-properties style:font-name="Linux Libertine S.O.Cist.3" fo:language="cs" fo:country="CZ" officeooo:rsid="0113e809" style:language-asian="zh" style:country-asian="CN" style:language-complex="hi" style:country-complex="IN"/>
    </style:style>
    <style:style style:name="T631" style:family="text">
      <style:text-properties style:font-name="Linux Libertine S.O.Cist.3" fo:language="cs" fo:country="CZ" officeooo:rsid="0115e2a4" style:language-asian="zh" style:country-asian="CN" style:language-complex="hi" style:country-complex="IN"/>
    </style:style>
    <style:style style:name="T632" style:family="text">
      <style:text-properties style:font-name="Linux Libertine S.O.Cist.3" fo:language="cs" fo:country="CZ" officeooo:rsid="0116aa9d" style:language-asian="zh" style:country-asian="CN" style:language-complex="hi" style:country-complex="IN"/>
    </style:style>
    <style:style style:name="T633" style:family="text">
      <style:text-properties style:font-name="Linux Libertine S.O.Cist.3" fo:language="cs" fo:country="CZ" officeooo:rsid="013b052c" style:language-asian="zh" style:country-asian="CN" style:language-complex="hi" style:country-complex="IN"/>
    </style:style>
    <style:style style:name="T634" style:family="text">
      <style:text-properties style:font-name="Linux Libertine S.O.Cist.3" fo:language="fr" fo:country="BE" fo:font-style="italic" officeooo:rsid="0113e809" style:language-asian="zh" style:country-asian="CN" style:font-style-asian="italic" style:language-complex="hi" style:country-complex="IN" style:font-style-complex="italic"/>
    </style:style>
    <style:style style:name="T635" style:family="text">
      <style:text-properties officeooo:rsid="010b6cfb"/>
    </style:style>
    <style:style style:name="T636" style:family="text">
      <style:text-properties officeooo:rsid="010e0276"/>
    </style:style>
    <style:style style:name="T637" style:family="text">
      <style:text-properties officeooo:rsid="011a3822"/>
    </style:style>
    <style:style style:name="T638" style:family="text">
      <style:text-properties officeooo:rsid="011c2993"/>
    </style:style>
    <style:style style:name="T639" style:family="text">
      <style:text-properties officeooo:rsid="01201a51"/>
    </style:style>
    <style:style style:name="T640" style:family="text">
      <style:text-properties officeooo:rsid="01240c82"/>
    </style:style>
    <style:style style:name="T641" style:family="text">
      <style:text-properties officeooo:rsid="012935ef"/>
    </style:style>
    <style:style style:name="T642" style:family="text">
      <style:text-properties officeooo:rsid="012f2efc"/>
    </style:style>
    <style:style style:name="T643" style:family="text">
      <style:text-properties officeooo:rsid="01326721"/>
    </style:style>
    <style:style style:name="T644" style:family="text">
      <style:text-properties style:font-name="Linux Libertine S.O.Cist." fo:font-size="12pt" fo:language="cs" fo:country="CZ" fo:font-style="normal" officeooo:rsid="009053b5" style:font-size-asian="12pt" style:font-style-asian="normal" style:font-size-complex="12pt" style:font-style-complex="normal"/>
    </style:style>
    <style:style style:name="T645" style:family="text">
      <style:text-properties style:font-name="Linux Libertine S.O.Cist." fo:font-size="12pt" fo:language="cs" fo:country="CZ" fo:font-style="normal" officeooo:rsid="00edf827" style:font-size-asian="12pt" style:font-style-asian="normal" style:font-size-complex="12pt" style:font-style-complex="normal"/>
    </style:style>
    <style:style style:name="T646" style:family="text">
      <style:text-properties style:font-name="Linux Libertine S.O.Cist." fo:font-size="12pt" fo:language="cs" fo:country="CZ" fo:font-style="italic" officeooo:rsid="00edf827" style:font-size-asian="12pt" style:font-style-asian="italic" style:font-size-complex="12pt" style:font-style-complex="italic"/>
    </style:style>
    <style:style style:name="T647" style:family="text">
      <style:text-properties officeooo:rsid="0137a9f7"/>
    </style:style>
    <style:style style:name="T648" style:family="text">
      <style:text-properties officeooo:rsid="0137f9b2"/>
    </style:style>
    <style:style style:name="T649" style:family="text">
      <style:text-properties officeooo:rsid="01396318"/>
    </style:style>
    <style:style style:name="T650" style:family="text">
      <style:text-properties officeooo:rsid="013e3df9"/>
    </style:style>
    <style:style style:name="T651" style:family="text">
      <style:text-properties officeooo:rsid="013ee1b9"/>
    </style:style>
    <style:style style:name="T652" style:family="text">
      <style:text-properties officeooo:rsid="013fa227"/>
    </style:style>
    <style:style style:name="T653" style:family="text">
      <style:text-properties officeooo:rsid="014455bf"/>
    </style:style>
    <style:style style:name="T654" style:family="text">
      <style:text-properties officeooo:rsid="0145162d"/>
    </style:style>
    <style:style style:name="T655" style:family="text">
      <style:text-properties fo:color="#000080" loext:opacity="100%" style:font-name="Linux Libertine S.O.Cist.2" fo:font-size="10pt" fo:language="cs" fo:country="CZ" fo:font-style="normal" officeooo:rsid="01499381" style:font-size-asian="12pt" style:font-style-asian="normal" style:font-size-complex="12pt" style:font-style-complex="normal"/>
    </style:style>
    <style:style style:name="T656" style:family="text">
      <style:text-properties fo:color="#000080" loext:opacity="100%" style:font-name="Linux Libertine S.O.Cist.2" fo:font-size="10pt" fo:language="cs" fo:country="CZ" fo:font-style="normal" officeooo:rsid="0149938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657" style:family="text">
      <style:text-properties officeooo:rsid="01539f1f"/>
    </style:style>
    <style:style style:name="T658" style:family="text">
      <style:text-properties officeooo:rsid="01556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19">DIE I. </text:span><text:span text:style-name="T20">FEBRU</text:span><text:span text:style-name="T19">ARII</text:span></text:p>
            <text:p text:style-name="P4"><text:span text:style-name="T2">I</text:span><text:span text:style-name="T57">n</text:span><text:span text:style-name="T2"> F</text:span><text:span text:style-name="T57">esto</text:span><text:span text:style-name="T2"> S. </text:span><text:span text:style-name="T3">I</text:span><text:span text:style-name="T327">gn</text:span><text:span text:style-name="T326">a</text:span><text:span text:style-name="T327">t</text:span><text:span text:style-name="T326">ii.</text:span></text:p>
            <text:p text:style-name="P7"><text:span text:style-name="T43">Episcopi et </text:span><text:span text:style-name="T44">Martyris</text:span><text:span text:style-name="T43">.</text:span></text:p>
            <text:p text:style-name="P119">iij. Lect. et M.</text:p>
          </table:table-cell>
          <table:covered-table-cell/>
        </table:table-row>
        <table:table-row table:style-name="Table1.1">
          <table:table-cell table:style-name="Table1.A1" office:value-type="string">
            <text:p text:style-name="P64">In I. Nocturno</text:p>
            <text:p text:style-name="P65">De Epístola beáti Pauli Apóstoli ad Romános.</text:p>
            <text:p text:style-name="P90"><text:span text:style-name="T231">Lectio j. </text:span><text:span text:style-name="T232">Cap. 8.</text:span> </text:p>
            <text:p text:style-name="P177"><text:span text:style-name="T487">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30"/>
          </table:table-cell>
          <table:table-cell table:style-name="Table1.A1" office:value-type="string">
            <text:p text:style-name="P11"/>
            <text:p text:style-name="P11"/>
            <text:p text:style-name="P11"/>
            <text:p text:style-name="P203"><text:span text:style-name="T487">Kdo</text:span> nás tedy odloučí od lásky Kristovy? Snad soužení nebo úzkost nebo hlad nebo nahota nebo nebezpečenství nebo pronásledování nebo <text:span text:style-name="T626">snad </text:span>meč? <text:span text:style-name="T556">(</text:span>Tak je psáno: „Neboť kvůli tobě jsme po celý den na smrt vydáváni; jsme pokládáni za ovce na zabití.“<text:span text:style-name="T556">)</text:span> Ale v tom všem dokonale vítězíme skrze Toho, jenž si nás zamiloval. Neboť jsem přesvědčen, že ani smrt ani život, ani Andělé ani knížata ani mocnosti, ani věci přítomné ani budoucí, ani síla, ani výška ani hloubka, ani žádné jiné stvoření <text:span text:style-name="T647">nás</text:span> <text:span text:style-name="T151">n</text:span>ebude moci odloučit od lásky Boží, která je v Kristu Ježíši, našem Pánu. </text:p>
          </table:table-cell>
        </table:table-row>
        <table:table-row table:style-name="Table1.1">
          <table:table-cell table:style-name="Table1.A1" office:value-type="string">
            <text:p text:style-name="P80">Ex libro sancti Hierónymi Presbýteri </text:p>
            <text:p text:style-name="P44"><text:span text:style-name="T62">de Scriptóribus </text:span><text:span text:style-name="T63">E</text:span><text:span text:style-name="T62">cclesiásticis.</text:span></text:p>
            <text:p text:style-name="P89">Lectio ij.</text:p>
            <text:p text:style-name="P250"><text:span text:style-name="T488">Ignátius</text:span><text:span text:style-name="T162"> Antiochénæ </text:span><text:span text:style-name="T163">E</text:span><text:span text:style-name="T162">cclésiæ tértius post Petrum Apóstolum </text:span><text:span text:style-name="T163">E</text:span><text:span text:style-name="T162">píscopus, commovénte persecutiónem Trajáno, damnátus ad béstias, Romam vinctus míttitur. Cumque návigans Smyrnam venísset, ubi Polycárpus, audítor Joánnis, </text:span><text:span text:style-name="T163">E</text:span><text:span text:style-name="T162">píscopus erat, scripsit unam epístolam ad Ephésios, álteram ad Magnesiános, t</text:span><text:span text:style-name="T163">é</text:span><text:span text:style-name="T162">rtiam ad Trallénses, quartam ad Romános. Et inde egrédiens scripsit ad Philadélphios, et ad Smyrnæos, et própriam ad Polycárpum. </text:span></text:p>
            <text:p text:style-name="P130"/>
          </table:table-cell>
          <table:table-cell table:style-name="Table1.A1" office:value-type="string">
            <text:p text:style-name="P10"/>
            <text:p text:style-name="P10"/>
            <text:p text:style-name="P10"/>
            <text:p text:style-name="P250"><text:span text:style-name="T503">Ignác</text:span><text:span text:style-name="T336">, </text:span><text:span text:style-name="T337">třetí </text:span><text:span text:style-name="T346">B</text:span><text:span text:style-name="T337">iskup antiochijské</text:span><text:span text:style-name="T349">ho</text:span><text:span text:style-name="T337"> círk</text:span><text:span text:style-name="T349">e</text:span><text:span text:style-name="T337">v</text:span><text:span text:style-name="T156">ního Společenství</text:span><text:span text:style-name="T337"> po Petrovi, </text:span><text:span text:style-name="T338">byl za Trajánova pronásledování odsouzen k </text:span><text:span text:style-name="T339">roztrhání</text:span><text:span text:style-name="T338"> divou zvěří a poslán v poutech do Říma. </text:span><text:span text:style-name="T340">Když jej loď přivezla do Smyrny, kde byl </text:span><text:span text:style-name="T346">B</text:span><text:span text:style-name="T340">iskupem Polykarpus, učedník Janův, napsal zde dopis </text:span><text:span text:style-name="T341">do </text:span><text:span text:style-name="T340">Efes</text:span><text:span text:style-name="T341">u</text:span><text:span text:style-name="T340">, druhý </text:span><text:span text:style-name="T341">do </text:span><text:span text:style-name="T340">Magn</text:span><text:span text:style-name="T341">é</text:span><text:span text:style-name="T340">s</text:span><text:span text:style-name="T341">ie</text:span><text:span text:style-name="T340">, třetí </text:span><text:span text:style-name="T341">do </text:span><text:span text:style-name="T340">Tralles</text:span><text:span text:style-name="T341">u</text:span><text:span text:style-name="T340">, a čtvrtý </text:span><text:span text:style-name="T341">do </text:span><text:span text:style-name="T340">Říma. </text:span><text:span text:style-name="T341">Když odtud odešel, napsal ještě dopis do Filadelfie, Smyrny a osobně Polykarpovi.</text:span></text:p>
            <text:p text:style-name="P16"/>
          </table:table-cell>
        </table:table-row>
        <table:table-row table:style-name="Table1.1">
          <table:table-cell table:style-name="Table1.A1" office:value-type="string">
            <text:p text:style-name="P89">Lectio iij.</text:p>
            <text:p text:style-name="P183"><text:span text:style-name="T487">Dignum</text:span> autem vidétur, quia tanti viri fécimus mentiónem, et de epístola ejus, quam ad Romános scribit, pauca pónere. Nunc incípio Christi esse discípulus, nihil de his quæ vidéntur, desíderans, ut Jesum Christum invéniam. Ignis, crux, béstiæ, confráctio óssium, membrórum divísio, et totíus córporis contrítio, et tota torménta diáboli in me véniant; tantum ut Christo fruar. Cumque jam damnátus esset ad béstias, et ardóre patiéndi rugiéntes audíret leónes, ait: Fruméntum Christi sum; déntibus bestiárum molar, ut panis mundus invéniar. Passus est anno undécimo Trajáni.</text:p>
            <text:p text:style-name="P29"/>
          </table:table-cell>
          <table:table-cell table:style-name="Table1.A1" office:value-type="string">
            <text:p text:style-name="P10"/>
            <text:p text:style-name="P271"><text:span text:style-name="T524">Zdá</text:span><text:span text:style-name="T417"> se však vhodné, abychom se o takovém muži zmínili a </text:span><text:span text:style-name="T108">u</text:span><text:span text:style-name="T109">vedli</text:span><text:span text:style-name="T418"> </text:span><text:span text:style-name="T108">k</text:span><text:span text:style-name="T109">ousek z</text:span><text:span text:style-name="T418"> </text:span><text:span text:style-name="T417">jeho dopisu, který napsal Římanům</text:span><text:span text:style-name="T358">:</text:span><text:span text:style-name="T417"> „</text:span><text:span text:style-name="T419">Nyní začínám být Kristovým učedníkem, netoužím po věcech zjevných, jen abych našel Ježíše Krista. Oheň, kříž, divá zvěř, lámání kostí, řezání údů i roztrhání celého těla, a</text:span><text:span text:style-name="T420">ť na</text:span><text:span text:style-name="T419"> mě dolehnou </text:span><text:span text:style-name="T420">třeba </text:span><text:span text:style-name="T419">všechna ďáblova mučení, jen když dosáhnu Krista.“ Před vykonáním rozsudku roztrhání divou zvěří, v zápalu nadcházejícího utrpení uslyšel řev lvů a pravil: „Jsem Kristova pšenice. Musím být semlet zuby divé zvěře abych byl shledán čistým chlebem.“ Umučen byl jedenáctého roku </text:span><text:span text:style-name="T453">vlády císaře </text:span><text:span text:style-name="T476">Trajána </text:span><text:span text:style-name="T454">(roku 10</text:span><text:span text:style-name="T455">8</text:span><text:span text:style-name="T454">)</text:span><text:span text:style-name="T476">.</text:span></text:p>
          </table:table-cell>
        </table:table-row>
        <table:table-row table:style-name="Table1.1">
          <table:table-cell table:style-name="Table1.A1" table:number-columns-spanned="2" office:value-type="string">
            <text:p text:style-name="P6"><text:span text:style-name="T19">DIE II. </text:span><text:span text:style-name="T21">FEBR</text:span><text:span text:style-name="T19">UARII</text:span></text:p>
            <text:p text:style-name="P156"><text:span text:style-name="T17">I</text:span><text:span text:style-name="T60">n</text:span><text:span text:style-name="T17"> F</text:span><text:span text:style-name="T60">esto</text:span><text:span text:style-name="T17"> </text:span><text:span text:style-name="T18">P</text:span><text:span text:style-name="T61">urificationis </text:span></text:p>
            <text:p text:style-name="P171"><text:soft-page-break/><text:span text:style-name="T4">B</text:span><text:span text:style-name="T58">eatæ </text:span><text:span text:style-name="T4">M</text:span><text:span text:style-name="T58">ariæ </text:span><text:span text:style-name="T4">V</text:span><text:span text:style-name="T58">irginis</text:span></text:p>
            <text:p text:style-name="P9"><text:span text:style-name="T66">Serm</text:span><text:span text:style-name="T65">. </text:span><text:span text:style-name="T67">m</text:span><text:span text:style-name="T66">in</text:span><text:span text:style-name="T65">.</text:span></text:p>
            <text:p text:style-name="P84"><draw:frame draw:style-name="fr1" draw:name="Obrázek1" text:anchor-type="char" svg:x="2.6772in" svg:y="0.0417in" svg:width="1.8472in" svg:height="0.139in" draw:z-index="0"><draw:image xlink:href="Pictures/100019920000125400000161E1570D1C73DC3AD9.wmf" xlink:type="simple" xlink:show="embed" xlink:actuate="onLoad" draw:mime-type="image/x-wmf"/><draw:image xlink:href="Pictures/10000001000000C80000000F529888918B5DADD9.png" xlink:type="simple" xlink:show="embed" xlink:actuate="onLoad" draw:mime-type="image/png"/></draw:frame></text:p>
          </table:table-cell>
          <table:covered-table-cell/>
        </table:table-row>
        <table:table-row table:style-name="Table1.1">
          <table:table-cell table:style-name="Table1.A1" office:value-type="string">
            <text:p text:style-name="P47">In I. Nocturno</text:p>
            <text:p text:style-name="P66">De libro Exodi.</text:p>
            <text:p text:style-name="P91">Lectio j. <text:span text:style-name="T485">Cap. 13.</text:span></text:p>
            <text:p text:style-name="P307"><text:span text:style-name="T487">Locútus</text:span> est Dóminus ad Móysen, dicens: Sanctífica mihi omni primogénitum quod áperit vulvam in fíliis Israël, tam de homínibus quam de juméntis: mea sunt enim ómnia. Et ait Móyses ad pópulum: Cum introdúxerit te Dóminus in terram Chananæi, sicut jurávit tibi et pátribus tuis, et déderit tibi eam: separábis omne quod áperit vulvam Dómino, et quod primitívum est in pecóribus tuis: quidquid habúeris masculíni sexus, consecrábis Dómino. Primogénitum ásini mutábis ove: quod si non redémeris, interficies. Omne autem primogénitum hóminis de fíliis tuis prétio rédimes.</text:p>
            <text:p text:style-name="P307"/>
          </table:table-cell>
          <table:table-cell table:style-name="Table1.A1" office:value-type="string">
            <text:p text:style-name="P55"><text:s/></text:p>
            <text:p text:style-name="P17"/>
            <text:p text:style-name="P17"/>
            <text:p text:style-name="P207"><text:span text:style-name="T487">Hospodin</text:span> mluvil k Mojžíšovi řka: Zasvěť mi mezi syny Israel<text:span text:style-name="T559">sk</text:span>ými všecko prvorozené, jež otvírá mateřské lůno, jak lidi, tak zvířata; neboť mé je to všecko. I řekl Mojžíš k lidu: Až tě uvede Hospodin do země Kanaanských, jak <text:span text:style-name="T559">přísahal </text:span>tobě a tvým otcům, a dá ti ji, oddělíš pro Hospodina všecko, co otvírá mateřský život, co bude prvorozené mezi tvými zvířaty, cokoliv budeš míti mužského rodu, zasvětíš Hospodinu; za prvorozeného osla dáš ovci; nedáš-li, zabiješ ho; každého lidského prvorozence synů Israel<text:span text:style-name="T559">sk</text:span>ých však vykoupíš penězi. </text:p>
          </table:table-cell>
        </table:table-row>
        <table:table-row table:style-name="Table1.1">
          <table:table-cell table:style-name="Table1.A1" office:value-type="string">
            <text:p text:style-name="P158">De libro Levítici.</text:p>
            <text:p text:style-name="P91">Lectio ij. <text:span text:style-name="T558">Cap. 12.</text:span></text:p>
            <text:p text:style-name="P178"><text:span text:style-name="T487">Locútus</text:span> est Dóminus ad Móysen, dicens: Lóquere filiis Israël, et dices ad eos: Múlier, si suscépto sémine pepérerit másculum, immúnda erit septem diébus juxta dies separatiónis ménstruæ. Et die octávo circumcidétur infántulus: ipsa vero triginta tribus diébus manébit in sánguine purificatiónis suæ.</text:p>
            <text:p text:style-name="P131"/>
          </table:table-cell>
          <table:table-cell table:style-name="Table1.A1" office:value-type="string">
            <text:p text:style-name="P12"/>
            <text:p text:style-name="P12"/>
            <text:p text:style-name="P213"><text:span text:style-name="T487">Hospodin</text:span> mluvil k Mojžíšovi: <text:span text:style-name="T560">Řekni</text:span> synům Israel<text:span text:style-name="T560">sk</text:span>ým: Žena, která poč<text:span text:style-name="T560">ne a</text:span> porodí chlapce, bude nečista sedm dní jako v době <text:span text:style-name="T560">oddělení při menstruaci</text:span>. Dne osmého budiž d<text:span text:style-name="T560">ěťátko</text:span> obřezáno. Ona však zůstane třicet tři dny doma v krvi svého očišťování.</text:p>
            <text:p text:style-name="P214"/>
          </table:table-cell>
        </table:table-row>
        <table:table-row table:style-name="Table1.1">
          <table:table-cell table:style-name="Table1.A1" office:value-type="string">
            <text:p text:style-name="P91">Lectio iij.</text:p>
            <text:p text:style-name="P178"><text:span text:style-name="T487">Omne</text:span> sanctum non tanget, nec ingrediétur in Sanctuárium, donec impleántur dies purificat<text:span text:style-name="T647">ió</text:span>nis suæ. Sin autem fœminam pepérerit, immúnda erit duábus hebdomádibus juxta ritum fluxus ménstrui et sexagínta sex diébus manébit in sánguine purificatiónis suæ.</text:p>
            <text:p text:style-name="P31"/>
          </table:table-cell>
          <table:table-cell table:style-name="Table1.A1" office:value-type="string">
            <text:p text:style-name="P12"/>
            <text:p text:style-name="P213"><text:span text:style-name="T505">Ž</text:span><text:span text:style-name="T487">ádné</text:span> svaté věci se nedotkne a do <text:span text:style-name="T560">S</text:span>vatyně nevejde, dokud <text:span text:style-name="T560">se nenaplní</text:span> dn<text:span text:style-name="T560">y</text:span> jejího <text:span text:style-name="T560">o</text:span>čiš<text:span text:style-name="T560">ťová</text:span>ní. Porodí-li však děvče, bude nečista dva týdny <text:span text:style-name="T560">stejným způsobem jako při menstruaci, </text:span>a zůstane šedesát dní v krvi svého očišťování. </text:p>
          </table:table-cell>
        </table:table-row>
        <table:table-row table:style-name="Table1.1">
          <table:table-cell table:style-name="Table1.A1" office:value-type="string">
            <text:p text:style-name="P91">Lectio i<text:span text:style-name="T486">v</text:span>.</text:p>
            <text:p text:style-name="P178"><text:span text:style-name="T487">Cumque</text:span> expléti fúerint dies purificatiónis suæ, pro fílio, sive pro fília, déferet agnum annículum in holocáustum, et pullum colúmbæ sive túrturem pro peccáto, ad óstium tabernáculi testimónii, et tradet sacerdóti qui ófferet illa coram Dómino, et orábit pro ea, et sic mundábitur a proflúvio sánguinis sui. Ista est lex pariéntis másculum aut fœminam. Quod si non invénerit manus ejus, nec potúerit offérre agnum, sumet duos túrtures vel duos pullos columbárum, unum in holocáustum, et álterum pro peccáto. Orabítque pro ea sacérdos, et sic <text:soft-page-break/>mundábitur.</text:p>
            <text:p text:style-name="P31"/>
          </table:table-cell>
          <table:table-cell table:style-name="Table1.A1" office:value-type="string">
            <text:p text:style-name="P12"/>
            <text:p text:style-name="P204"><text:span text:style-name="T487">Když</text:span> pominou <text:span text:style-name="T561">dny</text:span> jejího <text:span text:style-name="T562">očišťování</text:span>, <text:span text:style-name="T561">ať už </text:span>pro chlapce, nebo pro děvče, přinese ročního beránka <text:span text:style-name="T561">jako</text:span> celopal a holoubě nebo hrdličku <text:span text:style-name="T561">jako</text:span> <text:span text:style-name="T561">oběť</text:span> za hřích ke vchodu do stánku <text:span text:style-name="T561">úmluvy </text:span>a odevzdá je knězi. Ten je před Hospodinem obět<text:span text:style-name="T151">uje</text:span>, bude se za ni modlit, a tak bude očištěna od toku své krve. To je zákon o té, která porodí chlapce neb<text:span text:style-name="T647">o</text:span> děvče. Nebude-li však s to, <text:span text:style-name="T647">a</text:span>by obětovala beránka, nechť vezme dvě hrdličky nebo dvě holoubata, jedno k celopalu a druhé k oběti za hřích; kněz <text:span text:style-name="T647">se </text:span>bude za ni modlit a tak bude očištěna. <text:span text:style-name="T557">(</text:span><text:span text:style-name="T201">Hejčl, </text:span><text:span text:style-name="T216">lehce upraveno</text:span><text:span text:style-name="T224">)</text:span></text:p>
          </table:table-cell>
        </table:table-row>
        <table:table-row table:style-name="Table1.1">
          <table:table-cell table:style-name="Table1.A1" office:value-type="string">
            <text:p text:style-name="P157">In II. Nocturno</text:p>
            <text:p text:style-name="P191">Sermo sancti Augustíni Epíscopi.</text:p>
            <text:p text:style-name="P113">Serm. 13. de Tempore.</text:p>
            <text:p text:style-name="P103"><text:bookmark text:name="__DdeLink__2400_167314470911311111"/>Lectio v.</text:p>
            <text:p text:style-name="P268"><text:span text:style-name="T494">Sic</text:span><text:span text:style-name="T160"> olim prædictum est: Mater Sion dicit: Homo et homo factus est in ea; et ipse fundávit eam Altíssimus. O omnipoténtia nascéntis! o magnificéntia de c</text:span><text:span text:style-name="T161">oe</text:span><text:span text:style-name="T160">lo ad terram descendéntis! Adhuc in útero portabátur, et ex útero matris a Joánne Baptísta salutabátur. In templo præsentabátur, et a Símeone sene famóso, annóso, probáto, coronáto agnoscebátur. </text:span></text:p>
            <text:p text:style-name="P43"/>
          </table:table-cell>
          <table:table-cell table:style-name="Table1.A1" office:value-type="string">
            <text:p text:style-name="P10"/>
            <text:p text:style-name="P10"/>
            <text:p text:style-name="P10"/>
            <text:p text:style-name="P10"/>
            <text:p text:style-name="P285"><text:span text:style-name="T510">Tak</text:span><text:span text:style-name="T351"> bylo kdysi předpověděno: Matka Sion řekne: „Člověk za člověkem se v ní rodí. A sám Nejvyšší ji založil. Ó všemohoucnos</text:span><text:span text:style-name="T421">­</text:span><text:span text:style-name="T351">ti narozeného! Ó vznešenosti z nebe na zemi sestup</text:span><text:span text:style-name="T110">ující</text:span><text:span text:style-name="T351">ho! Ještě </text:span><text:span text:style-name="T422">nedávno </text:span><text:span text:style-name="T351">přebýval v lůně a Jan Křtitel jej zdravil z lůna své matky. V chrámě byl obětován, a Simeon, stařec slavný, letitý, </text:span><text:span text:style-name="T111">osvědčený </text:span><text:span text:style-name="T351">a korunovaný jej poznal.</text:span></text:p>
          </table:table-cell>
        </table:table-row>
        <table:table-row table:style-name="Table1.1">
          <table:table-cell table:style-name="Table1.A1" office:value-type="string">
            <text:p text:style-name="P89">Lectio vj.</text:p>
            <text:p text:style-name="P269"><text:span text:style-name="T495">Tunc</text:span><text:span text:style-name="T159"> cognóvit, tunc adorávit, tunc dixit: Nunc, Dómine, dimíttis servum tuum in pace: quia vidérunt óculi mei salutáre tuum. Differebátur exíre de sæculo, ut vidéret natum, per quem cónditum est sæculum. Agnovit infántem senex, factus est in púero puer. Innovátus in ætáte, qui plenus erat pietáte. Símeon senex ferébat Christum infántem, Christus regébat Simeónis senectútem.</text:span></text:p>
            <text:p text:style-name="P130"/>
          </table:table-cell>
          <table:table-cell table:style-name="Table1.A1" office:value-type="string">
            <text:p text:style-name="P10"/>
            <text:p text:style-name="P272"><text:span text:style-name="T526">Tehdy</text:span><text:span text:style-name="T458"> jej poznal, poklonil se mu, a řekl: „Nyní, Pane, propouštíš služebníka svého v pokoji, neboť oči mé uzřely tvou spásu.“ </text:span><text:span text:style-name="T131">J</text:span><text:span text:style-name="T458">eho odchod ze světa byl </text:span><text:span text:style-name="T131">o</text:span><text:span text:style-name="T458">d</text:span><text:span text:style-name="T131">ložen</text:span><text:span text:style-name="T458">, aby mohl uzřít děťátko, skrze které </text:span><text:span text:style-name="T131">byl stvořen </text:span><text:span text:style-name="T458">svět. Stařec poznal nemluvně, v chlapci se sám </text:span><text:span text:style-name="T131">stal </text:span><text:span text:style-name="T458">chlapcem. Omládl, neboť byl pln zbožnosti. Stařec Simeon držel v rukou nemluvně Krista, Kristus však byl Simeonovým pánem v jeho stáří. </text:span></text:p>
          </table:table-cell>
        </table:table-row>
        <table:table-row table:style-name="Table1.1">
          <table:table-cell table:style-name="Table1.A1" office:value-type="string">
            <text:p text:style-name="P89">Lectio vij.</text:p>
            <text:p text:style-name="P273"><text:span text:style-name="T498">Dictum</text:span><text:span text:style-name="T180"> ei fúerat a Dómino, quod non gustáret mortem, nisi vidéret Christum Dómini natum. Natus est Christus, et implétum est desidérium senis in mundi ipsíus senectúte. Ipse ad senem hóminem venit, qui mundum inveterátum invénit. In isto quidem sǽculo diu esse nolébat, et Christum in hoc sæculo vidére cupiébat, cantans cum </text:span><text:span text:style-name="T184">P</text:span><text:span text:style-name="T180">rophéta et dicens: Osténde nobis, Dómine, misericórdiam tuam, et salutáre tuum da nobis. </text:span></text:p>
            <text:p text:style-name="P29"/>
          </table:table-cell>
          <table:table-cell table:style-name="Table1.A1" office:value-type="string">
            <text:p text:style-name="P10"/>
            <text:p text:style-name="P274"><text:span text:style-name="T511">Pán</text:span><text:span text:style-name="T353"> řekl </text:span><text:span text:style-name="T430">Simeonovi</text:span><text:span text:style-name="T353">, že nepozná smrt, dokud neuvidí narozeného Krista Pána. Narodil se Kristus a napln</text:span><text:span text:style-name="T103">il</text:span><text:span text:style-name="T353">a </text:span><text:span text:style-name="T103">se</text:span><text:span text:style-name="T353"> starcova touha v</text:span><text:span text:style-name="T112">e</text:span><text:span text:style-name="T353"> stář</text:span><text:span text:style-name="T356">í</text:span><text:span text:style-name="T353"> </text:span><text:span text:style-name="T423">tohoto </text:span><text:span text:style-name="T353">světa </text:span><text:span text:style-name="T112">s</text:span><text:span text:style-name="T113">amotného</text:span><text:span text:style-name="T353">. Sám </text:span><text:span text:style-name="T431">Bůh </text:span><text:span text:style-name="T353">přišel ke starému člověku, </text:span><text:span text:style-name="T352">neboť</text:span><text:span text:style-name="T353"> </text:span><text:span text:style-name="T356">shledal </text:span><text:span text:style-name="T353">svět již zestárlý. </text:span><text:span text:style-name="T431">Simeon </text:span><text:span text:style-name="T459">na tomto světě nechtěl již </text:span><text:span text:style-name="T132">d</text:span><text:span text:style-name="T133">él</text:span><text:span text:style-name="T460">e</text:span><text:span text:style-name="T459"> přebývat, ale toužil ještě na tomto světě uzřít Krista, když spolu s Prorokem</text:span><text:span text:style-name="T431"> </text:span><text:span text:style-name="T456">Davidem</text:span><text:span text:style-name="T431"> </text:span><text:span text:style-name="T459">zpíval: „Ukaž nám, Pane, své milosrdenství, a dej nám svou spásu.“ </text:span><text:span text:style-name="T477">(</text:span><text:span text:style-name="T655">Ps 8</text:span><text:span text:style-name="T656">4</text:span><text:span text:style-name="T655">, </text:span><text:span text:style-name="T656">8</text:span><text:span text:style-name="T477">)</text:span></text:p>
          </table:table-cell>
        </table:table-row>
        <table:table-row table:style-name="Table1.1">
          <table:table-cell table:style-name="Table1.A1" office:value-type="string">
            <text:p text:style-name="P89">Lectio viij.</text:p>
            <text:p text:style-name="P273"><text:span text:style-name="T498">Dénique</text:span><text:span text:style-name="T180">, ut novéritis ita esse istíus lætítiam, conclúsit dicens: Nunc dimíttis servum tuum in pace: quia vidérunt óculi mei salutáre tuum. Prophétæ cecinérunt Conditórem c</text:span><text:span text:style-name="T184">oe</text:span><text:span text:style-name="T180">li et terræ in terra cum homínibus futúrum; Angelus nuntiávit Creatórem carnis et spíritus in carne ventúrum; salutávit Joánnes ex útero in útero Salvatórem; Símeon senex Deum agnóvit infántem.</text:span></text:p>
            <text:p text:style-name="P130"/>
          </table:table-cell>
          <table:table-cell table:style-name="Table1.A1" office:value-type="string">
            <text:p text:style-name="P10"/>
            <text:p text:style-name="P275"><text:span text:style-name="T512">Potom</text:span><text:span text:style-name="T353">, abyste pochopili, </text:span><text:span text:style-name="T355">jak </text:span><text:span text:style-name="T69">v</text:span><text:span text:style-name="T68">eliká byla</text:span><text:span text:style-name="T69"> </text:span><text:span text:style-name="T431">Simeon</text:span><text:span text:style-name="T432">ova</text:span><text:span text:style-name="T353"> rado</text:span><text:span text:style-name="T354">st</text:span><text:span text:style-name="T353">, nakonec řekl: „Nyní propouštíš svého služebníka v pokoji; </text:span><text:span text:style-name="T103">n</text:span><text:span text:style-name="T353">eboť mé oči </text:span><text:span text:style-name="T112">u</text:span><text:span text:style-name="T113">viděly</text:span><text:span text:style-name="T353"> tvou spásu.“ Proroci opěvovali Stvořitele nebe </text:span><text:span text:style-name="T355">i </text:span><text:span text:style-name="T353">země, </text:span><text:span text:style-name="T356">jenž</text:span><text:span text:style-name="T353"> měl spolu s lidmi přebývat</text:span><text:span text:style-name="T355">i</text:span><text:span text:style-name="T353"> na zemi, </text:span><text:span text:style-name="T357">Anděl</text:span><text:span text:style-name="T353"> zvěstoval, že sám Stvořitel těla i ducha přijde v těle. Jan z lůna pozdravil Spasitele také v lůně, stařec Simeon poznal Pána jako </text:span><text:span text:style-name="T358">nemluvně.</text:span></text:p>
          </table:table-cell>
        </table:table-row>
        <table:table-row table:style-name="Table1.1">
          <table:table-cell table:style-name="Table1.A1" office:value-type="string">
            <text:p text:style-name="P154">In III. Nocturno</text:p>
            <text:p text:style-name="P36"><text:span text:style-name="T173">Léctio sancti Evangélii</text:span><text:span text:style-name="T174"> </text:span><text:span text:style-name="T175">secúndum Lucam</text:span><text:span text:style-name="T173">.</text:span><text:span text:style-name="T36"> </text:span></text:p>
            <text:p text:style-name="P36"><text:span text:style-name="T36">Lectio ix. Cap. </text:span><text:span text:style-name="T37">2</text:span><text:span text:style-name="T36">.</text:span></text:p>
            <text:p text:style-name="P192"><text:soft-page-break/><text:span text:style-name="T487">In</text:span> illo témpore: Postquam impléti sunt dies purgatiónis Maríæ secúndum legem Móysi, tulérunt Jesum in Jerúsalem, ut sísterent eum Dómino, sicut scriptum est in lege Dómini. Et réliqua.</text:p>
            <text:p text:style-name="P143"/>
            <text:p text:style-name="P37"><text:span text:style-name="T264">Homilia sancti </text:span><text:span text:style-name="T174">Ambrósii</text:span><text:span text:style-name="T264"> Epíscopi</text:span><text:span text:style-name="T173">.</text:span></text:p>
            <text:p text:style-name="P36"><text:span text:style-name="T41">Lib. 2. Comment. in Luc. </text:span><text:span text:style-name="T42">C</text:span><text:span text:style-name="T41">ap. 2.</text:span></text:p>
            <text:p text:style-name="P252"><text:span text:style-name="T496">Et</text:span><text:span text:style-name="T173"> ecce homo erat in Jerúsalem, cui nomen Símeon, et homo iste justus et timorátus, exspéctans consolatiónem Israël. Non solum ab Angelis, et </text:span><text:span text:style-name="T176">P</text:span><text:span text:style-name="T173">rophétis, et a pastóribus, sed etiam a senióribus et justis generátio Dómini accépit testimónium. Omnis ætas, et utérque sexus, eventorúmque mirácula fidem ástruunt. </text:span></text:p>
            <text:p text:style-name="P143"/>
          </table:table-cell>
          <table:table-cell table:style-name="Table1.A1" office:value-type="string">
            <text:p text:style-name="P10"/>
            <text:p text:style-name="P10"/>
            <text:p text:style-name="P10"/>
            <text:p text:style-name="P273"><text:soft-page-break/><text:span text:style-name="T510">Za</text:span><text:span text:style-name="T351"> onoho času, </text:span><text:span text:style-name="T359">když </text:span><text:span text:style-name="T357">se </text:span><text:span text:style-name="T359">napln</text:span><text:span text:style-name="T357">il</text:span><text:span text:style-name="T359">y dny očišťování Marie podle Mojžíšova zákona, přinesli Ježíše do Jeru</text:span><text:span text:style-name="T70">s</text:span><text:span text:style-name="T359">aléma, aby jej </text:span><text:span text:style-name="T360">představili</text:span><text:span text:style-name="T359"> Pánu, jak </text:span><text:span text:style-name="T70">b</text:span><text:span text:style-name="T68">ylo </text:span><text:span text:style-name="T359">psáno v zákoně Páně. </text:span><text:span text:style-name="T351">A ostatní.</text:span></text:p>
            <text:p text:style-name="P10"/>
            <text:p text:style-name="P10"/>
            <text:p text:style-name="P10"/>
            <text:p text:style-name="P219">A hle, byl jeden člověk v Jerusalémě, jmeno<text:span text:style-name="T648">­</text:span>val se Simeon, a ten člověk byl spravedlivý a bohabojný, a očekával útěchu Israele. Nejen Andělé, Proroci a pastýři, ale také starci a spravedliví byli hodni vydávat svědectví o zrození Páně. Každý věk, obě pohlaví i podivuhodné události upevňují naši víru.</text:p>
          </table:table-cell>
        </table:table-row>
        <table:table-row table:style-name="Table1.1">
          <table:table-cell table:style-name="Table1.A1" office:value-type="string">
            <text:p text:style-name="P103">Lectio x.</text:p>
            <text:p text:style-name="P273"><text:span text:style-name="T500">Virgo</text:span><text:span text:style-name="T190"> génerat, stérilis parit, mutus lóquitur, Elísabeth prophétat, Magus adorat, útero clausus exs</text:span><text:span text:style-name="T194">ú</text:span><text:span text:style-name="T190">ltat, vidua confitétur, justus exspéctat. Et bene justus, qui non suam, sed pópuli grátiam requirébat, cúpiens ipse corpóreæ vínculis fragilitátis exsólvi, sed exspéctans vidére promíssum: sciébat enim quia beáti óculi qui eum vidérent.</text:span></text:p>
            <text:p text:style-name="P143"/>
          </table:table-cell>
          <table:table-cell table:style-name="Table1.A1" office:value-type="string">
            <text:p text:style-name="P10"/>
            <text:p text:style-name="P276"><text:span text:style-name="T527">Panna</text:span><text:span text:style-name="T461"> </text:span><text:span text:style-name="T134">č</text:span><text:span text:style-name="T135">eká dítě</text:span><text:span text:style-name="T461">, neplodná rodí, němý mluví, Alžběta </text:span><text:span text:style-name="T462">p</text:span><text:span text:style-name="T461">rorokuje, </text:span><text:span text:style-name="T134">M</text:span><text:span text:style-name="T461">udrc se klaní, </text:span><text:span text:style-name="T463">dítě v lůně jásá, vdova</text:span><text:span text:style-name="T433"> </text:span><text:span text:style-name="T463">vyznává </text:span><text:span text:style-name="T433">Pána</text:span><text:span text:style-name="T463">, spravedlivý </text:span><text:span text:style-name="T445">jej</text:span><text:span text:style-name="T472"> </text:span><text:span text:style-name="T463">očekává. A vpravdě spravedlivý </text:span><text:span text:style-name="T472">je </text:span><text:span text:style-name="T463">ten, </text:span><text:span text:style-name="T121">k</text:span><text:span text:style-name="T135">do</text:span><text:span text:style-name="T120"> </text:span><text:span text:style-name="T463">nehledá dobro své, ale dobro všeho lidu, touží již sám přetnout ta pouta tělesné křehkosti, avšak čeká, </text:span><text:span text:style-name="T121">d</text:span><text:span text:style-name="T135">okud</text:span><text:span text:style-name="T463"> </text:span><text:span text:style-name="T478">ne</text:span><text:span text:style-name="T463">uvidí toho, kdo mu byl slíben. Věděl totiž, že blažené jsou oči, které jej uzřely.</text:span></text:p>
          </table:table-cell>
        </table:table-row>
        <table:table-row table:style-name="Table1.1">
          <table:table-cell table:style-name="Table1.A1" office:value-type="string">
            <text:p text:style-name="P103">Lectio xj.</text:p>
            <text:p text:style-name="P250"><text:span text:style-name="T496">Et</text:span><text:span text:style-name="T173"> ipse accépit eum in ulnas suas, et benedíxit Deum, et dixit: Nunc dimítte servum tuum, Dómine, secúndum verbum tuum in pace. Vide justum, velut corpóreæ cárcere molis inclúsum, velle dissólvi, ut incípiat esse cum Christo. Dissólvi enim, et cum Christo esse, multo mélius est: </text:span><text:span text:style-name="T176">s</text:span><text:span text:style-name="T173">ed qui vult dimítti, véniat in templum, véniat in Jerúsalem, exspéctet Christum Dómini, accípiat in mánibus Verbum Dei, complectátur opéribus velut quibúsdam suæ fidei brácchiis: tunc dimittétur, ut non vídeat mortem, qui víderit </text:span><text:span text:style-name="T176">v</text:span><text:span text:style-name="T173">itam. </text:span></text:p>
            <text:p text:style-name="P143"/>
          </table:table-cell>
          <table:table-cell table:style-name="Table1.A1" office:value-type="string">
            <text:p text:style-name="P10"/>
            <text:p text:style-name="P273"><text:span text:style-name="T351">A </text:span><text:span text:style-name="T424">vzal jej tedy </text:span><text:span text:style-name="T445">Simeon </text:span><text:span text:style-name="T424">do náručí, dobrořečil Bohu a řekl: „Nyní propusť již služebníka svého, Pane, podle slova svého v pokoji.“ Pohleďme na toho spra­vedlivého, jako by byl uzavřen v žaláři hmoty svého těla, chce se však osvobodit a začít přebývat s Kristem. Osvobodit se a přebývat s Kristem je totiž mnohem lepší. Avšak ten, který chce být propuštěn, přijde do Jerusaléma, očekává Pomazaného Páně, vezme do rukou Slovo Boží, obejme je vskut</text:span><text:span text:style-name="T114">k</text:span><text:span text:style-name="T115">u</text:span><text:span text:style-name="T424"> </text:span><text:span text:style-name="T114">j</text:span><text:span text:style-name="T115">akoby </text:span><text:span text:style-name="T424">rukama své víry. Tehdy je propuštěn, </text:span><text:span text:style-name="T114">a</text:span><text:span text:style-name="T115">by</text:span><text:span text:style-name="T424"> neuzř</text:span><text:span text:style-name="T114">e</text:span><text:span text:style-name="T115">l</text:span><text:span text:style-name="T424"> smrt </text:span><text:span text:style-name="T425">ten</text:span><text:span text:style-name="T424">, kdo hledá život.</text:span></text:p>
          </table:table-cell>
        </table:table-row>
        <table:table-row table:style-name="Table1.1">
          <table:table-cell table:style-name="Table1.A1" office:value-type="string">
            <text:p text:style-name="P103">Lectio xij.</text:p>
            <text:p text:style-name="P192"><text:span text:style-name="T487">Vides</text:span> úberem in omnes grátiam, Dómini generatióne diffúsam, et prophetíam incrédulis negátam esse, non justis. Ecce et Símeon prophétat, in ruínam et resurrectiónem plurimórum venísse Dóminum Jesum Christum, ut justórum iniquorúmque mérita discérnat; et pro nostrórum qualitáte factórum, judex verus et justus aut supplícia decérnat aut prǽmia.</text:p>
            <text:p text:style-name="P143"/>
          </table:table-cell>
          <table:table-cell table:style-name="Table1.A1" office:value-type="string">
            <text:p text:style-name="P10"/>
            <text:p text:style-name="P277"><text:span text:style-name="T529">Vidíš</text:span><text:span text:style-name="T479"> ve všem </text:span><text:span text:style-name="T480">pře</text:span><text:span text:style-name="T479">hojnou milost, </text:span><text:span text:style-name="T480">vylitou</text:span><text:span text:style-name="T479"> narozením Páně, a </text:span><text:span text:style-name="T136">p</text:span><text:span text:style-name="T479">roroctví, které zpochybňují nevěřící, nikoliv </text:span><text:span text:style-name="T480">však </text:span><text:span text:style-name="T479">spravedliví. Hle, i Simeon </text:span><text:span text:style-name="T129">p</text:span><text:span text:style-name="T479">rorokuje, že Pán Ježíš Kristus přišel k</text:span><text:span text:style-name="T472">u</text:span><text:span text:style-name="T479"> pádu i povstání mnohých, aby </text:span><text:span text:style-name="T481">rozlišil </text:span><text:span text:style-name="T479">zásluhy spraved</text:span><text:span text:style-name="T472">l</text:span><text:span text:style-name="T479">ivých </text:span><text:span text:style-name="T136">o</text:span><text:span text:style-name="T137">d zásluh</text:span><text:span text:style-name="T479"> </text:span><text:span text:style-name="T481">hříšníků, a podle povahy našich skutků, soudce pravý a spravedlivý </text:span><text:span text:style-name="T472">pak </text:span><text:span text:style-name="T481">udělí buď tresty, nebo odměny.</text:span></text:p>
          </table:table-cell>
        </table:table-row>
        <table:table-row table:style-name="Table1.1">
          <table:table-cell table:style-name="Table1.A1" table:number-columns-spanned="2" office:value-type="string">
            <text:p text:style-name="P8"><text:span text:style-name="T19">DIE I</text:span><text:span text:style-name="T22">II</text:span><text:span text:style-name="T19">. </text:span><text:span text:style-name="T20">FEBRU</text:span><text:span text:style-name="T19">ARII</text:span></text:p>
            <text:p text:style-name="P5"><text:span text:style-name="T2">I</text:span><text:span text:style-name="T57">n</text:span><text:span text:style-name="T2"> F</text:span><text:span text:style-name="T57">esto</text:span><text:span text:style-name="T2"> </text:span><text:span text:style-name="T5">B</text:span><text:span text:style-name="T2">. </text:span><text:span text:style-name="T5">Æ</text:span><text:span text:style-name="T235">lredi</text:span><text:span text:style-name="T326">.</text:span></text:p>
            <text:p text:style-name="P8"><text:span text:style-name="T45">Abbat</text:span><text:span text:style-name="T44">is</text:span><text:span text:style-name="T43">.</text:span></text:p>
            <text:p text:style-name="P120"><text:soft-page-break/>iij. Lect. et M.</text:p>
          </table:table-cell>
          <table:covered-table-cell/>
        </table:table-row>
        <table:table-row table:style-name="Table1.1">
          <table:table-cell table:style-name="Table1.A1" office:value-type="string">
            <text:p text:style-name="P86">In I. Nocturno</text:p>
            <text:p text:style-name="P67">De libro Ecclesiástici.</text:p>
            <text:p text:style-name="P92">Lectio j. <text:span text:style-name="T485">Cap. 31.</text:span></text:p>
            <text:p text:style-name="P308">B<text:span text:style-name="T4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308"/>
          </table:table-cell>
          <table:table-cell table:style-name="Table1.A1" office:value-type="string">
            <text:p text:style-name="P85"/>
            <text:p text:style-name="P18"/>
            <text:p text:style-name="P18"/>
            <text:p text:style-name="P220"><text:span text:style-name="T487">Blaze</text:span> <text:span text:style-name="T573">muži</text:span>, který <text:span text:style-name="T573">byl shledán </text:span>bez <text:span text:style-name="T573">poskvrny </text:span>a za zlatem se nepachtí. Kdo je takový? Abychom ho chválili! Neboť <text:span text:style-name="T574">podivuhodné věci </text:span>činil v<text:span text:style-name="T574">e</text:span> svém životě. Kdo obstál v pokušení a zůstal neporušený? Bude to jeho <text:span text:style-name="T574">slávou na věky</text:span>. Kdo se mohl dopouštět přestupků, ale nedopustil se jich, kdo mohl činit zlé, ale neučinil to? Jeho štěstí je zajištěno <text:span text:style-name="T575">v Pánu</text:span> a o jeho milosrdných činech bude vypravovat <text:span text:style-name="T575">celé </text:span>shromáždění <text:span text:style-name="T575">svatých</text:span>. </text:p>
            <text:p text:style-name="P175"><text:span text:style-name="T361">(</text:span><text:span text:style-name="T434">ČEP</text:span><text:span text:style-name="T435">, </text:span><text:span text:style-name="T436">značně </text:span><text:span text:style-name="T350">upraveno</text:span><text:span text:style-name="T361">)</text:span></text:p>
          </table:table-cell>
        </table:table-row>
        <table:table-row table:style-name="Table1.1">
          <table:table-cell table:style-name="Table1.A1" office:value-type="string">
            <text:p text:style-name="P89">Lectio ij.</text:p>
            <text:p text:style-name="P255"><text:span text:style-name="T489">Ælrédus</text:span><text:span text:style-name="T164"> ex primária Anglórum et Scotórum nobilitáte oriúndus, in aula David Scótiae regis educátus, ipsi regi charíssimus éxtitit. Crescénte cum annis pietáte et sapiéntia, sæculo núntium remíttere státuens, ad hábitum Cisterciénsem in Monastério Rievállis Eboracénsis Diœcésis recéptus est. Exínde novítiis instituéndis præféctus, posteáque Abbas de Revésby et mox Rievállis constitútus, se ómnium virtútum exémplar exhíbuit. Cœléstium <text:s/>rerum </text:span><text:span text:style-name="T165">contemplatióni sacræque lectióni, quam júgiter lácrymis irrigábat, se totum dedit. Omni scientiárum génere egrégie instrúctus, in scribéndi rátione nostro Doctóri mellífluo (cujus étiam in quocúmque virtútis exercítio diligentíssime sectabátur vestígia) simíllimus éxtitit: quippe qui eámdem cum ipso Spíritus sancti unctiónem habúerit magístram, quemádmodum plura e</text:span><text:span text:style-name="T169">j</text:span><text:span text:style-name="T165">us ópera públici </text:span><text:span text:style-name="T172">j</text:span><text:span text:style-name="T165">uris facta testántur. A dignitátibus Ecclesiásticis prorsus aliénus‚ Episcopátum sibi ultro oblátum constantíssime recusávit. </text:span></text:p>
            <text:p text:style-name="P130"/>
          </table:table-cell>
          <table:table-cell table:style-name="Table1.A1" office:value-type="string">
            <text:p text:style-name="P10"/>
            <text:p text:style-name="P243"><text:span text:style-name="T491">Ælr</text:span><text:span text:style-name="T492">é</text:span><text:span text:style-name="T491">d</text:span><text:span text:style-name="T563"> vzešel z první anglické a skotské šlechty. Vzdělání obdržel </text:span><text:span text:style-name="T564">na dvoře</text:span><text:span text:style-name="T563"> Davida </text:span><text:span text:style-name="T221">I.</text:span><text:span text:style-name="T563">, krále skotského, a samotnému králi stal se velmi drahým. </text:span><text:span text:style-name="T570">Když s</text:span><text:span text:style-name="T563">polu s věkem rostla i jeho zbožnost a moudrost, </text:span><text:span text:style-name="T565">rozhodl se, že se zřekne světa, a přijal </text:span><text:span text:style-name="T566">C</text:span><text:span text:style-name="T565">isterciácký hábit v klášteře Rievaulx v diecézi York. Zde byl ustanoven novicmistrem, poté </text:span><text:span text:style-name="T566">O</text:span><text:span text:style-name="T565">patem v Revesby a brzo nato v Rievaulx. Osvědčil se jako příklad všech ctností. </text:span><text:span text:style-name="T570">Zc</text:span><text:span text:style-name="T565">el</text:span><text:span text:style-name="T570">a</text:span><text:span text:style-name="T565"> se oddal kontemplaci věcí nebeských i četbě svatých textů, jež často slzami zaléval. Byl výtečně vzdělán ve všech druzích vědění, způsobem psaní podobal se našemu </text:span><text:span text:style-name="T222">Doctoru me</text:span><text:span text:style-name="T223">l</text:span><text:span text:style-name="T222">lifluovi</text:span><text:span text:style-name="T565"> (jehož šlépěje i v</text:span><text:span text:style-name="T566">e</text:span><text:span text:style-name="T565"> zdokonalování se v každé ctnosti co nejpilněji následoval), s ním měl totiž </text:span><text:span text:style-name="T570">také </text:span><text:span text:style-name="T565">stejné</text:span><text:span text:style-name="T572">ho</text:span><text:span text:style-name="T565"> </text:span><text:span text:style-name="T155">učitele, </text:span><text:span text:style-name="T565">pomazání Ducha svatého, a o mno</text:span><text:span text:style-name="T572">­</text:span><text:span text:style-name="T565">hých jeho dílech dokonce víme, že byla veřejně vydána. Od </text:span><text:span text:style-name="T155">c</text:span><text:span text:style-name="T565">írkevních poct vzdálen, </text:span><text:span text:style-name="T566">B</text:span><text:span text:style-name="T565">iskupský </text:span><text:span text:style-name="T566">úřad</text:span><text:span text:style-name="T565">, který mu také byl nabízen, soustavně odmítal.</text:span></text:p>
            <text:p text:style-name="P16"/>
          </table:table-cell>
        </table:table-row>
        <table:table-row table:style-name="Table1.1">
          <table:table-cell table:style-name="Table1.A1" office:value-type="string">
            <text:p text:style-name="P89">Lectio iij.</text:p>
            <text:p text:style-name="P270"><text:span text:style-name="T487">Pro</text:span> vero et legítimo pontífice Alexándro tértio advérsus Octaviánum antipápam et conciliábulum Papiénse strénue decertávit. <text:span text:style-name="T247">I</text:span>njúrias patientíssime tolerávit, níhilque ei magis cordi fuit, quam pacem et concórdiam inter omnes conciliáre et <text:span text:style-name="T247">f</text:span>ovére. Mónachos centum quadragínta, et fratres quingéntos in Monastério suo sanctíssimis praecéptis et mónitis instítuit. Multos váriis languóribus ánimae vel córporis labo<text:span text:style-name="T577">rantes </text:span>confortávit aut sanávit. Sedébat crebro in quadam oratórii sui effóssa fóvea, mortem assídue méditans, et Angelórum visit<text:span text:style-name="T247">a</text:span>tióne recreátus Miraculórum dono et spíritu prophétiæ cláruit. Per decénnium ante óbitum ægritúdine vexátus, mira patiéntia gravíssimos do<text:soft-page-break/>lóres sustínuit. Tandem die mortis prævísa, vir sanctus ad Dóminum migrávit anno salútis humánae millésimo centésimo sexagésimo sexto.</text:p>
            <text:p text:style-name="P29"/>
          </table:table-cell>
          <table:table-cell table:style-name="Table1.A1" office:value-type="string">
            <text:p text:style-name="P10"/>
            <text:p text:style-name="P224"><text:span text:style-name="T504">Neohroženě</text:span><text:span text:style-name="T250"> b</text:span>ojoval za pravého a legitimního papeže Alexandra III. <text:span text:style-name="T250">a </text:span>proti vzdoropapeži O<text:span text:style-name="T251">k</text:span>taviánovi <text:span text:style-name="T250">a synodu v Pávii. Trpělivě snášel bezpráví, nic mu neleželo na srdci více, než mezi všemi vyjednat mír a svornost, a o ně pak pečovat. Ve svém klášteře staral se o sto čtyřicet mnichů a pět set bratrů pomocí svých svatých přikázání i povzbuzení. Mnohé, kteří strádali různým trápením duše i těla, utěšil či uzdravil. Sedával často v jámě, kterou vykopal ve své oratoři </text:span><text:span text:style-name="T196">(kvůli své nemoci měl malou celu u ošetřovny i s oratoří)</text:span><text:span text:style-name="T250">, a usilovně rozjímal o smrti, občerstven Andělským navštívením proslavil se pak i darem Zázraků a </text:span><text:span text:style-name="T152">p</text:span><text:span text:style-name="T250">rorockým duchem. Posledních deset let svého života byl sužován choro</text:span><text:soft-page-break/><text:span text:style-name="T250">bou a s podivuhodnou trpělivostí snášel přetěžké bolesti. Nakonec, poté, co obdržel vidění dne své smrti, odešel svatý muž k Pánu roku spásy lidstva 1166.</text:span></text:p>
          </table:table-cell>
        </table:table-row>
        <table:table-row table:style-name="Table1.1">
          <table:table-cell table:style-name="Table1.A1" table:number-columns-spanned="2" office:value-type="string">
            <text:p text:style-name="P8"><text:span text:style-name="T19">DIE I</text:span><text:span text:style-name="T22">V</text:span><text:span text:style-name="T19">. </text:span><text:span text:style-name="T20">FEBRU</text:span><text:span text:style-name="T19">ARII</text:span></text:p>
            <text:p text:style-name="P5"><text:span text:style-name="T2">I</text:span><text:span text:style-name="T57">n</text:span><text:span text:style-name="T2"> F</text:span><text:span text:style-name="T57">esto</text:span><text:span text:style-name="T2"> S. </text:span><text:span text:style-name="T5">P</text:span><text:span text:style-name="T328">olycarpi</text:span><text:span text:style-name="T326">.</text:span></text:p>
            <text:p text:style-name="P8"><text:span text:style-name="T43">Episcopi et </text:span><text:span text:style-name="T44">Martyris</text:span><text:span text:style-name="T43">.</text:span></text:p>
            <text:p text:style-name="P120">iij. Lect. et M.</text:p>
          </table:table-cell>
          <table:covered-table-cell/>
        </table:table-row>
        <table:table-row table:style-name="Table1.1">
          <table:table-cell table:style-name="Table1.A1" office:value-type="string">
            <text:p text:style-name="P49">In I. Nocturno</text:p>
            <text:p text:style-name="P68">De Actibus Apostolórum.</text:p>
            <text:p text:style-name="P93">Lectio j. <text:span text:style-name="T485">Cap. 20.</text:span></text:p>
            <text:p text:style-name="P309">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309"/>
          </table:table-cell>
          <table:table-cell table:style-name="Table1.A1" office:value-type="string">
            <text:p text:style-name="P56"><text:s/></text:p>
            <text:p text:style-name="P19"/>
            <text:p text:style-name="P19"/>
            <text:p text:style-name="P286"><text:span text:style-name="T362">Z Milétu poslal Pavel vzkaz do Efe</text:span><text:span text:style-name="T363">s</text:span><text:span text:style-name="T362">u a zavolal si starší církve. Když k němu přišli </text:span><text:span text:style-name="T364">a byli tam všichni </text:span><text:span text:style-name="T71">s</text:span><text:span text:style-name="T72">polečně</text:span><text:span text:style-name="T362">, řekl jim: „Vy víte, jak jsem si u vás počínal od prvního dne, kdy jsem přišel do Asie. Sloužil jsem Pánu s velkou pokorou, v slzách a zkouškách, které mě potkaly pro úklady Židů. Víte, že jsem vám nezamlčel nic, co by vám bylo k</text:span><text:span text:style-name="T363">u</text:span><text:span text:style-name="T362"> prospěchu; všechno jsem vám řekl, když jsem vás učil ve shromáždění i v rodinách. Naléhal jsem na Židy i Řeky a vyzýval je, aby se obrátili k Bohu a uvěřili v našeho Pána, Ježíše Krista. </text:span></text:p>
          </table:table-cell>
        </table:table-row>
        <table:table-row table:style-name="Table1.1">
          <table:table-cell table:style-name="Table1.A1" office:value-type="string">
            <text:p text:style-name="P81">Ex libro sancti Hierónymi Presbýteri </text:p>
            <text:p text:style-name="P45"><text:span text:style-name="T62">de Scriptóribus </text:span><text:span text:style-name="T63">E</text:span><text:span text:style-name="T62">cclesiásticis.</text:span></text:p>
            <text:p text:style-name="P89">Lectio ij.</text:p>
            <text:p text:style-name="P256"><text:span text:style-name="T488">Polycárpus</text:span><text:span text:style-name="T162">, Joánnis Apóstoli discípulus et ab eo Smyrnæ Epíscopus ordinátus, totíus Asiæ princeps fuit, quippe qui nonnúllos Apostolórum et eórum qui víderant Dóminum, magístros habúerit et víderit. Hic propter quasdam super die Paschæ quæstiónes, sub imperatóre Antoníno Pio, Ecclésiam in Urbe regénte Anicéto, Romam venit: ubi plúrimos credéntium, Marciónis et Valentíni persuasióne decéptos, redúxit ad fidem.</text:span></text:p>
            <text:p text:style-name="P130"/>
          </table:table-cell>
          <table:table-cell table:style-name="Table1.A1" office:value-type="string">
            <text:p text:style-name="P10"/>
            <text:p text:style-name="P10"/>
            <text:p text:style-name="P10"/>
            <text:p text:style-name="P225"><text:span text:style-name="T487">Poly</text:span><text:span text:style-name="T506">k</text:span><text:span text:style-name="T487">arp</text:span>, <text:span text:style-name="T252">učedník Apoštola Jana, který jej také vysvětil na Biskupa ve Smyrně, byl představeným celé Asie, a mnohé Apoštoly či ty, kteří viděli Pána, sám </text:span><text:span text:style-name="T219">na vlastní oči </text:span><text:span text:style-name="T252">viděl a měl je za učitele. Kvůli jistým otázkám ohledně dne Velikonoc odešel do Říma, za císaře Antonina Pia a hlavy Církve v Římě Aniceta. Zde mnohé z věřících, uvedených v omyl učením Marciona a Valentina, k víře navrátil.</text:span></text:p>
            <text:p text:style-name="P16"/>
          </table:table-cell>
        </table:table-row>
        <table:table-row table:style-name="Table1.1">
          <table:table-cell table:style-name="Table1.A1" office:value-type="string">
            <text:p text:style-name="P89">Lectio iij.</text:p>
            <text:p text:style-name="P184"><text:span text:style-name="T487">Cumque</text:span> ei fortúito óbviam fuísset Márcion et díceret: Cognóscis nos? respóndit: Cognósco primogénitum diáboli. Póstea vero, regnánte Marco Antoníno et Lúcio Aurélio Cómmodo, quarta post Nerónem persecutióne, Smyrnæ, sedénte procónsule et univérso pópulo in amphitheátro advérsus eum personánte, igni tráditus est. Scripsit ad Philippénses valde útilem epístolam, quæ usque hódie in Asiæ convéntu légitur.</text:p>
            <text:p text:style-name="P29"/>
          </table:table-cell>
          <table:table-cell table:style-name="Table1.A1" office:value-type="string">
            <text:p text:style-name="P10"/>
            <text:p text:style-name="P226"><text:span text:style-name="T487">Když</text:span> se jednou náhodou setkal s Marcionem, <text:span text:style-name="T254">ten mu </text:span>řekl: „Poznáváš nás?“ Polykarp odpověděl: „Poznávám prvorozeného ďáblova.“ Poté, za vlády Marka Anton<text:span text:style-name="T578">i</text:span>na a Lucia Aurélia Commoda, <text:span text:style-name="T253">během</text:span> čtvrté<text:span text:style-name="T253">ho</text:span> pronásledování křesťanů <text:span text:style-name="T253">po</text:span> Neronov<text:span text:style-name="T253">i</text:span>, byl ve Smyrně, <text:span text:style-name="T254">před prokonsulem jako divá­kem v amfiteatru a vším lidem křičícím proti němu, vhozen do ohně. Filipanům napsal velmi užitečný dopis, který se při shromážděních v Asii čte dodnes. </text:span></text:p>
          </table:table-cell>
        </table:table-row>
        <table:table-row table:style-name="Table1.1">
          <table:table-cell table:style-name="Table1.A1" table:number-columns-spanned="2" office:value-type="string">
            <text:p text:style-name="P8"><text:span text:style-name="T19">DIE </text:span><text:span text:style-name="T22">V</text:span><text:span text:style-name="T19">. </text:span><text:span text:style-name="T20">FEBRU</text:span><text:span text:style-name="T19">ARII</text:span></text:p>
            <text:p text:style-name="P5"><text:soft-page-break/><text:span text:style-name="T2">I</text:span><text:span text:style-name="T57">n</text:span><text:span text:style-name="T2"> F</text:span><text:span text:style-name="T57">esto</text:span><text:span text:style-name="T2"> S. </text:span><text:span text:style-name="T5">A</text:span><text:span text:style-name="T235">gathæ</text:span><text:span text:style-name="T326">.</text:span></text:p>
            <text:p text:style-name="P8"><text:span text:style-name="T45">Virginis</text:span><text:span text:style-name="T43"> et </text:span><text:span text:style-name="T44">Martyris</text:span><text:span text:style-name="T43">.</text:span></text:p>
            <text:p text:style-name="P166"><text:span text:style-name="T233">x</text:span>ij. Lect. et M.</text:p>
          </table:table-cell>
          <table:covered-table-cell/>
        </table:table-row>
        <table:table-row table:style-name="Table1.1">
          <table:table-cell table:style-name="Table1.A1" office:value-type="string">
            <text:p text:style-name="P50">In I. Nocturno</text:p>
            <text:p text:style-name="P69">De libro Ecclesiástici.</text:p>
            <text:p text:style-name="P94">Lectio j. <text:span text:style-name="T485">Cap. 51.</text:span></text:p>
            <text:p text:style-name="P310"><text:span text:style-name="T487">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310"/>
          </table:table-cell>
          <table:table-cell table:style-name="Table1.A1" office:value-type="string">
            <text:p text:style-name="P20"/>
            <text:p text:style-name="P20"/>
            <text:p text:style-name="P20"/>
            <text:p text:style-name="P208"><text:span text:style-name="T487">Velebit</text:span> tě budu, Hospodine, Králi, <text:span text:style-name="T579">a </text:span>chválit tebe <text:span text:style-name="T579">také jako</text:span> Boha svého Spasitele. <text:span text:style-name="T579">V</text:span>elebit budu tvé jméno: <text:span text:style-name="T579">neboť </text:span>ochráncem a pomocníkem <text:span text:style-name="T579">ses mně stal</text:span>, <text:span text:style-name="T579">a </text:span>vysvobodil jsi mé tělo ze záhuby a z osidel jazyka utrhačného, od rtů páchajících lež; proti těm, kteří povstali, stal ses mi pomocníkem. </text:p>
          </table:table-cell>
        </table:table-row>
        <table:table-row table:style-name="Table1.1">
          <table:table-cell table:style-name="Table1.A1" office:value-type="string">
            <text:p text:style-name="P94">Lectio ij.</text:p>
            <text:p text:style-name="P179"><text:span text:style-name="T487">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32"/>
          </table:table-cell>
          <table:table-cell table:style-name="Table1.A1" office:value-type="string">
            <text:p text:style-name="P13"/>
            <text:p text:style-name="P215"><text:span text:style-name="T580">A vysvobodil jsi mne </text:span>dle<text:span text:style-name="T581"> velikého </text:span>slitování <text:span text:style-name="T649">t</text:span>vé<text:span text:style-name="T581">ho </text:span>jmén<text:span text:style-name="T581">a</text:span> ze <text:span text:style-name="T195">zubů </text:span><text:span text:style-name="T225">řvounů připravených mne sežrat</text:span>, z ruk<text:span text:style-name="T582">ou</text:span> těch, kdo mi ukládali o život, <text:span text:style-name="T582">od bran nesnází, které mne obklopovaly</text:span>, od <text:span text:style-name="T583">hrozby ohně, které mne obklopoval</text:span>, zprostřed ohně, který <text:span text:style-name="T583">mne nestrávil</text:span>, z hlubiny <text:span text:style-name="T583">chřtánu </text:span>podsvětí, od jazyka nečistého a slova lživého, <text:span text:style-name="T583">od krále nepravého a jazyka nespravedlivého.</text:span></text:p>
          </table:table-cell>
        </table:table-row>
        <table:table-row table:style-name="Table1.1">
          <table:table-cell table:style-name="Table1.A1" office:value-type="string">
            <text:p text:style-name="P94">Lectio iij.</text:p>
            <text:p text:style-name="P179"><text:span text:style-name="T487">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32"/>
          </table:table-cell>
          <table:table-cell table:style-name="Table1.A1" office:value-type="string">
            <text:p text:style-name="P13"/>
            <text:p text:style-name="P227"><text:span text:style-name="T487">Duše</text:span> má bude až do smrti chválit Pána a život můj blížil se hlubinám podsvětí. Obklíčili mne odevšad a nebylo, kdo by mi pomohl. Vyhlížela jsem pomoc lidí, avšak nikdo se nenašel. Rozpomněla jsem se na tvá milosrdenství, Pane, a tvé skutky, které jsou navěky. Neboť zachraňuješ ty, kteří se na tebe spoléhají, Pane, a vysvobozuješ je z rukou Pohanů.</text:p>
          </table:table-cell>
        </table:table-row>
        <table:table-row table:style-name="Table1.1">
          <table:table-cell table:style-name="Table1.A1" office:value-type="string">
            <text:p text:style-name="P94">Lectio i<text:span text:style-name="T486">v</text:span>.</text:p>
            <text:p text:style-name="P179"><text:span text:style-name="T487">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32"/>
          </table:table-cell>
          <table:table-cell table:style-name="Table1.A1" office:value-type="string">
            <text:p text:style-name="P13"/>
            <text:p text:style-name="P205"><text:span text:style-name="T507">Pozdvihl</text:span><text:span text:style-name="T584"> jsi mé sídlo nad povrch země</text:span>, a <text:span text:style-name="T584">prosila jsem, aby </text:span>mne <text:span text:style-name="T584">smrt </text:span>minula. Vzýval jsem Boha, <text:span text:style-name="T584">O</text:span>tce <text:span text:style-name="T584">P</text:span>ána <text:span text:style-name="T584">sv</text:span>ého, aby mne neopouštěl v den mého <text:span text:style-name="T584">utrpení</text:span>, a <text:span text:style-name="T204">nenechal mne </text:span>v <text:span text:style-name="T584">čase pyšných bez pomoci</text:span>. Chválit budu tvé jméno ustavičně, budu je oslavovat <text:span text:style-name="T584">a </text:span>vzdáva<text:span text:style-name="T584">t</text:span> díky, že má prosba byla vyslyšena. Neb<text:span text:style-name="T584">oť</text:span> jsi mne vysvobodil ze záhuby, vytrhl jsi mne ze zlých časů. <text:span text:style-name="T584">P</text:span>roto slavit a chválit budu tebe, dobrořečit jménu Hospodinovu. <text:span text:style-name="T576">(</text:span><text:span text:style-name="T157">Hejčl</text:span><text:span text:style-name="T202">, </text:span><text:span text:style-name="T195">upraveno</text:span><text:span text:style-name="T576">)</text:span></text:p>
          </table:table-cell>
        </table:table-row>
        <table:table-row table:style-name="Table1.1">
          <table:table-cell table:style-name="Table1.A1" office:value-type="string">
            <text:p text:style-name="P154">In II. Nocturno</text:p>
            <text:p text:style-name="P103"><text:bookmark text:name="__DdeLink__2400_1673144709113111111"/>Lectio v.</text:p>
            <text:p text:style-name="P202"><text:span text:style-name="T487">Agatha</text:span> virgo, in Sicília nobílibus paréntibus nata, quam Panormitáni et Catanénses civem suam esse dicunt, in persecutióne <text:soft-page-break/>Décii imperatóris Cátanæ gloriósi martyrii corónam consecúta est. Nam cum pari pulchritúdinis et castitátis laude commendarétur, Quintiánus Sicíliæ prætor ejus amóre captus est. Sed cum, tentáta modis ómnibus ejus pudicítia, Agatham in suam senténtiam perdúcere non posset, Christiánæ superstitiónis nómine comprehénsam, Aphrodísiæ cuídam mulíeri depravándam tradit.</text:p>
            <text:p text:style-name="P43"/>
          </table:table-cell>
          <table:table-cell table:style-name="Table1.A1" office:value-type="string">
            <text:p text:style-name="P10"/>
            <text:p text:style-name="P10"/>
            <text:p text:style-name="P287"><text:span text:style-name="T544">Panna</text:span><text:span text:style-name="T627"> Agáta se narodila na Sicílii vznešeným rodičům </text:span><text:span text:style-name="T628">a Palermo i Katánie ji považují za svou občanku. Během pronásle</text:span><text:soft-page-break/><text:span text:style-name="T628">dování za císaře Décia obdržela v Katánii slavnou korunu mučednictví. Protože stejně velká chvála náležela její kráse i č</text:span><text:span text:style-name="T633">istotě</text:span><text:span text:style-name="T628">, Quintiánus, prétor Sicílie, k ní zaplál láskou. Když pak všemožně pokoušel její č</text:span><text:span text:style-name="T633">istotu</text:span><text:span text:style-name="T628">, avšak Agátu nemohl přimět, aby mu byla po vůli, dal ji jako propadlou křesťanské „pověře“ </text:span><text:span text:style-name="T145">j</text:span><text:span text:style-name="T146">edné</text:span><text:span text:style-name="T628"> ženě jménem Afrodísia, aby </text:span><text:span text:style-name="T145">s</text:span><text:span text:style-name="T146">koncovala s</text:span><text:span text:style-name="T628"> její čistot</text:span><text:span text:style-name="T629">o</text:span><text:span text:style-name="T628">u.</text:span></text:p>
          </table:table-cell>
        </table:table-row>
        <table:table-row table:style-name="Table1.1">
          <table:table-cell table:style-name="Table1.A1" office:value-type="string">
            <text:p text:style-name="P89">Lectio vj.</text:p>
            <text:p text:style-name="P184"><text:span text:style-name="T487">Quæ</text:span> Aphrodísiæ consuetúdine cum de constántia coléndæ Christiánæ fídei, et servándæ virginitátis removéri non posset: núntiat illa Quintiliáno, se in Agatha óperam pérdere. Quare ille ad se vírginem addúci jubet: et, Nonne, inquit, te pudet nóbili génere natam, húmilem et servílem Christianórum vitam ágere? Cui Agatha: Multo præstántior est Christiána humílitas et sérvitus, regum ópibus ac supérbia. </text:p>
            <text:p text:style-name="P130"/>
          </table:table-cell>
          <table:table-cell table:style-name="Table1.A1" office:value-type="string">
            <text:p text:style-name="P10"/>
            <text:p text:style-name="P228"><text:span text:style-name="T487">Když</text:span> ani vliv Afrodísie ji nedokázal odvést od stálosti ve vyznání křesťanské víry a zachování čistoty, oznámila Quintiliánovi, že s Agátou již nebude ztrácet čas. Proto poruč<text:span text:style-name="T269">il</text:span>, aby k němu pannu přivedli. A praví: „Nestydíš se jako urozená ž<text:span text:style-name="T269">ena </text:span>vést ubohý a služebný život křesťanů?“ Agáta na to: „Mnohem <text:span text:style-name="T269">vznešenější</text:span> je křesťanská pokora a služba, než majetek a pýcha králů.“</text:p>
          </table:table-cell>
        </table:table-row>
        <table:table-row table:style-name="Table1.1">
          <table:table-cell table:style-name="Table1.A1" office:value-type="string">
            <text:p text:style-name="P89">Lectio vij.</text:p>
            <text:p text:style-name="P184"><text:span text:style-name="T487">Quamóbrem</text:span> irátus prætor hanc ei optiónem dat, velítne potius venerári deos, an vim tormentórum subíre. At illa constans in fide, primum cólaphis cæsa míttitur in cárcerem: unde postrídie edúcta, cum in senténtia permanéret, admótis candéntibus láminis in equúleo torquétur. Tum ei mamílla abscínditur. Mox conjécta in víncula, sequénti nocte a sene quodam, qui se Christi Apóstolum esse dicébat, sanáta est. Rursum evocáta a prætóre, et in Christi confessióne persevérans, in acútis téstulis et candéntibus carbónibus ei subjéctis volutátur.</text:p>
            <text:p text:style-name="P29"/>
          </table:table-cell>
          <table:table-cell table:style-name="Table1.A1" office:value-type="string">
            <text:p text:style-name="P10"/>
            <text:p text:style-name="P228"><text:span text:style-name="T487">To</text:span> prétora rozezlilo, takže jí dal na výběr, jestli chce raději uctít bohy, nebo se poddat mučitelům. <text:span text:style-name="T255">Nejprve ji</text:span>, pevn<text:span text:style-name="T255">ou</text:span> ve víře, <text:span text:style-name="T255">surově zbili a uvrhli do žaláře, odkud ji druhý den vyvedli, a když ve svém rozhodnutí setrvala, natahovali ji na skřipec s přiloženými doběla rozpálenými plechy. Pak jí odřízli ňadro. Hned ji pak spoutali. Následující noci ji uzdravil jakýsi stařec, který o sobě řekl, že je Apoštol Kristův. Prétor si ji opět zavolal, a když setrvala ve vyznání Krista, váleli ji v ostrých střepech a žhavých uhlících. </text:span></text:p>
          </table:table-cell>
        </table:table-row>
        <table:table-row table:style-name="Table1.1">
          <table:table-cell table:style-name="Table1.A1" office:value-type="string">
            <text:p text:style-name="P89">Lectio viij.</text:p>
            <text:p text:style-name="P184"><text:span text:style-name="T487">Quo</text:span> témpore, ingénti terræmótu urbs tota contrémuit, ac duo paríetes, corruéntes, Silvínum et Falcónium íntimos prætóris familiáres oppressérunt. Quare veheménter commóta civitáte, véritus pópuli tumúltum Quintiánus, Agatham semimórtuam clam redúci ímperat in cárcerem. Quæ sic Deum precáta: Dómine, qui me custodísti ab infántia, qui abstulísti a me amórem sæculi, qui me carníficum torméntis superiórem præstitísti, áccipe ánimam meam. Ea in oratióne migrávit in cœlum.</text:p>
            <text:p text:style-name="P130"/>
          </table:table-cell>
          <table:table-cell table:style-name="Table1.A1" office:value-type="string">
            <text:p text:style-name="P10"/>
            <text:p text:style-name="P229">V tu dobu celým městem otřáslo veliké zemětřesení a dvě zdi se zřítily, pod nimiž zahynuli Silvinus a Falconius, blízcí členové prétorovy rodiny. Tím bylo <text:span text:style-name="T256">rozrušeno</text:span> celé město. <text:span text:style-name="T256">Quintiliánus se obával povstání lidu, takže rozkázal polomrtvou Agátu tajně odvést do žaláře. Takto se modlila k Bohu: „Pane, jenž jsi mě od dětství chránil, jenž jsi mi odňal lásku k světu a dal jsi, abych byla silnější než mučitelé, přijmi mou duši.“ A s touto modlitbou odešla do nebe.</text:span></text:p>
          </table:table-cell>
        </table:table-row>
        <table:table-row table:style-name="Table1.1">
          <table:table-cell table:style-name="Table1.A1" office:value-type="string">
            <text:p text:style-name="P154">In III. Nocturno</text:p>
            <text:p text:style-name="P36"><text:span text:style-name="T173">Léctio sancti Evangélii </text:span><text:span text:style-name="T177">secúndum Matthæum</text:span><text:span text:style-name="T173">.</text:span><text:span text:style-name="T36"> </text:span></text:p>
            <text:p text:style-name="P36"><text:span text:style-name="T36">Lectio ix. Cap. </text:span><text:span text:style-name="T38">19</text:span><text:span text:style-name="T36">.</text:span></text:p>
            <text:p text:style-name="P193"><text:span text:style-name="T487">In</text:span> illo témpore: <text:span text:style-name="T245">Accessérunt ad Jesum Pharisæi, tentántes eum et dicéntes: Si licet hómini dimít­tere uxórem suam quacúmque ex causa? Et réliqua.</text:span></text:p>
            <text:p text:style-name="P143"><text:soft-page-break/></text:p>
            <text:p text:style-name="P37"><text:span text:style-name="T264">Homilia sancti </text:span><text:span text:style-name="T265">Joánnis Chrysóstomi</text:span><text:span text:style-name="T173">.</text:span></text:p>
            <text:p text:style-name="P108">Homil. 63. in Matth.</text:p>
            <text:p text:style-name="P196"><text:span text:style-name="T487">Dóminus</text:span> noster, quia ad virginitátem hortári grave esse videbátur, a necessitáte legis de non solvéndo matrimónio, eos ad cupiditátem illíus tráhere studet. Deínde, ut eam esse possíbilem osténdat, sic inquit: Sunt eunúchi qui ex ventre matris ita nati sunt; et sunt qui ab homínibus eunúchi facti sunt, et sunt qui seípsos castravérunt propter regnum cœlórum.</text:p>
            <text:p text:style-name="P143"/>
          </table:table-cell>
          <table:table-cell table:style-name="Table1.A1" office:value-type="string">
            <text:p text:style-name="P10"/>
            <text:p text:style-name="P10"/>
            <text:p text:style-name="P10"/>
            <text:p text:style-name="P250"><text:span text:style-name="T502">Za</text:span><text:span text:style-name="T336"> onoho času </text:span><text:span text:style-name="T343">přistoupili k Ježíšovi </text:span><text:span text:style-name="T347">F</text:span><text:span text:style-name="T343">arizeové, pokoušeli jej a říkali: „Je-li dovoleno člověku propustit svou manželku z jakékoliv příčiny?“</text:span><text:span text:style-name="T342"> </text:span><text:soft-page-break/><text:span text:style-name="T336">A ostatní.</text:span></text:p>
            <text:p text:style-name="P10"/>
            <text:p text:style-name="P10"/>
            <text:p text:style-name="P288"><text:span text:style-name="T513">Našemu </text:span><text:span text:style-name="T365">Pán</text:span><text:span text:style-name="T73">u</text:span><text:span text:style-name="T366"> se zdálo </text:span><text:span text:style-name="T437">příliš </text:span><text:span text:style-name="T367">náročné</text:span><text:span text:style-name="T366"> </text:span><text:span text:style-name="T368">nás </text:span><text:span text:style-name="T366">vybíze</text:span><text:span text:style-name="T104">t</text:span><text:span text:style-name="T366"> k panenskému životu, </text:span><text:span text:style-name="T368">takže se nás </text:span><text:span text:style-name="T366">snaží </text:span><text:span text:style-name="T104">od </text:span><text:span text:style-name="T366">nutnosti zákona </text:span><text:span text:style-name="T367">o </text:span><text:span text:style-name="T366">nerozlučnosti manželství přivést k touze po panenství. </text:span><text:span text:style-name="T74">P</text:span><text:span text:style-name="T75">otom, a</text:span><text:span text:style-name="T366">by ukázal, že je to možné,</text:span><text:span text:style-name="T367"> </text:span><text:span text:style-name="T366">praví: „Existují </text:span><text:span text:style-name="T369">lidé </text:span><text:span text:style-name="T366">neschopní k manželství, kteří takto již vyšli z mateřského lůna; a jsou </text:span><text:span text:style-name="T368">lidé, kteří nežijí v </text:span><text:span text:style-name="T366">manželství, </text:span><text:span text:style-name="T368">neboť je </text:span><text:span text:style-name="T366">takovými učinili lidé. </text:span><text:span text:style-name="T368">J</text:span><text:span text:style-name="T366">sou </text:span><text:span text:style-name="T406">však </text:span><text:span text:style-name="T104">i</text:span><text:span text:style-name="T368"> lidé, kteří nežijí v manželství</text:span><text:span text:style-name="T366">, </text:span><text:span text:style-name="T368">neboť se jej sami zřekli </text:span><text:span text:style-name="T366">pro nebeské království. </text:span></text:p>
          </table:table-cell>
        </table:table-row>
        <table:table-row table:style-name="Table1.1">
          <table:table-cell table:style-name="Table1.A1" office:value-type="string">
            <text:p text:style-name="P103">Lectio x.</text:p>
            <text:p text:style-name="P197"><text:span text:style-name="T487">Quibus</text:span> verbis laténter eos ad eligéndam virginitátem indúcit, dum eam virtútem esse possíbilem ástruit. Id autem hoc fere modo confírmat: Cógita tecum, si aut a natúra talis esses, aut ab homínibus eam injúriam passus, quid fáceres, cum et ejúsmodi voluptáte caréres, et nullam, caréndo, mercédem conséquereris? </text:p>
            <text:p text:style-name="P143"/>
          </table:table-cell>
          <table:table-cell table:style-name="Table1.A1" office:value-type="string">
            <text:p text:style-name="P10"/>
            <text:p text:style-name="P245"><text:span text:style-name="T487">Těmito</text:span> slovy je <text:span text:style-name="T195">Pán </text:span><text:span text:style-name="T269">nepřímo</text:span> naváděl, aby si zvolili život v čistotě, <text:span text:style-name="T269">navíc ukazuje, že tato ctnost je opravdu možná</text:span>. Těmito slovy to totiž krátce nato potvrzuje: „<text:span text:style-name="T270">Představ si</text:span>, <text:span text:style-name="T270">kdybys byl</text:span> takový od přirozenosti, nebo jsi utrpěl nespravedlnost od lidí. Co bys <text:span text:style-name="T270">pak </text:span>udělal, kdyby ses vyhýbal tomuto potěšení, a přitom žádnou odměnu nezískal?“</text:p>
          </table:table-cell>
        </table:table-row>
        <table:table-row table:style-name="Table1.1">
          <table:table-cell table:style-name="Table1.A1" office:value-type="string">
            <text:p text:style-name="P103">Lectio xj.</text:p>
            <text:p text:style-name="P251"><text:span text:style-name="T497">Gratias</text:span><text:span text:style-name="T178"> ígitur nunc Deo agas, quod cum mercéde atque corónis idem sústines, quod illi sine corónis ac præmio tólerant. Immo vero non idem, sed multo lévius; tum quia spe erígeris et consciéntia recte facti, tum quia non ita ingéntibus concupiscéntiæ flúctibus jactáris. </text:span><text:span text:style-name="T173"><text:s/></text:span></text:p>
            <text:p text:style-name="P143"/>
          </table:table-cell>
          <table:table-cell table:style-name="Table1.A1" office:value-type="string">
            <text:p text:style-name="P10"/>
            <text:p text:style-name="P230"><text:span text:style-name="T487">Nyní</text:span> tedy vzdávej Bohu díky, protože <text:span text:style-name="T270">spolu </text:span>s odměnou získáš i korun<text:span text:style-name="T270">u </text:span><text:span text:style-name="T197">panictví</text:span>, zatímco oni zůstanou bez korun<text:span text:style-name="T270">y</text:span> <text:span text:style-name="T270">a</text:span> <text:span text:style-name="T270">bez </text:span>odměny. <text:span text:style-name="T267">Na mou věru, nejen spolu s ní, ale mnohem snáze. Jednak proto, že budeš povzbuzován nadějí a pocitem dobře vykonaného díla, jednak proto, že nebudeš zmítán tak velikými vlnami žádostivosti.</text:span></text:p>
          </table:table-cell>
        </table:table-row>
        <table:table-row table:style-name="Table1.1">
          <table:table-cell table:style-name="Table1.A1" office:value-type="string">
            <text:p text:style-name="P103">Lectio xij.</text:p>
            <text:p text:style-name="P200"><text:span text:style-name="T487">Cum</text:span> ergo de illis eunúchis díxerit, qui, nisi étiam ipsi mente se contíneant, frustra et inutíliter tales sunt, ac de illis, qui, ut regnum cœlórum consequántur, se cóntinent; subjúnxit rursus, dicens: Qui potest cápere, cápiat; ut alacrióres effíciat eo ipso quod grave esse opus osténdit, et ineffábili benignitáte sua nóluit eam rem intra necessitátem legis conclúdere. Idque dicéndo, adhuc magis possíbilem esse demónstrat, ut voluntátis stúdium plus augeátur.</text:p>
            <text:p text:style-name="P143"/>
          </table:table-cell>
          <table:table-cell table:style-name="Table1.A1" office:value-type="string">
            <text:p text:style-name="P10"/>
            <text:p text:style-name="P247"><text:span text:style-name="T487">Když</text:span> tedy o <text:span text:style-name="T270">on</text:span>ěch neženatých <text:span text:style-name="T195">Pán</text:span> řekl, že pokud nejsou zdrženliví i ve své mysli, zbytečně a bez užitku tak činí, a to i o těch, kteří jsou zdrženliví, aby dosáhli království nebeského, ještě potom dodal: „Kdo může pochopit, pochop,“ aby tím učinil lákavějším <text:span text:style-name="T585">to</text:span>, co představil jako důležité, a<text:span text:style-name="T585">však</text:span> ve své nevýslovné laskavosti nechtěl tuto záležitost ustanovit v nevyhnutelnost zákona. <text:span text:style-name="T268">Tím, že toto řekl, však ukázal, že je to ještě více možné, neboť svobodnou volbou posílil lákavost této volby.</text:span></text:p>
          </table:table-cell>
        </table:table-row>
        <table:table-row table:style-name="Table1.1">
          <table:table-cell table:style-name="Table1.A1" table:number-columns-spanned="2" office:value-type="string">
            <text:p text:style-name="P39"><text:span text:style-name="T19">DIE </text:span><text:span text:style-name="T23">V</text:span><text:span text:style-name="T22">I</text:span><text:span text:style-name="T19">. </text:span><text:span text:style-name="T20">FEBRU</text:span><text:span text:style-name="T19">ARII</text:span></text:p>
            <text:p text:style-name="P1"><text:span text:style-name="T2">I</text:span><text:span text:style-name="T57">n</text:span><text:span text:style-name="T2"> F</text:span><text:span text:style-name="T57">esto</text:span><text:span text:style-name="T2"> </text:span><text:span text:style-name="T5">B</text:span><text:span text:style-name="T2">. </text:span><text:span text:style-name="T6">R</text:span><text:span text:style-name="T236">aymundi</text:span><text:span text:style-name="T326">.</text:span></text:p>
            <text:p text:style-name="P39"><text:span text:style-name="T45">Abbat</text:span><text:span text:style-name="T44">is</text:span><text:span text:style-name="T43">.</text:span></text:p>
            <text:p text:style-name="P116">iij. Lect. et M.</text:p>
          </table:table-cell>
          <table:covered-table-cell/>
        </table:table-row>
        <table:table-row table:style-name="Table1.1">
          <table:table-cell table:style-name="Table1.A1" office:value-type="string">
            <text:p text:style-name="P53">In I. Nocturno</text:p>
            <text:p text:style-name="P70">De libro Ecclesiástici.</text:p>
            <text:p text:style-name="P95">Lectio j. <text:span text:style-name="T586">Cap. 44.</text:span></text:p>
            <text:p text:style-name="P311"><text:soft-page-break/><text:span text:style-name="T508">L</text:span><text:span text:style-name="T4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311"/>
          </table:table-cell>
          <table:table-cell table:style-name="Table1.A1" office:value-type="string">
            <text:p text:style-name="P21"/>
            <text:p text:style-name="P21"/>
            <text:p text:style-name="P21"/>
            <text:p text:style-name="P209"><text:soft-page-break/><text:span text:style-name="T508">C</text:span><text:span text:style-name="T487">hvalme</text:span> slavné muže, <text:span text:style-name="T587">své </text:span>otce<text:span text:style-name="T587"> </text:span>všech <text:s/>pokolení. Mnohou slávu vyjevil Hospodin <text:span text:style-name="T587">ve své vznešenosti od věků</text:span>. Panovali ve svých královstvích, <text:span text:style-name="T205">byli to </text:span>muži proslulí svou mocí; <text:span text:style-name="T587">věhlasní svou moudrostí, Proroctvími dokazovali důstojnost Proroků</text:span>. <text:span text:style-name="T587">A vládli lidu svému ctností své moudrosti i přesvatými slovy</text:span>. </text:p>
          </table:table-cell>
        </table:table-row>
        <table:table-row table:style-name="Table1.1">
          <table:table-cell table:style-name="Table1.A1" office:value-type="string">
            <text:p text:style-name="P89">Lectio ij.</text:p>
            <text:p text:style-name="P257"><text:span text:style-name="T490">Raymúndus</text:span><text:span text:style-name="T166">, Canonicus Ecclésiæ Turiasonénsis in regno Arragóniæ, supérno Spíritu afflánte, in solitúdinem se recépit. Deínde cum Cisterciénsium Monachórum fama undequáque diffunderétur, illud amplexátus est institútum; ac longe latéque evulgáta ejus vitæ san</text:span><text:span text:style-name="T167">c</text:span><text:span text:style-name="T166">timónia, Abbas monastérii beátæ Maríæ de Fitéro constitútus est. Postquam verbo et exémplo ad omne opus pietátis suos induxísset, copiósum exércitum fidélium collégit, castrum de Turúngen et Calatrávam a Mauris tuéndam de manu Sán</text:span><text:span text:style-name="T167">c</text:span><text:span text:style-name="T166">tii Casté</text:span><text:span text:style-name="T167">ll</text:span><text:span text:style-name="T166">æ regis suscépit. Novo et usque ad ea témpora inaudíto exémplo, Raymúndus monachátui milítiam conjúnxit et Ordinem de Calatráva nuncupátum, in tota Europa celebérrimum, ac a plúribus summis Pontifícibus approbátum, instítuit sub régula, légibus, et visitatióne Cisterciénsium.</text:span></text:p>
            <text:p text:style-name="P130"/>
          </table:table-cell>
          <table:table-cell table:style-name="Table1.A1" office:value-type="string">
            <text:p text:style-name="P10"/>
            <text:p text:style-name="P278"><text:span text:style-name="T514">Raymund</text:span><text:span text:style-name="T370">, kanovník </text:span><text:span text:style-name="T371">katedrály ve městě Tarazona v království aragonském, ovanut Duchem svatým odebral se do poustevny. Později, když se odevšad šířila dobrá pověst Cisterciáckých </text:span><text:span text:style-name="T76">M</text:span><text:span text:style-name="T371">nichů, přijal tento způsob života. Do široka a do daleka se proslavila svatost jeho života, takže byl ustanoven Opatem kláštera Panny Marie ve městě Fitero. Poté, co slovem i příkladem vedl sobě svěřené bratry k veškerému zbožnému dílu a shromáždil velký zástup věřících, přijal od krále Sancha </text:span><text:span text:style-name="T438">III.</text:span><text:span text:style-name="T464"> Kastilského </text:span><text:span text:style-name="T371">města Turungen a Calatrava, osvobozená od Maurů.</text:span><text:span text:style-name="T464"> </text:span><text:span text:style-name="T465">Novým a do té doby neslýchaným příkladem spojil Raymund mnišský a </text:span><text:span text:style-name="T466">rytířský</text:span><text:span text:style-name="T465"> život, a </text:span><text:span text:style-name="T466">nový</text:span><text:span text:style-name="T465"> řád, </text:span><text:span text:style-name="T466">nazvaný podle města C</text:span><text:span text:style-name="T465">alatrav</text:span><text:span text:style-name="T466">a</text:span><text:span text:style-name="T465">, který se proslavil po celé Evropě a </text:span><text:span text:style-name="T467">byl </text:span><text:span text:style-name="T466">mnoha </text:span><text:span text:style-name="T468">P</text:span><text:span text:style-name="T466">apeži </text:span><text:span text:style-name="T467">potvrzený</text:span><text:span text:style-name="T466">, ustanovil pod řeholí, zákony a visitací </text:span><text:span text:style-name="T468">C</text:span><text:span text:style-name="T466">isterciáků.</text:span></text:p>
            <text:p text:style-name="P16"/>
          </table:table-cell>
        </table:table-row>
        <table:table-row table:style-name="Table1.1">
          <table:table-cell table:style-name="Table1.A1" office:value-type="string">
            <text:p text:style-name="P89">Lectio iij.</text:p>
            <text:p text:style-name="P180"><text:span text:style-name="T487">Hujus</text:span> novi Ordinis mílites, quámdiu a prælio abstinébant, ad vitam monásticam disciplína ita próxime accedébant, ut hábita deliberatióne Capítuli Generális Cisterciénsis, commúni patrum consénsu in fílios monastérii Morimú<text:span text:style-name="T248">n</text:span>di récipi merúerint. Tandem vir sanctus utriúsque milítiæ cæléstis et terrénæ suprémus ductor, post multas victórias de Saracé<text:span text:style-name="T248">n</text:span>is partas, post hómines aptátos utriúsque armis, qui leónes vicíssim et agnos, illud in prælio, hoc in claustris, imitaréntur, plenus diérum et virtútum, anno salútis millésimo centésimo sexagésimo tértio, et sexto regíminis Ordinis a se inchoáti, ánimam emísit, multis post mortem miráculis illústris.</text:p>
            <text:p text:style-name="P29"/>
          </table:table-cell>
          <table:table-cell table:style-name="Table1.A1" office:value-type="string">
            <text:p text:style-name="P10"/>
            <text:p text:style-name="P279"><text:span text:style-name="T515">Rytíři</text:span><text:span text:style-name="T373"> nového řádu, </text:span><text:span text:style-name="T374">když zrovna nebojovali, přistupovali k disciplíně mnišského života tak věrně, že z rozhodnutí Cisterciácké Generální Kapituly a </text:span><text:span text:style-name="T77">s</text:span><text:span text:style-name="T78">e</text:span><text:span text:style-name="T374"> </text:span><text:span text:style-name="T372">společným </text:span><text:span text:style-name="T374">souhlas</text:span><text:span text:style-name="T77">e</text:span><text:span text:style-name="T78">m</text:span><text:span text:style-name="T374"> otců byli hodni přijetí za syny kláštera Morimond. Tak tedy svatý muž, svrchovaný vůdce rytířstva nebeského i pozemského, po mnoha vítězstvích nad Saracény, poté, co lidé dle jeho příkladu příhodně bojovali oběma jeho zbraněmi, jako lvi i naopak jako beránci, totiž v bitvě jako lvi, v klášteře jako beránci, naplněn dny života i ctnostmi, roku spásy 1163, a šestého roku vlády své Řádu, který založil, vypustil duši, a také po smrti se proslavil mnoha zázraky.</text:span></text:p>
          </table:table-cell>
        </table:table-row>
        <table:table-row table:style-name="Table1.1">
          <table:table-cell table:style-name="Table1.A1" table:number-columns-spanned="2" office:value-type="string">
            <text:p text:style-name="P39"><text:span text:style-name="T19">DIE </text:span><text:span text:style-name="T24">V</text:span><text:span text:style-name="T22">II</text:span><text:span text:style-name="T19">. </text:span><text:span text:style-name="T20">FEBRU</text:span><text:span text:style-name="T19">ARII</text:span></text:p>
            <text:p text:style-name="P1"><text:span text:style-name="T2">I</text:span><text:span text:style-name="T57">n</text:span><text:span text:style-name="T2"> F</text:span><text:span text:style-name="T57">esto</text:span><text:span text:style-name="T2"> </text:span><text:span text:style-name="T6">S</text:span><text:span text:style-name="T2">. </text:span><text:span text:style-name="T6">R</text:span><text:span text:style-name="T236">omuald</text:span><text:span text:style-name="T235">i</text:span><text:span text:style-name="T326">.</text:span></text:p>
            <text:p text:style-name="P39"><text:span text:style-name="T45">Abbat</text:span><text:span text:style-name="T44">is</text:span><text:span text:style-name="T43">.</text:span></text:p>
            <text:p text:style-name="P116">iij. Lect. et M.</text:p>
          </table:table-cell>
          <table:covered-table-cell/>
        </table:table-row>
        <table:table-row table:style-name="Table1.1">
          <table:table-cell table:style-name="Table1.A1" office:value-type="string">
            <text:p text:style-name="P86">In I. Nocturno</text:p>
            <text:p text:style-name="P67">De libro Ecclesiástici.</text:p>
            <text:p text:style-name="P92">Lectio j. <text:span text:style-name="T485">Cap. 31.</text:span></text:p>
            <text:p text:style-name="P308"><text:soft-page-break/>B<text:span text:style-name="T4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308"/>
          </table:table-cell>
          <table:table-cell table:style-name="Table1.A1" office:value-type="string">
            <text:p text:style-name="P85"/>
            <text:p text:style-name="P18"/>
            <text:p text:style-name="P18"/>
            <text:p text:style-name="P221"><text:soft-page-break/><text:span text:style-name="T487">Blaze</text:span> <text:span text:style-name="T573">muži</text:span>, který <text:span text:style-name="T573">byl shledán </text:span>bez <text:span text:style-name="T573">poskvrny </text:span>a za zlatem se nepachtí. Kdo je takový? Abychom ho chválili! Neboť <text:span text:style-name="T574">podivuhodné věci </text:span>činil v<text:span text:style-name="T574">e</text:span> svém životě. Kdo obstál v pokušení a zůstal neporušený? Bude to jeho <text:span text:style-name="T574">slávou na věky</text:span>. Kdo se mohl dopouštět přestupků, ale nedopustil se jich, kdo mohl činit zlé, ale neučinil to? Jeho štěstí je zajištěno <text:span text:style-name="T575">v Pánu</text:span> a o jeho milosrdných činech bude vypravovat <text:span text:style-name="T575">celé </text:span>shromáždění <text:span text:style-name="T575">svatých</text:span>. </text:p>
            <text:p text:style-name="P175"><text:span text:style-name="T361">(</text:span><text:span text:style-name="T434">ČEP</text:span><text:span text:style-name="T435">, </text:span><text:span text:style-name="T436">značně </text:span><text:span text:style-name="T350">upraveno</text:span><text:span text:style-name="T361">)</text:span></text:p>
          </table:table-cell>
        </table:table-row>
        <table:table-row table:style-name="Table1.1">
          <table:table-cell table:style-name="Table1.A1" office:value-type="string">
            <text:p text:style-name="P89">Lectio ij.</text:p>
            <text:p text:style-name="P258"><text:span text:style-name="T490">Romuáldus</text:span><text:span text:style-name="T166">, Ravénnæ, Sérgio patre, nóbili génere natus, adoléscens in propínquum monastérium Classénse pœniténtiæ causa sec</text:span><text:span text:style-name="T168">é</text:span><text:span text:style-name="T166">ssit: ubi religi</text:span><text:span text:style-name="T168">ó</text:span><text:span text:style-name="T166">si hóminis sermóne ad pietátis st</text:span><text:span text:style-name="T168">ú</text:span><text:span text:style-name="T166">dium vehem</text:span><text:span text:style-name="T168">é</text:span><text:span text:style-name="T166">ntius incénsus, viso </text:span><text:span text:style-name="T168">é</text:span><text:span text:style-name="T166">tiam semel et </text:span><text:span text:style-name="T168">í</text:span><text:span text:style-name="T166">terum per noctem in </text:span><text:span text:style-name="T168">E</text:span><text:span text:style-name="T166">cclésia be</text:span><text:span text:style-name="T168">á</text:span><text:span text:style-name="T166">to Apollin</text:span><text:span text:style-name="T168">á</text:span><text:span text:style-name="T166">ri, </text:span><text:span text:style-name="T168">M</text:span><text:span text:style-name="T166">ónachus effícitur. Mox ad Mar</text:span><text:span text:style-name="T168">í</text:span><text:span text:style-name="T166">num, vitæ sanctitáte ac severi</text:span><text:span text:style-name="T168">ó</text:span><text:span text:style-name="T166">re disciplína in f</text:span><text:span text:style-name="T168">í</text:span><text:span text:style-name="T166">nibus Venetórum eo témpore célebrem, se cóntulit, ut ad arctam et subl</text:span><text:span text:style-name="T168">í</text:span><text:span text:style-name="T166">mem perfectiónis viam eo mag</text:span><text:span text:style-name="T168">í</text:span><text:span text:style-name="T166">stro ac duce uterétur. Multis sátanæ insídiis et hóminum inv</text:span><text:span text:style-name="T168">í</text:span><text:span text:style-name="T166">dia oppugn</text:span><text:span text:style-name="T168">á</text:span><text:span text:style-name="T166">tus, tanto </text:span><text:span text:style-name="T168">inde fuit </text:span><text:span text:style-name="T166">hum</text:span><text:span text:style-name="T168">í</text:span><text:span text:style-name="T166">lior; vultu tamen </text:span><text:span text:style-name="T168">á</text:span><text:span text:style-name="T166">deo læto semper erat, ut intuéntes exhilar</text:span><text:span text:style-name="T168">á</text:span><text:span text:style-name="T166">ret.</text:span></text:p>
            <text:p text:style-name="P130"/>
          </table:table-cell>
          <table:table-cell table:style-name="Table1.A1" office:value-type="string">
            <text:p text:style-name="P10"/>
            <text:p text:style-name="P280"><text:span text:style-name="T516">Romuald</text:span><text:span text:style-name="T375"> se narodil v Ravenně do vznešené rodiny otc</text:span><text:span text:style-name="T376">i</text:span><text:span text:style-name="T375"> jm</text:span><text:span text:style-name="T376">é</text:span><text:span text:style-name="T375">n</text:span><text:span text:style-name="T376">em</text:span><text:span text:style-name="T375"> Sergio. Jako mladík se uchýlil do blízkého kláštera v Classe, </text:span><text:span text:style-name="T376">aby činil</text:span><text:span text:style-name="T375"> pokání </text:span><text:span text:style-name="T439">za vraždu spáchanou jeho otcem</text:span><text:span text:style-name="T375">. </text:span><text:span text:style-name="T376">Z</text:span><text:span text:style-name="T375">de </text:span><text:span text:style-name="T376">jej </text:span><text:span text:style-name="T375">řeč zbožného mnicha zapálil</text:span><text:span text:style-name="T376">a</text:span><text:span text:style-name="T375"> pro zbožný život </text:span><text:span text:style-name="T377">a poté, co jedné noci měl dvakrát po sobě vidění svatého Apolináře, stal se </text:span><text:span text:style-name="T79">M</text:span><text:span text:style-name="T377">nichem. Brzo nato se odebral k Marínovi, proslavenému za oněch časů v konči</text:span><text:span text:style-name="T80">nác</text:span><text:span text:style-name="T377">h benátských svatostí života a přísností disciplíny, aby mu byl učitelem a vůdcem na úzké a vznešené cestě k dokonalosti. Čím více byl napadán lstmi satanovými i lidskou závistí, tím více byl pokorný. Jeho tvář byla vždy radostná, aby obveselil všechny, </text:span><text:span text:style-name="T79">k</text:span><text:span text:style-name="T116">do</text:span><text:span text:style-name="T377"> na něj pohlédnou.</text:span></text:p>
          </table:table-cell>
        </table:table-row>
        <table:table-row table:style-name="Table1.1">
          <table:table-cell table:style-name="Table1.A1" office:value-type="string">
            <text:p text:style-name="P89">Lectio iij.</text:p>
            <text:p text:style-name="P180"><text:span text:style-name="T487">Magno</text:span> apud príncipes et reges in honóre fuit; mult<text:span text:style-name="T246">í</text:span>que ejus consílio, mundi illécebris abj<text:span text:style-name="T246">é</text:span>ctis, solitúdinem petiérunt. Martyrii quoque cupid<text:span text:style-name="T635">i</text:span>t<text:span text:style-name="T246">á</text:span>te flagrávit. <text:span text:style-name="T246">In vita et post mortem miráculis clarus, spíritu étiam prophetíæ non cáruit. Scalam a terra cœlum pertingéntem per visum conspéxit eóque Camaldulénses Mónachos, quorum pater fuit designári mirabíliter agnóvit. Dénique cum annos centum et viginti ágeret, et centum ipsos in summa vitæ asperitáte Deo servísset, ad eum migrávit anno salútis millésimo vigésimo séptimo.</text:span></text:p>
            <text:p text:style-name="P29"/>
          </table:table-cell>
          <table:table-cell table:style-name="Table1.A1" office:value-type="string">
            <text:p text:style-name="P10"/>
            <text:p text:style-name="P231"><text:span text:style-name="T487">Byl</text:span> ve velké úctě u knížat i králů. Mnozí na <text:span text:style-name="T272">se </text:span>jeho radu z<text:span text:style-name="T272">řekli</text:span> lákad<text:span text:style-name="T272">e</text:span>l světa a oddali se životu v samotě. <text:span text:style-name="T272">Romuald </text:span>také <text:span text:style-name="T272">h</text:span>ořel touhou po mučednictví. Proslavil se zázraky za <text:span text:style-name="T588">svého </text:span>života i po smrti, <text:span text:style-name="T271">nepostrádal ani Prorockého ducha. Ve vidění spatřil žebřík ze země dosahující až do nebe, a tam poznal, že mu byli podivuhodným způsobem ukázáni kamaldulští mniši, jejichž otcem se stal. Poté, když mu bylo sto dvacet let, a sto z nich sloužil Bohu v nejvyšší přísnosti života, odešel k němu v roce spásy 1207.</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S. </text:span><text:span text:style-name="T7">S</text:span><text:span text:style-name="T329">cholasticæ</text:span><text:span text:style-name="T326">.</text:span></text:p>
            <text:p text:style-name="P40"><text:span text:style-name="T46">Virgin</text:span><text:span text:style-name="T44">is</text:span><text:span text:style-name="T43">.</text:span></text:p>
            <text:p text:style-name="P117">iij. Lect. et M.</text:p>
          </table:table-cell>
          <table:covered-table-cell/>
        </table:table-row>
        <table:table-row table:style-name="Table1.1">
          <table:table-cell table:style-name="Table1.A1" office:value-type="string">
            <text:p text:style-name="P47">In I. Nocturno</text:p>
            <text:p text:style-name="P75">De Epístola prima beáti Pauli Apóstoli</text:p>
            <text:p text:style-name="P75">ad Corínthios.</text:p>
            <text:p text:style-name="P91">Lectio j. <text:span text:style-name="T485">Cap. 7.</text:span></text:p>
            <text:p text:style-name="P307">D<text:span text:style-name="T487">e</text:span> virgínibus præcéptum Dómini non hábeo: consílium autem do, tamquam misericórdiam consecútus a Dómino, ut sim fidélis. Exístimo ergo hoc bonum esse propter <text:soft-page-break/>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307"/>
          </table:table-cell>
          <table:table-cell table:style-name="Table1.A1" office:value-type="string">
            <text:p text:style-name="P17"/>
            <text:p text:style-name="P17"/>
            <text:p text:style-name="P17"/>
            <text:p text:style-name="P17"/>
            <text:p text:style-name="P210">O pannách však nemám příkaz od Pána, ale radu dávám jako člověk, jemuž se dostalo od Pána milosrdenství, abych byl spoleh<text:span text:style-name="T650">­</text:span>livý rádce. Podle mého mínění tedy je dobré pro nynější utrpení, ano dobré pro člověka, aby zůstal <text:soft-page-break/>tak, <text:span text:style-name="T650">jak je</text:span>. Jsi vázán k manželce? Nehledej rozloučení! Jsi bez manželky? Nehledej manželku! Oženíš-li se však, nehřešíš; a vdá-li se panna, nehřeší. Avšak takoví <text:span text:style-name="T217">lidé</text:span><text:span text:style-name="T650"> </text:span>budou mít tělesné útrapy. <text:span text:style-name="T153">A t</text:span>ěch já vás <text:span text:style-name="T651">chci u</text:span>šetř<text:span text:style-name="T153">it</text:span>. </text:p>
          </table:table-cell>
        </table:table-row>
        <table:table-row table:style-name="Table1.1">
          <table:table-cell table:style-name="Table1.A1" office:value-type="string">
            <text:p text:style-name="P89">Lectio ij.</text:p>
            <text:p text:style-name="P259"><text:span text:style-name="T490">Scholástica</text:span><text:span text:style-name="T166">, </text:span><text:span text:style-name="T162">sancti</text:span><text:span text:style-name="T166"> Bened</text:span><text:span text:style-name="T162">í</text:span><text:span text:style-name="T166">cti soror, omnipoténti Dómino ab ipso inf</text:span><text:span text:style-name="T162">á</text:span><text:span text:style-name="T166">ntiæ témpore dedic</text:span><text:span text:style-name="T162">á</text:span><text:span text:style-name="T166">ta, ad eum semel per annum veníre consu</text:span><text:span text:style-name="T162">é</text:span><text:span text:style-name="T166">verat; ad quam vir Dei non longe extra j</text:span><text:span text:style-name="T162">á</text:span><text:span text:style-name="T166">nuam, in possessióne monast</text:span><text:span text:style-name="T162">é</text:span><text:span text:style-name="T166">rii descend</text:span><text:span text:style-name="T162">é</text:span><text:span text:style-name="T166">bat. </text:span><text:span text:style-name="T170">Quadam vero die cum ex more ad eam accessísset, et eádem die monastérium suum </text:span><text:span text:style-name="T171">vellet </text:span><text:span text:style-name="T170">repétere, nec acq</text:span><text:span text:style-name="T171">u</text:span><text:span text:style-name="T170">iésceret soróris précibus, ut cum ea pervígilem noctem in Dei láudibus, et divínis collóquiis transígeret, súbito, oránte Scholástica, tanta ímbrium et tonitruórum tempéstas exórta est, ut vir Dei cum frátribus ibi manére, et usque ad álterum diem sacros sermónes prodúcere cogerétur.</text:span></text:p>
            <text:p text:style-name="P130"/>
          </table:table-cell>
          <table:table-cell table:style-name="Table1.A1" office:value-type="string">
            <text:p text:style-name="P10"/>
            <text:p text:style-name="P244"><text:span text:style-name="T509">Scholastika</text:span><text:span text:style-name="T567">, sestra svatého Benedikta, zaslíbená všemohoucímu Pánu již od raného dětství, měla ve zvyku jednou za rok navštívit svého bratra. Muž Boží </text:span><text:span text:style-name="T568">za ní vždy přišel na místo nedaleko brány kláštera, ale stále na klášterních pozemcích. Jednoho dne, když za ní podle zvyku přišel a </text:span><text:span text:style-name="T571">ještě </text:span><text:span text:style-name="T568">ten den se chtěl ještě navrátit do kláštera, a nechtěl se nechat oblomit sestřinými prosbami, aby s ní prožil noc v chvál</text:span><text:span text:style-name="T569">ách </text:span><text:span text:style-name="T568">Bo</text:span><text:span text:style-name="T569">žích</text:span><text:span text:style-name="T568"> a duchovních rozhovorech, náhle se na prosbu Scholastiky strhla taková bouře a průtrž mračen, že muž Boží byl spolu s bratry donucen tam zůstat, a až do rána vést řeči o posvátných věcech. </text:span></text:p>
            <text:p text:style-name="P16"/>
          </table:table-cell>
        </table:table-row>
        <table:table-row table:style-name="Table1.1">
          <table:table-cell table:style-name="Table1.A1" office:value-type="string">
            <text:p text:style-name="P89">Lectio iij.</text:p>
            <text:p text:style-name="P180"><text:span text:style-name="T487">Sed</text:span> post tríduum in cella consístens vir Dei Benedíctus elevátis in áëra óculis, vidit ejúsdem soróris suæ ánimam de córpore egréssam, in colúmbæ spécie cœli secréta penetráre: ejúsque óbitum frátribus declarávit. Quos étiam prótinus misit, ut ejus corpus ad monastérium de<text:span text:style-name="T249">fé</text:span>rrent, atque in sepúlchro, quod sibi ipsi præparáverat, pónerent. Quo facto cóntigit, ut quorum mens una semper in Deo fúerat, eórum quoque córpora nec sepultúra separáret.</text:p>
            <text:p text:style-name="P29"/>
          </table:table-cell>
          <table:table-cell table:style-name="Table1.A1" office:value-type="string">
            <text:p text:style-name="P10"/>
            <text:p text:style-name="P232"><text:span text:style-name="T487">Avšak</text:span> po třech dnech strávených <text:span text:style-name="T198">pak </text:span>v<text:span text:style-name="T274">e </text:span><text:span text:style-name="T198">své</text:span> cele pozdvihl muž Boží Benedikt oči <text:span text:style-name="T274">k</text:span> neb<text:span text:style-name="T274">i</text:span> a viděl duši této své sestry vystup<text:span text:style-name="T274">ující</text:span> z těla, <text:span text:style-name="T274">kterak </text:span>v podobě holubice pronikla do tajemství nebes. Oznámil tedy bratrům její úmrtí. Hned je také poslal, aby její tělo přenesli do kláštera a uložili do hrobu, který měl Benedikt připravený sám pro sebe. <text:span text:style-name="T273">Tím se stalo, že </text:span><text:span text:style-name="T153">stejně</text:span><text:span text:style-name="T273"> jako jejich mysl byla vždy jedno v Bohu, tak jejich těla ani hrob nerozdělil.</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6">I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8">B</text:span><text:span text:style-name="T2">. </text:span><text:span text:style-name="T8">H</text:span><text:span text:style-name="T330">umbe</text:span><text:span text:style-name="T329">li</text:span><text:span text:style-name="T330">n</text:span><text:span text:style-name="T329">æ</text:span><text:span text:style-name="T326">.</text:span></text:p>
            <text:p text:style-name="P40"><text:span text:style-name="T46">Viduæ</text:span><text:span text:style-name="T43">.</text:span></text:p>
            <text:p text:style-name="P117">iij. Lect. et M.</text:p>
          </table:table-cell>
          <table:covered-table-cell/>
        </table:table-row>
        <table:table-row table:style-name="Table1.1">
          <table:table-cell table:style-name="Table1.A1" office:value-type="string">
            <text:p text:style-name="P48">In I. Nocturno</text:p>
            <text:p text:style-name="P71">De Parábolis Salomónis.</text:p>
            <text:p text:style-name="P96">Lectio j. <text:span text:style-name="T485">Cap. 31.</text:span></text:p>
            <text:p text:style-name="P312">M<text:span text:style-name="T487">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text:span text:style-name="T651">­</text:span>xit‚ dedítque prædam domésticis suis, et cibária ancíllis suis.</text:p>
            <text:p text:style-name="P312"><text:soft-page-break/></text:p>
          </table:table-cell>
          <table:table-cell table:style-name="Table1.A1" office:value-type="string">
            <text:p text:style-name="P57"><text:s/></text:p>
            <text:p text:style-name="P22"/>
            <text:p text:style-name="P22"/>
            <text:p text:style-name="P289"><text:span text:style-name="T552">Ř</text:span><text:span text:style-name="T553">ádnou</text:span><text:span text:style-name="T362"> ž</text:span><text:span text:style-name="T351">enu kdo nalezne? Je daleko cennější než </text:span><text:span text:style-name="T362">cokoliv na světě</text:span><text:span text:style-name="T351">. Srdce jejího muže na ni spoléhá, o zisk nemá nouzi. Prokazuje mu </text:span><text:span text:style-name="T429">jen</text:span><text:span text:style-name="T351"> dobro a žádné zlo po celý svůj život. Shání vlnu a len, pracuje radostn</text:span><text:span text:style-name="T426">ýma</text:span><text:span text:style-name="T351"> ruk</text:span><text:span text:style-name="T117">ama</text:span><text:span text:style-name="T351">. Je jako obchodní koráb, zdaleka přiváží pokrm. Ještě za noci vstává, připravuje jídlo své rodině, stravu svým služkám.</text:span></text:p>
            <text:p text:style-name="P176"><text:span text:style-name="T351">(</text:span><text:span text:style-name="T429">ČLP</text:span><text:span text:style-name="T351">)</text:span></text:p>
          </table:table-cell>
        </table:table-row>
        <table:table-row table:style-name="Table1.1">
          <table:table-cell table:style-name="Table1.A1" office:value-type="string">
            <text:p text:style-name="P89">Lectio ij.</text:p>
            <text:p text:style-name="P262"><text:span text:style-name="T493">Humbelína</text:span><text:span text:style-name="T170"> sancti Pa</text:span><text:span text:style-name="T257">tris Bernárdi soror germána, a primis annis in pietáte sédulo a religiosíssima matre educáta, sanctis illíus votis mínime respónden</text:span><text:span text:style-name="T259">s</text:span><text:span text:style-name="T257">, humánum fastum sæcularésque sectabátur delí</text:span><text:span text:style-name="T259">c</text:span><text:span text:style-name="T257">ias. Cum autem aliquándo, Bernárdum ceterósque fratres suos viséndi grátia Claramvállem supérbo comitá</text:span><text:span text:style-name="T258">tu</text:span><text:span text:style-name="T257">, et </text:span><text:span text:style-name="T259">m</text:span><text:span text:style-name="T257">uliébri mundo exornáta petiísset, ob negátum primo sibi collóquium corde compúncta, fratrum inde mónitis ac præcípue cœlésti Bernárdi eloquéntia in áliam mutáta, religiosiórem vitam agréssa est; reversáque ad própria per biénnium simul cum cónjuge piam vitam instítuit. Quo expléto, de ejúsdem cónjugis consénsu, sæculo valedicens‚ in vicínum monastérium Benedictinárum, Juléyum dictum, secéssi</text:span><text:span text:style-name="T258">t</text:span><text:span text:style-name="T257"> ubi sacro assúmpto religiónis hábi</text:span><text:span text:style-name="T258">tu, </text:span><text:span text:style-name="T257">Deóque per solémnia vota consecráta, céteris sanctimoniálibus tamquam Christiánæ perfectiónis exémplar prælúxit.</text:span></text:p>
            <text:p text:style-name="P130"/>
          </table:table-cell>
          <table:table-cell table:style-name="Table1.A1" office:value-type="string">
            <text:p text:style-name="P10"/>
            <text:p text:style-name="P281"><text:span text:style-name="T525">Humbelína</text:span><text:span text:style-name="T389">, rodná sestra Otce Bernarda, </text:span><text:span text:style-name="T427">byla </text:span><text:span text:style-name="T389">odmalička pečlivě vzdělávána ve zbožnosti hluboce věřící matkou. </text:span><text:span text:style-name="T427">S</text:span><text:span text:style-name="T389">vatému povolání</text:span><text:span text:style-name="T428"> </text:span><text:span text:style-name="T427">však </text:span><text:span text:style-name="T389">nebyla nakloněna, následovala lidské </text:span><text:span text:style-name="T118">s</text:span><text:span text:style-name="T117">lavnosti</text:span><text:span text:style-name="T389"> a světské potěšení. </text:span><text:span text:style-name="T428">Když ale jednou, oblečena v parádní šaty, zamířila do Clairvaux, aby navštívila Bernarda a ostatní své bratry, oni odmítli se s ní </text:span><text:span text:style-name="T457">takto</text:span><text:span text:style-name="T428"> setkat. To velmi ranilo její srdce. Poté ji napomenutí bratrů a zejména Bernardova nebeská výmluvnost proměnily v jiného člověka, a </text:span><text:span text:style-name="T407">Humbelína </text:span><text:span text:style-name="T428">začala žít více duchovně. Když se vrátila domů, rozhodla se po dva roky žít spolu s manželem zbožným životem. Když ta doba uplynula, s manželovým souhlasem dala sbohem světu a odešla do blízkého kláštera benediktinek nazvaného </text:span><text:span text:style-name="T276">Jully-les-Nonnains, </text:span><text:span text:style-name="T280">kde přijala posvátný </text:span><text:span text:style-name="T279">řeholní</text:span><text:span text:style-name="T280"> hábit, zasvětila se Bohu věčnými sliby, a zářila ostatním řeholním sestrám jako příklad křesťanské dokonalosti.</text:span></text:p>
            <text:p text:style-name="P16"/>
          </table:table-cell>
        </table:table-row>
        <table:table-row table:style-name="Table1.1">
          <table:table-cell table:style-name="Table1.A1" office:value-type="string">
            <text:p text:style-name="P89">Lectio iij.</text:p>
            <text:p text:style-name="P180"><text:span text:style-name="T487">Dies</text:span> noctésque in jugi Psalmórum lectióne et assídua Christi Dómini <text:span text:style-name="T266">c</text:span>ruciátuum mortísque meditatióne insumébat. Aspero cincta semper cilício humi paulísper n<text:span text:style-name="T266">o</text:span>ctu decumbébat‚ atque melióra in dies æmuláta charísmata Angélicam per ómnia vitam in carne ducébat. Tandem cum Juléyi ascetérium aliquámdiu sanctíssime <text:span text:style-name="T266">r</text:span>exísset, in morbum incídit, quo ingravescénte, accersíto sancto Patre Bernárd<text:span text:style-name="T266">o</text:span>, aliísque frátribu<text:span text:style-name="T266">s</text:span>, Ecclésiæ Sacraméntis réfici vóluit, ac imminénte jam sui éxitus hora, serénis adhuc óculis, hilaríque vultu circumstántes síngulos respíciens síngulos salutans: Lætáta sum, inquit, in hi<text:span text:style-name="T266">s</text:span>, quæ dicta sunt mihi: In domum Dómini íbimus sicque pie et sancte o<text:span text:style-name="T266">b</text:span>dormívit in Dómino.</text:p>
            <text:p text:style-name="P29"/>
          </table:table-cell>
          <table:table-cell table:style-name="Table1.A1" office:value-type="string">
            <text:p text:style-name="P10"/>
            <text:p text:style-name="P282"><text:span text:style-name="T517">Dny</text:span><text:span text:style-name="T378"> i noci trávila ve jhu zpěvu Žalmů a usilovném rozjímání o utrpení a smrti Krista Pána. Vždy opásána </text:span><text:span text:style-name="T380">drsným ciliciem</text:span><text:span text:style-name="T378">, v noci při krátkém spánku ležela na zemi, ve dne napodobovala dary ctnosti a v</text:span><text:span text:style-name="T407">e</text:span><text:span text:style-name="T378">š</text:span><text:span text:style-name="T407">kerý</text:span><text:span text:style-name="T378">m </text:span><text:span text:style-name="T440">svým konáním </text:span><text:span text:style-name="T378">vedla </text:span><text:span text:style-name="T379">a</text:span><text:span text:style-name="T378">ndělský život v</text:span><text:span text:style-name="T81"> </text:span><text:span text:style-name="T378">lidském těle. </text:span><text:span text:style-name="T381">Později, když již nějaký čas přesvatě spravovala klášter v </text:span><text:span text:style-name="T276">Jully, </text:span><text:span text:style-name="T277">onemocněla, a když se její stav zhoršoval, nechala zavolat svatého Otce Bernarda a ostatní bratry, </text:span><text:span text:style-name="T278">neboť chtěla</text:span><text:span text:style-name="T277"> b</text:span><text:span text:style-name="T278">ýt</text:span><text:span text:style-name="T277"> občerstvena Svátostmi Církve. </text:span><text:span text:style-name="T278">K</text:span><text:span text:style-name="T277">dyž již nadcházela hodina její smrti, s </text:span><text:span text:style-name="T279">dosud</text:span><text:span text:style-name="T277"> klidnýma očima a radostnou tváří pohleděla na ty, kteří stáli okolo, a </text:span><text:span text:style-name="T279">s </text:span><text:span text:style-name="T277">každ</text:span><text:span text:style-name="T279">ým</text:span><text:span text:style-name="T277"> z nich </text:span><text:span text:style-name="T279">se rozloučila</text:span><text:span text:style-name="T277"> slovy: „Zaradovala jsem se, když mi řekli: Do domu Hospodinova půjdeme.“ Takto zbožně a svatě v Pánu zesnula.</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6">I</text:span><text:span text:style-name="T27">I</text:span><text:span text:style-name="T26">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9">S</text:span><text:span text:style-name="T2">. </text:span><text:span text:style-name="T9">S</text:span><text:span text:style-name="T331">t</text:span><text:span text:style-name="T330">e</text:span><text:span text:style-name="T331">phani</text:span><text:span text:style-name="T326">.</text:span></text:p>
            <text:p text:style-name="P40"><text:span text:style-name="T47">Abbatis</text:span><text:span text:style-name="T43">.</text:span></text:p>
            <text:p text:style-name="P117">iij. Lect. et M.</text:p>
          </table:table-cell>
          <table:covered-table-cell/>
        </table:table-row>
        <table:table-row table:style-name="Table1.1">
          <table:table-cell table:style-name="Table1.A1" office:value-type="string">
            <text:p text:style-name="P60">In I. Nocturno</text:p>
            <text:p text:style-name="P72">De libro Ecclesiástici.</text:p>
            <text:p text:style-name="P97">Lectio j. <text:span text:style-name="T485">Cap. 32.</text:span></text:p>
            <text:p text:style-name="P313">Q<text:span text:style-name="T487">ui</text:span> timet Dóminum, excípiet doctrínam ejus: et qui vigiláverint ad illum, invénient benedictiónem. Qui quærit legem, replébi<text:span text:style-name="T636">­</text:span>tur ab ea: et qui insidióse agit, scandalizábitur in ea. Qui timent Dóminum, invénient judícium justum, <text:soft-page-break/>et justítias quasi lumen accédent.</text:p>
            <text:p text:style-name="P313"/>
          </table:table-cell>
          <table:table-cell table:style-name="Table1.A1" office:value-type="string">
            <text:p text:style-name="P63"><text:s/></text:p>
            <text:p text:style-name="P16"/>
            <text:p text:style-name="P16"/>
            <text:p text:style-name="P222"><text:span text:style-name="T487">Kdo</text:span> se bojí Pána, <text:span text:style-name="T589">přijme jeho </text:span>učení, a <text:span text:style-name="T652">ti, </text:span>kdo ho pilně hledají, najdou požehnání. Kdo dbá zákona, bude jím naplněn, ale pokrytci bude kamenem úrazu. Bohabojní najdou, co je <text:span text:style-name="T590">zajisté </text:span>podle práva, a spravedlivé výroky rozsvítí jako <text:soft-page-break/>světlo. <text:span text:style-name="T576">(</text:span><text:span text:style-name="T202">Hejčl, </text:span><text:span text:style-name="T203">upraveno</text:span><text:span text:style-name="T576">)</text:span></text:p>
          </table:table-cell>
        </table:table-row>
        <table:table-row table:style-name="Table1.1">
          <table:table-cell table:style-name="Table1.A1" office:value-type="string">
            <text:p text:style-name="P89">Lectio ij.</text:p>
            <text:p text:style-name="P260"><text:span text:style-name="T530">Stéphanus</text:span><text:span text:style-name="T260"> Grandimonténsis Ordinis institútor, apud Arvérnos illústri loco natus, a patre viro pio in Itáliam ductus, Milóni Beneventáno Archiepíscopo educándus tráditur. Cujus magistério edóctus, exemplísque eremitárum de Calábria permótus in Aquitániam de summi Pontíficis licéntia revérsus est, et in monte nemoróso, qui Murétum dicitur, sedem fixit. Ibi vitam instítuit puritáte quidem, tantum Angélicæ próximam‚ quantum severitáte supra humánam conversatiónem eréctam</text:span><text:span text:style-name="T257">.</text:span></text:p>
            <text:p text:style-name="P130"/>
          </table:table-cell>
          <table:table-cell table:style-name="Table1.A1" office:value-type="string">
            <text:p text:style-name="P10"/>
            <text:p text:style-name="P283"><text:span text:style-name="T518">Štěpán</text:span><text:span text:style-name="T382">, zakladatel Grandmontského řádu, </text:span><text:span text:style-name="T383">se </text:span><text:span text:style-name="T382">naro</text:span><text:span text:style-name="T383">dil do</text:span><text:span text:style-name="T382"> vznešené</text:span><text:span text:style-name="T383">ho</text:span><text:span text:style-name="T382"> rodu v Auvergne. Jeho otec, zbožný muž, jej přivedl do Itálie a dal jej na vzdělání k Milonovi, </text:span><text:span text:style-name="T82">A</text:span><text:span text:style-name="T382">rcibiskupu v</text:span><text:span text:style-name="T383">e městě</text:span><text:span text:style-name="T382"> Benevent</text:span><text:span text:style-name="T383">o</text:span><text:span text:style-name="T382">. Pod jeho vedením se mu dostalo vzdělání, byl však pohnut příkladem poustevníků v Kalábrii, takže se s</text:span><text:span text:style-name="T384">e</text:span><text:span text:style-name="T382"> </text:span><text:span text:style-name="T82">s</text:span><text:span text:style-name="T382">volením </text:span><text:span text:style-name="T384">Svatého otce </text:span><text:span text:style-name="T382">vrátil do Akvitánie a usadil se v lesích u hory Muret. Tam započal život v čistotě, životu </text:span><text:span text:style-name="T385">a</text:span><text:span text:style-name="T382">ndělskému </text:span><text:span text:style-name="T82">t</text:span><text:span text:style-name="T83">ím </text:span><text:span text:style-name="T382">bližší, </text:span><text:span text:style-name="T386">č</text:span><text:span text:style-name="T384">ím</text:span><text:span text:style-name="T382"> </text:span><text:span text:style-name="T426">více </text:span><text:span text:style-name="T382">se svou přísností tyčil nad lidským chováním.</text:span></text:p>
            <text:p text:style-name="P16"/>
          </table:table-cell>
        </table:table-row>
        <table:table-row table:style-name="Table1.1">
          <table:table-cell table:style-name="Table1.A1" office:value-type="string">
            <text:p text:style-name="P89">Lectio iij.</text:p>
            <text:p text:style-name="P186"><text:span text:style-name="T487">Hinc</text:span> cum lucérna accénsa latére non posset sub módio, nonnúlli se ad eum adjunxérunt‚ quibus ómnium virtútum exémplar absolutíssimum se præbuit. Multis de sæculo viam salútis indicávit. Imparem se Sacerdótio réputans Diaconátus tantum offício functus est. Humilitátis ac virginitátis dono præcéllens‚ miri odóris fragrántiam spirábat. Demum cum in Muréti solitúdine quinquagínta annos explevisset, discípulos adhortátus, susceptísque Sacramentórum subsidiis in Dómino requiévit Idibus Februárii: Quem Clemens tértius Sanctórum número adscrípsit.</text:p>
            <text:p text:style-name="P29"/>
          </table:table-cell>
          <table:table-cell table:style-name="Table1.A1" office:value-type="string">
            <text:p text:style-name="P10"/>
            <text:p text:style-name="P284"><text:span text:style-name="T551">Stejně</text:span><text:span text:style-name="T387"> jako rozsvícená lampa se nem</text:span><text:span text:style-name="T386">ůže</text:span><text:span text:style-name="T387"> skrýt pod vědrem, </text:span><text:span text:style-name="T446">stalo se</text:span><text:span text:style-name="T408">, že </text:span><text:span text:style-name="T387">mnozí se k němu přidali, </text:span><text:span text:style-name="T386">a</text:span><text:span text:style-name="T387"> Š</text:span><text:span text:style-name="T408">těpán se jim </text:span><text:span text:style-name="T388">stal nejvyšším </text:span><text:span text:style-name="T387">příkladem všech ctností. </text:span><text:span text:style-name="T388">Mnohé ze světa přivedl na cestu ke spáse. Považoval se za nehodného </text:span><text:span text:style-name="T84">K</text:span><text:span text:style-name="T388">něžství, proto zastával pouze úř</text:span><text:span text:style-name="T408">ad </text:span><text:span text:style-name="T388">Jáhna. Vynikal nad jiné darem pokory a panictví, vydával dokonce podivuhodnou vůni. Když pak v poustevně u hory Muret strávil padesát let, dal povzbuzení svým učedníkům, přijal posilu Svátostí a zesnul v Pánu dne 13. února. Klement III. jej připočetl k zástupu Svatých.</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6">I</text:span><text:span text:style-name="T28">V</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0">B</text:span><text:span text:style-name="T2">. </text:span><text:span text:style-name="T10">C</text:span><text:span text:style-name="T332">onrad</text:span><text:span text:style-name="T331">i</text:span><text:span text:style-name="T326">.</text:span></text:p>
            <text:p text:style-name="P112">Eremitæ et Conf.</text:p>
            <text:p text:style-name="P117">iij. Lect. et M.</text:p>
          </table:table-cell>
          <table:covered-table-cell/>
        </table:table-row>
        <table:table-row table:style-name="Table1.1">
          <table:table-cell table:style-name="Table1.A1" office:value-type="string">
            <text:p text:style-name="P61">In I. Nocturno</text:p>
            <text:p text:style-name="P72">De libro Sapiéntiæ.</text:p>
            <text:p text:style-name="P97">Lectio j. <text:span text:style-name="T485">Cap. 4.</text:span></text:p>
            <text:p text:style-name="P313">J<text:span text:style-name="T487">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313"/>
          </table:table-cell>
          <table:table-cell table:style-name="Table1.A1" office:value-type="string">
            <text:p text:style-name="P16"/>
            <text:p text:style-name="P16"/>
            <text:p text:style-name="P16"/>
            <text:p text:style-name="P211">U<text:span text:style-name="T487">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le1.1">
          <table:table-cell table:style-name="Table1.A1" office:value-type="string">
            <text:p text:style-name="P89">Lectio ij.</text:p>
            <text:p text:style-name="P261"><text:span text:style-name="T531">Conrádus</text:span><text:span text:style-name="T261"> Henríci cognoménto nigri, Baváriæ ducis fílius, ab ipsa puer</text:span><text:span text:style-name="T262">í</text:span><text:span text:style-name="T261">tia Dei grátia prævéntus, sæculi pompam contémnens longe a conturbatióne hóminum oratióni vacáre in delíciis habébat. A patre Colóniam missus in Canonicórum claustro </text:span><text:soft-page-break/><text:span text:style-name="T261">humánis divinísque lítteris instituéndus, ádeo in illis simul et virtútibus profécit, ut summis honóribus dignus haberétur. Séntiens autem se a Deo ad altióra vocátum, divi Bernárdi éxcitus fama in Claravallénsi cœnóbio monásticum institútum ampléxus est, tantáque brevi sanctimónia en</text:span><text:span text:style-name="T263">í</text:span><text:span text:style-name="T261">tuit, ut ab eódem sancto Patre, qui spíritus probáre bene nóverat, véniam in Palæstinam proficiscéndi, ibíque vitam agéndi eremíticam obtinére merúerit</text:span><text:span text:style-name="T257">.</text:span></text:p>
            <text:p text:style-name="P130"/>
          </table:table-cell>
          <table:table-cell table:style-name="Table1.A1" office:value-type="string">
            <text:p text:style-name="P10"/>
            <text:p text:style-name="P283"><text:span text:style-name="T519">Konrád</text:span><text:span text:style-name="T389"> </text:span><text:span text:style-name="T390">byl synem bavorského vévody Jindřicha zvaného Černý. Již odmalička jej předcházela Boží milost, zavrhl tedy světskou slávu a daleko od lidského shonu se rád oddával potěšením modlitby. Otec jej poslal do Kolína, aby se v kapi</text:span><text:soft-page-break/><text:span text:style-name="T390">tulní škole vzdělával v lidském i božském učení. V</text:span><text:span text:style-name="T85"> </text:span><text:span text:style-name="T390">obou, stejně jako v ctnostech natolik prosp</text:span><text:span text:style-name="T392">í</text:span><text:span text:style-name="T390">val, že si zasloužil nejvyšší pocty. Cítil však, že jej Bůh volá k vyšším cílům, tak podnícen pověstí svatého Be</text:span><text:span text:style-name="T391">r</text:span><text:span text:style-name="T390">narda odešel do kláštera v Clairvaux, aby se tam oddal mnišskému životu. V krátké době zazářil takovou svatostí, že mu svatý Otec Bernard, který dobře uměl zkoumat ducha, udělil milost cesty do Palestiny, kde si zasloužil obdržet možnost žít jako poustevník.</text:span></text:p>
            <text:p text:style-name="P16"/>
          </table:table-cell>
        </table:table-row>
        <table:table-row table:style-name="Table1.1">
          <table:table-cell table:style-name="Table1.A1" office:value-type="string">
            <text:p text:style-name="P89">Lectio iij.</text:p>
            <text:p text:style-name="P187"><text:span text:style-name="T487">Postquam</text:span> per áliquot annos cum pio quodam provectióris ætátis ascéta, cui in ómnibus tamquam servus invícta humilitáte ministrabant, in solitário monte degísset, defúncto sene, et locis illis, advérsa Christianórum fortúna, Mahumedanórum feritáti paténtibus, cœpit ipse, máxime cum triste núntium de divi Bernárdi fere pérdita valetúdine accépisset, de réditu in Gálliam et ad suum monastérium cogitáre. E Palæstína ígitur navem conscéndens‚ Bárium, sancti Nicolái civitátem, ingravescénte qua jam laboráre cœperat in firmitáte‚ appéllere coáctus est: ac ne a pristíno propósito vel mínimum recéderet, in quamdam cryptam, quarto a Bário milliário, beatíssimæ Deíparæ dicátam sese ábdidit; ubi post áliquod tempus, odóre sanctitátis diffúso, décimo sexto Kaléndas Aprílis in ósculo Dómini quiévit.</text:p>
            <text:p text:style-name="P29"/>
          </table:table-cell>
          <table:table-cell table:style-name="Table1.A1" office:value-type="string">
            <text:p text:style-name="P10"/>
            <text:p text:style-name="P233"><text:span text:style-name="T487">Poté</text:span> strávil několik let v horské samotě <text:span text:style-name="T592">s jedním</text:span> zbožným asketou pokročilého věku, jemuž jako jeho služebník s nezdolnou pokorou sloužil. Když stařec zemřel a v těchto místech štěstěna ukázala Křesťanům záda, když je otevřeně napadali Mohamedáni, <text:span text:style-name="T591">navíc přijal zprávu o téměř zlomeném zdraví svatého Bernarda, tak </text:span><text:span text:style-name="T206">Konrád </text:span><text:span text:style-name="T591">začal uvažovat o návratu do Francie a myslet na svůj klášter. Nastoupil tedy na loď z Palestiny a v Bari, městě svatého Mikuláše, se zhoršilo jeho již podlomené zdraví, takže byl nucen svou cestu přerušit. Aby tedy od svého původního plánu ustoupil jen málo, uchýlil se do jedné jeskyně asi čtyři míle od Bari, zasvěcené nejblahoslavenější Bohorodičce. Zde po nějaké době, když už se rozšířila pověst jeho svatosti, dne 17. března </text:span><text:span text:style-name="T206">1154</text:span><text:span text:style-name="T591"> spočinul v polibku Páně.</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6">I</text:span><text:span text:style-name="T29">X</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0">B</text:span><text:span text:style-name="T2">. </text:span><text:span text:style-name="T11">B</text:span><text:span text:style-name="T332">on</text:span><text:span text:style-name="T333">if</text:span><text:span text:style-name="T332">a</text:span><text:span text:style-name="T333">ci</text:span><text:span text:style-name="T331">i</text:span><text:span text:style-name="T326">.</text:span></text:p>
            <text:p text:style-name="P112"><text:span text:style-name="T305">Episcopi</text:span> et Conf<text:span text:style-name="T305">essoris</text:span>.</text:p>
            <text:p text:style-name="P117">iij. Lect. et M.</text:p>
          </table:table-cell>
          <table:covered-table-cell/>
        </table:table-row>
        <table:table-row table:style-name="Table1.1">
          <table:table-cell table:style-name="Table1.A1" office:value-type="string">
            <text:p text:style-name="P62">In I. Nocturno</text:p>
            <text:p text:style-name="P76">De Epístola prima beáti Pauli Apostóli</text:p>
            <text:p text:style-name="P76">ad Timótheum.</text:p>
            <text:p text:style-name="P98">Lectio j. <text:span text:style-name="T485">Cap. 3.</text:span></text:p>
            <text:p text:style-name="P314">F<text:span text:style-name="T487">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314"/>
          </table:table-cell>
          <table:table-cell table:style-name="Table1.A1" office:value-type="string">
            <text:p text:style-name="P23"/>
            <text:p text:style-name="P23"/>
            <text:p text:style-name="P23"/>
            <text:p text:style-name="P23"/>
            <text:p text:style-name="P290"><text:span text:style-name="T510">Pravdivý</text:span><text:span text:style-name="T351"> je výrok: Usiluje-li někdo o</text:span><text:span text:style-name="T393"> </text:span><text:span text:style-name="T351">úřad </text:span><text:span text:style-name="T394">Biskupa</text:span><text:span text:style-name="T351">, usiluje o vznešený úřad. </text:span><text:span text:style-name="T394">Nuže, Biskup </text:span><text:span text:style-name="T351">má býti bezúhonný, jen jednou ženatý, střídmý, rozvážný, řádný, </text:span><text:span text:style-name="T393">cudný, </text:span><text:span text:style-name="T351">pohostin</text:span><text:span text:style-name="T394">­</text:span><text:span text:style-name="T351">ný, schopný učit. Nemá býti </text:span><text:span text:style-name="T393">pijan</text:span><text:span text:style-name="T351">, ne násilné pova</text:span><text:span text:style-name="T394">­</text:span><text:span text:style-name="T351">hy, nýbrž mírný, ne svárlivý ani lakomý, nýbrž má dobře spravovat svůj vlastní dům a své dítky držeti v poslušnosti a ve vší počestnosti. </text:span><text:span text:style-name="T361">(</text:span><text:span text:style-name="T139">C</text:span><text:span text:style-name="T435">ol, </text:span><text:span text:style-name="T441">upraveno</text:span><text:span text:style-name="T361">)</text:span></text:p>
          </table:table-cell>
        </table:table-row>
        <table:table-row table:style-name="Table1.1">
          <table:table-cell table:style-name="Table1.A1" office:value-type="string">
            <text:p text:style-name="P89">Lectio ij.</text:p>
            <text:p text:style-name="P263"><text:span text:style-name="T532">Bonifácius</text:span><text:span text:style-name="T306"> Bruxéllis in Bélgio natus, cum ab ineúnte ætáte multárum virtútum, sed in pri</text:span><text:soft-page-break/><text:span text:style-name="T306">mis castimóniæ mira specímina daret, quanta esset a Deo prævéntus grátia, ad quantam præordinátus sanctitátem, adhuc puer ostendébat. Adoléscens cum philosophíæ ac theologíæ addíscéndis Parísiis óperam daret, vigíliis, jejúniis, cilício accéptum cœlitus donum illibátum custodívit, ac précibus assídue insístens, sciéntiam Sanctorum rectámque vitæ normam a Dómino consecútus est. Postquam Sacerdótio initiátus sacras disciplínas per novem annos públice cum laude docuísset, ad Episcopátum Lausannénsem ob vitæ méritum et doctrínæ excelléntiam evéctus, tamquam in excélso loco constitútus, fulgentióres virtútum rádios suis súbditis transfúdit; et exémplis ac verbis prædicans, multos e vitiórum cœno ad salútis viam redúxit. At cum in reformándis Cleri móribus gravíssimas ærúmnas et persecutiónes constantíssime pertulísset, fractus tandem labóribus, ab Innocéntio quarto multis précibus et lácrymis, ut a pastoráli cura eximerétur, obtínuit.</text:span></text:p>
          </table:table-cell>
          <table:table-cell table:style-name="Table1.A1" office:value-type="string">
            <text:p text:style-name="P10"/>
            <text:p text:style-name="P293"><text:span text:style-name="T545">B</text:span><text:span text:style-name="T546">onifác</text:span><text:span text:style-name="T87"> se narodil v Bruselu v Belgii</text:span><text:span text:style-name="T86">.</text:span><text:span text:style-name="T394"> </text:span><text:span text:style-name="T87">J</text:span><text:span text:style-name="T394">iž od raného věk</text:span><text:span text:style-name="T395">u </text:span><text:span text:style-name="T394">dával podivuhodný př</text:span><text:span text:style-name="T395">í</text:span><text:span text:style-name="T394">klad mno</text:span><text:span text:style-name="T395">­</text:span><text:soft-page-break/><text:span text:style-name="T394">ha ctností, především však čistoty. Jak veliká milost od Boha jej předcházela, k jaké svatosti byl předurčen, to se ukazovalo, už když byl chlapec. </text:span><text:span text:style-name="T87">Když se j</text:span><text:span text:style-name="T394">ako mladík vydal do Paříže, aby se </text:span><text:span text:style-name="T87">ponořil do studia filosofie a theologie, dar přijatý z nebes zachovával neporušený nočním bděním, posty a ciliciem, a v m</text:span><text:span text:style-name="T88">odlitbách </text:span><text:span text:style-name="T122">usilovně naléhal, aby se mu od Pána dostalo znalosti Svatých a správného způsobu života. Když byl pak vysvěcen na Kněze, po devět let veřejně a chvályhodně vyučoval posvátné nauky. Pro své životní zásluhy a vynikající znalost učení Církve byl </text:span><text:span text:style-name="T123">ustanoven Biskupem v Lausanne a jako by byl postaven na vyvýšené místo, záře jeho ctností se ještě více šířila mezi lid jemu svěřený. Kázal příklady i slovy, mnohé z bahna hříchu v</text:span><text:span text:style-name="T138">y</text:span><text:span text:style-name="T123">vedl zpět na cestu spásy. Avšak když ve snaze napravit zkažené mravy svého Kléru musel snášet přetěžké strádání a pronásledování, zlomen těmito útrapami si po mnoha prosbách a slzách vyžádal od Innocence IV., aby jej uvolnil z pastýřského úřadu.</text:span></text:p>
            <text:p text:style-name="P16"/>
          </table:table-cell>
        </table:table-row>
        <table:table-row table:style-name="Table1.1">
          <table:table-cell table:style-name="Table1.A1" office:value-type="string">
            <text:p text:style-name="P89">Lectio iij.</text:p>
            <text:p text:style-name="P188"><text:span text:style-name="T533">Tanto</text:span><text:span text:style-name="T307"> ónere solútus, Bonifácius Bruxéllas regréssus, in propínquo Monastério Ordinis Cisterciénsis, Cámera sanctæ Mariæ nuncupáto, religiósum hábitum índuit, ibidémque sanctitáte ac dono miraculórum et spíritu prophético clarus, necnon dæmónibus terribilis, quos ab obséssis corpóribus, précibus vel sola mánuum impositióne ejiciébat, beátæ Maríæ Vírginis mónitu, usque ad óbitum permánsit. Octódecim ígitur annis piíssime in religióne transáctis, beátus Bonifácius, gravi morbo corréptus, Evangélio mánibus assúmpto, in has voces erúpit: Hæc ego dídici, hac ab Ecclésia accépi, in his vixi, in his credo, in his spero, et mori cúpio. Quibus prolátis, vir sanctus die décima nona Februárii anno millésimo ducentésimo sexagésimo quinto obdormívit in Dómino</text:span>.</text:p>
            <text:p text:style-name="P29"/>
          </table:table-cell>
          <table:table-cell table:style-name="Table1.A1" office:value-type="string">
            <text:p text:style-name="P169"/>
            <text:p text:style-name="P294"><text:span text:style-name="T544">Když </text:span><text:span text:style-name="T627">byl tohoto břemene zbaven, </text:span><text:span text:style-name="T630">odešel Bonifác z Bruselu a v nedalekém Klášteře Cisterciáckého Řádu, nazývaném Komůrka Panny Marie (</text:span><text:span text:style-name="T634">La Cambre</text:span><text:span text:style-name="T630">), oblékl řeholní hábit, a také tam se proslavil svatostí a darem zázraků i prorockého ducha, byl také hrozný pro zlé duchy, které vyháněl z těl posedlých modlitbami či pouhým vkládáním rukou, a zůstal zde na popud Panny Marie až do své smrti. Osmnáct let tedy ve vší zbožnosti strávil jako řeholník, když svatý Bonifác, stižen těžkou nemocí, vzal do ruk</text:span><text:span text:style-name="T147">o</text:span><text:span text:style-name="T148">u</text:span><text:span text:style-name="T630"> Evangelium </text:span><text:span text:style-name="T631">a zvolal: „Toto jsem se naučil, toto jsem od Církve přijal, v tomto jsem žil, tomuto věřím, v toto doufám, </text:span><text:span text:style-name="T148">i</text:span><text:span text:style-name="T631"> toužím zemřít.“ Když pronesl tato slova, zesnul </text:span><text:span text:style-name="T632">tento </text:span><text:span text:style-name="T631">svatý muž v Pánu dne 19. února roku 1265.</text:span></text:p>
          </table:table-cell>
        </table:table-row>
        <table:table-row table:style-name="Table1.1">
          <table:table-cell table:style-name="Table1.A1" table:number-columns-spanned="2" office:value-type="string">
            <text:p text:style-name="P38"><text:span text:style-name="T19">DIE </text:span><text:span text:style-name="T29">XXII</text:span><text:span text:style-name="T19">. </text:span><text:span text:style-name="T20">FEBRU</text:span><text:span text:style-name="T19">ARII</text:span></text:p>
            <text:p text:style-name="P3"><text:span text:style-name="T2">I</text:span><text:span text:style-name="T57">n</text:span><text:span text:style-name="T2"> F</text:span><text:span text:style-name="T57">esto</text:span><text:span text:style-name="T2"> </text:span><text:span text:style-name="T11">C</text:span><text:span text:style-name="T235">ath</text:span><text:span text:style-name="T237">edr</text:span><text:span text:style-name="T235">æ</text:span><text:span text:style-name="T11"> </text:span><text:span text:style-name="T2">S. </text:span><text:span text:style-name="T11">P</text:span><text:span text:style-name="T237">etri</text:span><text:span text:style-name="T326">.</text:span></text:p>
            <text:p text:style-name="P38"><text:span text:style-name="T48">Antiochiæ</text:span><text:span text:style-name="T43">.</text:span></text:p>
            <text:p text:style-name="P165"><text:span text:style-name="T233">x</text:span>ij. Lect. et M.</text:p>
          </table:table-cell>
          <table:covered-table-cell/>
        </table:table-row>
        <table:table-row table:style-name="Table1.1">
          <table:table-cell table:style-name="Table1.A1" office:value-type="string">
            <text:p text:style-name="P54">In I. Nocturno</text:p>
            <text:p text:style-name="P74">Incipit Epístola prima beáti Petri Apóstoli.</text:p>
            <text:p text:style-name="P101">Lectio j. <text:span text:style-name="T485">Cap. 1.</text:span></text:p>
            <text:p text:style-name="P317"><text:span text:style-name="T487">Petrus</text:span> Apóstolus Jesu Christi, eléctis ádvenis dispersiónis Ponti, Galátiæ, Cappadóciæ, Asiæ, et Bithyniæ secundum præsciéntiam Dei Patris, in sanctificatiónem Spiritus, in obediéntiam, et aspersiónem sánguinis Jesu <text:soft-page-break/>Christi: Grátia vobis, et pax multiplicétur.</text:p>
            <text:p text:style-name="P317"/>
          </table:table-cell>
          <table:table-cell table:style-name="Table1.A1" office:value-type="string">
            <text:p text:style-name="P24"/>
            <text:p text:style-name="P24"/>
            <text:p text:style-name="P24"/>
            <text:p text:style-name="P212"><text:span text:style-name="T487">Petr</text:span>, <text:span text:style-name="T593">A</text:span>poštol Ježíše Krista, vyvoleným, kteří přebývají jako cizinci v diaspoře v Pontu, Galacii, Kappadokii, Asii a Bithynii <text:s/>a byli předem vyhlédnuti od Boha Otce a posvěceni Duchem, aby se poslušně odevzdali Ježíši Kristu a byli <text:soft-page-break/>očištěni pokropením jeho krví: Milost vám <text:span text:style-name="T642">a </text:span>pokoj v hojnosti.</text:p>
          </table:table-cell>
        </table:table-row>
        <table:table-row table:style-name="Table1.1">
          <table:table-cell table:style-name="Table1.A1" office:value-type="string">
            <text:p text:style-name="P101">Lectio ij.</text:p>
            <text:p text:style-name="P181"><text:span text:style-name="T487">Benedíctus</text:span> Deus et Pater Dómini nostri Jesu Christi, qui secúndum misericórdiam suam magnam regenerávit nos in spem vivam, per resurrectiónem Jesu Christi ex mórtuis, in hæreditátem incorruptíbilem, et incontaminátam, et immarcescíbilem, conservátam in cœlis in vobis, qui in virtúte Dei custodímini per fidem in salútem, parátam revelári in témpore novíssimo.</text:p>
            <text:p text:style-name="P134"/>
          </table:table-cell>
          <table:table-cell table:style-name="Table1.A1" office:value-type="string">
            <text:p text:style-name="P15"/>
            <text:p text:style-name="P216"><text:span text:style-name="T487">Veleben</text:span> buď Bůh a Otec Pána našeho Ježíše Krista, neboť nám ze svého velikého milosrdenství dal <text:span text:style-name="T593">skrze </text:span>vzkříšení Ježíše Krista nově se narodit k živé naději. Dědictví nehynoucí, nepo<text:span text:style-name="T653">­</text:span>skvrněné a nevadnoucí je připraveno pro vás v nebesích a Boží moc vás skrze víru střeží ke spasení, které bude odhaleno v posledním čase. </text:p>
            <text:p text:style-name="P217"/>
          </table:table-cell>
        </table:table-row>
        <table:table-row table:style-name="Table1.1">
          <table:table-cell table:style-name="Table1.A1" office:value-type="string">
            <text:p text:style-name="P101">Lectio iij.</text:p>
            <text:p text:style-name="P181"><text:span text:style-name="T487">I</text:span><text:span text:style-name="T535">n</text:span> quo exultábitis, módicum nunc si opórtet contristári in váriis tentatiónibus: ut probátio vestræ fidei multo pretiósior auro (quod per ignem probátur) inveniátur in laudem, et glóriam, et honórem in revelatióne Jesu Christi: quem cum non vidéritis, dil<text:span text:style-name="T594">í</text:span>gitis: in quem nunc quoque non vidéntes créditis: credéntes autem exultábitis lætitia inenarrábili, et glorificáta: reportántes finem fidei vestræ, salútem animárum.</text:p>
            <text:p text:style-name="P34"/>
          </table:table-cell>
          <table:table-cell table:style-name="Table1.A1" office:value-type="string">
            <text:p text:style-name="P15"/>
            <text:p text:style-name="P218">Z toho se <text:span text:style-name="T594">budete </text:span>rad<text:span text:style-name="T594">ovat</text:span>, i když snad máte ještě nakrátko projít zármutkem rozmanitých zkou<text:span text:style-name="T642">­</text:span>šek, aby se pravost vaší víry, mnohem drahocennější než zlato <text:span text:style-name="T594">(</text:span>jež přece též bývá zkoušeno ohněm<text:span text:style-name="T594">)</text:span>, prokázala k vaší chvále, slávě a cti v den, kdy se zjeví Ježíš Kristus. Ač jste ho neviděli, milujete ho; ač ho ani nyní nevidíte, přec<text:span text:style-name="T594">e</text:span> v něho věříte a jásáte nevýslovnou <text:span text:style-name="T594">a oslavenou </text:span>radostí, a tak docházíte cíle <text:span text:style-name="T594">své </text:span>víry, spasení duší. </text:p>
          </table:table-cell>
        </table:table-row>
        <table:table-row table:style-name="Table1.1">
          <table:table-cell table:style-name="Table1.A1" office:value-type="string">
            <text:p text:style-name="P101">Lectio i<text:span text:style-name="T486">v</text:span>.</text:p>
            <text:p text:style-name="P181"><text:span text:style-name="T487">D</text:span><text:span text:style-name="T535">e</text:span> qua salúte exquisiérunt, atque scrutáti sunt Prophétæ, qui de futúra in vobis grátia prophetavérunt: scrutántes in quod, vel quale tempus significáret in eis Spíritus Christi: prænúntians eas quæ in Christo sunt passiónes, et posterióres glórias: quibus revelátum est quia non sibimetípsis, vobis autem ministrábant ea, quæ nunc nuntiáta sunt vobis per eos, qui evangelizavérunt vobis, Spíritu sancto misso de cœlo, in quem desíderant Angeli prospícere.</text:p>
            <text:p text:style-name="P34"/>
          </table:table-cell>
          <table:table-cell table:style-name="Table1.A1" office:value-type="string">
            <text:p text:style-name="P15"/>
            <text:p text:style-name="P297"><text:span text:style-name="T522">Toto</text:span><text:span text:style-name="T409"> spasení hledali a po něm se ptali </text:span><text:span text:style-name="T410">P</text:span><text:span text:style-name="T409">roroci, kteří prorokovali o milosti, která je vám připravena; zkoumali, na který čas a na jaké okolnosti ukazuje duch Kristův v nich přítomný, když předem svědčí o utrpeních, jež má Kristus vytrpět, i o veliké slávě, která potom přijde. Bylo jim zjeveno, že tím neslouží sami sobě, nýbrž vám; ti, kdo vám přinesli </text:span><text:span text:style-name="T105">E</text:span><text:span text:style-name="T409">vangelium v moci Ducha svatého, seslaného z nebes, zvěstovali vám nyní toto spasení, které i </text:span><text:span text:style-name="T410">A</text:span><text:span text:style-name="T409">ndělé touží spatřit. <text:s/></text:span><text:span text:style-name="T412">(</text:span><text:span text:style-name="T447">ČEP</text:span><text:span text:style-name="T473">)</text:span></text:p>
          </table:table-cell>
        </table:table-row>
        <table:table-row table:style-name="Table1.1">
          <table:table-cell table:style-name="Table1.A1" office:value-type="string">
            <text:p text:style-name="P155">In II. Nocturno</text:p>
            <text:p text:style-name="P138">Sermo Sancti Augustíni Epíscopi.</text:p>
            <text:p text:style-name="P140">Serm. 15. de Sanctis.</text:p>
            <text:p text:style-name="P104">Lectio v.</text:p>
            <text:p text:style-name="P267"><text:span text:style-name="T487">Institútio</text:span> solemnitátis hodiérnæ a senióribus nostris Cathédræ nomen accépit, ideo quod primus Apostolórum Petrus hódie <text:span text:style-name="T305">E</text:span>piscopátus <text:span text:style-name="T305">Cá</text:span>thedram suscépisse referátur. Recte ergo Ecclésiæ nat<text:span text:style-name="T308">á</text:span>lem sedis ill<text:span text:style-name="T308">í</text:span>us colunt, quam Ap<text:span text:style-name="T308">ó</text:span>stolus pro <text:span text:style-name="T308">E</text:span>cclesi<text:span text:style-name="T308">á</text:span>rum sal<text:span text:style-name="T308">ú</text:span>te susc<text:span text:style-name="T308">é</text:span>pit, dic<text:span text:style-name="T308">é</text:span>nte D<text:span text:style-name="T308">ó</text:span>mino: Tu es Petrus, et super hanc petram ædific<text:span text:style-name="T308">á</text:span>bo Eccl<text:span text:style-name="T308">é</text:span>siam meam.</text:p>
            <text:p text:style-name="P267"/>
          </table:table-cell>
          <table:table-cell table:style-name="Table1.A1" office:value-type="string">
            <text:p text:style-name="P14"/>
            <text:p text:style-name="P14"/>
            <text:p text:style-name="P14"/>
            <text:p text:style-name="P14"/>
            <text:p text:style-name="P303"><text:span text:style-name="T520">Naši</text:span><text:span text:style-name="T399"> předkové ustanovili dnešní slavnost a pojmenovali ji podle Stolce,</text:span><text:span text:style-name="T400"> </text:span><text:span text:style-name="T399">neboť poukazuje na to, že první z Apoštolů, Petr, dnes přijal Biskupský Stolec. Po zásluze tedy </text:span><text:span text:style-name="T411">místní </text:span><text:span text:style-name="T399">Církve </text:span><text:span text:style-name="T411">(</text:span><text:span text:style-name="T484">pozn.</text:span><text:span text:style-name="T411"> </text:span><text:span text:style-name="T448">tedy dnešní diecéze</text:span><text:span text:style-name="T411">) </text:span><text:span text:style-name="T399">slaví zrod tohoto Stolce, </text:span><text:span text:style-name="T100">který</text:span><text:span text:style-name="T399"> Apoštol pro blaho Církv</text:span><text:span text:style-name="T411">í</text:span><text:span text:style-name="T399"> přijal, když mu Pán řekl: „Ty jsi Petr (</text:span><text:span text:style-name="T449">skála</text:span><text:span text:style-name="T399">), a na této skále zbuduji svou Církev.“</text:span></text:p>
          </table:table-cell>
        </table:table-row>
        <table:table-row table:style-name="Table1.1">
          <table:table-cell table:style-name="Table1.A1" office:value-type="string">
            <text:p text:style-name="P100">Lectio vj.</text:p>
            <text:p text:style-name="P185"><text:soft-page-break/><text:span text:style-name="T534">Petrum</text:span><text:span text:style-name="T308"> ítaque fundaméntum Ecclesiæ Dóminus nominávit: et ídeo digne fundamén-tum hoc Ecclésia colit, supra quod Ecclesiástici ædifícii altitúdo consúrgit. Unde conveniénter Psalmus, qui lectus est, dicit: Exáltent eum in ecclésia plebis, et in cáthedra seniórum laudent eum</text:span>. </text:p>
            <text:p text:style-name="P133"/>
          </table:table-cell>
          <table:table-cell table:style-name="Table1.A1" office:value-type="string">
            <text:p text:style-name="P14"/>
            <text:p text:style-name="P234"><text:soft-page-break/><text:span text:style-name="T487">Pán</text:span> tedy <text:span text:style-name="T317">ustanovil</text:span> Petra jako základ Církve. A proto Církev po zásluze oslavuje tento základ, na kterém budova Církve <text:span text:style-name="T322">vyrostla</text:span> do výše. Proto také <text:span text:style-name="T595">Ž</text:span>alm <text:span text:style-name="T218">106</text:span>, který se č<text:span text:style-name="T317">etl</text:span>, příhodně praví: „<text:span text:style-name="T314">Ať jej vyvyšují ve shromáždění lidu, a na stolci starších </text:span><text:span text:style-name="T657">ať</text:span><text:span text:style-name="T314"> jej chválí.“ </text:span></text:p>
          </table:table-cell>
        </table:table-row>
        <table:table-row table:style-name="Table1.1">
          <table:table-cell table:style-name="Table1.A1" office:value-type="string">
            <text:p text:style-name="P100">Lectio vij.</text:p>
            <text:p text:style-name="P189"><text:span text:style-name="T487">Benedíctus</text:span> Deus, qui beátum Petrum Apóstolum in Ecclésia exaltári præcépit: quia dignum est, ut fundaméntum hoc in Ecclésia honorétur, per quod ad cœlum conscénditur. Quod natális ergo Cáthedræ hódie cólitur, Sacerdotále honorátur officium. Sibi hoc Ecclésiæ invícem præstant: quia tanto necésse plus habet Ecclésia dignitátis, quanto Sacerdotále offícium plus honóris.</text:p>
            <text:p text:style-name="P33"/>
          </table:table-cell>
          <table:table-cell table:style-name="Table1.A1" office:value-type="string">
            <text:p text:style-name="P14"/>
            <text:p text:style-name="P235"><text:span text:style-name="T487">Požehnán</text:span> buď Pán, který přikázal, aby svatý <text:span text:style-name="T595">A</text:span>poštol Petr byl vyv<text:span text:style-name="T317">y</text:span>š<text:span text:style-name="T317">ová</text:span>n. Neboť je vhodné, aby byl v Církvi ctěn tento základ, skrze nějž <text:span text:style-name="T322">ona </text:span>vystupuje do nebe. V<text:span text:style-name="T315">e</text:span> <text:span text:style-name="T322">vzniku</text:span> tohoto Stolce, který dnes slavíme, totiž oslavujeme <text:span text:style-name="T596">K</text:span>něžský úřad. <text:span text:style-name="T316">Toto si </text:span><text:span text:style-name="T218">místní </text:span><text:span text:style-name="T316">Církve navzájem potvrzují, protože Církev má nutně tím větší důstojnost, čím více se Kněžskému úřadu dostává cti.</text:span></text:p>
          </table:table-cell>
        </table:table-row>
        <table:table-row table:style-name="Table1.1">
          <table:table-cell table:style-name="Table1.A1" office:value-type="string">
            <text:p text:style-name="P100">Lectio viij.</text:p>
            <text:p text:style-name="P185"><text:span text:style-name="T534">Cum</text:span><text:span text:style-name="T308"> solemnitátem hanc Ecclésiis mérito religiósa observátio introdúxerit, miror, cur apud quosdam infidéles hódie tam perniciósus error incréverit, ut super túmulos defunctórum cibos et vina cónferant, quasi egréssæ de corpóribus ánimæ carnáles cibos requírant</text:span>.</text:p>
            <text:p text:style-name="P133"/>
          </table:table-cell>
          <table:table-cell table:style-name="Table1.A1" office:value-type="string">
            <text:p text:style-name="P14"/>
            <text:p text:style-name="P236"><text:span text:style-name="T487">Když</text:span> <text:span text:style-name="T218">místní </text:span>Církve začaly tuto slavnost po zásluze zachovávat, divím se, proč u některých nevěřících povstal tak škodlivý omyl, že na hroby svých zemřelých přinášejí pokrmy a víno, jakoby duše, které opustily tělo, ještě vyžadovaly tělesný pokrm.</text:p>
          </table:table-cell>
        </table:table-row>
        <table:table-row table:style-name="Table1.1">
          <table:table-cell table:style-name="Table1.A1" office:value-type="string">
            <text:p text:style-name="P155">In III. Nocturno</text:p>
            <text:p text:style-name="P41"><text:span text:style-name="T173">Léctio sancti Evangélii </text:span><text:span text:style-name="T177">secúndum Matthæum</text:span><text:span text:style-name="T173">.</text:span><text:span text:style-name="T36"> </text:span></text:p>
            <text:p text:style-name="P41"><text:span text:style-name="T36">Lectio ix. Cap. </text:span><text:span text:style-name="T38">1</text:span><text:span text:style-name="T39">6</text:span><text:span text:style-name="T36">.</text:span></text:p>
            <text:p text:style-name="P194"><text:span text:style-name="T487">In</text:span> illo témpore: Venit Jesus in partes Cæsaréæ Philíppi, et interrogábat discípulos suos, dicens: Quem dicunt homines esse Fílium hóminis? Et réliqua.</text:p>
            <text:p text:style-name="P144"/>
            <text:p text:style-name="P170"><text:span text:style-name="T482">Homil</text:span><text:span text:style-name="T144">í</text:span><text:span text:style-name="T482">a sancti </text:span><text:span text:style-name="T483">Leónis Papæ</text:span><text:span text:style-name="T190">.</text:span></text:p>
            <text:p text:style-name="P109">Serm. 3. in <text:span text:style-name="T309">A</text:span>nniv. <text:span text:style-name="T309">A</text:span>ssumpt. suæ post init.</text:p>
            <text:p text:style-name="P198"><text:span text:style-name="T487">Apóstolos</text:span> Dóminus, quid de se hómines opinéntur, intérrogat: et tamdiu sermo respondéntium commúnis est, quámdiu humánæ intellegéntiæ ambigúitas explicátur. At ubi quid hábeat sensus discipulórum exígitur, primus est in Dómini confessióne, qui primus est in <text:span text:style-name="T309">A</text:span>postólica dignitáte. </text:p>
            <text:p text:style-name="P144"/>
          </table:table-cell>
          <table:table-cell table:style-name="Table1.A1" office:value-type="string">
            <text:p text:style-name="P14"/>
            <text:p text:style-name="P14"/>
            <text:p text:style-name="P14"/>
            <text:p text:style-name="P253"><text:span text:style-name="T502">Za</text:span><text:span text:style-name="T336"> onoho času </text:span><text:span text:style-name="T343">přiš</text:span><text:span text:style-name="T344">el Ježíš do končin Césareje Filipovy a ptal se učedníků svých slovy: „Co říkají lidé, kdo je Syn člověka</text:span><text:span text:style-name="T343">?“</text:span><text:span text:style-name="T342"> </text:span><text:span text:style-name="T336">A ostatní.</text:span></text:p>
            <text:p text:style-name="P14"/>
            <text:p text:style-name="P14"/>
            <text:p text:style-name="P14"/>
            <text:p text:style-name="P14"/>
            <text:p text:style-name="P237"><text:span text:style-name="T487">Pán</text:span> <text:span text:style-name="T318">se ptal Apoštolů, co si o něm myslí lidé. A jejich odpovědi se liší pouze natolik, nakolik se odlišuje vnímání jednotlivých lidí. A když se Pán ptá učedníků, co si o něm myslí oni, první se vyznává Pánu ten, který je první i v Apoštolské důstojnosti. </text:span></text:p>
          </table:table-cell>
        </table:table-row>
        <table:table-row table:style-name="Table1.1">
          <table:table-cell table:style-name="Table1.A1" office:value-type="string">
            <text:p text:style-name="P104">Lectio x.</text:p>
            <text:p text:style-name="P199"><text:span text:style-name="T487">Qui</text:span> cum dixísset: Tu es Christus Fílius Dei vivi: respóndit ei Jesus: Beátus es Simon Bar-Jona, quia caro et sanguis non revelávit tibi, sed Pater meus, qui in cœlis est. Id est, ídeo beátus es, quia Pater meus te dócuit: nec terréna opínio te feféllit, sed inspirátio cœléstis instrúxit: et non caro et sanguis, sed ille me tibi, cujus sum unigénitus Fílius, <text:soft-page-break/>indicávit.</text:p>
            <text:p text:style-name="P144"/>
          </table:table-cell>
          <table:table-cell table:style-name="Table1.A1" office:value-type="string">
            <text:p text:style-name="P14"/>
            <text:p text:style-name="P298"><text:span text:style-name="T528">Když</text:span><text:span text:style-name="T469"> řekl: „Ty jsi Kristus, Syn Boha živého,“ odpověděl mu Ježíš: „Blahoslavený jsi Šimone, synu Jonášův, neboť tělo a krev nezjevily </text:span><text:span text:style-name="T443">to </text:span><text:span text:style-name="T469">tobě</text:span><text:span text:style-name="T443">, </text:span><text:span text:style-name="T469">ale můj Otec, </text:span><text:span text:style-name="T128">který</text:span><text:span text:style-name="T469"> je v nebesích.“ To znamená, ž</text:span><text:span text:style-name="T470">e</text:span><text:span text:style-name="T469"> blahoslavený jsi </text:span><text:span text:style-name="T470">proto</text:span><text:span text:style-name="T469">, </text:span><text:span text:style-name="T471">že tě poučil můj Otec. Pozemské mínění tě nepomýlilo, avšak vedlo tě nebeské vnuknutí. Ne tedy tělo a krev, ale zjevil mě </text:span><text:soft-page-break/><text:span text:style-name="T471">tobě ten, jehož jsem jednorozený Syn.</text:span></text:p>
          </table:table-cell>
        </table:table-row>
        <table:table-row table:style-name="Table1.1">
          <table:table-cell table:style-name="Table1.A1" office:value-type="string">
            <text:p text:style-name="P104">Lectio xj.</text:p>
            <text:p text:style-name="P195"><text:span text:style-name="T487">Et</text:span> ego, inquit, dico tibi: hoc est, sicut Pater meus tibi manifestávit divinitátem meam, ita et ego tibi notam fácio excelléntiam tuam, quia tu es Petrus: id est, cum ego sim inviolábilis petra, ego lapis anguláris, qui fácio útraque unum, ego fundaméntum præter quod nemo potest áliud pónere: tamen tu quoque petra es, quia mea virtúte solidáris, ut quæ mihi potestáte sunt própria, sint tibi mecum participatióne commúnia.</text:p>
            <text:p text:style-name="P144"/>
          </table:table-cell>
          <table:table-cell table:style-name="Table1.A1" office:value-type="string">
            <text:p text:style-name="P14"/>
            <text:p text:style-name="P299"><text:span text:style-name="T401">A praví: „A já říkám tobě,“ t</text:span><text:span text:style-name="T100">edy</text:span><text:span text:style-name="T401"> </text:span><text:span text:style-name="T402">stejně </text:span><text:span text:style-name="T401">jako ti můj Otec zjevil mé božství, tak i já tobě na vědomí dávám tvou výjimečnost, neboť ty jsi Petr (</text:span><text:span text:style-name="T444">skála</text:span><text:span text:style-name="T401">), t</text:span><text:span text:style-name="T402">edy stejně</text:span><text:span text:style-name="T401"> jako já jsem neporušitelná skála, já jsem úhelný kámen, který dvě </text:span><text:span text:style-name="T444">zdi </text:span><text:span text:style-name="T470">spojuje</text:span><text:span text:style-name="T444"> </text:span><text:span text:style-name="T401">v jednu, já jsem základ, mimo nějž nemůže nikdo nic vystavět; </text:span><text:span text:style-name="T402">stejně </text:span><text:span text:style-name="T401">tak </text:span><text:span text:style-name="T402">i </text:span><text:span text:style-name="T401">ty jsi skála, neboť jsi zpevněn mou silou, aby to, co je mi mou mocí vlastní, </text:span><text:span text:style-name="T105">také</text:span><text:span text:style-name="T401"> ty jsi spolu se mnou mohl sdílet.</text:span></text:p>
          </table:table-cell>
        </table:table-row>
        <table:table-row table:style-name="Table1.1">
          <table:table-cell table:style-name="Table1.A1" office:value-type="string">
            <text:p text:style-name="P104">Lectio xij.</text:p>
            <text:p text:style-name="P306"><text:span text:style-name="T501">Et</text:span><text:span text:style-name="T191"> super hanc petram ædificábo Ecclésiam meam, et portæ ínferi non prævalébunt advérsus eam. Super hanc, inquit, fortitúdinem ætérnum éxstruam templum: et Ecclésiæ meæ c</text:span><text:span text:style-name="T193">oe</text:span><text:span text:style-name="T191">lo inserénda sublímitas, in hujus fídei firmitáte consúrget. </text:span><text:span text:style-name="T192">Hanc confessiónem portæ ínferi non tenébunt, mortis víncula non ligábunt: vox enim ista vox vitæ est. </text:span></text:p>
            <text:p text:style-name="P144"/>
          </table:table-cell>
          <table:table-cell table:style-name="Table1.A1" office:value-type="string">
            <text:p text:style-name="P14"/>
            <text:p text:style-name="P300"><text:span text:style-name="T470">A na této skále zbuduji svou Církev a brány pekelné ji nepřemohou. Praví: „Nad touto </text:span><text:span text:style-name="T450">tvou</text:span><text:span text:style-name="T474"> silou vystavím věčný chrám. A vznešenost mé Církve pronikne až do nebe silou Petrovy pevné víry. Toto vyznání však brány pekelné nemohou </text:span><text:span text:style-name="T130">za</text:span><text:span text:style-name="T474">držet, pouta smrti nedokážou spoutat. Tento hlas je totiž hlasem života. </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9">X</text:span><text:span text:style-name="T30">III</text:span><text:span text:style-name="T19">. </text:span><text:span text:style-name="T20">FEBRU</text:span><text:span text:style-name="T19">ARII</text:span></text:p>
            <text:p text:style-name="P2"><text:span text:style-name="T2">I</text:span><text:span text:style-name="T57">n</text:span><text:span text:style-name="T2"> F</text:span><text:span text:style-name="T57">esto</text:span><text:span text:style-name="T2"> </text:span><text:span text:style-name="T12">S</text:span><text:span text:style-name="T2">. </text:span><text:span text:style-name="T12">P</text:span><text:span text:style-name="T334">etri </text:span><text:span text:style-name="T15">D</text:span><text:span text:style-name="T334">amiani</text:span><text:span text:style-name="T326">.</text:span></text:p>
            <text:p text:style-name="P112"><text:span text:style-name="T305">Episcopi,</text:span> Conf<text:span text:style-name="T305">essoris et Ecclesiæ Doctoris</text:span>.</text:p>
            <text:p text:style-name="P117">iij. Lect. et M.</text:p>
          </table:table-cell>
          <table:covered-table-cell/>
        </table:table-row>
        <table:table-row table:style-name="Table1.1">
          <table:table-cell table:style-name="Table1.A1" office:value-type="string">
            <text:p text:style-name="P62">In I. Nocturno</text:p>
            <text:p text:style-name="P77">De Epístola prima beáti Pauli Apostóli</text:p>
            <text:p text:style-name="P77">ad Timótheum.</text:p>
            <text:p text:style-name="P98">Lectio j. <text:span text:style-name="T485">Cap. 3.</text:span></text:p>
            <text:p text:style-name="P318">F<text:span text:style-name="T487">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314"/>
          </table:table-cell>
          <table:table-cell table:style-name="Table1.A1" office:value-type="string">
            <text:p text:style-name="P23"/>
            <text:p text:style-name="P23"/>
            <text:p text:style-name="P23"/>
            <text:p text:style-name="P23"/>
            <text:p text:style-name="P291"><text:span text:style-name="T510">Pravdivý</text:span><text:span text:style-name="T351"> je výrok: Usiluje-li někdo o úřad </text:span><text:span text:style-name="T89">B</text:span><text:span text:style-name="T396">iskupa</text:span><text:span text:style-name="T351">, usiluje o vznešený úřad. </text:span><text:span text:style-name="T396">Nuže, </text:span><text:span text:style-name="T393">Biskup </text:span><text:span text:style-name="T351">má být bezúhonný, jen jednou ženatý, střídmý, rozvážný, řádný, </text:span><text:span text:style-name="T393">cudný, </text:span><text:span text:style-name="T351">pohostin</text:span><text:span text:style-name="T413">­</text:span><text:span text:style-name="T351">ný, schopný učit. Nemá býti </text:span><text:span text:style-name="T393">pijan</text:span><text:span text:style-name="T351">, ne násilné pova</text:span><text:span text:style-name="T396">­</text:span><text:span text:style-name="T351">hy, nýbrž mírný, ne svárlivý ani lakomý, nýbrž má dobře spravovat svůj vlastní dům a své dítky držet v poslušnosti a ve vší počestnosti. </text:span><text:span text:style-name="T361">(</text:span><text:span text:style-name="T435">Col, </text:span><text:span text:style-name="T441">upraveno</text:span><text:span text:style-name="T361">)</text:span></text:p>
          </table:table-cell>
        </table:table-row>
        <table:table-row table:style-name="Table1.1">
          <table:table-cell table:style-name="Table1.A1" office:value-type="string">
            <text:p text:style-name="P89">Lectio ij.</text:p>
            <text:p text:style-name="P264"><text:span text:style-name="T487">Petrus</text:span>, or<text:span text:style-name="T637">í</text:span>gine Ravénnas, ténera adhuc ætáte utróque orbátus parénte, sub áspera fratris tutéla duram servitútem exércu<text:span text:style-name="T324">i</text:span>t. Inde a Damiáno, áltero fratre, sortem illíus miseráto, a quo cognoméntum sumpsísse fertur, benígne recéptus, ejus cura lítter<text:span text:style-name="T638">i</text:span>s erudítur, in quibus et brevi stupéndos fecit progréssus, et póstmodum eas cum laude dócuit. Adhuc in sæculo degens, mínime sæculáriter vixit: incredíbili in páuperes misericórdia præditus, sui córporis sevérus castigátor exístens, oratióni vacá<text:soft-page-break/>bat assídue. Majóris tamen per<text:span text:style-name="T324">f</text:span>ectiónis stúdio flagrans in Avellanénsi cœnóbio Ordini Monachórum sanctæ Crucis Fontis Avelláni nomen dedit. Cui famíliæ cum póstea præ<text:span text:style-name="T324">fé</text:span>ctus fu<text:span text:style-name="T639">í</text:span>sset, eam novis extrúctis domicíliis et sanctis; institútis ita auxit, ut alter ejus Ordinis parens jure sit hábitus. Divinórum contemplatióne, córporis maceratiónibus, ceterísque spectátæ sanctimóniæ exémplis præcéllens, utilíssimam óperam restituéndæ collápsæ disciplínæ Ecclesiásticæ, morúmque sanctitáti in plebe Christiána promovéndæ impéndit. His motus Stéphanus nonus Póntifex Máximus, eum, licet invítum, sanctæ Románæ Ecclésiæ Cardinálem, et Epíscopum Ostiénsem creávit.</text:p>
            <text:p text:style-name="P265"/>
          </table:table-cell>
          <table:table-cell table:style-name="Table1.A1" office:value-type="string">
            <text:p text:style-name="P10"/>
            <text:p text:style-name="P295"><text:span text:style-name="T545">P</text:span><text:span text:style-name="T547">etr</text:span><text:span text:style-name="T389">, </text:span><text:span text:style-name="T397">původem z Ravenny, již v </text:span><text:span text:style-name="T90">útlém</text:span><text:span text:style-name="T397"> věku přišel o oba rodiče, a pod přísným dozorem svého bratra vykonával </text:span><text:span text:style-name="T442">v jeho domě </text:span><text:span text:style-name="T397">tvrdou </text:span><text:span text:style-name="T398">práci </text:span><text:span text:style-name="T397">služ</text:span><text:span text:style-name="T398">e</text:span><text:span text:style-name="T397">b</text:span><text:span text:style-name="T90">n</text:span><text:span text:style-name="T96">íka</text:span><text:span text:style-name="T397">. Pak se jeho druhý bratr, Damián, slitoval nad jeho osudem (říká se, že od něj přijal své přízvisko), vlídně jej přijal a </text:span><text:span text:style-name="T90">poskytl mu klasické vzdělání, v němž za krátký čas udělal obrovský pokrok, a poté je chvályhodně i vyučoval. I když trávil čas ve světě, světsky téměř nežil: byl nadán neuvěřitelným soucitem s chudými, své tělo si podmaňoval tvrd</text:span><text:span text:style-name="T96">ými </text:span><text:soft-page-break/><text:span text:style-name="T96">tresty</text:span><text:span text:style-name="T90">, neustále dlel na modlitbách. </text:span><text:span text:style-name="T91">Z</text:span><text:span text:style-name="T92">apálen </text:span><text:span text:style-name="T91">sna</text:span><text:span text:style-name="T92">hou</text:span><text:span text:style-name="T91"> o ještě dokonalejší život </text:span><text:span text:style-name="T92">vstoupil do avellanského kláštera Řádu Mnichů svatého Kříže od Fonte Avellana. </text:span><text:span text:style-name="T93">Když se </text:span><text:span text:style-name="T96">v </text:span><text:span text:style-name="T93">této rodině později stal představeným, novými domy, svatyněmi i stanovami </text:span><text:span text:style-name="T96">ji </text:span><text:span text:style-name="T93">natolik rozšířil, že je právem nazýván druhým otcem Řádu. Vynikal kontemplací božských věcí, trýzněním svého vlastního těla i d</text:span><text:span text:style-name="T96">alšími</text:span><text:span text:style-name="T93"> příklady zjevné svatosti, čímž </text:span><text:span text:style-name="T96">všem </text:span><text:span text:style-name="T93">u</text:span><text:span text:style-name="T96">kazoval</text:span><text:span text:style-name="T93"> nejvýše potřebné skutky k obnovení upadlé církevní kázně a vybízel tím křesťanský lid k</text:span><text:span text:style-name="T96">e</text:span><text:span text:style-name="T93"> svatosti života. Tímto byl Svatý Otec Štěpán IX. natolik pohnut, že jej, i když proti jeho přání, ustanovil Kardinálem svaté Církve Římské a Biskupem ve městě Ostia. </text:span></text:p>
            <text:p text:style-name="P16"/>
          </table:table-cell>
        </table:table-row>
        <table:table-row table:style-name="Table1.1">
          <table:table-cell table:style-name="Table1.A1" office:value-type="string">
            <text:p text:style-name="P89">Lectio iij.</text:p>
            <text:p text:style-name="P190"><text:span text:style-name="T487">Difficíllimo</text:span> témpore Romána Ecclésiæ summísque Pontificibus d<text:span text:style-name="T325">o</text:span>ctrína, legatiónibus, aliísque suscéptis labóribus mirífice ádfuit. Advérsus Nicolaitárum et Simoníacam hæresés ad mortem usque strénue decertávit. Benedícto, et Cada-lóo, falsis pontifícibus, fórtiter réstitit. Ravennátes ad débita Románo Pontifici obséquia revocátos sacris restítuit. In província præsértim Urbináte vix ulla fuit Episcopális ecclésia, de qua Petrus non sit bene méritus. Tandem Cardinalátu, et Episcopátu dignitáte depósitis, nihil de prístina juvándi próximos sedulitáte remísit. Jejún<text:span text:style-name="T640">i</text:span>um sextæ Fériæ in honórem sanctæ Crucis, horárias Dei Genitrícis preces, ejúsque die Sábbato cultum propagávit. Demum sanctitáte, doctrína, miráculis, et præcláre actis commendátus, dum e Ravennáte Legatióne redíret, Favéntiæ Octávo Kaléndas Mártii migrávit ad Christum. Ejus corpus ibídem apud Cisterciénses multis miráculis clarum, frequénti populórum veneratióne cólitur.</text:p>
            <text:p text:style-name="P29"/>
          </table:table-cell>
          <table:table-cell table:style-name="Table1.A1" office:value-type="string">
            <text:p text:style-name="P10"/>
            <text:p text:style-name="P295"><text:span text:style-name="T94">V </text:span><text:span text:style-name="T93">přetěžkých časech podivuhodně pomáhal Římské Církvi i učení Papežů svými poselstvy i jinými snahami, které podnikal. </text:span><text:span text:style-name="T95">Usilovně a až na smrt bojoval s bludy Nikolaitů a Simoniaků. Stavěl se na tuhý odpor proti falešným papežům Benediktovi</text:span><text:span text:style-name="T140"> X. </text:span><text:span text:style-name="T95">a </text:span><text:span text:style-name="T140">Pietru </text:span><text:span text:style-name="T124">Cadalovi </text:span><text:span text:style-name="T127">(</text:span><text:span text:style-name="T142">vzdoropapež Honorius II.</text:span><text:span text:style-name="T127">)</text:span><text:span text:style-name="T124">. Lidu Ravenny poté, co slíbili náležitou poslušnost Svatému Otci, navrátil právo udílet svátosti. Především v provincii </text:span><text:span text:style-name="T125">Urbinati </text:span><text:span text:style-name="T127">se </text:span><text:span text:style-name="T125">sotva n</text:span><text:span text:style-name="T127">ašla </text:span><text:span text:style-name="T125">nějaká katedrála, o kterou by se Petr náležitě nezasloužil. Třebaže byl zbaven hodnosti Kardinála i Biskupa, neztratil nic ze své dávné horlivosti v pomoci bližním</text:span><text:span text:style-name="T127">u</text:span><text:span text:style-name="T125">. </text:span><text:span text:style-name="T126">Šířil páteční půst ke cti svatého Kříže, malé hodinky Rodičky Boží i úctu jejího sobotního dne. Poté, provázen svatostí, učeností, zázraky a pře</text:span><text:span text:style-name="T127">­</text:span><text:span text:style-name="T126">slavnými skutky, když se navracel z poselstva do Ravenny, ve městě Faenza dne 22. února odešel ke Kristu. Jeho tělo </text:span><text:span text:style-name="T141">uložené</text:span><text:span text:style-name="T126"> tam u Cisterciáků se proslavilo mnoha zázraky a těší se velké úctě lidu.</text:span></text:p>
          </table:table-cell>
        </table:table-row>
        <table:table-row table:style-name="Table1.1">
          <table:table-cell table:style-name="Table1.A1" table:number-columns-spanned="2" office:value-type="string">
            <text:p text:style-name="P40"><text:span text:style-name="T19">DIE </text:span><text:span text:style-name="T25">X</text:span><text:span text:style-name="T29">X</text:span><text:span text:style-name="T30">III</text:span><text:span text:style-name="T19">. </text:span><text:span text:style-name="T20">FEBRU</text:span><text:span text:style-name="T19">ARII </text:span><text:span text:style-name="T32">VEL XIV. ANNO BISSEXTILI</text:span></text:p>
            <text:p text:style-name="P2"><text:span text:style-name="T2">I</text:span><text:span text:style-name="T57">n</text:span><text:span text:style-name="T2"> </text:span><text:span text:style-name="T14">V</text:span><text:span text:style-name="T59">igilia</text:span><text:span text:style-name="T2"> </text:span><text:span text:style-name="T12">S</text:span><text:span text:style-name="T2">. </text:span><text:span text:style-name="T16">M</text:span><text:span text:style-name="T334">a</text:span><text:span text:style-name="T335">tthiæ</text:span></text:p>
            <text:p text:style-name="P115">Apostoli.</text:p>
          </table:table-cell>
          <table:covered-table-cell/>
        </table:table-row>
        <table:table-row table:style-name="Table1.1">
          <table:table-cell table:style-name="Table1.A1" office:value-type="string">
            <text:p text:style-name="P62">In I. Nocturno</text:p>
            <text:p text:style-name="P73">Léctio sancti Evangélii secúndum Joánnem.</text:p>
            <text:p text:style-name="P98">Lectio j. <text:span text:style-name="T485">Cap. 15.</text:span></text:p>
            <text:p text:style-name="P319">I<text:span text:style-name="T487">n</text:span> illo témpore: Dixit Jesus discípulis suis: Hoc est præcéptum meum, ut diligátis ínvicem, sicut diléxi vos. Et réliqua.</text:p>
            <text:p text:style-name="P319"/>
            <text:p text:style-name="P159">Homilía sancti Gregórii Papæ.</text:p>
            <text:p text:style-name="P141">Homilia 27. in Evangelia.</text:p>
            <text:p text:style-name="P320"><text:soft-page-break/>C<text:span text:style-name="T487">um</text:span> cuncta sacra elóquia Domínicis plena sint præcéptis, quid est quod de dilectióne, quasi de singulári mandáto, Dóminus dicit: Hoc est præcéptum meum, ut diligátis ínvicem: nisi quia omne mandátum de sola dilectióne est: et ómnia unum præcéptum sunt? quia quidquid praecípitur, in sola charitáte solidátur. Ut enim multi árboris rami ex una radíce pródeunt: sic multæ virtútes ex una charitáte generántur. Nec habet áliquid viriditátis ramus boni óperis, si non manet in radíce charitátis.</text:p>
            <text:p text:style-name="P314"/>
          </table:table-cell>
          <table:table-cell table:style-name="Table1.A1" office:value-type="string">
            <text:p text:style-name="P23"/>
            <text:p text:style-name="P23"/>
            <text:p text:style-name="P23"/>
            <text:p text:style-name="P223"><text:span text:style-name="T539">Za</text:span> <text:span text:style-name="T598">onoho času řekl Ježíš svým učedníkům: „Toto je mé přikázání, abyste se milovali navzájem, jako já jsem miloval vás.“ A ostatní.</text:span></text:p>
            <text:p text:style-name="P223"/>
            <text:p text:style-name="P160"><text:s/></text:p>
            <text:p text:style-name="P142"><text:s/></text:p>
            <text:p text:style-name="P304"><text:soft-page-break/><text:span text:style-name="T554">Pokud</text:span><text:span text:style-name="T282"> všechny svaté výroky Pán</text:span><text:span text:style-name="T289">ě </text:span><text:span text:style-name="T282">jsou </text:span><text:span text:style-name="T299">pro nás </text:span><text:span text:style-name="T298">plné</text:span><text:span text:style-name="T282"> přikázání, copak tedy </text:span><text:span text:style-name="T289">ř</text:span><text:span text:style-name="T292">íká Pán </text:span><text:span text:style-name="T282">o lásce jako jediném přikázání, </text:span><text:span text:style-name="T289">k</text:span><text:span text:style-name="T292">dyž</text:span><text:span text:style-name="T282"> prav</text:span><text:span text:style-name="T283">í</text:span><text:span text:style-name="T282">: „</text:span><text:span text:style-name="T283">Toto je mé přikázání, abyste se milovali navzájem“? </text:span><text:span text:style-name="T290">Pokud je </text:span><text:span text:style-name="T283">tedy každé přikázání pouze o lásce, </text:span><text:span text:style-name="T290">není p</text:span><text:span text:style-name="T293">ak</text:span><text:span text:style-name="T290"> </text:span><text:span text:style-name="T283">vše </text:span><text:span text:style-name="T285">vlastně </text:span><text:span text:style-name="T290">jediné </text:span><text:span text:style-name="T283">přikázání? </text:span><text:span text:style-name="T284">Neboť cokoliv </text:span><text:span text:style-name="T291">b</text:span><text:span text:style-name="T297">ylo</text:span><text:span text:style-name="T284"> přikázáno, pouze v lásce je upevněno. </text:span><text:span text:style-name="T287">Stejně j</text:span><text:span text:style-name="T284">ako množství větví stromu vychází z jed</text:span><text:span text:style-name="T286">i</text:span><text:span text:style-name="T284">n</text:span><text:span text:style-name="T286">é</text:span><text:span text:style-name="T284">ho kořene, tak i </text:span><text:span text:style-name="T291">m</text:span><text:span text:style-name="T294">nožství</text:span><text:span text:style-name="T284"> ctnost</text:span><text:span text:style-name="T286">í</text:span><text:span text:style-name="T284"> vychází z jediné lásky. Žádná větev dobrých skutků se nemůže ani trochu zazelenat, pokud </text:span><text:span text:style-name="T298">není napojena na</text:span><text:span text:style-name="T291"> kořen lásky.</text:span></text:p>
          </table:table-cell>
        </table:table-row>
        <table:table-row table:style-name="Table1.1">
          <table:table-cell table:style-name="Table1.A1" office:value-type="string">
            <text:p text:style-name="P89">Lectio ij.</text:p>
            <text:p text:style-name="P266"><text:span text:style-name="T487">Præcépta</text:span> ergo Domínica et multa sunt, et unum: multa per diversitátem óperis, unum in radíce dilectiónis. Quáliter autem ista diléctio tenénda sit, ipse insínuat, qui in plerísque Scriptúræ suæ senténtiis et am<text:span text:style-name="T641">í</text:span>cos jubet díligi in se, et inimícos propter se. Ille enim veráciter charitátem habet, qui et amícum díligit in Deo, et inimícum díligit propter Deum. Nam sunt nonnúlli, qui díligunt próximos, sed per afféctum cognatiónis et carnis: quibus tamen in hac dilectióne sacra elóquia non contradícunt: sed áliud est quod sponte impénditur natúræ, áliud quod præcéptis Domínicis ex charitáte debétur obediéntiæ.</text:p>
            <text:p text:style-name="P265"/>
          </table:table-cell>
          <table:table-cell table:style-name="Table1.A1" office:value-type="string">
            <text:p text:style-name="P10"/>
            <text:p text:style-name="P293"><text:span text:style-name="T545">P</text:span><text:span text:style-name="T548">řikázání</text:span><text:span text:style-name="T97"> Páně jsou tedy </text:span><text:span text:style-name="T98">zároveň </text:span><text:span text:style-name="T97">mnohá i jediné: mnohá jsou v rozličných skutcích, jediné <text:s/>pak v kořeni lásky. Jak se má této lásky dosáhnout, to Pán sám naznačuje, neboť v rozličných svých výrocích v Písmu přikazuje milovat přátele </text:span><text:span text:style-name="T119">v</text:span><text:span text:style-name="T97"> </text:span><text:span text:style-name="T119">něm</text:span><text:span text:style-name="T97"> a nepřátele </text:span><text:span text:style-name="T119">kvůli němu</text:span><text:span text:style-name="T97">. Pravou lásku </text:span><text:span text:style-name="T98">má totiž </text:span><text:span text:style-name="T99">p</text:span><text:span text:style-name="T97">ouze ten, kdo miluje svého přítele v Bohu a svého nepřítele kvůli Bohu. Neboť mnoho je takových, kteří milují své bližní, ale pouze skrze lásku spřízněnosti a t</text:span><text:span text:style-name="T98">ěla</text:span><text:span text:style-name="T97">. </text:span><text:span text:style-name="T119">Písmo svaté jim</text:span><text:span text:style-name="T97"> zajisté v takové lásce nijak neprotiřečí; avšak k něčemu jinému nás nabádá přirozená náklonnost, něco jiného nám z lásky přikazuje poslušnost přikázáním Páně.</text:span></text:p>
            <text:p text:style-name="P16"/>
          </table:table-cell>
        </table:table-row>
        <table:table-row table:style-name="Table1.1">
          <table:table-cell table:style-name="Table1.A1" office:value-type="string">
            <text:p text:style-name="P89">Lectio iij.</text:p>
            <text:p text:style-name="P190"><text:span text:style-name="T487">Hi</text:span> nimírum et próximum díligunt, et tamen illa sublímia dilectiónis præmia non assequúntur: quia amórem suum non spiritáliter, sed carnáliter impéndunt. Proínde cum Dóminus díceret: Hoc est præcéptum meum, ut diligátis ínvicem: prótinus áddidit: Sicut diléxi vos: ac si apérte dicat: Ad hoc amáte, ad quod amávi vos. Qua in re, fratres charíssimi, solérter intuéndum est, quod antíquus hostis, dum mentem nostram ad rerum temporálium dilectiónem trahit, infirmiórem contra nos próximum éxcitat, qui ea ipsa, quæ dilígimus, auférre moliátur.</text:p>
            <text:p text:style-name="P29"/>
          </table:table-cell>
          <table:table-cell table:style-name="Table1.A1" office:value-type="string">
            <text:p text:style-name="P10"/>
            <text:p text:style-name="P296"><text:span text:style-name="T549">T</text:span><text:span text:style-name="T550">akoví </text:span><text:span text:style-name="T99">lidé totiž sice milují svého bližního, ale přesto vznešené odměny za lásku nedosáhnout; neboť svou lásku nezakládají duchovně, nýbrž tělesně. Proto když Pán řekl: „Toto je mé přikázání, </text:span><text:span text:style-name="T290">abyste se milovali navzájem,“ </text:span><text:span text:style-name="T295">hned dodává: „jako já milu</text:span><text:span text:style-name="T296">ji </text:span><text:span text:style-name="T295">vás.“ Jako by otevřeně řekl: „Milujte k </text:span><text:span text:style-name="T296">témuž </text:span><text:span text:style-name="T301">cíli</text:span><text:span text:style-name="T295">, </text:span><text:span text:style-name="T296">k němuž </text:span><text:span text:style-name="T295">já miluji vás.“ V t</text:span><text:span text:style-name="T296">omto</text:span><text:span text:style-name="T295">, nejdražší bratři, můžeme nejlépe vidět, že odvěký nepřítel, zatímco přitahuje naši mysl k zalíbení ve věcech časných, <text:s/>popouzí proti nám slabšího bližního, a</text:span><text:span text:style-name="T296">by</text:span><text:span text:style-name="T295"> se snaž</text:span><text:span text:style-name="T296">il</text:span><text:span text:style-name="T295"> nás zbavit těchto věcí, které jsme si oblíbili.</text:span></text:p>
          </table:table-cell>
        </table:table-row>
        <table:table-row table:style-name="Table1.1">
          <table:table-cell table:style-name="Table1.A1" table:number-columns-spanned="2" office:value-type="string">
            <text:p text:style-name="P38"><text:span text:style-name="T19">DIE </text:span><text:span text:style-name="T29">XXI</text:span><text:span text:style-name="T31">V</text:span><text:span text:style-name="T19">. </text:span><text:span text:style-name="T20">FEBRU</text:span><text:span text:style-name="T19">ARII</text:span></text:p>
            <text:p text:style-name="P3"><text:span text:style-name="T2">I</text:span><text:span text:style-name="T57">n</text:span><text:span text:style-name="T2"> F</text:span><text:span text:style-name="T57">esto</text:span><text:span text:style-name="T11"> </text:span><text:span text:style-name="T2">S. </text:span><text:span text:style-name="T13">M</text:span><text:span text:style-name="T238">atthiæ</text:span><text:span text:style-name="T326">.</text:span></text:p>
            <text:p text:style-name="P38"><text:span text:style-name="T49">Apostoli</text:span><text:span text:style-name="T43">.</text:span></text:p>
            <text:p text:style-name="P165"><text:span text:style-name="T233">M</text:span>M. <text:span text:style-name="T310">maj.</text:span></text:p>
          </table:table-cell>
          <table:covered-table-cell/>
        </table:table-row>
        <table:table-row table:style-name="Table1.1">
          <table:table-cell table:style-name="Table1.A1" office:value-type="string">
            <text:p text:style-name="P54">In I. Nocturno</text:p>
            <text:p text:style-name="P79">De Actibus Apostolórum.</text:p>
            <text:p text:style-name="P101">Lectio j. <text:span text:style-name="T485">Cap. 1.</text:span></text:p>
            <text:p text:style-name="P317">I<text:span text:style-name="T487">n</text:span> diébus illis exúrgens Petrus in médio fratrum dixit: (erat autem turba hóminum simul, fere centum vigínti.) Viri fratres, <text:soft-page-break/>opórtet impléri Scriptúram, quam prædíxit Spíritus sanctus per os David de Juda, qui fuit dux eórum, qui comprehendérunt Jesum: qui connumerátus erat in nobis, et sortítus est sortem ministérii hujus.</text:p>
            <text:p text:style-name="P317"/>
          </table:table-cell>
          <table:table-cell table:style-name="Table1.A1" office:value-type="string">
            <text:p text:style-name="P24"/>
            <text:p text:style-name="P24"/>
            <text:p text:style-name="P24"/>
            <text:p text:style-name="P212">V těch dnech Petr povstal mezi bratry <text:span text:style-name="T599">(</text:span>byl tam pohromadě <text:span text:style-name="T599">zástup </text:span>asi sto dvacet<text:span text:style-name="T599">i</text:span> osob<text:span text:style-name="T599">)</text:span> a řekl: „Muži <text:span text:style-name="T643">a </text:span>bratř<text:span text:style-name="T599">i</text:span>, muselo se naplniti Písmo, které Duch svatý předpověděl ústy Davi<text:soft-page-break/>dovými o Jidáši, jenž se stal vůdcem těch, kteří <text:span text:style-name="T654">za</text:span>jali Ježíše. Počítal se k nám a měl účast v tomto <text:span text:style-name="T195">našem </text:span>úřadě.</text:p>
          </table:table-cell>
        </table:table-row>
        <table:table-row table:style-name="Table1.1">
          <table:table-cell table:style-name="Table1.A1" office:value-type="string">
            <text:p text:style-name="P101">Lectio ij.</text:p>
            <text:p text:style-name="P181"><text:span text:style-name="T487">Et</text:span> hic quidem possédit agrum de mercéde iniquitátis, et suspénsus crépuit médius: et diffúsa sunt ómnia víscera ejus. Et notum factum est ómnibus habitántibus Jerúsalem, ita ut appellarétur ager ille, lingua eórum, Hacéldama, hoc est, ager sánguinis. Scriptum est enim in libro Psalmórum: Fiat commorátio eórum desérta, et non sit qui inhábitet in ea: et episcopátum ejus accípiat alter.</text:p>
            <text:p text:style-name="P134"/>
          </table:table-cell>
          <table:table-cell table:style-name="Table1.A1" office:value-type="string">
            <text:p text:style-name="P15"/>
            <text:p text:style-name="P301"><text:span text:style-name="T523">On</text:span><text:span text:style-name="T414"> získal pole ze mzdy nepravosti, ale spadl střemhlav, </text:span><text:span text:style-name="T415">jeho tělo se roztrhlo</text:span><text:span text:style-name="T414"> </text:span><text:span text:style-name="T415">vedví </text:span><text:span text:style-name="T414">a vyhřezly všechny jeho vnitřnosti. A stalo se to známo všem obyvatelům </text:span><text:span text:style-name="T415">J</text:span><text:span text:style-name="T414">erusal</text:span><text:span text:style-name="T415">é</text:span><text:span text:style-name="T414">m</text:span><text:span text:style-name="T415">a</text:span><text:span text:style-name="T414">, takže bylo </text:span><text:span text:style-name="T415">t</text:span><text:span text:style-name="T414">o pole nazváno v jejich řeči Hakeldama, t</text:span><text:span text:style-name="T106">edy</text:span><text:span text:style-name="T414"> Pole krve. Je totiž psáno v knize </text:span><text:span text:style-name="T415">Ž</text:span><text:span text:style-name="T414">almů </text:span><text:span text:style-name="T451">6</text:span><text:span text:style-name="T143">8</text:span><text:span text:style-name="T414">: „Ať zpustne jeho příbytek, a </text:span><text:span text:style-name="T415">ať není </text:span><text:span text:style-name="T414">nik</text:span><text:span text:style-name="T415">d</text:span><text:span text:style-name="T414">o, kdo by v něm bydlil!“ a „Jeho úřad ať dostane jiný!“</text:span></text:p>
            <text:p text:style-name="P217"/>
          </table:table-cell>
        </table:table-row>
        <table:table-row table:style-name="Table1.1">
          <table:table-cell table:style-name="Table1.A1" office:value-type="string">
            <text:p text:style-name="P101">Lectio iij.</text:p>
            <text:p text:style-name="P181"><text:span text:style-name="T487">Opórtet</text:span> ergo ex his viris, qui nobíscum sunt congregáti in omni témpore, quo intrávit et exívit inter nos Dóminus Jesus, incípiens a Baptísmate Joánnis usque in diem, qua assúmptus est a nobis, testem resurrectiónis ejus nobíscum fíeri unum ex istis. Et statuérunt duos, Joseph, qui vocabátur Bársabas, qui cognominátus est Justus: et Mathíam.</text:p>
            <text:p text:style-name="P34"/>
          </table:table-cell>
          <table:table-cell table:style-name="Table1.A1" office:value-type="string">
            <text:p text:style-name="P15"/>
            <text:p text:style-name="P218"><text:span text:style-name="T540">Je</text:span> <text:span text:style-name="T601">tedy třeba, aby </text:span>se jeden z těch mužů, kteří byli s námi po celou tu dobu, <text:span text:style-name="T601">po </text:span>kter<text:span text:style-name="T601">ou</text:span> Pán Ježíš mezi námi prodléval, od <text:span text:style-name="T601">K</text:span>řtu Janova až do dne, kdy byl od nás vzat, <text:span text:style-name="T195">z těch</text:span><text:span text:style-name="T210">to</text:span> se musí jeden stát <text:span text:style-name="T602">spolu </text:span>s námi svědkem jeho vzkříšení.“ I představili dva: Josefa, zvaného Barsabáš <text:span text:style-name="T602">s</text:span> pří<text:span text:style-name="T600">zviskem </text:span>Justus <text:span text:style-name="T600">(</text:span><text:span text:style-name="T209">Spravedlivý</text:span><text:span text:style-name="T600">)</text:span>, a Matěje.</text:p>
          </table:table-cell>
        </table:table-row>
        <table:table-row table:style-name="Table1.1">
          <table:table-cell table:style-name="Table1.A1" office:value-type="string">
            <text:p text:style-name="P101">Lectio i<text:span text:style-name="T486">v</text:span>.</text:p>
            <text:p text:style-name="P181"><text:span text:style-name="T487">Et</text:span> orántes dixérunt: Tu Dómine, qui corda nosti ómnium, osténde, quem elégeris ex his duóbus unum accípere locum ministérii hujus, et apostolátus, de quo prævaricátus est Judas ut ab<text:span text:style-name="T597">í</text:span>ret in locum suum. Et dedérunt sortes eis, et cécidit sors super Mathíam, et annumerátus est cum úndecim Apóstolis.</text:p>
            <text:p text:style-name="P34"/>
          </table:table-cell>
          <table:table-cell table:style-name="Table1.A1" office:value-type="string">
            <text:p text:style-name="P15"/>
            <text:p text:style-name="P206"><text:span text:style-name="T487">Potom</text:span> se modlili takto: „Ty, Pane, jenž znáš srdce všech, ukaž, kterého z těch dvou jsi vyvolil, aby převzal místo v této službě, totiž v apoštolském úřadě, z něhož Jidáš vystoupil, aby odešel, kam patř<text:span text:style-name="T602">í</text:span>.“ <text:span text:style-name="T603">A dali jim losy</text:span>. Los padl na Matěje; a byl připojen k jedenácti <text:span text:style-name="T603">A</text:span>poštolům. </text:p>
            <text:p text:style-name="P28"><text:span text:style-name="T557">(</text:span><text:span text:style-name="T207">Col, </text:span><text:span text:style-name="T208">upraveno</text:span><text:span text:style-name="T224">)</text:span></text:p>
          </table:table-cell>
        </table:table-row>
        <table:table-row table:style-name="Table1.1">
          <table:table-cell table:style-name="Table1.A1" office:value-type="string">
            <text:p text:style-name="P155">In II. Nocturno</text:p>
            <text:p text:style-name="P138">De Expositióne sancti Augustini Epíscopi super Psalmum <text:span text:style-name="T311">octogésimum sextum</text:span>.</text:p>
            <text:p text:style-name="P104">Lectio v.</text:p>
            <text:p text:style-name="P267"><text:span text:style-name="T487">Fundaménta</text:span>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312">u</text:span>ódecim portis Christus: et ideo duodenárius númerus Apostolórum.</text:p>
            <text:p text:style-name="P267"/>
          </table:table-cell>
          <table:table-cell table:style-name="Table1.A1" office:value-type="string">
            <text:p text:style-name="P27"/>
            <text:p text:style-name="P27"/>
            <text:p text:style-name="P27"/>
            <text:p text:style-name="P27"/>
            <text:p text:style-name="P238"><text:span text:style-name="T487">Základy</text:span> jeho <text:span text:style-name="T158">spočívají</text:span><text:span text:style-name="T220"> </text:span>na posvátných pahorcích, Hospodin miluje brány siónské. Proč jsou <text:span text:style-name="T604">A</text:span>poštolové a <text:span text:style-name="T604">P</text:span>roroci nazýváni základy? Protože jejich autorita podpírá naši slabost. A proč jsou nazýváni branami? Protože skrze ně vcházíme do Božího království. Oni nám totiž kázali. když tedy vcházíme skrze ně, vcházíme skrze Krista. On je totiž brána. A pokud se říká, že Jeru<text:span text:style-name="T603">s</text:span>além má dvanáct bran a Kristus je také brána, Kristus je tedy i dvanáctero bran, protože je ve dvanácti branách. Proto bylo tedy dvanáct <text:span text:style-name="T604">A</text:span>poštolů.</text:p>
          </table:table-cell>
        </table:table-row>
        <text:soft-page-break/>
        <table:table-row table:style-name="Table1.1">
          <table:table-cell table:style-name="Table1.A1" office:value-type="string">
            <text:p text:style-name="P100">Lectio vj.</text:p>
            <text:p text:style-name="P185"><text:span text:style-name="T487">Sacraméntum</text:span>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33"/>
          </table:table-cell>
          <table:table-cell table:style-name="Table1.A1" office:value-type="string">
            <text:p text:style-name="P27"/>
            <text:p text:style-name="P321"><text:span text:style-name="T487">Význam</text:span> této číslice dvanáct je velk<text:span text:style-name="T603">ým</text:span> <text:span text:style-name="T603">tajemstvím</text:span>. „Budete sedět,“ praví Pán, „na dvanácti stolicích, a soudit dvanáct kmenů i<text:span text:style-name="T603">s</text:span>raelských.“ <text:span text:style-name="T154">Pakliže</text:span> tam je dvanáct stolic, není, kde by seděl třináctý <text:span text:style-name="T605">A</text:span>poštol Pavel, a nebude tedy moci soudit. On sám však praví, že soudit bude, a to nejen lidi, ale i anděly. Jaké anděly, ne-<text:span text:style-name="T603">li</text:span> odpadlé anděly? „Nevíte,“ praví, „že budeme soudit anděly?“</text:p>
          </table:table-cell>
        </table:table-row>
        <table:table-row table:style-name="Table1.1">
          <table:table-cell table:style-name="Table1.A1" office:value-type="string">
            <text:p text:style-name="P100">Lectio vij.</text:p>
            <text:p text:style-name="P189"><text:span text:style-name="T487">Duódecim</text:span>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33"/>
          </table:table-cell>
          <table:table-cell table:style-name="Table1.A1" office:value-type="string">
            <text:p text:style-name="P27"/>
            <text:p text:style-name="P322"><text:span text:style-name="T555">Pohleďme</text:span><text:span text:style-name="T644"> tedy na </text:span><text:span text:style-name="T645">těch </text:span><text:span text:style-name="T644">dvanáct stolic, které si </text:span><text:span text:style-name="T646">Apoštolové</text:span><text:span text:style-name="T644"> přáli. Je </text:span><text:span text:style-name="T149">z</text:span><text:span text:style-name="T150">de</text:span><text:span text:style-name="T644"> </text:span><text:span text:style-name="T149">s</text:span><text:span text:style-name="T150">krytý význam všeobecnosti Církve</text:span><text:span text:style-name="T644">, protože Církev se měla rozšířit po celém světě. Proto je tedy tato budova církve spojena s Kristem. A jako se odevšad bude přicházet k soudu se dvanácti stolicemi, tak se bude i odevšad přicházet do tohoto města těmito dvanácti branami.</text:span></text:p>
          </table:table-cell>
        </table:table-row>
        <table:table-row table:style-name="Table1.1">
          <table:table-cell table:style-name="Table1.A1" office:value-type="string">
            <text:p text:style-name="P100">Lectio viij.</text:p>
            <text:p text:style-name="P185"><text:span text:style-name="T487">Non</text:span> solum ergo illi duódecim et Apóstolus Paulus, sed quotquot judicatúri sunt, propter significatiónem universitátis, ad sedes duódecim pértinent: quemádmodum quotquot intrábunt, ad duódecim portas pértinent.</text:p>
            <text:p text:style-name="P133"/>
          </table:table-cell>
          <table:table-cell table:style-name="Table1.A1" office:value-type="string">
            <text:p text:style-name="P14"/>
            <text:p text:style-name="P239"><text:span text:style-name="T487">Bude</text:span> tam tedy nejen těchto dvanáct a <text:span text:style-name="T606">A</text:span>poštol Pavel, ale všichni, kolik jich jen bude soudit, podle znamení celistvosti, které ukazuje na dvanáct stolic. Odkudkoliv <text:span text:style-name="T195">sem </text:span>všichni tito vstoupí, bude to, jak je poukázáno, skrze dvanáct bran.</text:p>
          </table:table-cell>
        </table:table-row>
        <table:table-row table:style-name="Table1.1">
          <table:table-cell table:style-name="Table1.A1" office:value-type="string">
            <text:p text:style-name="P155">In III. Nocturno</text:p>
            <text:p text:style-name="P41"><text:span text:style-name="T173">Léctio sancti Evangélii </text:span><text:span text:style-name="T177">secúndum Matthæum</text:span><text:span text:style-name="T173">.</text:span><text:span text:style-name="T36"> </text:span></text:p>
            <text:p text:style-name="P41"><text:span text:style-name="T36">Lectio ix. Cap. </text:span><text:span text:style-name="T38">1</text:span><text:span text:style-name="T40">1</text:span><text:span text:style-name="T36">.</text:span></text:p>
            <text:p text:style-name="P194"><text:span text:style-name="T487">In</text:span> illo témpore: Respóndens Jesus dixit: Confíteor tibi, Pater, Dómine cœli et terræ, quia abscondísti hæc a sapiéntibus et prudéntibus, et revelásti ea párvulis. Et réliqua.</text:p>
            <text:p text:style-name="P144"/>
            <text:p text:style-name="P42"><text:span text:style-name="T264">Homilia sancti </text:span><text:span text:style-name="T265">Augustíni Epíscopi</text:span><text:span text:style-name="T173">.</text:span></text:p>
            <text:p text:style-name="P109">Serm. 10. de <text:span text:style-name="T312">v</text:span>erbis Domini.</text:p>
            <text:p text:style-name="P198"><text:span text:style-name="T487">V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forte qua mercéde vocáti sunt. Et ego vos, ínquit, refíciam. </text:p>
            <text:p text:style-name="P144"/>
          </table:table-cell>
          <table:table-cell table:style-name="Table1.A1" office:value-type="string">
            <text:p text:style-name="P14"/>
            <text:p text:style-name="P14"/>
            <text:p text:style-name="P14"/>
            <text:p text:style-name="P253"><text:span text:style-name="T502">Za</text:span><text:span text:style-name="T336"> onoho času,</text:span><text:span text:style-name="T345"> Ježíš odpov</text:span><text:span text:style-name="T348">ě</text:span><text:span text:style-name="T345">d</text:span><text:span text:style-name="T348">ěl a</text:span><text:span text:style-name="T345"> řekl</text:span><text:span text:style-name="T344">: „</text:span><text:span text:style-name="T345">Blahořečím ti, Otče, Pane nebe a země, že jsi skryl tyto věci před moudrými a zkušenými, a odhalil je maličkým</text:span><text:span text:style-name="T343">.“</text:span><text:span text:style-name="T342"> </text:span><text:span text:style-name="T336">A ostatní.</text:span></text:p>
            <text:p text:style-name="P14"/>
            <text:p text:style-name="P14"/>
            <text:p text:style-name="P14"/>
            <text:p text:style-name="P305"><text:span text:style-name="T521">Pojďte</text:span><text:span text:style-name="T403"> ke mně všichni, kdo se lopotíte. Proč se však všichni lopotíme, ne-li proto, že jsme lidé smrtelní, křehcí, nepevní, kteří nosí hliněné nádoby, jež nás navzájem </text:span><text:span text:style-name="T404">utlačují</text:span><text:span text:style-name="T403">? Pokud nás však ut</text:span><text:span text:style-name="T404">isk</text:span><text:span text:style-name="T403">uje nádoba těla, </text:span><text:span text:style-name="T404">osvobodí</text:span><text:span text:style-name="T403"> nás hojnost lásky. </text:span><text:span text:style-name="T404">Proč</text:span><text:span text:style-name="T403"> tedy Pán říká: „</text:span><text:span text:style-name="T405">Pojďte</text:span><text:span text:style-name="T403"> ke mně všichni, kdo se lopotíte,“ ne-li </text:span><text:span text:style-name="T405">proto, </text:span><text:span text:style-name="T403">abychom se nelopotili? Jeho příslib je tedy jasný. Neboť volá ty, </text:span><text:span text:style-name="T101">k</text:span><text:span text:style-name="T102">teří</text:span><text:span text:style-name="T403"> se lopotí. Možná se budou ptát, co za to dostanou. „A já vás občerstvím,“ </text:span><text:span text:style-name="T405">odpovídá</text:span><text:span text:style-name="T403">.</text:span></text:p>
          </table:table-cell>
        </table:table-row>
        <table:table-row table:style-name="Table1.1">
          <table:table-cell table:style-name="Table1.A1" office:value-type="string">
            <text:p text:style-name="P104">Lectio x.</text:p>
            <text:p text:style-name="P199"><text:span text:style-name="T487">Tóllite</text:span> jugum meum super vos, et díscite a me, non mundum fabricáre, non cuncta visibília et invisibília creáre, non in ipso mundo mirabília fá<text:soft-page-break/>cere et mórtuos suscitáre; sed, Quóniam mitis sum et húmilis corde. Magnus esse vis? a mínimo íncipe. Cógitas magnam fábricam constrúere celsitúdinis? de fundaménto prius cógita humilitátis.</text:p>
            <text:p text:style-name="P144"/>
          </table:table-cell>
          <table:table-cell table:style-name="Table1.A1" office:value-type="string">
            <text:p text:style-name="P14"/>
            <text:p text:style-name="P246"><text:span text:style-name="T536">Vezměte</text:span><text:span text:style-name="T319"> na sebe mé jho a učte se ode mne, nikoliv tvořit svět, ani tvořit všechno viditelné i neviditelné, ani v samotném světě činit zázraky a </text:span><text:soft-page-break/><text:span text:style-name="T319">křísit mrtvé, ale „neboť jsem tichý a pokorný srdcem.“ Chceš být velký? Začni od toho, že budeš nejmenší. Chceš postavit velkou a vznešenou budovu? Začni od samého základu, pokory.</text:span></text:p>
          </table:table-cell>
        </table:table-row>
        <table:table-row table:style-name="Table1.1">
          <table:table-cell table:style-name="Table1.A1" office:value-type="string">
            <text:p text:style-name="P104">Lectio xj.</text:p>
            <text:p text:style-name="P254"><text:span text:style-name="T496">Et</text:span><text:span text:style-name="T173">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179">humiliátur</text:span><text:span text:style-name="T173">, et fastígium post humiliatiónem erígitur.</text:span></text:p>
            <text:p text:style-name="P144"/>
          </table:table-cell>
          <table:table-cell table:style-name="Table1.A1" office:value-type="string">
            <text:p text:style-name="P14"/>
            <text:p text:style-name="P240">A čím mohutnější budovu kdo zamýšlí vystavět, čím <text:span text:style-name="T154">vyšší</text:span> má být stavení, tím hlubší musí vykopat základy. A když už se budova staví, <text:span text:style-name="T607">roste</text:span> do výše. Když se však kopou základy, sestupuje se do hloub<text:span text:style-name="T607">ky</text:span>. I stavba se tedy před vztyčením do výše nejdříve pokoří, a její vrchol se může <text:span text:style-name="T323">vz</text:span>tyčit až po řádném ponížení.</text:p>
          </table:table-cell>
        </table:table-row>
        <table:table-row table:style-name="Table1.1">
          <table:table-cell table:style-name="Table1.A1" office:value-type="string">
            <text:p text:style-name="P104">Lectio xij.</text:p>
            <text:p text:style-name="P201"><text:span text:style-name="T487">Q</text:span><text:span text:style-name="T538">u</text:span><text:span text:style-name="T487">od</text:span> est fastígium construéndæ fábricæ quam molímur? <text:span text:style-name="T313">Q</text:span>u<text:span text:style-name="T313">o</text:span> perventúrum est cacúmen ædifícii? Cit<text:span text:style-name="T313">o</text:span> dico, <text:span text:style-name="T313">us</text:span>que ad conspéctum Dei. <text:s/>Vidétis <text:span text:style-name="T313">quam </text:span>excél<text:span text:style-name="T313">s</text:span>um est, quanta res est <text:span text:style-name="T313">conspícere Deum. </text:span>Qui desíderat, <text:span text:style-name="T313">et</text:span> quod dico, <text:span text:style-name="T313">et</text:span> quod audit, intélligit. <text:span text:style-name="T313">Promíttitur nobis </text:span>con<text:span text:style-name="T313">s</text:span>péctus Dei, veri Dei, <text:span text:style-name="T313">summi Dei.</text:span> Hoc enim bonum est, <text:span text:style-name="T313">vidéntem</text:span> vidére.</text:p>
            <text:p text:style-name="P144"/>
          </table:table-cell>
          <table:table-cell table:style-name="Table1.A1" office:value-type="string">
            <text:p text:style-name="P14"/>
            <text:p text:style-name="P248"><text:span text:style-name="T487">Co</text:span><text:span text:style-name="T537">pak</text:span> je <text:span text:style-name="T321">střechou</text:span> <text:span text:style-name="T321">budovy</text:span>, na <text:span text:style-name="T321">jej</text:span>íž <text:span text:style-name="T321">stavbě </text:span>se lopotíme? <text:span text:style-name="T320">Kam až dojde samotný vrchol toho stavení? Rychle odpovídám, až před tvář Boží. Vidíte, jak vysoká je </text:span><text:span text:style-name="T199">ta budova</text:span><text:span text:style-name="T320">, také jak nesmírná věc je patřit na Boha. Kdo chce, slyší a chápe, co říkám. Je nám slíben pohled na Boha, pravého Boha, nejvyššího Boha. To je totiž dobré, když uvidíme toho, kdo na nás </text:span><text:span text:style-name="T200">vždy </text:span><text:span text:style-name="T320">patří.</text:span></text:p>
          </table:table-cell>
        </table:table-row>
        <table:table-row table:style-name="Table1.1">
          <table:table-cell table:style-name="Table1.A1" table:number-columns-spanned="2" office:value-type="string">
            <text:p text:style-name="P46"><text:span text:style-name="T50">DIE </text:span><text:span text:style-name="T53">XXV</text:span><text:span text:style-name="T51">I</text:span><text:span text:style-name="T50">. </text:span><text:span text:style-name="T54">FEBRUARII</text:span><text:span text:style-name="T52">.</text:span></text:p>
            <text:p text:style-name="P172"><text:span text:style-name="T33">I</text:span><text:span text:style-name="T64">n</text:span><text:span text:style-name="T33"> F</text:span><text:span text:style-name="T64">esto</text:span><text:span text:style-name="T33"> </text:span><text:span text:style-name="T34">S</text:span><text:span text:style-name="T33">. </text:span><text:span text:style-name="T35">M</text:span><text:span text:style-name="T240">e</text:span><text:span text:style-name="T242">chtildis</text:span><text:span text:style-name="T241">,</text:span></text:p>
            <text:p text:style-name="P114"><text:span text:style-name="T608">Virginis</text:span>.</text:p>
            <text:p text:style-name="P118">iij. Lect. et M.</text:p>
          </table:table-cell>
          <table:covered-table-cell/>
        </table:table-row>
        <table:table-row table:style-name="Table1.1">
          <table:table-cell table:style-name="Table1.A1" office:value-type="string">
            <text:p text:style-name="P87">Ad Vigilias.</text:p>
            <text:p text:style-name="P128">Invitatorium et hymnus <text:span text:style-name="T234">Virginis Proles</text:span> pro Virgine non Martyre de Communi.</text:p>
            <text:p text:style-name="P51">In I. Nocturno</text:p>
            <text:p text:style-name="P110">Psalmi et <text:span text:style-name="T609">Añæ</text:span> de <text:span text:style-name="T610">F</text:span>eria.</text:p>
            <text:p text:style-name="P110">V/. <text:span text:style-name="T234">Spécie tua, et pulchritúdine tua.</text:span></text:p>
            <text:p text:style-name="P111">R/. <text:span text:style-name="T234">Inténde, próspere procéde, et regna.</text:span></text:p>
            <text:p text:style-name="P164"/>
            <text:p text:style-name="P78">De Epístola <text:span text:style-name="T611">prima</text:span> beáti Pauli Apostóli </text:p>
            <text:p text:style-name="P78">ad Corínthios.</text:p>
            <text:p text:style-name="P99">Lectio j. <text:span text:style-name="T485">Cap. 7.</text:span></text:p>
            <text:p text:style-name="P315">D<text:span text:style-name="T487">e</text:span> virg<text:span text:style-name="T612">í</text:span>nibus præcéptum Dómini non habeo: consílium autem do, tamquam misericórdiam consecútus a Dómino‚ ut sim fidélis. Exístimo ergo hoc bonum esse propter instántem necessitátem, quóniam bonum est hómini sic esse. Alligatus es uxóri? noli quærere solutiónem. Solútus es ab uxóre? noli quærére uxórem. Si autem accéperis uxórem: non peccásti. Et si núpserit virgo, non peccávit: tribulatiónem tamen carnis habébunt hujúsmodi. Ego autem vobis parco.</text:p>
            <text:p text:style-name="P136"><text:soft-page-break/><text:span text:style-name="T1">R/.</text:span> Diffúsa est grátia in lábiis tuis: <text:span text:style-name="T1">*</text:span> Proptérea benedíxit te Deus in ætérnum.</text:p>
            <text:p text:style-name="P137"><text:span text:style-name="T1">V/.</text:span> Dilexísti justítiam, et odísti iniquitátem, <text:span text:style-name="T1">*</text:span> Proptérea.</text:p>
            <text:p text:style-name="P316"/>
          </table:table-cell>
          <table:table-cell table:style-name="Table1.A1" office:value-type="string">
            <text:p text:style-name="P88">Ad Vigilias.</text:p>
            <text:p text:style-name="P129">Invitat<text:span text:style-name="T613">o</text:span>rium <text:span text:style-name="T613">a</text:span> hymnus <text:span text:style-name="T239">Virginis Proles</text:span> <text:span text:style-name="T613">o Pannách, které nebyly Mučednice ze Společných t</text:span>.</text:p>
            <text:p text:style-name="P52">In I. Nocturno</text:p>
            <text:p text:style-name="P124"><text:span text:style-name="T613">Žalmy a Antifony z Ferie</text:span>.</text:p>
            <text:p text:style-name="P124">V/. <text:span text:style-name="T234"><text:s/></text:span><text:span text:style-name="T243">Ve své kráse a velebnosti</text:span><text:span text:style-name="T234">.</text:span></text:p>
            <text:p text:style-name="P125">R/. <text:s/><text:span text:style-name="T243">V</text:span><text:span text:style-name="T244">yjeď, úspěšně </text:span><text:span text:style-name="T243">postupuj </text:span><text:span text:style-name="T244">vpřed a panuj</text:span><text:span text:style-name="T234">.</text:span></text:p>
            <text:p text:style-name="P168"/>
            <text:p text:style-name="P83">Z prvního Listu svatého Apoštola Pavla </text:p>
            <text:p text:style-name="P82"><text:span text:style-name="T613">Korintským</text:span>.</text:p>
            <text:p text:style-name="P127"><text:span text:style-name="T613">Čtení</text:span> j. <text:span text:style-name="T613">Kap. 7.</text:span></text:p>
            <text:p text:style-name="P292"><text:span text:style-name="T351">O pannách příkaz od Pána nemám, ale radu dávám jako člověk, jemuž se dostalo od Pána milosrdenství, abych byl spolehlivý rádce. Podle mého mínění tedy je dobré pro nynější utrpení, ano dobré pro člověka, aby zůstal tak, </text:span><text:span text:style-name="T452">jak je</text:span><text:span text:style-name="T351">. Jsi vázán k manželce? Nehledej rozloučení! Jsi bez manželky? Nehledej manželku! Oženíš-li se však, nehřešíš. </text:span><text:span text:style-name="T416">A</text:span><text:span text:style-name="T351"> vdá-li se panna, nehřeší. Avšak takoví </text:span><text:span text:style-name="T451">lidé </text:span><text:span text:style-name="T475">budou mít </text:span><text:span text:style-name="T351">tělesné útrapy. </text:span><text:span text:style-name="T107">A t</text:span><text:span text:style-name="T351">ěch já vás šetřím. </text:span></text:p>
            <text:p text:style-name="P25"><text:span text:style-name="T576">(</text:span><text:span text:style-name="T202">Col, </text:span><text:span text:style-name="T203">upraveno</text:span><text:span text:style-name="T576">)</text:span></text:p>
            <text:p text:style-name="P26"><text:soft-page-break/><text:span text:style-name="T302">R/.</text:span><text:span text:style-name="T303"> </text:span><text:span text:style-name="T304">Rozlita je milost na tvých rtech</text:span><text:span text:style-name="T303">: </text:span><text:span text:style-name="T302">*</text:span><text:span text:style-name="T303"> </text:span><text:span text:style-name="T304">A proto požehnal ti Bůh navěky</text:span><text:span text:style-name="T303">.</text:span></text:p>
            <text:p text:style-name="P139"><text:span text:style-name="T1">V/.</text:span> <text:span text:style-name="T614">Zamiloval sis spravedlnost a nenávidíš nepravost</text:span>, <text:span text:style-name="T1">*</text:span> <text:span text:style-name="T614">A proto</text:span>.</text:p>
          </table:table-cell>
        </table:table-row>
        <table:table-row table:style-name="Table1.1">
          <table:table-cell table:style-name="Table1.A1" office:value-type="string">
            <text:p text:style-name="P102">Lectio ij.</text:p>
            <text:p text:style-name="P182"><text:span text:style-name="T487">Mechtíldis</text:span> in Saxónia nobilíssimo génere orta est. Septénnis ad vicínum Sanctimoniálium <text:span text:style-name="T625">M</text:span>onastérium de Helfta, Ordinis nostri, confúgiens, totam se Christo vírginum Sponso consecrávit: susceptóque religióso hábitu, brevi in virtútibus ac Dei amóre ita excrévit, ut étiam familiári Dei collóquio frui mererétur. Ad obediéntiam, relíctis statim iis quibus vacábat, juxta sanctæ Régulæ praescríptum promptíssima erat. Nullum témporis moméntum inutíliter elábi sinébat; sed semper vel orábat, vel meditabátur, vel legébat, aut docébat aut mánibus operabátur. Sublímis fuit ejus contemplátio, in qua tanta divínæ grátiæ abundántia perfundebátur, ut longo témporis spátio absque sénsibus in fruitióne Dei demorarétur: multis ínterim revelatiónibus ac visis cœléstibus a Deo illustráta. Tanta étiam suavitáte afficiebátur, dum sanctum Evangélium legébat, vel audiébat, ut præ dulcédinis affluéntia pene exánimis sæpius redderétur.</text:p>
            <text:p text:style-name="P182"/>
            <text:p text:style-name="P145"><text:span text:style-name="T1">R/.</text:span> Dilexísti justítiam, et odísti iniquitátem, <text:span text:style-name="T1">*</text:span> Proptérea unxit te Deus, Deus tuus óleo lætítiæ.</text:p>
            <text:p text:style-name="P146"><text:span text:style-name="T1">V/.</text:span> <text:s/>Diffúsa est grátia in lábiis tuis: <text:span text:style-name="T1">*</text:span> Proptérea.</text:p>
            <text:p text:style-name="P135"/>
          </table:table-cell>
          <table:table-cell table:style-name="Table1.A1" office:value-type="string">
            <text:p text:style-name="P126"><text:span text:style-name="T613">Čtení</text:span> <text:span text:style-name="T615">i</text:span>j.</text:p>
            <text:p text:style-name="P241"><text:span text:style-name="T543">Mechtilda</text:span><text:span text:style-name="T625"> pochází ze Saska z převznešeného rodu. V sedmi letech nalezla útočiště v nedalekém Klášteře Mnišek našeho Řádu ve městě Helfta, a celá se zasvětila Kristu, Ženichovi panen, přijala řeholní hábit a v krátké době se zaskvěla v ctnostech i lásce k Bohu natolik, že byla hodna rozmlouvat s Bohem jako s nejlepším známým. K poslušnosti byla vždy hotova dle svaté Řehole, kdy </text:span><text:span text:style-name="T215">na příkaz </text:span><text:span text:style-name="T625">okamžitě zanechala všeho, co právě dělala. Nedovolila, aby ani jediný okamžik jejího života uplynul bez užitku, ale vždy se buď modlila, nebo četla, vyučovala, nebo pracovala svýma rukama. Tak dokonalá byla její kontemplace, v níž byla prodchnuta takovou přemírou božské milosti, že po dlouhé chvíle jako smyslů zbavená přebývala v radosti z Boží přítomnosti, zatímco ji Bůh osvěcoval množstvím zjevení a nebeských vidění. Když četla svaté Evangelium nebo poslouchala jeho slova, zasáhla ji taková sladkost, že často pro její přemíru zůstala zcela bez dechu.</text:span></text:p>
            <text:p text:style-name="P149"><text:span text:style-name="T1">R/.</text:span> <text:span text:style-name="T617">Zamiloval sis spravedlnost a nenávidíš nepravost.</text:span> <text:span text:style-name="T1">*</text:span> Pro<text:span text:style-name="T617">to pomazal tě Bůh</text:span>, <text:span text:style-name="T617">tvůj Bůh, olejem radosti</text:span>.</text:p>
            <text:p text:style-name="P150"><text:span text:style-name="T1">V/.</text:span> <text:s/><text:span text:style-name="T281">Rozlita je milost na tvých rtech</text:span><text:span text:style-name="T275">:</text:span> <text:span text:style-name="T1">*</text:span> Pro<text:span text:style-name="T618">to</text:span>.</text:p>
          </table:table-cell>
        </table:table-row>
        <table:table-row table:style-name="Table1.1">
          <table:table-cell table:style-name="Table1.A1" office:value-type="string">
            <text:p text:style-name="P102">Lectio iij.</text:p>
            <text:p text:style-name="P302"><text:span text:style-name="T499">Erga</text:span><text:span text:style-name="T181"> dulcíssimum Cor Jesu Christi mira fuit ejus devótio. Cum ad mortem ægrotáret, et beáta virgo Gertrúdis quæreret a Dómino, quidnam cum ea operarétur: Ego, inquit, cum ea in thálamo suávis ampléxus requiésco: quia licet divérsis continuísque dolóribus torqueátur, de mea tamen pietáte confídens ómnia ad ætérnam salútem sibi profutúra credit, et in contínuis gratiárum actiónibus persevérans, patérnæ providéntiæ meæ totam se fiduciáliter commíttit. Dénique hora mortis suæ instánte divíno lúmine a Christo Jesu mirabíliter recreáta, et ad cœléstes núptias invitáta réddidit décimo tértio Kaléndas </text:span><text:span text:style-name="T182">D</text:span><text:span text:style-name="T181">ecémbris.</text:span></text:p>
            <text:p text:style-name="P173"><text:span text:style-name="T55">R/.</text:span><text:span text:style-name="T181"> Gaudeámus omnes in Dómino, </text:span><text:span text:style-name="T55">*</text:span><text:span text:style-name="T181"> Diem festum celebrántes, sub honóre beátæ </text:span><text:span text:style-name="T182">M</text:span><text:span text:style-name="T183">echtíldis</text:span><text:span text:style-name="T181"> Vírginis, de cujus solemnitáte gaudent Angeli, et colláudant Fílium Dei.</text:span></text:p>
            <text:p text:style-name="P147"><text:span text:style-name="T1">V/.</text:span> Exultémus omnes in Dómino, et spiritáli jucunditáte lætémur: <text:span text:style-name="T1">*</text:span> Diem.</text:p>
            <text:p text:style-name="P148"><text:soft-page-break/>Glória Patri. <text:span text:style-name="T1">*</text:span> Diem.</text:p>
            <text:p text:style-name="P35"/>
          </table:table-cell>
          <table:table-cell table:style-name="Table1.A1" office:value-type="string">
            <text:p text:style-name="P126"><text:span text:style-name="T613">Čtení</text:span> <text:span text:style-name="T615">ii</text:span>j.</text:p>
            <text:p text:style-name="P242"><text:span text:style-name="T487">V</text:span><text:span text:style-name="T541">ůči</text:span><text:span text:style-name="T622"> nejsladšímu Srdci Ježíšovu chovala podivuhodnou úctu a oddanost. Když byla na smrt nemocná a svatá panna Gertruda se ptala Pána, co se s ní stane, odpověděl jí: „Já s ní spočinu ve svatební komůrce ve sladkém objetí. Neboť nyní sice trpí všelikými a neustálými bolestmi, důvěřuje však v mou laskavost a věří, že jí </text:span><text:span text:style-name="T213">tyto bolesti </text:span><text:span text:style-name="T227">přispějí k věčné spáse, takže setrvává v neustálém díkůvzdání, a zcela se v důvěře svěřila mé otcovské prozřetelnosti. </text:span><text:span text:style-name="T228">Takže když nadešla chvíle její smrti, Ježíš Kristus ji svým božským světlem </text:span><text:span text:style-name="T229">zázračně </text:span><text:span text:style-name="T228">obnovil a po</text:span><text:span text:style-name="T229">zv</text:span><text:span text:style-name="T228">al </text:span><text:span text:style-name="T229">ji </text:span><text:span text:style-name="T228">k nebeské svatbě, </text:span><text:span text:style-name="T230">kam odešla</text:span><text:span text:style-name="T228"> </text:span><text:span text:style-name="T229">dne 19. listopadu </text:span><text:span text:style-name="T214">1299</text:span><text:span text:style-name="T229">.</text:span></text:p>
            <text:p text:style-name="P249"/>
            <text:p text:style-name="P174"><text:span text:style-name="T56">R/.</text:span><text:span text:style-name="T185"> </text:span><text:span text:style-name="T186">Radujme se všichni v Pánu</text:span><text:span text:style-name="T185">, </text:span><text:span text:style-name="T56">*</text:span><text:span text:style-name="T185"> </text:span><text:span text:style-name="T187">Slavíce slavnostní d</text:span><text:span text:style-name="T185">e</text:span><text:span text:style-name="T186">n</text:span><text:span text:style-name="T185"> </text:span><text:span text:style-name="T186">ke cti svaté </text:span><text:span text:style-name="T188">M</text:span><text:span text:style-name="T189">echtildy</text:span><text:span text:style-name="T186"> Panny</text:span><text:span text:style-name="T185">, </text:span><text:span text:style-name="T187">z jejíž slavnosti se radují </text:span><text:span text:style-name="T185">An</text:span><text:span text:style-name="T186">dělé</text:span><text:span text:style-name="T185"> </text:span><text:span text:style-name="T186">a spolu chválí Syna Božího</text:span><text:span text:style-name="T185">.</text:span></text:p>
            <text:p text:style-name="P153"/>
            <text:p text:style-name="P151"><text:span text:style-name="T1">V/.</text:span> <text:span text:style-name="T619">Jásejme všichni v Pánu</text:span>, <text:span text:style-name="T619">a duchovním veselím se radujme</text:span>: <text:span text:style-name="T1">*</text:span> <text:span text:style-name="T616">Slavíce</text:span>.</text:p>
            <text:p text:style-name="P152"><text:soft-page-break/><text:span text:style-name="T619">Sláva Otci</text:span>. <text:span text:style-name="T1">*</text:span> <text:span text:style-name="T616">Slavíce</text:span>.</text:p>
          </table:table-cell>
        </table:table-row>
        <table:table-row table:style-name="Table1.1">
          <table:table-cell table:style-name="Table1.A1" office:value-type="string">
            <text:p text:style-name="P58">In I<text:span text:style-name="T620">I</text:span>. Nocturno</text:p>
            <text:p text:style-name="P107">Psalmi et <text:span text:style-name="T609">A</text:span><text:span text:style-name="T621">ñ</text:span><text:span text:style-name="T609">a</text:span> de <text:span text:style-name="T610">F</text:span>eria.</text:p>
            <text:p text:style-name="P105">Capitulum. 2 Cor. 11.</text:p>
            <text:p text:style-name="P323">Æ<text:span text:style-name="T487">mulor</text:span> enim vos Dei æmulatióne. * Despóndi enim vos uni viro vírginem castam exhibére Christo.</text:p>
            <text:p text:style-name="P163"><text:span text:style-name="T1">V/.</text:span> Adjuvábit eam Deus vultu suo.</text:p>
            <text:p text:style-name="P163"><text:span text:style-name="T1">R/.</text:span> Deus in médio ejus, non commovébitur.</text:p>
            <text:p text:style-name="P105">Oratio.</text:p>
            <text:p text:style-name="P324"><text:span text:style-name="T487">Deus</text:span>, qui in devotíssimo beátæ Mechtíldis Vírginis tuæ corde jucúndam tibi mansiónem constituísti: * da nobis, quæsumus, ejúsdem Vírginis intercessióne, dum vívimus, a terrénis semper ad cœléstia spíritu sublevári § et cum ea in resurrectióne justórum páriter triumpháre. Per Dóminum.</text:p>
            <text:p text:style-name="P106">Cetera de Communi.</text:p>
            <text:p text:style-name="P161"/>
          </table:table-cell>
          <table:table-cell table:style-name="Table1.A1" office:value-type="string">
            <text:p text:style-name="P59">In I<text:span text:style-name="T620">I</text:span>. Nocturno</text:p>
            <text:p text:style-name="P123">Žalm<text:span text:style-name="T615">y</text:span> <text:span text:style-name="T615">a</text:span> <text:span text:style-name="T609">Antifona</text:span> <text:span text:style-name="T615">z</text:span> <text:span text:style-name="T610">F</text:span>eri<text:span text:style-name="T615">e</text:span>.</text:p>
            <text:p text:style-name="P121"><text:span text:style-name="T615">Krátké čtení</text:span>. 2 Cor. 11.</text:p>
            <text:p text:style-name="P325"><text:span text:style-name="T487">Vždyť</text:span> vás žárlivě střežím Boží žárlivostí. <text:span text:style-name="T615">Z</text:span>asnoubil jsem vás jedinému muži, abych vás jako čistou pannu odevzdal Kristu.</text:p>
            <text:p text:style-name="P167"><text:span text:style-name="T1">V/.</text:span> <text:span text:style-name="T615">Bůh jí pomůže </text:span><text:span text:style-name="T211">a obrátí k ní </text:span><text:span text:style-name="T615">svou tvář</text:span>.</text:p>
            <text:p text:style-name="P167"><text:span text:style-name="T1">R/.</text:span> <text:span text:style-name="T615">Bůh je uprostřed ní a </text:span><text:span text:style-name="T212">nikam </text:span><text:span text:style-name="T226">se nepohne</text:span>.</text:p>
            <text:p text:style-name="P121"><text:span text:style-name="T615">Modlitba</text:span>.</text:p>
            <text:p text:style-name="P326"><text:span text:style-name="T542">Bože</text:span><text:span text:style-name="T623">, jenž sis v nejoddanějším srdci svaté své Panny Mechtildy ustanovil svůj radostný příbytek: </text:span>d<text:span text:style-name="T615">ej nám, prosíme, na přímluvu této Panny,</text:span> <text:span text:style-name="T624">abychom za svého života pozvedali svého ducha vždy od věcí pozemských k věcem nebeským, a spolu s ní stejně zvítězili při vzkříšení spravedlivých. Skrze Pána</text:span>.</text:p>
            <text:p text:style-name="P122"><text:span text:style-name="T615">Ostatní ze společných textů</text:span>.</text:p>
            <text:p text:style-name="P162"/>
          </table:table-cell>
        </table:table-row>
      </table:table>
      <text:p text:style-name="Standard"><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liga=0" svg:font-family="'Bookman BT S.O.Cist.:liga=0'" style:font-adornments="Roman" style:font-family-generic="roman" style:font-pitch="variable"/>
    <style:font-face style:name="Bookman BT S.O.Cist.:liga=01" svg:font-family="'Bookman BT S.O.Cist.:liga=0'" style:font-pitch="variable"/>
    <style:font-face style:name="Bookman BT S.O.Cist.:liga=02" svg:font-family="'Bookman BT S.O.Cist.:liga=0'" style:font-family-generic="roman" style:font-pitch="variable"/>
    <style:font-face style:name="Bookman BT S.O.Cist.:liga=03" svg:font-family="'Bookman BT S.O.Cist.:liga=0'" style:font-adornments="Roman" style:font-pitch="variable"/>
    <style:font-face style:name="Cloister" svg:font-family="Cloister" style:font-family-generic="roman" style:font-pitch="variable"/>
    <style:font-face style:name="Courier New" svg:font-family="'Courier New'" style:font-family-generic="system" style:font-pitch="variable"/>
    <style:font-face style:name="LTC Ornamental Initials" svg:font-family="'LTC Ornamental Initials'" style:font-adornments="Regular"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pitch="variable"/>
    <style:font-face style:name="Linux Libertine S.O.Cist." svg:font-family="'Linux Libertine S.O.Cist.'" style:font-family-generic="roman" style:font-pitch="variable"/>
    <style:font-face style:name="Linux Libertine S.O.Cist.1" svg:font-family="'Linux Libertine S.O.Cist.'"/>
    <style:font-face style:name="Linux Libertine S.O.Cist.2" svg:font-family="'Linux Libertine S.O.Cist.'" style:font-family-generic="modern" style:font-pitch="variable"/>
    <style:font-face style:name="Linux Libertine S.O.Cist.3" svg:font-family="'Linux Libertine S.O.Cist.'"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loext:opacity="100%" style:font-name="Times New Roman" fo:font-family="'Times New Roman'" style:font-family-generic="roman"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1665in" fo:margin-bottom="0.0835in" style:contextual-spacing="false" fo:keep-with-next="always"/>
      <style:text-properties style:font-name="Liberation Sans" fo:font-family="'Liberation Sans'"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dex_20_Link" style:display-name="Index Link" style:family="text"/>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13T17:38:23</meta:creation-date>
    <dc:language>en-US</dc:language>
    <dc:date>2022-01-31T17:47:39.111550093</dc:date>
    <meta:editing-cycles>235</meta:editing-cycles>
    <meta:editing-duration>P2DT12H37M46S</meta:editing-duration>
    <meta:generator>LibreOffice/7.2.1.2$MacOSX_X86_64 LibreOffice_project/87b77fad49947c1441b67c559c339af8f3517e22</meta:generator>
    <meta:document-statistic meta:table-count="1" meta:image-count="1" meta:object-count="0" meta:page-count="26" meta:paragraph-count="468" meta:word-count="13851" meta:character-count="90307" meta:non-whitespace-character-count="76850"/>
    <meta:user-defined meta:name="AppVersion">00.0001</meta:user-defined>
    <meta:user-defined meta:name="LinksUpToDate" meta:value-type="boolean">false</meta:user-defined>
  </office:meta>
</office:document-meta>
</file>